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075in"/>
    </style:style>
    <style:style style:name="co14" style:family="table-column">
      <style:table-column-properties fo:break-before="auto" style:column-width="1.0453in"/>
    </style:style>
    <style:style style:name="co15" style:family="table-column">
      <style:table-column-properties fo:break-before="auto" style:column-width="1.1138in"/>
    </style:style>
    <style:style style:name="co16" style:family="table-column">
      <style:table-column-properties fo:break-before="auto" style:column-width="0.852in"/>
    </style:style>
    <style:style style:name="co17" style:family="table-column">
      <style:table-column-properties fo:break-before="auto" style:column-width="2.1736in"/>
    </style:style>
    <style:style style:name="co18" style:family="table-column">
      <style:table-column-properties fo:break-before="auto" style:column-width="0.3728in"/>
    </style:style>
    <style:style style:name="co19" style:family="table-column">
      <style:table-column-properties fo:break-before="auto" style:column-width="0.9634in"/>
    </style:style>
    <style:style style:name="co20" style:family="table-column">
      <style:table-column-properties fo:break-before="auto" style:column-width="0.6244in"/>
    </style:style>
    <style:style style:name="co21" style:family="table-column">
      <style:table-column-properties fo:break-before="auto" style:column-width="0.4583in"/>
    </style:style>
    <style:style style:name="co22" style:family="table-column">
      <style:table-column-properties fo:break-before="auto" style:column-width="0.4909in"/>
    </style:style>
    <style:style style:name="co23" style:family="table-column">
      <style:table-column-properties fo:break-before="auto" style:column-width="0.478in"/>
    </style:style>
    <style:style style:name="ro1" style:family="table-row">
      <style:table-row-properties style:row-height="0.4146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5902in" fo:break-before="auto" style:use-optimal-row-height="true"/>
    </style:style>
    <style:style style:name="ro4" style:family="table-row">
      <style:table-row-properties style:row-height="0.2382in" fo:break-before="auto" style:use-optimal-row-height="true"/>
    </style:style>
    <style:style style:name="ro5" style:family="table-row">
      <style:table-row-properties style:row-height="0.4661in" fo:break-before="auto" style:use-optimal-row-height="true"/>
    </style:style>
    <style:style style:name="ro6" style:family="table-row">
      <style:table-row-properties style:row-height="0.2484in" fo:break-before="auto" style:use-optimal-row-height="true"/>
    </style:style>
    <style:style style:name="ro7" style:family="table-row">
      <style:table-row-properties style:row-height="0.3209in" fo:break-before="auto" style:use-optimal-row-height="true"/>
    </style:style>
    <style:style style:name="ro8" style:family="table-row">
      <style:table-row-properties style:row-height="0.5799in" fo:break-before="auto" style:use-optimal-row-height="true"/>
    </style:style>
    <style:style style:name="ro9" style:family="table-row">
      <style:table-row-properties style:row-height="0.2728in" fo:break-before="auto" style:use-optimal-row-height="true"/>
    </style:style>
    <style:style style:name="ro10" style:family="table-row">
      <style:table-row-properties style:row-height="0.8701in" fo:break-before="auto" style:use-optimal-row-height="true"/>
    </style:style>
    <style:style style:name="ro11" style:family="table-row">
      <style:table-row-properties style:row-height="0.9118in" fo:break-before="auto" style:use-optimal-row-height="true"/>
    </style:style>
    <style:style style:name="ro12" style:family="table-row">
      <style:table-row-properties style:row-height="1.078in" fo:break-before="auto" style:use-optimal-row-height="true"/>
    </style:style>
    <style:style style:name="ro13" style:family="table-row">
      <style:table-row-properties style:row-height="0.1783in" fo:break-before="auto" style:use-optimal-row-height="fals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Heading">
      <style:text-properties fo:color="#333366" fo:font-style="normal" style:font-style-asian="normal" style:font-style-complex="normal"/>
    </style:style>
    <style:style style:name="ce24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25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7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29" style:family="table-cell" style:parent-style-name="Default">
      <style:text-properties fo:font-size="10pt" style:font-size-asian="10pt" style:font-size-complex="10pt"/>
    </style:style>
    <style:style style:name="ce38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41" style:family="table-cell" style:parent-style-name="Default">
      <style:table-cell-properties fo:padding="0.028in"/>
    </style:style>
    <style:style style:name="ce42" style:family="table-cell" style:parent-style-name="Default">
      <style:table-cell-properties fo:border="0.0008in solid #000000"/>
    </style:style>
    <style:style style:name="ce43" style:family="table-cell" style:parent-style-name="Default">
      <style:table-cell-properties fo:background-color="transparent" fo:border="0.0008in solid #000000" style:vertical-align="top"/>
      <style:text-properties fo:font-style="normal" style:font-style-asian="normal" style:font-style-complex="normal"/>
      <style:map style:condition="cell-content()=0" style:apply-style-name="Untitled1" style:base-cell-address="Tong_Hop_Ngay_Nghi_2016.G10"/>
    </style:style>
    <style:style style:name="ce44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46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47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language="en" fo:country="US" style:language-asian="en" style:country-asian="US" style:font-size-complex="6.80000019073486pt" style:language-complex="en" style:country-complex="US"/>
    </style:style>
    <style:style style:name="ce48" style:family="table-cell" style:parent-style-name="Default">
      <style:table-cell-properties fo:padding="0.028in"/>
      <style:text-properties fo:font-size="10pt" style:font-size-asian="10pt" style:font-size-complex="10pt"/>
    </style:style>
    <style:style style:name="ce49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fo:language="en" fo:country="US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  <style:map style:condition="cell-content()&gt;0" style:apply-style-name="Absent" style:base-cell-address="Tong_Hop_Ngay_Nghi_2016.C2"/>
    </style:style>
    <style:style style:name="ce50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fo:language="en" fo:country="US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  <style:map style:condition="cell-content()&gt;0" style:apply-style-name="Absent" style:base-cell-address="Tong_Hop_Ngay_Nghi_2016.C2"/>
    </style:style>
    <style:style style:name="ce51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52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53" style:family="table-cell" style:parent-style-name="Default">
      <style:table-cell-properties fo:wrap-option="wrap" fo:border="0.0008in solid #000000"/>
    </style:style>
    <style:style style:name="ce54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56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5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6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6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62" style:family="table-cell" style:parent-style-name="Default">
      <style:map style:condition="cell-content()=&quot;Sun&quot;" style:apply-style-name="Không_20_tên4" style:base-cell-address="'Cover Page'.AH1"/>
    </style:style>
    <style:style style:name="ce63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64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6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8" style:family="table-cell" style:parent-style-name="Default" style:data-style-name="N0"/>
    <style:style style:name="ce6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0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71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7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7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7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77" style:family="table-cell" style:parent-style-name="Default">
      <style:map style:condition="cell-content()=&quot;Sun&quot;" style:apply-style-name="Không_20_tên4" style:base-cell-address="'Cover Page'.AH1"/>
    </style:style>
    <style:style style:name="ce78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79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8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4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8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8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9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90" style:family="table-cell" style:parent-style-name="Default">
      <style:map style:condition="cell-content()=&quot;Sun&quot;" style:apply-style-name="Không_20_tên4" style:base-cell-address="'Cover Page'.AH1"/>
    </style:style>
    <style:style style:name="ce91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92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9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7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9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9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1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2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03" style:family="table-cell" style:parent-style-name="Default">
      <style:map style:condition="cell-content()=&quot;Sun&quot;" style:apply-style-name="Không_20_tên4" style:base-cell-address="'Cover Page'.AH1"/>
    </style:style>
    <style:style style:name="ce104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05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0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0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1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2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14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5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16" style:family="table-cell" style:parent-style-name="Default">
      <style:map style:condition="cell-content()=&quot;Sun&quot;" style:apply-style-name="Không_20_tên4" style:base-cell-address="'Cover Page'.AH1"/>
    </style:style>
    <style:style style:name="ce117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18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1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3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2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5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27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8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29" style:family="table-cell" style:parent-style-name="Default">
      <style:map style:condition="cell-content()=&quot;Sun&quot;" style:apply-style-name="Không_20_tên4" style:base-cell-address="'Cover Page'.AH1"/>
    </style:style>
    <style:style style:name="ce130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31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3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stroke="solid" svg:stroke-color="#000000" draw:marker-start="Arrowheads_20_1" draw:marker-start-width="0.0787in" draw:marker-start-center="false" draw:fill="solid" draw:fill-color="#ffffc0" draw:auto-grow-height="fals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fo:font-family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Arial" style:font-size-asian="10pt" style:language-asian="zh" style:country-asian="CN" style:font-style-asian="normal" style:font-weight-asian="normal" style:font-family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fo:font-family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Arial" style:font-size-asian="10pt" style:language-asian="zh" style:country-asian="CN" style:font-style-asian="normal" style:font-weight-asian="normal" style:font-family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Timekeeping Information 2016</text:p>
          </table:table-cell>
          <table:table-cell table:style-name="ce2" table:number-columns-repeated="1021"/>
          <table:table-cell table:number-columns-repeated="2"/>
        </table:table-row>
        <table:table-row table:style-name="ro4">
          <table:table-cell table:style-name="ce4" office:value-type="string">
            <text:p>Created by:</text:p>
          </table:table-cell>
          <table:table-cell table:style-name="ce9" office:value-type="string">
            <text:p>Tham Do-Thi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4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4">
          <table:table-cell table:style-name="ce4" office:value-type="string">
            <text:p>Version:</text:p>
          </table:table-cell>
          <table:table-cell table:style-name="ce11" office:value-type="float" office:value="0.6">
            <text:p>0.6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5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6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7">
          <table:table-cell table:style-name="ce23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6"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Changed by</text:p>
          </table:table-cell>
          <table:table-cell table:style-name="ce24" office:value-type="string">
            <text:p>Date</text:p>
          </table:table-cell>
          <table:table-cell table:style-name="ce28" table:number-columns-repeated="1014"/>
          <table:table-cell table:style-name="ce29" table:number-columns-repeated="4"/>
        </table:table-row>
        <table:table-row table:style-name="ro6">
          <table:table-cell table:style-name="ce25" office:value-type="float" office:value="0.1">
            <text:p>0.1</text:p>
          </table:table-cell>
          <table:table-cell table:style-name="ce26" office:value-type="string">
            <text:p>Initiate and add content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1-01">
            <text:p>January 01, 2016</text:p>
          </table:table-cell>
          <table:table-cell table:style-name="ce12" table:number-columns-repeated="1014"/>
          <table:table-cell table:number-columns-repeated="4"/>
        </table:table-row>
        <table:table-row table:style-name="ro1">
          <table:table-cell table:style-name="ce25" office:value-type="float" office:value="0.2">
            <text:p>0.2</text:p>
          </table:table-cell>
          <table:table-cell table:style-name="ce26" office:value-type="string">
            <text:p>Updates:</text:p>
            <text:p>- Remove ThanhBTN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1-11">
            <text:p>January 11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0.3">
            <text:p>0.3</text:p>
          </table:table-cell>
          <table:table-cell table:style-name="ce26" office:value-type="string">
            <text:p>Updates:</text:p>
            <text:p>- Remove MaiDTP</text:p>
            <text:p>- Remove KhoiNLD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1-29">
            <text:p>January 29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0.4">
            <text:p>0.4</text:p>
          </table:table-cell>
          <table:table-cell table:style-name="ce26" office:value-type="string">
            <text:p>Updates:</text:p>
            <text:p>- Remove AnBD</text:p>
            <text:p>- Add DuyenLT, TienND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2-26">
            <text:p>February 26, 2016</text:p>
          </table:table-cell>
          <table:table-cell table:style-name="ce12" table:number-columns-repeated="1014"/>
          <table:table-cell table:number-columns-repeated="4"/>
        </table:table-row>
        <table:table-row table:style-name="ro1">
          <table:table-cell table:style-name="ce25" office:value-type="float" office:value="0.5">
            <text:p>0.5</text:p>
          </table:table-cell>
          <table:table-cell table:style-name="ce26" office:value-type="string">
            <text:p>Updates:</text:p>
            <text:p>- Remove HungNQ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4-12">
            <text:p>April 12, 2016</text:p>
          </table:table-cell>
          <table:table-cell table:style-name="ce12" table:number-columns-repeated="1014"/>
          <table:table-cell table:number-columns-repeated="4"/>
        </table:table-row>
        <table:table-row table:style-name="ro1">
          <table:table-cell table:style-name="ce25" office:value-type="float" office:value="0.5">
            <text:p>0.5</text:p>
          </table:table-cell>
          <table:table-cell table:style-name="ce26" office:value-type="string">
            <text:p>Updates:</text:p>
            <text:p>- Remove AnhNT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5-11">
            <text:p>May 11, 2016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7">
          <table:table-cell table:style-name="ce12" table:number-columns-repeated="1018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65505">
          <table:table-cell table:style-name="ce12" table:number-columns-repeated="1018"/>
          <table:table-cell table:number-columns-repeated="4"/>
        </table:table-row>
        <table:table-row table:style-name="ro2" table:number-rows-repeated="98305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6" table:style-name="ta3" table:print="false">
        <office:forms form:automatic-focus="false" form:apply-design-mode="false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default-cell-style-name="ce29"/>
        <table:table-column table:style-name="co7" table:default-cell-style-name="ce6"/>
        <table:table-column table:style-name="co7" table:number-columns-repeated="4" table:default-cell-style-name="Default"/>
        <table:table-column table:style-name="co17" table:default-cell-style-name="Default"/>
        <table:table-row table:style-name="ro9">
          <table:table-cell table:style-name="ce38" office:value-type="string">
            <text:p>Tổng hợp ngày nghỉ 2016</text:p>
          </table:table-cell>
          <table:table-cell table:style-name="ce41" table:number-columns-repeated="5"/>
          <table:table-cell table:style-name="ce48"/>
          <table:table-cell table:style-name="ce51"/>
          <table:table-cell table:style-name="ce41" table:number-columns-repeated="5"/>
        </table:table-row>
        <table:table-row table:style-name="ro9" table:number-rows-repeated="4">
          <table:table-cell table:style-name="ce38"/>
          <table:table-cell table:style-name="ce41" table:number-columns-repeated="5"/>
          <table:table-cell table:style-name="ce48"/>
          <table:table-cell table:style-name="ce51"/>
          <table:table-cell table:style-name="ce41" table:number-columns-repeated="5"/>
        </table:table-row>
        <table:table-row table:style-name="ro10">
          <table:table-cell table:style-name="ce39" office:value-type="string">
            <text:p>No.</text:p>
          </table:table-cell>
          <table:table-cell table:style-name="ce39" office:value-type="string">
            <text:p>Name</text:p>
          </table:table-cell>
          <table:table-cell table:style-name="ce44" office:value-type="string">
            <office:annotation draw:style-name="gr1" draw:text-style-name="P1" svg:width="3.4126in" svg:height="1.3232in" svg:x="3.1705in" svg:y="0.4563in" draw:caption-point-x="-0.7689in" draw:caption-point-y="0.9075in">
              <dc:creator>ThuyLTT</dc:creator>
              <dc:date>2014-01-06T00:00:00</dc:date>
              <text:p text:style-name="P1"><text:span text:style-name="T1">- Ngày phép (dương) còn lại từ năm ngoái sẽ chuyển thành phép năm nay</text:span></text:p>
              <text:p text:style-name="P1"><text:span text:style-name="T2">Note</text:span><text:span text:style-name="T1">: sau ngày </text:span><text:span text:style-name="T2">31/3</text:span><text:span text:style-name="T1">, những ngày phép này sẽ hết giá trị</text:span></text:p>
              <text:p text:style-name="P1"><text:span text:style-name="T1"/></text:p>
              <text:p text:style-name="P1"><text:span text:style-name="T1">- Ai có ngày phép (âm) từ năm ngoái sẽ bị trừ vào lương tháng 13 &amp; reset ngày phép chuyển từ năm ngoái về 0</text:span></text:p>
            </office:annotation>
            <text:p>Remaining Leave Days From 2015</text:p>
          </table:table-cell>
          <table:table-cell table:style-name="ce44" office:value-type="string">
            <office:annotation draw:style-name="gr2" draw:text-style-name="P1" svg:width="1.1413in" svg:height="0.5457in" svg:x="3.6827in" svg:y="0.7539in" draw:caption-point-x="-0.2402in" draw:caption-point-y="0.6098in">
              <dc:creator>ThuyLTT</dc:creator>
              <dc:date>2014-01-04T00:00:00</dc:date>
              <text:p text:style-name="P1"><text:span text:style-name="T1">Ngày bắt đầu làm việc trong năm nay</text:span></text:p>
            </office:annotation>
            <text:p>Start Working Date 2016</text:p>
          </table:table-cell>
          <table:table-cell table:style-name="ce44" office:value-type="string">
            <text:p>Working To</text:p>
          </table:table-cell>
          <table:table-cell table:style-name="ce44" office:value-type="string">
            <office:annotation draw:style-name="gr3" draw:text-style-name="P1" svg:width="1.1413in" svg:height="0.7012in" svg:x="5.6634in" svg:y="0.7539in" draw:caption-point-x="-0.2622in" draw:caption-point-y="0.6098in">
              <dc:creator>ThuyLTT</dc:creator>
              <dc:date>2014-01-04T00:00:00</dc:date>
              <text:p text:style-name="P1"><text:span text:style-name="T1">Tổng ngày phép trong năm nay tính đến thời điểm hiện tại</text:span></text:p>
            </office:annotation>
            <text:p>Total of Leave Days In 2016</text:p>
          </table:table-cell>
          <table:table-cell table:style-name="ce44" office:value-type="string">
            <office:annotation draw:style-name="gr2" draw:text-style-name="P1" svg:width="1.1413in" svg:height="0.5457in" svg:x="6.5303in" svg:y="0.7539in" draw:caption-point-x="-0.2402in" draw:caption-point-y="0.6098in">
              <dc:creator>Thuy</dc:creator>
              <dc:date>2014-04-08T00:00:00</dc:date>
              <text:p text:style-name="P1"><text:span text:style-name="T1">Tổng ngày nghỉ từ đầu năm cho đến 31/3</text:span></text:p>
            </office:annotation>
            <text:p>Total of Absent Until Mar 31</text:p>
          </table:table-cell>
          <table:table-cell table:style-name="ce52" office:value-type="string">
            <office:annotation draw:style-name="gr4" draw:text-style-name="P1" svg:width="1.1413in" svg:height="0.3902in" svg:x="7.4197in" svg:y="0.7539in" draw:caption-point-x="-0.2402in" draw:caption-point-y="0.6098in">
              <dc:creator>ThuyLTT</dc:creator>
              <dc:date>2014-01-04T00:00:00</dc:date>
              <text:p text:style-name="P1"><text:span text:style-name="T1">Tổng ngày nghỉ trong năm</text:span></text:p>
            </office:annotation>
            <text:p>Total of Absent</text:p>
          </table:table-cell>
          <table:table-cell table:style-name="ce44" office:value-type="string">
            <text:p>Remaining Leave Days</text:p>
          </table:table-cell>
          <table:table-cell table:style-name="ce44" office:value-type="string">
            <text:p>Extended Leave Days</text:p>
          </table:table-cell>
          <table:table-cell table:style-name="ce44" office:value-type="string">
            <text:p>Leave Days Already Subtracted From Salary</text:p>
          </table:table-cell>
          <table:table-cell table:style-name="ce44" office:value-type="string">
            <office:annotation office:display="true" draw:style-name="gr5" draw:text-style-name="P1" svg:width="1.9224in" svg:height="1.4787in" svg:x="12.1839in" svg:y="0.722in" draw:caption-point-x="-1.4484in" draw:caption-point-y="0.6413in">
              <dc:creator>ThuyLTT</dc:creator>
              <dc:date>2014-01-06T00:00:00</dc:date>
              <text:p text:style-name="P2"><text:span text:style-name="T1">Ngày phép còn lại trong năm</text:span></text:p>
              <text:p text:style-name="P2"><text:span text:style-name="T1"/></text:p>
              <text:p text:style-name="P2"><text:span text:style-name="T1">Khi kết thúc năm:</text:span></text:p>
              <text:p text:style-name="P2"><text:span text:style-name="T1">- Số ngày phép còn lại (dương) sẽ được chuyển sang năm sau</text:span></text:p>
              <text:p text:style-name="P2"><text:span text:style-name="T1"/></text:p>
              <text:p text:style-name="P2"><text:span text:style-name="T1">- Số ngày phép còn lại (âm) sẽ bị trừ vào lương tháng 13 </text:span></text:p>
            </office:annotation>
            <text:p>Final Remaining Leave Days</text:p>
          </table:table-cell>
          <table:table-cell table:style-name="ce39" office:value-type="string">
            <text:p>Notes</text:p>
          </table:table-cell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7]);DATE(YEAR([.D7]);12;31);NOW())" office:value-type="date" office:date-value="2016-06-13T13:35:38.69">
            <text:p>06/13/16</text:p>
          </table:table-cell>
          <table:table-cell table:style-name="ce47" table:formula="of:= IF(MONTH([.E7])=MONTH([.D7]) ; IF(NETWORKDAYS([.D7];[.D7]) &lt; NETWORKDAYS(DATE(YEAR([.D7]);MONTH([.D7]);1);EOMONTH([.D7];0)) / 2 ; 0 ; 1)  ;  IF( NETWORKDAYS([.D7];EOMONTH([.D7];0)) &lt; NETWORKDAYS(DATE(YEAR([.D7]);MONTH([.D7]);1);EOMONTH([.D7];0))/2  ; 0  ; 1) + IF(MONTH([.E7]) &gt; MONTH([.D7]) ; MONTH([.E7])-MONTH([.D7])-1 ; 0) + IF(NETWORKDAYS(DATE(YEAR([.E7]);MONTH([.E7]);1);[.E7]) &lt;  NETWORKDAYS(DATE(YEAR([.E7]);MONTH([.E7]);1);EOMONTH([.E7];0)) / 2 ; 0 ; 1))" office:value-type="float" office:value="5">
            <text:p>5</text:p>
          </table:table-cell>
          <table:table-cell table:style-name="ce49" table:formula="of:=SUMPRODUCT([Thong_Tin_Ngay_Nghi_201601.$B$3:.$B$42]=[.$B7];[Thong_Tin_Ngay_Nghi_201601.$C$3:.$C$42])+SUMPRODUCT([Thong_Tin_Ngay_Nghi_201602.$B$3:.$B$43]=[.$B7];[Thong_Tin_Ngay_Nghi_201602.$C$3:.$C$43]) + SUMPRODUCT([Thong_Tin_Ngay_Nghi_201603.$B$3:.$B$45]=[.$B7];[Thong_Tin_Ngay_Nghi_201603.$C$3:.$C$45])" office:value-type="float" office:value="3">
            <text:p>3</text:p>
          </table:table-cell>
          <table:table-cell table:style-name="ce49" table:formula="of:=SUMPRODUCT([Thong_Tin_Ngay_Nghi_201601.$B$3:.$B$42]=[.$B7];[Thong_Tin_Ngay_Nghi_201601.$C$3:.$C$42])+SUMPRODUCT([Thong_Tin_Ngay_Nghi_201602.$B$3:.$B$43]=[.$B7];[Thong_Tin_Ngay_Nghi_201602.$C$3:.$C$43]) + SUMPRODUCT([Thong_Tin_Ngay_Nghi_201603.$B$3:.$B$45]=[.$B7];[Thong_Tin_Ngay_Nghi_201603.$C$3:.$C$45]) + SUMPRODUCT([Thong_Tin_Ngay_Nghi_201604.$B$3:.$B$46]=[.$B7];[Thong_Tin_Ngay_Nghi_201604.$C$3:.$C$46]) + SUMPRODUCT([Thong_Tin_Ngay_Nghi_201605.$B$3:.$B$45]=[.$B7];[Thong_Tin_Ngay_Nghi_201605.$C$3:.$C$45]) + SUMPRODUCT([Thong_Tin_Ngay_Nghi_201606.$B$3:.$B$45]=[.$B7];[Thong_Tin_Ngay_Nghi_201606.$C$3:.$C$45])" office:value-type="float" office:value="3.5">
            <text:p>3.5</text:p>
          </table:table-cell>
          <table:table-cell table:style-name="ce45" table:formula="of:=IF(DATE(YEAR([.E7]);MONTH([.E7]);DAY([.E7]))&lt;=DATE(YEAR([.E7]);3;31); [.C7]-[.G7] + [.F7]; IF([.G7]-[.C7]&lt;0;[.G7] + [.F7] -[.H7];[.F7]+[.C7]-[.H7]))" office:value-type="float" office:value="1.5">
            <text:p>1.5</text:p>
          </table:table-cell>
          <table:table-cell table:number-columns-repeated="2" table:style-name="ce45"/>
          <table:table-cell table:style-name="ce45" table:formula="of:=[.I7]+[.K7] +[.J7]" office:value-type="float" office:value="1.5">
            <text:p>1.5</text:p>
          </table:table-cell>
          <table:table-cell table:style-name="ce53"/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45" office:value-type="float" office:value="6.5">
            <text:p>6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8]);DATE(YEAR([.D8]);12;31);NOW())" office:value-type="date" office:date-value="2016-06-13T13:35:38.69">
            <text:p>06/13/16</text:p>
          </table:table-cell>
          <table:table-cell table:style-name="ce47" table:formula="of:= IF(MONTH([.E8])=MONTH([.D8]) ; IF(NETWORKDAYS([.D8];[.D8]) &lt; NETWORKDAYS(DATE(YEAR([.D8]);MONTH([.D8]);1);EOMONTH([.D8];0)) / 2 ; 0 ; 1)  ;  IF( NETWORKDAYS([.D8];EOMONTH([.D8];0)) &lt; NETWORKDAYS(DATE(YEAR([.D8]);MONTH([.D8]);1);EOMONTH([.D8];0))/2  ; 0  ; 1) + IF(MONTH([.E8]) &gt; MONTH([.D8]) ; MONTH([.E8])-MONTH([.D8])-1 ; 0) + IF(NETWORKDAYS(DATE(YEAR([.E8]);MONTH([.E8]);1);[.E8]) &lt;  NETWORKDAYS(DATE(YEAR([.E8]);MONTH([.E8]);1);EOMONTH([.E8];0)) / 2 ; 0 ; 1))" office:value-type="float" office:value="5">
            <text:p>5</text:p>
          </table:table-cell>
          <table:table-cell table:style-name="ce50" table:formula="of:=SUMPRODUCT([Thong_Tin_Ngay_Nghi_201601.$B$3:.$B$42]=[.$B8];[Thong_Tin_Ngay_Nghi_201601.$C$3:.$C$42])+SUMPRODUCT([Thong_Tin_Ngay_Nghi_201602.$B$3:.$B$43]=[.$B8];[Thong_Tin_Ngay_Nghi_201602.$C$3:.$C$43]) + SUMPRODUCT([Thong_Tin_Ngay_Nghi_201603.$B$3:.$B$45]=[.$B8];[Thong_Tin_Ngay_Nghi_201603.$C$3:.$C$45])" office:value-type="float" office:value="2.5">
            <text:p>2.5</text:p>
          </table:table-cell>
          <table:table-cell table:style-name="ce50" table:formula="of:=SUMPRODUCT([Thong_Tin_Ngay_Nghi_201601.$B$3:.$B$42]=[.$B8];[Thong_Tin_Ngay_Nghi_201601.$C$3:.$C$42])+SUMPRODUCT([Thong_Tin_Ngay_Nghi_201602.$B$3:.$B$43]=[.$B8];[Thong_Tin_Ngay_Nghi_201602.$C$3:.$C$43]) + SUMPRODUCT([Thong_Tin_Ngay_Nghi_201603.$B$3:.$B$45]=[.$B8];[Thong_Tin_Ngay_Nghi_201603.$C$3:.$C$45]) + SUMPRODUCT([Thong_Tin_Ngay_Nghi_201604.$B$3:.$B$46]=[.$B8];[Thong_Tin_Ngay_Nghi_201604.$C$3:.$C$46]) + SUMPRODUCT([Thong_Tin_Ngay_Nghi_201605.$B$3:.$B$45]=[.$B8];[Thong_Tin_Ngay_Nghi_201605.$C$3:.$C$45]) + SUMPRODUCT([Thong_Tin_Ngay_Nghi_201606.$B$3:.$B$45]=[.$B8];[Thong_Tin_Ngay_Nghi_201606.$C$3:.$C$45])" office:value-type="float" office:value="6">
            <text:p>6</text:p>
          </table:table-cell>
          <table:table-cell table:style-name="ce45" table:formula="of:=IF(DATE(YEAR([.E8]);MONTH([.E8]);DAY([.E8]))&lt;=DATE(YEAR([.E8]);3;31); [.C8]-[.G8] + [.F8]; IF([.G8]-[.C8]&lt;0;[.G8] + [.F8] -[.H8];[.F8]+[.C8]-[.H8]))" office:value-type="float" office:value="1.5">
            <text:p>1.5</text:p>
          </table:table-cell>
          <table:table-cell table:number-columns-repeated="2" table:style-name="ce45"/>
          <table:table-cell table:style-name="ce45" table:formula="of:=[.I8]+[.K8] +[.J8]" office:value-type="float" office:value="1.5">
            <text:p>1.5</text:p>
          </table:table-cell>
          <table:table-cell table:style-name="ce53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2" office:value-type="string">
            <text:p>ChanNTT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12">
            <text:p>01/12/16</text:p>
          </table:table-cell>
          <table:table-cell table:style-name="ce46" table:formula="of:=IF(YEAR(NOW())&gt;YEAR([.D9]);DATE(YEAR([.D9]);12;31);NOW())" office:value-type="date" office:date-value="2016-06-13T13:35:38.69">
            <text:p>06/13/16</text:p>
          </table:table-cell>
          <table:table-cell table:style-name="ce47" table:formula="of:= IF(MONTH([.E9])=MONTH([.D9]) ; IF(NETWORKDAYS([.D9];[.D9]) &lt; NETWORKDAYS(DATE(YEAR([.D9]);MONTH([.D9]);1);EOMONTH([.D9];0)) / 2 ; 0 ; 1)  ;  IF( NETWORKDAYS([.D9];EOMONTH([.D9];0)) &lt; NETWORKDAYS(DATE(YEAR([.D9]);MONTH([.D9]);1);EOMONTH([.D9];0))/2  ; 0  ; 1) + IF(MONTH([.E9]) &gt; MONTH([.D9]) ; MONTH([.E9])-MONTH([.D9])-1 ; 0) + IF(NETWORKDAYS(DATE(YEAR([.E9]);MONTH([.E9]);1);[.E9]) &lt;  NETWORKDAYS(DATE(YEAR([.E9]);MONTH([.E9]);1);EOMONTH([.E9];0)) / 2 ; 0 ; 1))" office:value-type="float" office:value="5">
            <text:p>5</text:p>
          </table:table-cell>
          <table:table-cell table:style-name="ce50" table:formula="of:=SUMPRODUCT([Thong_Tin_Ngay_Nghi_201601.$B$3:.$B$42]=[.$B9];[Thong_Tin_Ngay_Nghi_201601.$C$3:.$C$42])+SUMPRODUCT([Thong_Tin_Ngay_Nghi_201602.$B$3:.$B$43]=[.$B9];[Thong_Tin_Ngay_Nghi_201602.$C$3:.$C$43]) + SUMPRODUCT([Thong_Tin_Ngay_Nghi_201603.$B$3:.$B$45]=[.$B9];[Thong_Tin_Ngay_Nghi_201603.$C$3:.$C$45])" office:value-type="float" office:value="1">
            <text:p>1</text:p>
          </table:table-cell>
          <table:table-cell table:style-name="ce50" table:formula="of:=SUMPRODUCT([Thong_Tin_Ngay_Nghi_201601.$B$3:.$B$42]=[.$B9];[Thong_Tin_Ngay_Nghi_201601.$C$3:.$C$42])+SUMPRODUCT([Thong_Tin_Ngay_Nghi_201602.$B$3:.$B$43]=[.$B9];[Thong_Tin_Ngay_Nghi_201602.$C$3:.$C$43]) + SUMPRODUCT([Thong_Tin_Ngay_Nghi_201603.$B$3:.$B$45]=[.$B9];[Thong_Tin_Ngay_Nghi_201603.$C$3:.$C$45]) + SUMPRODUCT([Thong_Tin_Ngay_Nghi_201604.$B$3:.$B$46]=[.$B9];[Thong_Tin_Ngay_Nghi_201604.$C$3:.$C$46]) + SUMPRODUCT([Thong_Tin_Ngay_Nghi_201605.$B$3:.$B$45]=[.$B9];[Thong_Tin_Ngay_Nghi_201605.$C$3:.$C$45]) + SUMPRODUCT([Thong_Tin_Ngay_Nghi_201606.$B$3:.$B$45]=[.$B9];[Thong_Tin_Ngay_Nghi_201606.$C$3:.$C$45])" office:value-type="float" office:value="4">
            <text:p>4</text:p>
          </table:table-cell>
          <table:table-cell table:style-name="ce45" table:formula="of:=IF(DATE(YEAR([.E9]);MONTH([.E9]);DAY([.E9]))&lt;=DATE(YEAR([.E9]);3;31); [.C9]-[.G9] + [.F9]; IF([.G9]-[.C9]&lt;0;[.G9] + [.F9] -[.H9];[.F9]+[.C9]-[.H9]))" office:value-type="float" office:value="1">
            <text:p>1</text:p>
          </table:table-cell>
          <table:table-cell table:number-columns-repeated="2" table:style-name="ce45"/>
          <table:table-cell table:style-name="ce45" table:formula="of:=[.I9]+[.K9] +[.J9]" office:value-type="float" office:value="1">
            <text:p>1</text:p>
          </table:table-cell>
          <table:table-cell table:style-name="ce53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2" office:value-type="string">
            <text:p>CuongNH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0]);DATE(YEAR([.D10]);12;31);NOW())" office:value-type="date" office:date-value="2016-06-13T13:35:38.69">
            <text:p>06/13/16</text:p>
          </table:table-cell>
          <table:table-cell table:style-name="ce47" table:formula="of:= IF(MONTH([.E10])=MONTH([.D10]) ; IF(NETWORKDAYS([.D10];[.D10]) &lt; NETWORKDAYS(DATE(YEAR([.D10]);MONTH([.D10]);1);EOMONTH([.D10];0)) / 2 ; 0 ; 1)  ;  IF( NETWORKDAYS([.D10];EOMONTH([.D10];0)) &lt; NETWORKDAYS(DATE(YEAR([.D10]);MONTH([.D10]);1);EOMONTH([.D10];0))/2  ; 0  ; 1) + IF(MONTH([.E10]) &gt; MONTH([.D10]) ; MONTH([.E10])-MONTH([.D10])-1 ; 0) + IF(NETWORKDAYS(DATE(YEAR([.E10]);MONTH([.E10]);1);[.E10]) &lt;  NETWORKDAYS(DATE(YEAR([.E10]);MONTH([.E10]);1);EOMONTH([.E10];0)) / 2 ; 0 ; 1))" office:value-type="float" office:value="5">
            <text:p>5</text:p>
          </table:table-cell>
          <table:table-cell table:style-name="ce50" table:formula="of:=SUMPRODUCT([Thong_Tin_Ngay_Nghi_201601.$B$3:.$B$42]=[.$B10];[Thong_Tin_Ngay_Nghi_201601.$C$3:.$C$42])+SUMPRODUCT([Thong_Tin_Ngay_Nghi_201602.$B$3:.$B$43]=[.$B10];[Thong_Tin_Ngay_Nghi_201602.$C$3:.$C$43]) + SUMPRODUCT([Thong_Tin_Ngay_Nghi_201603.$B$3:.$B$45]=[.$B10];[Thong_Tin_Ngay_Nghi_201603.$C$3:.$C$45])" office:value-type="float" office:value="3">
            <text:p>3</text:p>
          </table:table-cell>
          <table:table-cell table:style-name="ce50" table:formula="of:=SUMPRODUCT([Thong_Tin_Ngay_Nghi_201601.$B$3:.$B$42]=[.$B10];[Thong_Tin_Ngay_Nghi_201601.$C$3:.$C$42])+SUMPRODUCT([Thong_Tin_Ngay_Nghi_201602.$B$3:.$B$43]=[.$B10];[Thong_Tin_Ngay_Nghi_201602.$C$3:.$C$43]) + SUMPRODUCT([Thong_Tin_Ngay_Nghi_201603.$B$3:.$B$45]=[.$B10];[Thong_Tin_Ngay_Nghi_201603.$C$3:.$C$45]) + SUMPRODUCT([Thong_Tin_Ngay_Nghi_201604.$B$3:.$B$46]=[.$B10];[Thong_Tin_Ngay_Nghi_201604.$C$3:.$C$46]) + SUMPRODUCT([Thong_Tin_Ngay_Nghi_201605.$B$3:.$B$45]=[.$B10];[Thong_Tin_Ngay_Nghi_201605.$C$3:.$C$45]) + SUMPRODUCT([Thong_Tin_Ngay_Nghi_201606.$B$3:.$B$45]=[.$B10];[Thong_Tin_Ngay_Nghi_201606.$C$3:.$C$45])" office:value-type="float" office:value="4.5">
            <text:p>4.5</text:p>
          </table:table-cell>
          <table:table-cell table:style-name="ce45" table:formula="of:=IF(DATE(YEAR([.E10]);MONTH([.E10]);DAY([.E10]))&lt;=DATE(YEAR([.E10]);3;31); [.C10]-[.G10] + [.F10]; IF([.G10]-[.C10]&lt;0;[.G10] + [.F10] -[.H10];[.F10]+[.C10]-[.H10]))" office:value-type="float" office:value="2.5">
            <text:p>2.5</text:p>
          </table:table-cell>
          <table:table-cell table:number-columns-repeated="2" table:style-name="ce45"/>
          <table:table-cell table:style-name="ce45" table:formula="of:=[.I10]+[.K10] +[.J10]" office:value-type="float" office:value="2.5">
            <text:p>2.5</text:p>
          </table:table-cell>
          <table:table-cell table:style-name="ce53"/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2" office:value-type="string">
            <text:p>DuongDN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1]);DATE(YEAR([.D11]);12;31);NOW())" office:value-type="date" office:date-value="2016-06-13T13:35:38.69">
            <text:p>06/13/16</text:p>
          </table:table-cell>
          <table:table-cell table:style-name="ce47" table:formula="of:= IF(MONTH([.E11])=MONTH([.D11]) ; IF(NETWORKDAYS([.D11];[.D11]) &lt; NETWORKDAYS(DATE(YEAR([.D11]);MONTH([.D11]);1);EOMONTH([.D11];0)) / 2 ; 0 ; 1)  ;  IF( NETWORKDAYS([.D11];EOMONTH([.D11];0)) &lt; NETWORKDAYS(DATE(YEAR([.D11]);MONTH([.D11]);1);EOMONTH([.D11];0))/2  ; 0  ; 1) + IF(MONTH([.E11]) &gt; MONTH([.D11]) ; MONTH([.E11])-MONTH([.D11])-1 ; 0) + IF(NETWORKDAYS(DATE(YEAR([.E11]);MONTH([.E11]);1);[.E11]) &lt;  NETWORKDAYS(DATE(YEAR([.E11]);MONTH([.E11]);1);EOMONTH([.E11];0)) / 2 ; 0 ; 1))" office:value-type="float" office:value="5">
            <text:p>5</text:p>
          </table:table-cell>
          <table:table-cell table:style-name="ce50" table:formula="of:=SUMPRODUCT([Thong_Tin_Ngay_Nghi_201601.$B$3:.$B$42]=[.$B11];[Thong_Tin_Ngay_Nghi_201601.$C$3:.$C$42])+SUMPRODUCT([Thong_Tin_Ngay_Nghi_201602.$B$3:.$B$43]=[.$B11];[Thong_Tin_Ngay_Nghi_201602.$C$3:.$C$43]) + SUMPRODUCT([Thong_Tin_Ngay_Nghi_201603.$B$3:.$B$45]=[.$B11];[Thong_Tin_Ngay_Nghi_201603.$C$3:.$C$45])" office:value-type="float" office:value="3.5">
            <text:p>3.5</text:p>
          </table:table-cell>
          <table:table-cell table:style-name="ce50" table:formula="of:=SUMPRODUCT([Thong_Tin_Ngay_Nghi_201601.$B$3:.$B$42]=[.$B11];[Thong_Tin_Ngay_Nghi_201601.$C$3:.$C$42])+SUMPRODUCT([Thong_Tin_Ngay_Nghi_201602.$B$3:.$B$43]=[.$B11];[Thong_Tin_Ngay_Nghi_201602.$C$3:.$C$43]) + SUMPRODUCT([Thong_Tin_Ngay_Nghi_201603.$B$3:.$B$45]=[.$B11];[Thong_Tin_Ngay_Nghi_201603.$C$3:.$C$45]) + SUMPRODUCT([Thong_Tin_Ngay_Nghi_201604.$B$3:.$B$46]=[.$B11];[Thong_Tin_Ngay_Nghi_201604.$C$3:.$C$46]) + SUMPRODUCT([Thong_Tin_Ngay_Nghi_201605.$B$3:.$B$45]=[.$B11];[Thong_Tin_Ngay_Nghi_201605.$C$3:.$C$45]) + SUMPRODUCT([Thong_Tin_Ngay_Nghi_201606.$B$3:.$B$45]=[.$B11];[Thong_Tin_Ngay_Nghi_201606.$C$3:.$C$45])" office:value-type="float" office:value="9">
            <text:p>9</text:p>
          </table:table-cell>
          <table:table-cell table:style-name="ce45" table:formula="of:=IF(DATE(YEAR([.E11]);MONTH([.E11]);DAY([.E11]))&lt;=DATE(YEAR([.E11]);3;31); [.C11]-[.G11] + [.F11]; IF([.G11]-[.C11]&lt;0;[.G11] + [.F11] -[.H11];[.F11]+[.C11]-[.H11]))" office:value-type="float" office:value="-4">
            <text:p>-4</text:p>
          </table:table-cell>
          <table:table-cell table:number-columns-repeated="2" table:style-name="ce45"/>
          <table:table-cell table:style-name="ce45" table:formula="of:=[.I11]+[.K11] +[.J11]" office:value-type="float" office:value="-4">
            <text:p>-4</text:p>
          </table:table-cell>
          <table:table-cell table:style-name="ce53"/>
        </table:table-row>
        <table:table-row table:style-name="ro1">
          <table:table-cell table:style-name="ce40" office:value-type="float" office:value="6">
            <text:p>6</text:p>
          </table:table-cell>
          <table:table-cell table:style-name="ce42" office:value-type="string">
            <text:p>DuyNM</text:p>
          </table:table-cell>
          <table:table-cell table:style-name="ce45" office:value-type="float" office:value="7.5">
            <text:p>7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2]);DATE(YEAR([.D12]);12;31);NOW())" office:value-type="date" office:date-value="2016-06-13T13:35:38.69">
            <text:p>06/13/16</text:p>
          </table:table-cell>
          <table:table-cell table:style-name="ce47" table:formula="of:= IF(MONTH([.E12])=MONTH([.D12]) ; IF(NETWORKDAYS([.D12];[.D12]) &lt; NETWORKDAYS(DATE(YEAR([.D12]);MONTH([.D12]);1);EOMONTH([.D12];0)) / 2 ; 0 ; 1)  ;  IF( NETWORKDAYS([.D12];EOMONTH([.D12];0)) &lt; NETWORKDAYS(DATE(YEAR([.D12]);MONTH([.D12]);1);EOMONTH([.D12];0))/2  ; 0  ; 1) + IF(MONTH([.E12]) &gt; MONTH([.D12]) ; MONTH([.E12])-MONTH([.D12])-1 ; 0) + IF(NETWORKDAYS(DATE(YEAR([.E12]);MONTH([.E12]);1);[.E12]) &lt;  NETWORKDAYS(DATE(YEAR([.E12]);MONTH([.E12]);1);EOMONTH([.E12];0)) / 2 ; 0 ; 1))" office:value-type="float" office:value="5">
            <text:p>5</text:p>
          </table:table-cell>
          <table:table-cell table:style-name="ce50" table:formula="of:=SUMPRODUCT([Thong_Tin_Ngay_Nghi_201601.$B$3:.$B$42]=[.$B12];[Thong_Tin_Ngay_Nghi_201601.$C$3:.$C$42])+SUMPRODUCT([Thong_Tin_Ngay_Nghi_201602.$B$3:.$B$43]=[.$B12];[Thong_Tin_Ngay_Nghi_201602.$C$3:.$C$43]) + SUMPRODUCT([Thong_Tin_Ngay_Nghi_201603.$B$3:.$B$45]=[.$B12];[Thong_Tin_Ngay_Nghi_201603.$C$3:.$C$45])" office:value-type="float" office:value="5">
            <text:p>5</text:p>
          </table:table-cell>
          <table:table-cell table:style-name="ce50" table:formula="of:=SUMPRODUCT([Thong_Tin_Ngay_Nghi_201601.$B$3:.$B$42]=[.$B12];[Thong_Tin_Ngay_Nghi_201601.$C$3:.$C$42])+SUMPRODUCT([Thong_Tin_Ngay_Nghi_201602.$B$3:.$B$43]=[.$B12];[Thong_Tin_Ngay_Nghi_201602.$C$3:.$C$43]) + SUMPRODUCT([Thong_Tin_Ngay_Nghi_201603.$B$3:.$B$45]=[.$B12];[Thong_Tin_Ngay_Nghi_201603.$C$3:.$C$45]) + SUMPRODUCT([Thong_Tin_Ngay_Nghi_201604.$B$3:.$B$46]=[.$B12];[Thong_Tin_Ngay_Nghi_201604.$C$3:.$C$46]) + SUMPRODUCT([Thong_Tin_Ngay_Nghi_201605.$B$3:.$B$45]=[.$B12];[Thong_Tin_Ngay_Nghi_201605.$C$3:.$C$45]) + SUMPRODUCT([Thong_Tin_Ngay_Nghi_201606.$B$3:.$B$45]=[.$B12];[Thong_Tin_Ngay_Nghi_201606.$C$3:.$C$45])" office:value-type="float" office:value="9">
            <text:p>9</text:p>
          </table:table-cell>
          <table:table-cell table:style-name="ce45" table:formula="of:=IF(DATE(YEAR([.E12]);MONTH([.E12]);DAY([.E12]))&lt;=DATE(YEAR([.E12]);3;31); [.C12]-[.G12] + [.F12]; IF([.G12]-[.C12]&lt;0;[.G12] + [.F12] -[.H12];[.F12]+[.C12]-[.H12]))" office:value-type="float" office:value="1">
            <text:p>1</text:p>
          </table:table-cell>
          <table:table-cell table:style-name="ce45" office:value-type="float" office:value="2">
            <office:annotation draw:style-name="gr2" draw:text-style-name="P1" svg:width="1.1413in" svg:height="0.5457in" svg:x="9.1976in" svg:y="2.8705in" draw:caption-point-x="-0.2402in" draw:caption-point-y="0.5984in">
              <dc:date>2016-05-09T00:00:00</dc:date>
              <text:p text:style-name="P1"><text:span text:style-name="T1">Ngày phép được <text:s/>extend tới 31/5/2016</text:span></text:p>
            </office:annotation>
            <text:p>2</text:p>
          </table:table-cell>
          <table:table-cell table:style-name="ce45"/>
          <table:table-cell table:style-name="ce45" table:formula="of:=[.I12]+[.K12] +[.J12]" office:value-type="float" office:value="3">
            <text:p>3</text:p>
          </table:table-cell>
          <table:table-cell table:style-name="ce53" office:value-type="string">
            <text:p>- Extend 2 ngày phép của năm 2015 tới ngày 31/5/2016</text:p>
          </table:table-cell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2" office:value-type="string">
            <text:p>DuyenLT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2-29">
            <text:p>02/29/16</text:p>
          </table:table-cell>
          <table:table-cell table:style-name="ce46" table:formula="of:=IF(YEAR(NOW())&gt;YEAR([.D13]);DATE(YEAR([.D13]);12;31);NOW())" office:value-type="date" office:date-value="2016-06-13T13:35:38.69">
            <text:p>06/13/16</text:p>
          </table:table-cell>
          <table:table-cell table:style-name="ce47" table:formula="of:= IF(MONTH([.E13])=MONTH([.D13]) ; IF(NETWORKDAYS([.D13];[.D13]) &lt; NETWORKDAYS(DATE(YEAR([.D13]);MONTH([.D13]);1);EOMONTH([.D13];0)) / 2 ; 0 ; 1)  ;  IF( NETWORKDAYS([.D13];EOMONTH([.D13];0)) &lt; NETWORKDAYS(DATE(YEAR([.D13]);MONTH([.D13]);1);EOMONTH([.D13];0))/2  ; 0  ; 1) + IF(MONTH([.E13]) &gt; MONTH([.D13]) ; MONTH([.E13])-MONTH([.D13])-1 ; 0) + IF(NETWORKDAYS(DATE(YEAR([.E13]);MONTH([.E13]);1);[.E13]) &lt;  NETWORKDAYS(DATE(YEAR([.E13]);MONTH([.E13]);1);EOMONTH([.E13];0)) / 2 ; 0 ; 1))" office:value-type="float" office:value="3">
            <text:p>3</text:p>
          </table:table-cell>
          <table:table-cell table:style-name="ce50" table:formula="of:=SUMPRODUCT([Thong_Tin_Ngay_Nghi_201601.$B$3:.$B$42]=[.$B13];[Thong_Tin_Ngay_Nghi_201601.$C$3:.$C$42])+SUMPRODUCT([Thong_Tin_Ngay_Nghi_201602.$B$3:.$B$43]=[.$B13];[Thong_Tin_Ngay_Nghi_201602.$C$3:.$C$43]) + SUMPRODUCT([Thong_Tin_Ngay_Nghi_201603.$B$3:.$B$45]=[.$B13];[Thong_Tin_Ngay_Nghi_201603.$C$3:.$C$45])" office:value-type="float" office:value="0">
            <text:p>0</text:p>
          </table:table-cell>
          <table:table-cell table:style-name="ce50" table:formula="of:=SUMPRODUCT([Thong_Tin_Ngay_Nghi_201601.$B$3:.$B$42]=[.$B13];[Thong_Tin_Ngay_Nghi_201601.$C$3:.$C$42])+SUMPRODUCT([Thong_Tin_Ngay_Nghi_201602.$B$3:.$B$43]=[.$B13];[Thong_Tin_Ngay_Nghi_201602.$C$3:.$C$43]) + SUMPRODUCT([Thong_Tin_Ngay_Nghi_201603.$B$3:.$B$45]=[.$B13];[Thong_Tin_Ngay_Nghi_201603.$C$3:.$C$45]) + SUMPRODUCT([Thong_Tin_Ngay_Nghi_201604.$B$3:.$B$46]=[.$B13];[Thong_Tin_Ngay_Nghi_201604.$C$3:.$C$46]) + SUMPRODUCT([Thong_Tin_Ngay_Nghi_201605.$B$3:.$B$45]=[.$B13];[Thong_Tin_Ngay_Nghi_201605.$C$3:.$C$45]) + SUMPRODUCT([Thong_Tin_Ngay_Nghi_201606.$B$3:.$B$45]=[.$B13];[Thong_Tin_Ngay_Nghi_201606.$C$3:.$C$45])" office:value-type="float" office:value="1">
            <text:p>1</text:p>
          </table:table-cell>
          <table:table-cell table:style-name="ce45" table:formula="of:=IF(DATE(YEAR([.E13]);MONTH([.E13]);DAY([.E13]))&lt;=DATE(YEAR([.E13]);3;31); [.C13]-[.G13] + [.F13]; IF([.G13]-[.C13]&lt;0;[.G13] + [.F13] -[.H13];[.F13]+[.C13]-[.H13]))" office:value-type="float" office:value="2">
            <text:p>2</text:p>
          </table:table-cell>
          <table:table-cell table:number-columns-repeated="2" table:style-name="ce45"/>
          <table:table-cell table:style-name="ce45" table:formula="of:=[.I13]+[.K13] +[.J13]" office:value-type="float" office:value="2">
            <text:p>2</text:p>
          </table:table-cell>
          <table:table-cell table:style-name="ce53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2" office:value-type="string">
            <text:p>GiauNV</text:p>
          </table:table-cell>
          <table:table-cell table:style-name="ce45" office:value-type="float" office:value="4">
            <text:p>4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4]);DATE(YEAR([.D14]);12;31);NOW())" office:value-type="date" office:date-value="2016-06-13T13:35:38.69">
            <text:p>06/13/16</text:p>
          </table:table-cell>
          <table:table-cell table:style-name="ce47" table:formula="of:= IF(MONTH([.E14])=MONTH([.D14]) ; IF(NETWORKDAYS([.D14];[.D14]) &lt; NETWORKDAYS(DATE(YEAR([.D14]);MONTH([.D14]);1);EOMONTH([.D14];0)) / 2 ; 0 ; 1)  ;  IF( NETWORKDAYS([.D14];EOMONTH([.D14];0)) &lt; NETWORKDAYS(DATE(YEAR([.D14]);MONTH([.D14]);1);EOMONTH([.D14];0))/2  ; 0  ; 1) + IF(MONTH([.E14]) &gt; MONTH([.D14]) ; MONTH([.E14])-MONTH([.D14])-1 ; 0) + IF(NETWORKDAYS(DATE(YEAR([.E14]);MONTH([.E14]);1);[.E14]) &lt;  NETWORKDAYS(DATE(YEAR([.E14]);MONTH([.E14]);1);EOMONTH([.E14];0)) / 2 ; 0 ; 1))" office:value-type="float" office:value="5">
            <text:p>5</text:p>
          </table:table-cell>
          <table:table-cell table:style-name="ce50" table:formula="of:=SUMPRODUCT([Thong_Tin_Ngay_Nghi_201601.$B$3:.$B$42]=[.$B14];[Thong_Tin_Ngay_Nghi_201601.$C$3:.$C$42])+SUMPRODUCT([Thong_Tin_Ngay_Nghi_201602.$B$3:.$B$43]=[.$B14];[Thong_Tin_Ngay_Nghi_201602.$C$3:.$C$43]) + SUMPRODUCT([Thong_Tin_Ngay_Nghi_201603.$B$3:.$B$45]=[.$B14];[Thong_Tin_Ngay_Nghi_201603.$C$3:.$C$45])" office:value-type="float" office:value="3">
            <text:p>3</text:p>
          </table:table-cell>
          <table:table-cell table:style-name="ce50" table:formula="of:=SUMPRODUCT([Thong_Tin_Ngay_Nghi_201601.$B$3:.$B$42]=[.$B14];[Thong_Tin_Ngay_Nghi_201601.$C$3:.$C$42])+SUMPRODUCT([Thong_Tin_Ngay_Nghi_201602.$B$3:.$B$43]=[.$B14];[Thong_Tin_Ngay_Nghi_201602.$C$3:.$C$43]) + SUMPRODUCT([Thong_Tin_Ngay_Nghi_201603.$B$3:.$B$45]=[.$B14];[Thong_Tin_Ngay_Nghi_201603.$C$3:.$C$45]) + SUMPRODUCT([Thong_Tin_Ngay_Nghi_201604.$B$3:.$B$46]=[.$B14];[Thong_Tin_Ngay_Nghi_201604.$C$3:.$C$46]) + SUMPRODUCT([Thong_Tin_Ngay_Nghi_201605.$B$3:.$B$45]=[.$B14];[Thong_Tin_Ngay_Nghi_201605.$C$3:.$C$45]) + SUMPRODUCT([Thong_Tin_Ngay_Nghi_201606.$B$3:.$B$45]=[.$B14];[Thong_Tin_Ngay_Nghi_201606.$C$3:.$C$45])" office:value-type="float" office:value="5">
            <text:p>5</text:p>
          </table:table-cell>
          <table:table-cell table:style-name="ce45" table:formula="of:=IF(DATE(YEAR([.E14]);MONTH([.E14]);DAY([.E14]))&lt;=DATE(YEAR([.E14]);3;31); [.C14]-[.G14] + [.F14]; IF([.G14]-[.C14]&lt;0;[.G14] + [.F14] -[.H14];[.F14]+[.C14]-[.H14]))" office:value-type="float" office:value="3">
            <text:p>3</text:p>
          </table:table-cell>
          <table:table-cell table:number-columns-repeated="2" table:style-name="ce45"/>
          <table:table-cell table:style-name="ce45" table:formula="of:=[.I14]+[.K14] +[.J14]" office:value-type="float" office:value="3">
            <text:p>3</text:p>
          </table:table-cell>
          <table:table-cell table:style-name="ce53"/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2" office:value-type="string">
            <text:p>HaTH</text:p>
          </table:table-cell>
          <table:table-cell table:style-name="ce45" office:value-type="float" office:value="5.5">
            <text:p>5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5]);DATE(YEAR([.D15]);12;31);NOW())" office:value-type="date" office:date-value="2016-06-13T13:35:38.69">
            <text:p>06/13/16</text:p>
          </table:table-cell>
          <table:table-cell table:style-name="ce47" table:formula="of:= IF(MONTH([.E15])=MONTH([.D15]) ; IF(NETWORKDAYS([.D15];[.D15]) &lt; NETWORKDAYS(DATE(YEAR([.D15]);MONTH([.D15]);1);EOMONTH([.D15];0)) / 2 ; 0 ; 1)  ;  IF( NETWORKDAYS([.D15];EOMONTH([.D15];0)) &lt; NETWORKDAYS(DATE(YEAR([.D15]);MONTH([.D15]);1);EOMONTH([.D15];0))/2  ; 0  ; 1) + IF(MONTH([.E15]) &gt; MONTH([.D15]) ; MONTH([.E15])-MONTH([.D15])-1 ; 0) + IF(NETWORKDAYS(DATE(YEAR([.E15]);MONTH([.E15]);1);[.E15]) &lt;  NETWORKDAYS(DATE(YEAR([.E15]);MONTH([.E15]);1);EOMONTH([.E15];0)) / 2 ; 0 ; 1))" office:value-type="float" office:value="5">
            <text:p>5</text:p>
          </table:table-cell>
          <table:table-cell table:style-name="ce50" table:formula="of:=SUMPRODUCT([Thong_Tin_Ngay_Nghi_201601.$B$3:.$B$42]=[.$B15];[Thong_Tin_Ngay_Nghi_201601.$C$3:.$C$42])+SUMPRODUCT([Thong_Tin_Ngay_Nghi_201602.$B$3:.$B$43]=[.$B15];[Thong_Tin_Ngay_Nghi_201602.$C$3:.$C$43]) + SUMPRODUCT([Thong_Tin_Ngay_Nghi_201603.$B$3:.$B$45]=[.$B15];[Thong_Tin_Ngay_Nghi_201603.$C$3:.$C$45])" office:value-type="float" office:value="5.5">
            <text:p>5.5</text:p>
          </table:table-cell>
          <table:table-cell table:style-name="ce50" table:formula="of:=SUMPRODUCT([Thong_Tin_Ngay_Nghi_201601.$B$3:.$B$42]=[.$B15];[Thong_Tin_Ngay_Nghi_201601.$C$3:.$C$42])+SUMPRODUCT([Thong_Tin_Ngay_Nghi_201602.$B$3:.$B$43]=[.$B15];[Thong_Tin_Ngay_Nghi_201602.$C$3:.$C$43]) + SUMPRODUCT([Thong_Tin_Ngay_Nghi_201603.$B$3:.$B$45]=[.$B15];[Thong_Tin_Ngay_Nghi_201603.$C$3:.$C$45]) + SUMPRODUCT([Thong_Tin_Ngay_Nghi_201604.$B$3:.$B$46]=[.$B15];[Thong_Tin_Ngay_Nghi_201604.$C$3:.$C$46]) + SUMPRODUCT([Thong_Tin_Ngay_Nghi_201605.$B$3:.$B$45]=[.$B15];[Thong_Tin_Ngay_Nghi_201605.$C$3:.$C$45]) + SUMPRODUCT([Thong_Tin_Ngay_Nghi_201606.$B$3:.$B$45]=[.$B15];[Thong_Tin_Ngay_Nghi_201606.$C$3:.$C$45])" office:value-type="float" office:value="10.5">
            <text:p>10.5</text:p>
          </table:table-cell>
          <table:table-cell table:style-name="ce45" table:formula="of:=IF(DATE(YEAR([.E15]);MONTH([.E15]);DAY([.E15]))&lt;=DATE(YEAR([.E15]);3;31); [.C15]-[.G15] + [.F15]; IF([.G15]-[.C15]&lt;0;[.G15] + [.F15] -[.H15];[.F15]+[.C15]-[.H15]))" office:value-type="float" office:value="0">
            <text:p>0</text:p>
          </table:table-cell>
          <table:table-cell table:number-columns-repeated="2" table:style-name="ce45"/>
          <table:table-cell table:style-name="ce45" table:formula="of:=[.I15]+[.K15] +[.J15]" office:value-type="float" office:value="0">
            <text:p>0</text:p>
          </table:table-cell>
          <table:table-cell table:style-name="ce53"/>
        </table:table-row>
        <table:table-row table:style-name="ro11">
          <table:table-cell table:style-name="ce40" office:value-type="float" office:value="10">
            <text:p>10</text:p>
          </table:table-cell>
          <table:table-cell table:style-name="ce42" office:value-type="string">
            <text:p>HaiNM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6]);DATE(YEAR([.D16]);12;31);NOW())" office:value-type="date" office:date-value="2016-06-13T13:35:38.69">
            <text:p>06/13/16</text:p>
          </table:table-cell>
          <table:table-cell table:style-name="ce47" table:formula="of:= IF(MONTH([.E16])=MONTH([.D16]) ; IF(NETWORKDAYS([.D16];[.D16]) &lt; NETWORKDAYS(DATE(YEAR([.D16]);MONTH([.D16]);1);EOMONTH([.D16];0)) / 2 ; 0 ; 1)  ;  IF( NETWORKDAYS([.D16];EOMONTH([.D16];0)) &lt; NETWORKDAYS(DATE(YEAR([.D16]);MONTH([.D16]);1);EOMONTH([.D16];0))/2  ; 0  ; 1) + IF(MONTH([.E16]) &gt; MONTH([.D16]) ; MONTH([.E16])-MONTH([.D16])-1 ; 0) + IF(NETWORKDAYS(DATE(YEAR([.E16]);MONTH([.E16]);1);[.E16]) &lt;  NETWORKDAYS(DATE(YEAR([.E16]);MONTH([.E16]);1);EOMONTH([.E16];0)) / 2 ; 0 ; 1))" office:value-type="float" office:value="5">
            <text:p>5</text:p>
          </table:table-cell>
          <table:table-cell table:style-name="ce50" table:formula="of:=SUMPRODUCT([Thong_Tin_Ngay_Nghi_201601.$B$3:.$B$42]=[.$B16];[Thong_Tin_Ngay_Nghi_201601.$C$3:.$C$42])+SUMPRODUCT([Thong_Tin_Ngay_Nghi_201602.$B$3:.$B$43]=[.$B16];[Thong_Tin_Ngay_Nghi_201602.$C$3:.$C$43]) + SUMPRODUCT([Thong_Tin_Ngay_Nghi_201603.$B$3:.$B$45]=[.$B16];[Thong_Tin_Ngay_Nghi_201603.$C$3:.$C$45])" office:value-type="float" office:value="6">
            <text:p>6</text:p>
          </table:table-cell>
          <table:table-cell table:style-name="ce50" table:formula="of:=SUMPRODUCT([Thong_Tin_Ngay_Nghi_201601.$B$3:.$B$42]=[.$B16];[Thong_Tin_Ngay_Nghi_201601.$C$3:.$C$42])+SUMPRODUCT([Thong_Tin_Ngay_Nghi_201602.$B$3:.$B$43]=[.$B16];[Thong_Tin_Ngay_Nghi_201602.$C$3:.$C$43]) + SUMPRODUCT([Thong_Tin_Ngay_Nghi_201603.$B$3:.$B$45]=[.$B16];[Thong_Tin_Ngay_Nghi_201603.$C$3:.$C$45]) + SUMPRODUCT([Thong_Tin_Ngay_Nghi_201604.$B$3:.$B$46]=[.$B16];[Thong_Tin_Ngay_Nghi_201604.$C$3:.$C$46]) + SUMPRODUCT([Thong_Tin_Ngay_Nghi_201605.$B$3:.$B$45]=[.$B16];[Thong_Tin_Ngay_Nghi_201605.$C$3:.$C$45]) + SUMPRODUCT([Thong_Tin_Ngay_Nghi_201606.$B$3:.$B$45]=[.$B16];[Thong_Tin_Ngay_Nghi_201606.$C$3:.$C$45])" office:value-type="float" office:value="7.5">
            <text:p>7.5</text:p>
          </table:table-cell>
          <table:table-cell table:style-name="ce45" table:formula="of:=IF(DATE(YEAR([.E16]);MONTH([.E16]);DAY([.E16]))&lt;=DATE(YEAR([.E16]);3;31); [.C16]-[.G16] + [.F16]; IF([.G16]-[.C16]&lt;0;[.G16] + [.F16] -[.H16];[.F16]+[.C16]-[.H16]))" office:value-type="float" office:value="-2.5">
            <text:p>-2.5</text:p>
          </table:table-cell>
          <table:table-cell table:style-name="ce45"/>
          <table:table-cell table:style-name="ce45" table:formula="of:=2+1.5" office:value-type="float" office:value="3.5">
            <text:p>3.5</text:p>
          </table:table-cell>
          <table:table-cell table:style-name="ce45" table:formula="of:=[.I16]+[.K16] +[.J16]" office:value-type="float" office:value="1">
            <text:p>1</text:p>
          </table:table-cell>
          <table:table-cell table:style-name="ce53" office:value-type="string">
            <text:p>Những ngày nghỉ đã trừ vào lương:</text:p>
            <text:p>- Tháng 1, trừ 2 ngày</text:p>
            <text:p>- Tháng 2, trừ 1.5 ngày</text:p>
            <text:p>=&gt; Ko trừ vào ngày phép nữa</text:p>
          </table:table-cell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2" office:value-type="string">
            <text:p>HienNV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7]);DATE(YEAR([.D17]);12;31);NOW())" office:value-type="date" office:date-value="2016-06-13T13:35:38.69">
            <text:p>06/13/16</text:p>
          </table:table-cell>
          <table:table-cell table:style-name="ce47" table:formula="of:= IF(MONTH([.E17])=MONTH([.D17]) ; IF(NETWORKDAYS([.D17];[.D17]) &lt; NETWORKDAYS(DATE(YEAR([.D17]);MONTH([.D17]);1);EOMONTH([.D17];0)) / 2 ; 0 ; 1)  ;  IF( NETWORKDAYS([.D17];EOMONTH([.D17];0)) &lt; NETWORKDAYS(DATE(YEAR([.D17]);MONTH([.D17]);1);EOMONTH([.D17];0))/2  ; 0  ; 1) + IF(MONTH([.E17]) &gt; MONTH([.D17]) ; MONTH([.E17])-MONTH([.D17])-1 ; 0) + IF(NETWORKDAYS(DATE(YEAR([.E17]);MONTH([.E17]);1);[.E17]) &lt;  NETWORKDAYS(DATE(YEAR([.E17]);MONTH([.E17]);1);EOMONTH([.E17];0)) / 2 ; 0 ; 1))" office:value-type="float" office:value="5">
            <text:p>5</text:p>
          </table:table-cell>
          <table:table-cell table:style-name="ce50" table:formula="of:=SUMPRODUCT([Thong_Tin_Ngay_Nghi_201601.$B$3:.$B$42]=[.$B17];[Thong_Tin_Ngay_Nghi_201601.$C$3:.$C$42])+SUMPRODUCT([Thong_Tin_Ngay_Nghi_201602.$B$3:.$B$43]=[.$B17];[Thong_Tin_Ngay_Nghi_201602.$C$3:.$C$43]) + SUMPRODUCT([Thong_Tin_Ngay_Nghi_201603.$B$3:.$B$45]=[.$B17];[Thong_Tin_Ngay_Nghi_201603.$C$3:.$C$45])" office:value-type="float" office:value="2.5">
            <text:p>2.5</text:p>
          </table:table-cell>
          <table:table-cell table:style-name="ce50" table:formula="of:=SUMPRODUCT([Thong_Tin_Ngay_Nghi_201601.$B$3:.$B$42]=[.$B17];[Thong_Tin_Ngay_Nghi_201601.$C$3:.$C$42])+SUMPRODUCT([Thong_Tin_Ngay_Nghi_201602.$B$3:.$B$43]=[.$B17];[Thong_Tin_Ngay_Nghi_201602.$C$3:.$C$43]) + SUMPRODUCT([Thong_Tin_Ngay_Nghi_201603.$B$3:.$B$45]=[.$B17];[Thong_Tin_Ngay_Nghi_201603.$C$3:.$C$45]) + SUMPRODUCT([Thong_Tin_Ngay_Nghi_201604.$B$3:.$B$46]=[.$B17];[Thong_Tin_Ngay_Nghi_201604.$C$3:.$C$46]) + SUMPRODUCT([Thong_Tin_Ngay_Nghi_201605.$B$3:.$B$45]=[.$B17];[Thong_Tin_Ngay_Nghi_201605.$C$3:.$C$45]) + SUMPRODUCT([Thong_Tin_Ngay_Nghi_201606.$B$3:.$B$45]=[.$B17];[Thong_Tin_Ngay_Nghi_201606.$C$3:.$C$45])" office:value-type="float" office:value="5.5">
            <text:p>5.5</text:p>
          </table:table-cell>
          <table:table-cell table:style-name="ce45" table:formula="of:=IF(DATE(YEAR([.E17]);MONTH([.E17]);DAY([.E17]))&lt;=DATE(YEAR([.E17]);3;31); [.C17]-[.G17] + [.F17]; IF([.G17]-[.C17]&lt;0;[.G17] + [.F17] -[.H17];[.F17]+[.C17]-[.H17]))" office:value-type="float" office:value="-0.5">
            <text:p>-0.5</text:p>
          </table:table-cell>
          <table:table-cell table:number-columns-repeated="2" table:style-name="ce45"/>
          <table:table-cell table:style-name="ce45" table:formula="of:=[.I17]+[.K17] +[.J17]" office:value-type="float" office:value="-0.5">
            <text:p>-0.5</text:p>
          </table:table-cell>
          <table:table-cell table:style-name="ce53"/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2" office:value-type="string">
            <text:p>HieuHT</text:p>
          </table:table-cell>
          <table:table-cell table:style-name="ce45" office:value-type="float" office:value="3">
            <text:p>3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8]);DATE(YEAR([.D18]);12;31);NOW())" office:value-type="date" office:date-value="2016-06-13T13:35:38.69">
            <text:p>06/13/16</text:p>
          </table:table-cell>
          <table:table-cell table:style-name="ce47" table:formula="of:= IF(MONTH([.E18])=MONTH([.D18]) ; IF(NETWORKDAYS([.D18];[.D18]) &lt; NETWORKDAYS(DATE(YEAR([.D18]);MONTH([.D18]);1);EOMONTH([.D18];0)) / 2 ; 0 ; 1)  ;  IF( NETWORKDAYS([.D18];EOMONTH([.D18];0)) &lt; NETWORKDAYS(DATE(YEAR([.D18]);MONTH([.D18]);1);EOMONTH([.D18];0))/2  ; 0  ; 1) + IF(MONTH([.E18]) &gt; MONTH([.D18]) ; MONTH([.E18])-MONTH([.D18])-1 ; 0) + IF(NETWORKDAYS(DATE(YEAR([.E18]);MONTH([.E18]);1);[.E18]) &lt;  NETWORKDAYS(DATE(YEAR([.E18]);MONTH([.E18]);1);EOMONTH([.E18];0)) / 2 ; 0 ; 1))" office:value-type="float" office:value="5">
            <text:p>5</text:p>
          </table:table-cell>
          <table:table-cell table:style-name="ce50" table:formula="of:=SUMPRODUCT([Thong_Tin_Ngay_Nghi_201601.$B$3:.$B$42]=[.$B18];[Thong_Tin_Ngay_Nghi_201601.$C$3:.$C$42])+SUMPRODUCT([Thong_Tin_Ngay_Nghi_201602.$B$3:.$B$43]=[.$B18];[Thong_Tin_Ngay_Nghi_201602.$C$3:.$C$43]) + SUMPRODUCT([Thong_Tin_Ngay_Nghi_201603.$B$3:.$B$45]=[.$B18];[Thong_Tin_Ngay_Nghi_201603.$C$3:.$C$45])" office:value-type="float" office:value="6">
            <text:p>6</text:p>
          </table:table-cell>
          <table:table-cell table:style-name="ce50" table:formula="of:=SUMPRODUCT([Thong_Tin_Ngay_Nghi_201601.$B$3:.$B$42]=[.$B18];[Thong_Tin_Ngay_Nghi_201601.$C$3:.$C$42])+SUMPRODUCT([Thong_Tin_Ngay_Nghi_201602.$B$3:.$B$43]=[.$B18];[Thong_Tin_Ngay_Nghi_201602.$C$3:.$C$43]) + SUMPRODUCT([Thong_Tin_Ngay_Nghi_201603.$B$3:.$B$45]=[.$B18];[Thong_Tin_Ngay_Nghi_201603.$C$3:.$C$45]) + SUMPRODUCT([Thong_Tin_Ngay_Nghi_201604.$B$3:.$B$46]=[.$B18];[Thong_Tin_Ngay_Nghi_201604.$C$3:.$C$46]) + SUMPRODUCT([Thong_Tin_Ngay_Nghi_201605.$B$3:.$B$45]=[.$B18];[Thong_Tin_Ngay_Nghi_201605.$C$3:.$C$45]) + SUMPRODUCT([Thong_Tin_Ngay_Nghi_201606.$B$3:.$B$45]=[.$B18];[Thong_Tin_Ngay_Nghi_201606.$C$3:.$C$45])" office:value-type="float" office:value="8.5">
            <text:p>8.5</text:p>
          </table:table-cell>
          <table:table-cell table:style-name="ce45" table:formula="of:=IF(DATE(YEAR([.E18]);MONTH([.E18]);DAY([.E18]))&lt;=DATE(YEAR([.E18]);3;31); [.C18]-[.G18] + [.F18]; IF([.G18]-[.C18]&lt;0;[.G18] + [.F18] -[.H18];[.F18]+[.C18]-[.H18]))" office:value-type="float" office:value="-0.5">
            <text:p>-0.5</text:p>
          </table:table-cell>
          <table:table-cell table:number-columns-repeated="2" table:style-name="ce45"/>
          <table:table-cell table:style-name="ce45" table:formula="of:=[.I18]+[.K18] +[.J18]" office:value-type="float" office:value="-0.5">
            <text:p>-0.5</text:p>
          </table:table-cell>
          <table:table-cell table:style-name="ce53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2" office:value-type="string">
            <text:p>HieuPT</text:p>
          </table:table-cell>
          <table:table-cell table:style-name="ce45" office:value-type="float" office:value="5.5">
            <text:p>5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9]);DATE(YEAR([.D19]);12;31);NOW())" office:value-type="date" office:date-value="2016-06-13T13:35:38.69">
            <text:p>06/13/16</text:p>
          </table:table-cell>
          <table:table-cell table:style-name="ce47" table:formula="of:= IF(MONTH([.E19])=MONTH([.D19]) ; IF(NETWORKDAYS([.D19];[.D19]) &lt; NETWORKDAYS(DATE(YEAR([.D19]);MONTH([.D19]);1);EOMONTH([.D19];0)) / 2 ; 0 ; 1)  ;  IF( NETWORKDAYS([.D19];EOMONTH([.D19];0)) &lt; NETWORKDAYS(DATE(YEAR([.D19]);MONTH([.D19]);1);EOMONTH([.D19];0))/2  ; 0  ; 1) + IF(MONTH([.E19]) &gt; MONTH([.D19]) ; MONTH([.E19])-MONTH([.D19])-1 ; 0) + IF(NETWORKDAYS(DATE(YEAR([.E19]);MONTH([.E19]);1);[.E19]) &lt;  NETWORKDAYS(DATE(YEAR([.E19]);MONTH([.E19]);1);EOMONTH([.E19];0)) / 2 ; 0 ; 1))" office:value-type="float" office:value="5">
            <text:p>5</text:p>
          </table:table-cell>
          <table:table-cell table:style-name="ce50" table:formula="of:=SUMPRODUCT([Thong_Tin_Ngay_Nghi_201601.$B$3:.$B$42]=[.$B19];[Thong_Tin_Ngay_Nghi_201601.$C$3:.$C$42])+SUMPRODUCT([Thong_Tin_Ngay_Nghi_201602.$B$3:.$B$43]=[.$B19];[Thong_Tin_Ngay_Nghi_201602.$C$3:.$C$43]) + SUMPRODUCT([Thong_Tin_Ngay_Nghi_201603.$B$3:.$B$45]=[.$B19];[Thong_Tin_Ngay_Nghi_201603.$C$3:.$C$45])" office:value-type="float" office:value="5">
            <text:p>5</text:p>
          </table:table-cell>
          <table:table-cell table:style-name="ce50" table:formula="of:=SUMPRODUCT([Thong_Tin_Ngay_Nghi_201601.$B$3:.$B$42]=[.$B19];[Thong_Tin_Ngay_Nghi_201601.$C$3:.$C$42])+SUMPRODUCT([Thong_Tin_Ngay_Nghi_201602.$B$3:.$B$43]=[.$B19];[Thong_Tin_Ngay_Nghi_201602.$C$3:.$C$43]) + SUMPRODUCT([Thong_Tin_Ngay_Nghi_201603.$B$3:.$B$45]=[.$B19];[Thong_Tin_Ngay_Nghi_201603.$C$3:.$C$45]) + SUMPRODUCT([Thong_Tin_Ngay_Nghi_201604.$B$3:.$B$46]=[.$B19];[Thong_Tin_Ngay_Nghi_201604.$C$3:.$C$46]) + SUMPRODUCT([Thong_Tin_Ngay_Nghi_201605.$B$3:.$B$45]=[.$B19];[Thong_Tin_Ngay_Nghi_201605.$C$3:.$C$45]) + SUMPRODUCT([Thong_Tin_Ngay_Nghi_201606.$B$3:.$B$45]=[.$B19];[Thong_Tin_Ngay_Nghi_201606.$C$3:.$C$45])" office:value-type="float" office:value="5">
            <text:p>5</text:p>
          </table:table-cell>
          <table:table-cell table:style-name="ce45" table:formula="of:=IF(DATE(YEAR([.E19]);MONTH([.E19]);DAY([.E19]))&lt;=DATE(YEAR([.E19]);3;31); [.C19]-[.G19] + [.F19]; IF([.G19]-[.C19]&lt;0;[.G19] + [.F19] -[.H19];[.F19]+[.C19]-[.H19]))" office:value-type="float" office:value="5">
            <text:p>5</text:p>
          </table:table-cell>
          <table:table-cell table:number-columns-repeated="2" table:style-name="ce45"/>
          <table:table-cell table:style-name="ce45" table:formula="of:=[.I19]+[.K19] +[.J19]" office:value-type="float" office:value="5">
            <text:p>5</text:p>
          </table:table-cell>
          <table:table-cell table:style-name="ce53"/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2" office:value-type="string">
            <text:p>HiepNH</text:p>
          </table:table-cell>
          <table:table-cell table:style-name="ce45" office:value-type="float" office:value="5.5">
            <text:p>5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20]);DATE(YEAR([.D20]);12;31);NOW())" office:value-type="date" office:date-value="2016-06-13T13:35:38.7">
            <text:p>06/13/16</text:p>
          </table:table-cell>
          <table:table-cell table:style-name="ce47" table:formula="of:= IF(MONTH([.E20])=MONTH([.D20]) ; IF(NETWORKDAYS([.D20];[.D20]) &lt; NETWORKDAYS(DATE(YEAR([.D20]);MONTH([.D20]);1);EOMONTH([.D20];0)) / 2 ; 0 ; 1)  ;  IF( NETWORKDAYS([.D20];EOMONTH([.D20];0)) &lt; NETWORKDAYS(DATE(YEAR([.D20]);MONTH([.D20]);1);EOMONTH([.D20];0))/2  ; 0  ; 1) + IF(MONTH([.E20]) &gt; MONTH([.D20]) ; MONTH([.E20])-MONTH([.D20])-1 ; 0) + IF(NETWORKDAYS(DATE(YEAR([.E20]);MONTH([.E20]);1);[.E20]) &lt;  NETWORKDAYS(DATE(YEAR([.E20]);MONTH([.E20]);1);EOMONTH([.E20];0)) / 2 ; 0 ; 1))" office:value-type="float" office:value="5">
            <text:p>5</text:p>
          </table:table-cell>
          <table:table-cell table:style-name="ce50" table:formula="of:=SUMPRODUCT([Thong_Tin_Ngay_Nghi_201601.$B$3:.$B$42]=[.$B20];[Thong_Tin_Ngay_Nghi_201601.$C$3:.$C$42])+SUMPRODUCT([Thong_Tin_Ngay_Nghi_201602.$B$3:.$B$43]=[.$B20];[Thong_Tin_Ngay_Nghi_201602.$C$3:.$C$43]) + SUMPRODUCT([Thong_Tin_Ngay_Nghi_201603.$B$3:.$B$45]=[.$B20];[Thong_Tin_Ngay_Nghi_201603.$C$3:.$C$45])" office:value-type="float" office:value="6.5">
            <text:p>6.5</text:p>
          </table:table-cell>
          <table:table-cell table:style-name="ce50" table:formula="of:=SUMPRODUCT([Thong_Tin_Ngay_Nghi_201601.$B$3:.$B$42]=[.$B20];[Thong_Tin_Ngay_Nghi_201601.$C$3:.$C$42])+SUMPRODUCT([Thong_Tin_Ngay_Nghi_201602.$B$3:.$B$43]=[.$B20];[Thong_Tin_Ngay_Nghi_201602.$C$3:.$C$43]) + SUMPRODUCT([Thong_Tin_Ngay_Nghi_201603.$B$3:.$B$45]=[.$B20];[Thong_Tin_Ngay_Nghi_201603.$C$3:.$C$45]) + SUMPRODUCT([Thong_Tin_Ngay_Nghi_201604.$B$3:.$B$46]=[.$B20];[Thong_Tin_Ngay_Nghi_201604.$C$3:.$C$46]) + SUMPRODUCT([Thong_Tin_Ngay_Nghi_201605.$B$3:.$B$45]=[.$B20];[Thong_Tin_Ngay_Nghi_201605.$C$3:.$C$45]) + SUMPRODUCT([Thong_Tin_Ngay_Nghi_201606.$B$3:.$B$45]=[.$B20];[Thong_Tin_Ngay_Nghi_201606.$C$3:.$C$45])" office:value-type="float" office:value="7.5">
            <text:p>7.5</text:p>
          </table:table-cell>
          <table:table-cell table:style-name="ce45" table:formula="of:=IF(DATE(YEAR([.E20]);MONTH([.E20]);DAY([.E20]))&lt;=DATE(YEAR([.E20]);3;31); [.C20]-[.G20] + [.F20]; IF([.G20]-[.C20]&lt;0;[.G20] + [.F20] -[.H20];[.F20]+[.C20]-[.H20]))" office:value-type="float" office:value="3">
            <text:p>3</text:p>
          </table:table-cell>
          <table:table-cell table:number-columns-repeated="2" table:style-name="ce45"/>
          <table:table-cell table:style-name="ce45" table:formula="of:=[.I20]+[.K20] +[.J20]" office:value-type="float" office:value="3">
            <text:p>3</text:p>
          </table:table-cell>
          <table:table-cell table:style-name="ce53"/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2" office:value-type="string">
            <text:p>HungPN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21]);DATE(YEAR([.D21]);12;31);NOW())" office:value-type="date" office:date-value="2016-06-13T13:35:38.7">
            <text:p>06/13/16</text:p>
          </table:table-cell>
          <table:table-cell table:style-name="ce47" table:formula="of:= IF(MONTH([.E21])=MONTH([.D21]) ; IF(NETWORKDAYS([.D21];[.D21]) &lt; NETWORKDAYS(DATE(YEAR([.D21]);MONTH([.D21]);1);EOMONTH([.D21];0)) / 2 ; 0 ; 1)  ;  IF( NETWORKDAYS([.D21];EOMONTH([.D21];0)) &lt; NETWORKDAYS(DATE(YEAR([.D21]);MONTH([.D21]);1);EOMONTH([.D21];0))/2  ; 0  ; 1) + IF(MONTH([.E21]) &gt; MONTH([.D21]) ; MONTH([.E21])-MONTH([.D21])-1 ; 0) + IF(NETWORKDAYS(DATE(YEAR([.E21]);MONTH([.E21]);1);[.E21]) &lt;  NETWORKDAYS(DATE(YEAR([.E21]);MONTH([.E21]);1);EOMONTH([.E21];0)) / 2 ; 0 ; 1))" office:value-type="float" office:value="5">
            <text:p>5</text:p>
          </table:table-cell>
          <table:table-cell table:style-name="ce50" table:formula="of:=SUMPRODUCT([Thong_Tin_Ngay_Nghi_201601.$B$3:.$B$42]=[.$B21];[Thong_Tin_Ngay_Nghi_201601.$C$3:.$C$42])+SUMPRODUCT([Thong_Tin_Ngay_Nghi_201602.$B$3:.$B$43]=[.$B21];[Thong_Tin_Ngay_Nghi_201602.$C$3:.$C$43]) + SUMPRODUCT([Thong_Tin_Ngay_Nghi_201603.$B$3:.$B$45]=[.$B21];[Thong_Tin_Ngay_Nghi_201603.$C$3:.$C$45])" office:value-type="float" office:value="4.5">
            <text:p>4.5</text:p>
          </table:table-cell>
          <table:table-cell table:style-name="ce50" table:formula="of:=SUMPRODUCT([Thong_Tin_Ngay_Nghi_201601.$B$3:.$B$42]=[.$B21];[Thong_Tin_Ngay_Nghi_201601.$C$3:.$C$42])+SUMPRODUCT([Thong_Tin_Ngay_Nghi_201602.$B$3:.$B$43]=[.$B21];[Thong_Tin_Ngay_Nghi_201602.$C$3:.$C$43]) + SUMPRODUCT([Thong_Tin_Ngay_Nghi_201603.$B$3:.$B$45]=[.$B21];[Thong_Tin_Ngay_Nghi_201603.$C$3:.$C$45]) + SUMPRODUCT([Thong_Tin_Ngay_Nghi_201604.$B$3:.$B$46]=[.$B21];[Thong_Tin_Ngay_Nghi_201604.$C$3:.$C$46]) + SUMPRODUCT([Thong_Tin_Ngay_Nghi_201605.$B$3:.$B$45]=[.$B21];[Thong_Tin_Ngay_Nghi_201605.$C$3:.$C$45]) + SUMPRODUCT([Thong_Tin_Ngay_Nghi_201606.$B$3:.$B$45]=[.$B21];[Thong_Tin_Ngay_Nghi_201606.$C$3:.$C$45])" office:value-type="float" office:value="5.5">
            <text:p>5.5</text:p>
          </table:table-cell>
          <table:table-cell table:style-name="ce45" table:formula="of:=IF(DATE(YEAR([.E21]);MONTH([.E21]);DAY([.E21]))&lt;=DATE(YEAR([.E21]);3;31); [.C21]-[.G21] + [.F21]; IF([.G21]-[.C21]&lt;0;[.G21] + [.F21] -[.H21];[.F21]+[.C21]-[.H21]))" office:value-type="float" office:value="1.5">
            <text:p>1.5</text:p>
          </table:table-cell>
          <table:table-cell table:number-columns-repeated="2" table:style-name="ce45"/>
          <table:table-cell table:style-name="ce45" table:formula="of:=[.I21]+[.K21] +[.J21]" office:value-type="float" office:value="1.5">
            <text:p>1.5</text:p>
          </table:table-cell>
          <table:table-cell table:style-name="ce53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2" office:value-type="string">
            <text:p>HuyenHT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office:value-type="date" office:date-value="2016-06-10">
            <text:p>06/10/16</text:p>
          </table:table-cell>
          <table:table-cell table:style-name="ce47" table:formula="of:= IF(MONTH([.E22])=MONTH([.D22]) ; IF(NETWORKDAYS([.D22];[.D22]) &lt; NETWORKDAYS(DATE(YEAR([.D22]);MONTH([.D22]);1);EOMONTH([.D22];0)) / 2 ; 0 ; 1)  ;  IF( NETWORKDAYS([.D22];EOMONTH([.D22];0)) &lt; NETWORKDAYS(DATE(YEAR([.D22]);MONTH([.D22]);1);EOMONTH([.D22];0))/2  ; 0  ; 1) + IF(MONTH([.E22]) &gt; MONTH([.D22]) ; MONTH([.E22])-MONTH([.D22])-1 ; 0) + IF(NETWORKDAYS(DATE(YEAR([.E22]);MONTH([.E22]);1);[.E22]) &lt;  NETWORKDAYS(DATE(YEAR([.E22]);MONTH([.E22]);1);EOMONTH([.E22];0)) / 2 ; 0 ; 1))" office:value-type="float" office:value="5">
            <text:p>5</text:p>
          </table:table-cell>
          <table:table-cell table:style-name="ce50" table:formula="of:=SUMPRODUCT([Thong_Tin_Ngay_Nghi_201601.$B$3:.$B$42]=[.$B22];[Thong_Tin_Ngay_Nghi_201601.$C$3:.$C$42])+SUMPRODUCT([Thong_Tin_Ngay_Nghi_201602.$B$3:.$B$43]=[.$B22];[Thong_Tin_Ngay_Nghi_201602.$C$3:.$C$43]) + SUMPRODUCT([Thong_Tin_Ngay_Nghi_201603.$B$3:.$B$45]=[.$B22];[Thong_Tin_Ngay_Nghi_201603.$C$3:.$C$45])" office:value-type="float" office:value="11.5">
            <text:p>11.5</text:p>
          </table:table-cell>
          <table:table-cell table:style-name="ce50" table:formula="of:=SUMPRODUCT([Thong_Tin_Ngay_Nghi_201601.$B$3:.$B$42]=[.$B22];[Thong_Tin_Ngay_Nghi_201601.$C$3:.$C$42])+SUMPRODUCT([Thong_Tin_Ngay_Nghi_201602.$B$3:.$B$43]=[.$B22];[Thong_Tin_Ngay_Nghi_201602.$C$3:.$C$43]) + SUMPRODUCT([Thong_Tin_Ngay_Nghi_201603.$B$3:.$B$45]=[.$B22];[Thong_Tin_Ngay_Nghi_201603.$C$3:.$C$45]) + SUMPRODUCT([Thong_Tin_Ngay_Nghi_201604.$B$3:.$B$46]=[.$B22];[Thong_Tin_Ngay_Nghi_201604.$C$3:.$C$46]) + SUMPRODUCT([Thong_Tin_Ngay_Nghi_201605.$B$3:.$B$45]=[.$B22];[Thong_Tin_Ngay_Nghi_201605.$C$3:.$C$45]) + SUMPRODUCT([Thong_Tin_Ngay_Nghi_201606.$B$3:.$B$45]=[.$B22];[Thong_Tin_Ngay_Nghi_201606.$C$3:.$C$45])" office:value-type="float" office:value="12.5">
            <text:p>12.5</text:p>
          </table:table-cell>
          <table:table-cell table:style-name="ce45" table:formula="of:=IF(DATE(YEAR([.E22]);MONTH([.E22]);DAY([.E22]))&lt;=DATE(YEAR([.E22]);3;31); [.C22]-[.G22] + [.F22]; IF([.G22]-[.C22]&lt;0;[.G22] + [.F22] -[.H22];[.F22]+[.C22]-[.H22]))" office:value-type="float" office:value="-5.5">
            <text:p>-5.5</text:p>
          </table:table-cell>
          <table:table-cell table:number-columns-repeated="2" table:style-name="ce45"/>
          <table:table-cell table:style-name="ce45" table:formula="of:=[.I22]+[.K22] +[.J22]" office:value-type="float" office:value="-5.5">
            <text:p>-5.5</text:p>
          </table:table-cell>
          <table:table-cell table:style-name="ce53"/>
        </table:table-row>
        <table:table-row table:style-name="ro6">
          <table:table-cell table:style-name="ce40"/>
          <table:table-cell table:style-name="ce42" office:value-type="string">
            <text:p>KhanhNN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6-09">
            <text:p>06/09/16</text:p>
          </table:table-cell>
          <table:table-cell table:style-name="ce46" table:formula="of:=IF(YEAR(NOW())&gt;YEAR([.D23]);DATE(YEAR([.D23]);12;31);NOW())" office:value-type="date" office:date-value="2016-06-13T13:35:38.7">
            <text:p>06/13/16</text:p>
          </table:table-cell>
          <table:table-cell table:style-name="ce47" table:formula="of:= IF(MONTH([.E23])=MONTH([.D23]) ; IF(NETWORKDAYS([.D23];[.D23]) &lt; NETWORKDAYS(DATE(YEAR([.D23]);MONTH([.D23]);1);EOMONTH([.D23];0)) / 2 ; 0 ; 1)  ;  IF( NETWORKDAYS([.D23];EOMONTH([.D23];0)) &lt; NETWORKDAYS(DATE(YEAR([.D23]);MONTH([.D23]);1);EOMONTH([.D23];0))/2  ; 0  ; 1) + IF(MONTH([.E23]) &gt; MONTH([.D23]) ; MONTH([.E23])-MONTH([.D23])-1 ; 0) + IF(NETWORKDAYS(DATE(YEAR([.E23]);MONTH([.E23]);1);[.E23]) &lt;  NETWORKDAYS(DATE(YEAR([.E23]);MONTH([.E23]);1);EOMONTH([.E23];0)) / 2 ; 0 ; 1))" office:value-type="float" office:value="0">
            <text:p>0</text:p>
          </table:table-cell>
          <table:table-cell table:style-name="ce50" table:formula="of:=SUMPRODUCT([Thong_Tin_Ngay_Nghi_201601.$B$3:.$B$42]=[.$B23];[Thong_Tin_Ngay_Nghi_201601.$C$3:.$C$42])+SUMPRODUCT([Thong_Tin_Ngay_Nghi_201602.$B$3:.$B$43]=[.$B23];[Thong_Tin_Ngay_Nghi_201602.$C$3:.$C$43]) + SUMPRODUCT([Thong_Tin_Ngay_Nghi_201603.$B$3:.$B$45]=[.$B23];[Thong_Tin_Ngay_Nghi_201603.$C$3:.$C$45])" office:value-type="float" office:value="0">
            <text:p>0</text:p>
          </table:table-cell>
          <table:table-cell table:style-name="ce50" table:formula="of:=SUMPRODUCT([Thong_Tin_Ngay_Nghi_201601.$B$3:.$B$42]=[.$B23];[Thong_Tin_Ngay_Nghi_201601.$C$3:.$C$42])+SUMPRODUCT([Thong_Tin_Ngay_Nghi_201602.$B$3:.$B$43]=[.$B23];[Thong_Tin_Ngay_Nghi_201602.$C$3:.$C$43]) + SUMPRODUCT([Thong_Tin_Ngay_Nghi_201603.$B$3:.$B$45]=[.$B23];[Thong_Tin_Ngay_Nghi_201603.$C$3:.$C$45]) + SUMPRODUCT([Thong_Tin_Ngay_Nghi_201604.$B$3:.$B$46]=[.$B23];[Thong_Tin_Ngay_Nghi_201604.$C$3:.$C$46]) + SUMPRODUCT([Thong_Tin_Ngay_Nghi_201605.$B$3:.$B$45]=[.$B23];[Thong_Tin_Ngay_Nghi_201605.$C$3:.$C$45]) + SUMPRODUCT([Thong_Tin_Ngay_Nghi_201606.$B$3:.$B$45]=[.$B23];[Thong_Tin_Ngay_Nghi_201606.$C$3:.$C$45])" office:value-type="float" office:value="0">
            <text:p>0</text:p>
          </table:table-cell>
          <table:table-cell table:style-name="ce45" table:formula="of:=IF(DATE(YEAR([.E23]);MONTH([.E23]);DAY([.E23]))&lt;=DATE(YEAR([.E23]);3;31); [.C23]-[.G23] + [.F23]; IF([.G23]-[.C23]&lt;0;[.G23] + [.F23] -[.H23];[.F23]+[.C23]-[.H23]))" office:value-type="float" office:value="0">
            <text:p>0</text:p>
          </table:table-cell>
          <table:table-cell table:number-columns-repeated="2" table:style-name="ce45"/>
          <table:table-cell table:style-name="ce45" table:formula="of:=[.I23]+[.K23] +[.J23]" office:value-type="float" office:value="0">
            <text:p>0</text:p>
          </table:table-cell>
          <table:table-cell table:style-name="ce53"/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42" office:value-type="string">
            <text:p>KienPT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24]);DATE(YEAR([.D24]);12;31);NOW())" office:value-type="date" office:date-value="2016-06-13T13:35:38.7">
            <text:p>06/13/16</text:p>
          </table:table-cell>
          <table:table-cell table:style-name="ce47" table:formula="of:= IF(MONTH([.E24])=MONTH([.D24]) ; IF(NETWORKDAYS([.D24];[.D24]) &lt; NETWORKDAYS(DATE(YEAR([.D24]);MONTH([.D24]);1);EOMONTH([.D24];0)) / 2 ; 0 ; 1)  ;  IF( NETWORKDAYS([.D24];EOMONTH([.D24];0)) &lt; NETWORKDAYS(DATE(YEAR([.D24]);MONTH([.D24]);1);EOMONTH([.D24];0))/2  ; 0  ; 1) + IF(MONTH([.E24]) &gt; MONTH([.D24]) ; MONTH([.E24])-MONTH([.D24])-1 ; 0) + IF(NETWORKDAYS(DATE(YEAR([.E24]);MONTH([.E24]);1);[.E24]) &lt;  NETWORKDAYS(DATE(YEAR([.E24]);MONTH([.E24]);1);EOMONTH([.E24];0)) / 2 ; 0 ; 1))" office:value-type="float" office:value="5">
            <text:p>5</text:p>
          </table:table-cell>
          <table:table-cell table:style-name="ce50" table:formula="of:=SUMPRODUCT([Thong_Tin_Ngay_Nghi_201601.$B$3:.$B$42]=[.$B24];[Thong_Tin_Ngay_Nghi_201601.$C$3:.$C$42])+SUMPRODUCT([Thong_Tin_Ngay_Nghi_201602.$B$3:.$B$43]=[.$B24];[Thong_Tin_Ngay_Nghi_201602.$C$3:.$C$43]) + SUMPRODUCT([Thong_Tin_Ngay_Nghi_201603.$B$3:.$B$45]=[.$B24];[Thong_Tin_Ngay_Nghi_201603.$C$3:.$C$45])" office:value-type="float" office:value="5">
            <text:p>5</text:p>
          </table:table-cell>
          <table:table-cell table:style-name="ce50" table:formula="of:=SUMPRODUCT([Thong_Tin_Ngay_Nghi_201601.$B$3:.$B$42]=[.$B24];[Thong_Tin_Ngay_Nghi_201601.$C$3:.$C$42])+SUMPRODUCT([Thong_Tin_Ngay_Nghi_201602.$B$3:.$B$43]=[.$B24];[Thong_Tin_Ngay_Nghi_201602.$C$3:.$C$43]) + SUMPRODUCT([Thong_Tin_Ngay_Nghi_201603.$B$3:.$B$45]=[.$B24];[Thong_Tin_Ngay_Nghi_201603.$C$3:.$C$45]) + SUMPRODUCT([Thong_Tin_Ngay_Nghi_201604.$B$3:.$B$46]=[.$B24];[Thong_Tin_Ngay_Nghi_201604.$C$3:.$C$46]) + SUMPRODUCT([Thong_Tin_Ngay_Nghi_201605.$B$3:.$B$45]=[.$B24];[Thong_Tin_Ngay_Nghi_201605.$C$3:.$C$45]) + SUMPRODUCT([Thong_Tin_Ngay_Nghi_201606.$B$3:.$B$45]=[.$B24];[Thong_Tin_Ngay_Nghi_201606.$C$3:.$C$45])" office:value-type="float" office:value="6">
            <text:p>6</text:p>
          </table:table-cell>
          <table:table-cell table:style-name="ce45" table:formula="of:=IF(DATE(YEAR([.E24]);MONTH([.E24]);DAY([.E24]))&lt;=DATE(YEAR([.E24]);3;31); [.C24]-[.G24] + [.F24]; IF([.G24]-[.C24]&lt;0;[.G24] + [.F24] -[.H24];[.F24]+[.C24]-[.H24]))" office:value-type="float" office:value="1">
            <text:p>1</text:p>
          </table:table-cell>
          <table:table-cell table:number-columns-repeated="2" table:style-name="ce45"/>
          <table:table-cell table:style-name="ce45" table:formula="of:=[.I24]+[.K24] +[.J24]" office:value-type="float" office:value="1">
            <text:p>1</text:p>
          </table:table-cell>
          <table:table-cell table:style-name="ce53"/>
        </table:table-row>
        <table:table-row table:style-name="ro6">
          <table:table-cell table:style-name="ce40"/>
          <table:table-cell table:style-name="ce42" office:value-type="string">
            <text:p>LongPT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6-09">
            <text:p>06/09/16</text:p>
          </table:table-cell>
          <table:table-cell table:style-name="ce46" table:formula="of:=IF(YEAR(NOW())&gt;YEAR([.D25]);DATE(YEAR([.D25]);12;31);NOW())" office:value-type="date" office:date-value="2016-06-13T13:35:38.7">
            <text:p>06/13/16</text:p>
          </table:table-cell>
          <table:table-cell table:style-name="ce47" table:formula="of:= IF(MONTH([.E25])=MONTH([.D25]) ; IF(NETWORKDAYS([.D25];[.D25]) &lt; NETWORKDAYS(DATE(YEAR([.D25]);MONTH([.D25]);1);EOMONTH([.D25];0)) / 2 ; 0 ; 1)  ;  IF( NETWORKDAYS([.D25];EOMONTH([.D25];0)) &lt; NETWORKDAYS(DATE(YEAR([.D25]);MONTH([.D25]);1);EOMONTH([.D25];0))/2  ; 0  ; 1) + IF(MONTH([.E25]) &gt; MONTH([.D25]) ; MONTH([.E25])-MONTH([.D25])-1 ; 0) + IF(NETWORKDAYS(DATE(YEAR([.E25]);MONTH([.E25]);1);[.E25]) &lt;  NETWORKDAYS(DATE(YEAR([.E25]);MONTH([.E25]);1);EOMONTH([.E25];0)) / 2 ; 0 ; 1))" office:value-type="float" office:value="0">
            <text:p>0</text:p>
          </table:table-cell>
          <table:table-cell table:style-name="ce50" table:formula="of:=SUMPRODUCT([Thong_Tin_Ngay_Nghi_201601.$B$3:.$B$42]=[.$B25];[Thong_Tin_Ngay_Nghi_201601.$C$3:.$C$42])+SUMPRODUCT([Thong_Tin_Ngay_Nghi_201602.$B$3:.$B$43]=[.$B25];[Thong_Tin_Ngay_Nghi_201602.$C$3:.$C$43]) + SUMPRODUCT([Thong_Tin_Ngay_Nghi_201603.$B$3:.$B$45]=[.$B25];[Thong_Tin_Ngay_Nghi_201603.$C$3:.$C$45])" office:value-type="float" office:value="0">
            <text:p>0</text:p>
          </table:table-cell>
          <table:table-cell table:style-name="ce50" table:formula="of:=SUMPRODUCT([Thong_Tin_Ngay_Nghi_201601.$B$3:.$B$42]=[.$B25];[Thong_Tin_Ngay_Nghi_201601.$C$3:.$C$42])+SUMPRODUCT([Thong_Tin_Ngay_Nghi_201602.$B$3:.$B$43]=[.$B25];[Thong_Tin_Ngay_Nghi_201602.$C$3:.$C$43]) + SUMPRODUCT([Thong_Tin_Ngay_Nghi_201603.$B$3:.$B$45]=[.$B25];[Thong_Tin_Ngay_Nghi_201603.$C$3:.$C$45]) + SUMPRODUCT([Thong_Tin_Ngay_Nghi_201604.$B$3:.$B$46]=[.$B25];[Thong_Tin_Ngay_Nghi_201604.$C$3:.$C$46]) + SUMPRODUCT([Thong_Tin_Ngay_Nghi_201605.$B$3:.$B$45]=[.$B25];[Thong_Tin_Ngay_Nghi_201605.$C$3:.$C$45]) + SUMPRODUCT([Thong_Tin_Ngay_Nghi_201606.$B$3:.$B$45]=[.$B25];[Thong_Tin_Ngay_Nghi_201606.$C$3:.$C$45])" office:value-type="float" office:value="0">
            <text:p>0</text:p>
          </table:table-cell>
          <table:table-cell table:style-name="ce45" table:formula="of:=IF(DATE(YEAR([.E25]);MONTH([.E25]);DAY([.E25]))&lt;=DATE(YEAR([.E25]);3;31); [.C25]-[.G25] + [.F25]; IF([.G25]-[.C25]&lt;0;[.G25] + [.F25] -[.H25];[.F25]+[.C25]-[.H25]))" office:value-type="float" office:value="0">
            <text:p>0</text:p>
          </table:table-cell>
          <table:table-cell table:number-columns-repeated="2" table:style-name="ce45"/>
          <table:table-cell table:style-name="ce45" table:formula="of:=[.I25]+[.K25] +[.J25]" office:value-type="float" office:value="0">
            <text:p>0</text:p>
          </table:table-cell>
          <table:table-cell table:style-name="ce53"/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2" office:value-type="string">
            <text:p>LuanNN</text:p>
          </table:table-cell>
          <table:table-cell table:style-name="ce45" office:value-type="float" office:value="7">
            <text:p>7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26]);DATE(YEAR([.D26]);12;31);NOW())" office:value-type="date" office:date-value="2016-06-13T13:35:38.7">
            <text:p>06/13/16</text:p>
          </table:table-cell>
          <table:table-cell table:style-name="ce47" table:formula="of:= IF(MONTH([.E26])=MONTH([.D26]) ; IF(NETWORKDAYS([.D26];[.D26]) &lt; NETWORKDAYS(DATE(YEAR([.D26]);MONTH([.D26]);1);EOMONTH([.D26];0)) / 2 ; 0 ; 1)  ;  IF( NETWORKDAYS([.D26];EOMONTH([.D26];0)) &lt; NETWORKDAYS(DATE(YEAR([.D26]);MONTH([.D26]);1);EOMONTH([.D26];0))/2  ; 0  ; 1) + IF(MONTH([.E26]) &gt; MONTH([.D26]) ; MONTH([.E26])-MONTH([.D26])-1 ; 0) + IF(NETWORKDAYS(DATE(YEAR([.E26]);MONTH([.E26]);1);[.E26]) &lt;  NETWORKDAYS(DATE(YEAR([.E26]);MONTH([.E26]);1);EOMONTH([.E26];0)) / 2 ; 0 ; 1))" office:value-type="float" office:value="5">
            <text:p>5</text:p>
          </table:table-cell>
          <table:table-cell table:style-name="ce50" table:formula="of:=SUMPRODUCT([Thong_Tin_Ngay_Nghi_201601.$B$3:.$B$42]=[.$B26];[Thong_Tin_Ngay_Nghi_201601.$C$3:.$C$42])+SUMPRODUCT([Thong_Tin_Ngay_Nghi_201602.$B$3:.$B$43]=[.$B26];[Thong_Tin_Ngay_Nghi_201602.$C$3:.$C$43]) + SUMPRODUCT([Thong_Tin_Ngay_Nghi_201603.$B$3:.$B$45]=[.$B26];[Thong_Tin_Ngay_Nghi_201603.$C$3:.$C$45])" office:value-type="float" office:value="3">
            <text:p>3</text:p>
          </table:table-cell>
          <table:table-cell table:style-name="ce50" table:formula="of:=SUMPRODUCT([Thong_Tin_Ngay_Nghi_201601.$B$3:.$B$42]=[.$B26];[Thong_Tin_Ngay_Nghi_201601.$C$3:.$C$42])+SUMPRODUCT([Thong_Tin_Ngay_Nghi_201602.$B$3:.$B$43]=[.$B26];[Thong_Tin_Ngay_Nghi_201602.$C$3:.$C$43]) + SUMPRODUCT([Thong_Tin_Ngay_Nghi_201603.$B$3:.$B$45]=[.$B26];[Thong_Tin_Ngay_Nghi_201603.$C$3:.$C$45]) + SUMPRODUCT([Thong_Tin_Ngay_Nghi_201604.$B$3:.$B$46]=[.$B26];[Thong_Tin_Ngay_Nghi_201604.$C$3:.$C$46]) + SUMPRODUCT([Thong_Tin_Ngay_Nghi_201605.$B$3:.$B$45]=[.$B26];[Thong_Tin_Ngay_Nghi_201605.$C$3:.$C$45]) + SUMPRODUCT([Thong_Tin_Ngay_Nghi_201606.$B$3:.$B$45]=[.$B26];[Thong_Tin_Ngay_Nghi_201606.$C$3:.$C$45])" office:value-type="float" office:value="4.5">
            <text:p>4.5</text:p>
          </table:table-cell>
          <table:table-cell table:style-name="ce45" table:formula="of:=IF(DATE(YEAR([.E26]);MONTH([.E26]);DAY([.E26]))&lt;=DATE(YEAR([.E26]);3;31); [.C26]-[.G26] + [.F26]; IF([.G26]-[.C26]&lt;0;[.G26] + [.F26] -[.H26];[.F26]+[.C26]-[.H26]))" office:value-type="float" office:value="3.5">
            <text:p>3.5</text:p>
          </table:table-cell>
          <table:table-cell table:number-columns-repeated="2" table:style-name="ce45"/>
          <table:table-cell table:style-name="ce45" table:formula="of:=[.I26]+[.K26] +[.J26]" office:value-type="float" office:value="3.5">
            <text:p>3.5</text:p>
          </table:table-cell>
          <table:table-cell table:style-name="ce53"/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2" office:value-type="string">
            <text:p>MaiNTT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27]);DATE(YEAR([.D27]);12;31);NOW())" office:value-type="date" office:date-value="2016-06-13T13:35:38.7">
            <text:p>06/13/16</text:p>
          </table:table-cell>
          <table:table-cell table:style-name="ce47" table:formula="of:= IF(MONTH([.E27])=MONTH([.D27]) ; IF(NETWORKDAYS([.D27];[.D27]) &lt; NETWORKDAYS(DATE(YEAR([.D27]);MONTH([.D27]);1);EOMONTH([.D27];0)) / 2 ; 0 ; 1)  ;  IF( NETWORKDAYS([.D27];EOMONTH([.D27];0)) &lt; NETWORKDAYS(DATE(YEAR([.D27]);MONTH([.D27]);1);EOMONTH([.D27];0))/2  ; 0  ; 1) + IF(MONTH([.E27]) &gt; MONTH([.D27]) ; MONTH([.E27])-MONTH([.D27])-1 ; 0) + IF(NETWORKDAYS(DATE(YEAR([.E27]);MONTH([.E27]);1);[.E27]) &lt;  NETWORKDAYS(DATE(YEAR([.E27]);MONTH([.E27]);1);EOMONTH([.E27];0)) / 2 ; 0 ; 1))" office:value-type="float" office:value="5">
            <text:p>5</text:p>
          </table:table-cell>
          <table:table-cell table:style-name="ce50" table:formula="of:=SUMPRODUCT([Thong_Tin_Ngay_Nghi_201601.$B$3:.$B$42]=[.$B27];[Thong_Tin_Ngay_Nghi_201601.$C$3:.$C$42])+SUMPRODUCT([Thong_Tin_Ngay_Nghi_201602.$B$3:.$B$43]=[.$B27];[Thong_Tin_Ngay_Nghi_201602.$C$3:.$C$43]) + SUMPRODUCT([Thong_Tin_Ngay_Nghi_201603.$B$3:.$B$45]=[.$B27];[Thong_Tin_Ngay_Nghi_201603.$C$3:.$C$45])" office:value-type="float" office:value="6">
            <text:p>6</text:p>
          </table:table-cell>
          <table:table-cell table:style-name="ce50" table:formula="of:=SUMPRODUCT([Thong_Tin_Ngay_Nghi_201601.$B$3:.$B$42]=[.$B27];[Thong_Tin_Ngay_Nghi_201601.$C$3:.$C$42])+SUMPRODUCT([Thong_Tin_Ngay_Nghi_201602.$B$3:.$B$43]=[.$B27];[Thong_Tin_Ngay_Nghi_201602.$C$3:.$C$43]) + SUMPRODUCT([Thong_Tin_Ngay_Nghi_201603.$B$3:.$B$45]=[.$B27];[Thong_Tin_Ngay_Nghi_201603.$C$3:.$C$45]) + SUMPRODUCT([Thong_Tin_Ngay_Nghi_201604.$B$3:.$B$46]=[.$B27];[Thong_Tin_Ngay_Nghi_201604.$C$3:.$C$46]) + SUMPRODUCT([Thong_Tin_Ngay_Nghi_201605.$B$3:.$B$45]=[.$B27];[Thong_Tin_Ngay_Nghi_201605.$C$3:.$C$45]) + SUMPRODUCT([Thong_Tin_Ngay_Nghi_201606.$B$3:.$B$45]=[.$B27];[Thong_Tin_Ngay_Nghi_201606.$C$3:.$C$45])" office:value-type="float" office:value="6">
            <text:p>6</text:p>
          </table:table-cell>
          <table:table-cell table:style-name="ce45" table:formula="of:=IF(DATE(YEAR([.E27]);MONTH([.E27]);DAY([.E27]))&lt;=DATE(YEAR([.E27]);3;31); [.C27]-[.G27] + [.F27]; IF([.G27]-[.C27]&lt;0;[.G27] + [.F27] -[.H27];[.F27]+[.C27]-[.H27]))" office:value-type="float" office:value="1">
            <text:p>1</text:p>
          </table:table-cell>
          <table:table-cell table:number-columns-repeated="2" table:style-name="ce45"/>
          <table:table-cell table:style-name="ce45" table:formula="of:=[.I27]+[.K27] +[.J27]" office:value-type="float" office:value="1">
            <text:p>1</text:p>
          </table:table-cell>
          <table:table-cell table:style-name="ce53"/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2" office:value-type="string">
            <text:p>MinhTD</text:p>
          </table:table-cell>
          <table:table-cell table:style-name="ce45" office:value-type="float" office:value="5">
            <text:p>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28]);DATE(YEAR([.D28]);12;31);NOW())" office:value-type="date" office:date-value="2016-06-13T13:35:38.7">
            <text:p>06/13/16</text:p>
          </table:table-cell>
          <table:table-cell table:style-name="ce47" table:formula="of:= IF(MONTH([.E28])=MONTH([.D28]) ; IF(NETWORKDAYS([.D28];[.D28]) &lt; NETWORKDAYS(DATE(YEAR([.D28]);MONTH([.D28]);1);EOMONTH([.D28];0)) / 2 ; 0 ; 1)  ;  IF( NETWORKDAYS([.D28];EOMONTH([.D28];0)) &lt; NETWORKDAYS(DATE(YEAR([.D28]);MONTH([.D28]);1);EOMONTH([.D28];0))/2  ; 0  ; 1) + IF(MONTH([.E28]) &gt; MONTH([.D28]) ; MONTH([.E28])-MONTH([.D28])-1 ; 0) + IF(NETWORKDAYS(DATE(YEAR([.E28]);MONTH([.E28]);1);[.E28]) &lt;  NETWORKDAYS(DATE(YEAR([.E28]);MONTH([.E28]);1);EOMONTH([.E28];0)) / 2 ; 0 ; 1))" office:value-type="float" office:value="5">
            <text:p>5</text:p>
          </table:table-cell>
          <table:table-cell table:style-name="ce50" table:formula="of:=SUMPRODUCT([Thong_Tin_Ngay_Nghi_201601.$B$3:.$B$42]=[.$B28];[Thong_Tin_Ngay_Nghi_201601.$C$3:.$C$42])+SUMPRODUCT([Thong_Tin_Ngay_Nghi_201602.$B$3:.$B$43]=[.$B28];[Thong_Tin_Ngay_Nghi_201602.$C$3:.$C$43]) + SUMPRODUCT([Thong_Tin_Ngay_Nghi_201603.$B$3:.$B$45]=[.$B28];[Thong_Tin_Ngay_Nghi_201603.$C$3:.$C$45])" office:value-type="float" office:value="7">
            <text:p>7</text:p>
          </table:table-cell>
          <table:table-cell table:style-name="ce50" table:formula="of:=SUMPRODUCT([Thong_Tin_Ngay_Nghi_201601.$B$3:.$B$42]=[.$B28];[Thong_Tin_Ngay_Nghi_201601.$C$3:.$C$42])+SUMPRODUCT([Thong_Tin_Ngay_Nghi_201602.$B$3:.$B$43]=[.$B28];[Thong_Tin_Ngay_Nghi_201602.$C$3:.$C$43]) + SUMPRODUCT([Thong_Tin_Ngay_Nghi_201603.$B$3:.$B$45]=[.$B28];[Thong_Tin_Ngay_Nghi_201603.$C$3:.$C$45]) + SUMPRODUCT([Thong_Tin_Ngay_Nghi_201604.$B$3:.$B$46]=[.$B28];[Thong_Tin_Ngay_Nghi_201604.$C$3:.$C$46]) + SUMPRODUCT([Thong_Tin_Ngay_Nghi_201605.$B$3:.$B$45]=[.$B28];[Thong_Tin_Ngay_Nghi_201605.$C$3:.$C$45]) + SUMPRODUCT([Thong_Tin_Ngay_Nghi_201606.$B$3:.$B$45]=[.$B28];[Thong_Tin_Ngay_Nghi_201606.$C$3:.$C$45])" office:value-type="float" office:value="14">
            <text:p>14</text:p>
          </table:table-cell>
          <table:table-cell table:style-name="ce45" table:formula="of:=IF(DATE(YEAR([.E28]);MONTH([.E28]);DAY([.E28]))&lt;=DATE(YEAR([.E28]);3;31); [.C28]-[.G28] + [.F28]; IF([.G28]-[.C28]&lt;0;[.G28] + [.F28] -[.H28];[.F28]+[.C28]-[.H28]))" office:value-type="float" office:value="-4">
            <text:p>-4</text:p>
          </table:table-cell>
          <table:table-cell table:number-columns-repeated="2" table:style-name="ce45"/>
          <table:table-cell table:style-name="ce45" table:formula="of:=[.I28]+[.K28] +[.J28]" office:value-type="float" office:value="-4">
            <text:p>-4</text:p>
          </table:table-cell>
          <table:table-cell table:style-name="ce53"/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2" office:value-type="string">
            <text:p>NamTV</text:p>
          </table:table-cell>
          <table:table-cell table:style-name="ce45" office:value-type="float" office:value="5.5">
            <text:p>5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29]);DATE(YEAR([.D29]);12;31);NOW())" office:value-type="date" office:date-value="2016-06-13T13:35:38.7">
            <text:p>06/13/16</text:p>
          </table:table-cell>
          <table:table-cell table:style-name="ce47" table:formula="of:= IF(MONTH([.E29])=MONTH([.D29]) ; IF(NETWORKDAYS([.D29];[.D29]) &lt; NETWORKDAYS(DATE(YEAR([.D29]);MONTH([.D29]);1);EOMONTH([.D29];0)) / 2 ; 0 ; 1)  ;  IF( NETWORKDAYS([.D29];EOMONTH([.D29];0)) &lt; NETWORKDAYS(DATE(YEAR([.D29]);MONTH([.D29]);1);EOMONTH([.D29];0))/2  ; 0  ; 1) + IF(MONTH([.E29]) &gt; MONTH([.D29]) ; MONTH([.E29])-MONTH([.D29])-1 ; 0) + IF(NETWORKDAYS(DATE(YEAR([.E29]);MONTH([.E29]);1);[.E29]) &lt;  NETWORKDAYS(DATE(YEAR([.E29]);MONTH([.E29]);1);EOMONTH([.E29];0)) / 2 ; 0 ; 1))" office:value-type="float" office:value="5">
            <text:p>5</text:p>
          </table:table-cell>
          <table:table-cell table:style-name="ce50" table:formula="of:=SUMPRODUCT([Thong_Tin_Ngay_Nghi_201601.$B$3:.$B$42]=[.$B29];[Thong_Tin_Ngay_Nghi_201601.$C$3:.$C$42])+SUMPRODUCT([Thong_Tin_Ngay_Nghi_201602.$B$3:.$B$43]=[.$B29];[Thong_Tin_Ngay_Nghi_201602.$C$3:.$C$43]) + SUMPRODUCT([Thong_Tin_Ngay_Nghi_201603.$B$3:.$B$45]=[.$B29];[Thong_Tin_Ngay_Nghi_201603.$C$3:.$C$45])" office:value-type="float" office:value="4">
            <text:p>4</text:p>
          </table:table-cell>
          <table:table-cell table:style-name="ce50" table:formula="of:=SUMPRODUCT([Thong_Tin_Ngay_Nghi_201601.$B$3:.$B$42]=[.$B29];[Thong_Tin_Ngay_Nghi_201601.$C$3:.$C$42])+SUMPRODUCT([Thong_Tin_Ngay_Nghi_201602.$B$3:.$B$43]=[.$B29];[Thong_Tin_Ngay_Nghi_201602.$C$3:.$C$43]) + SUMPRODUCT([Thong_Tin_Ngay_Nghi_201603.$B$3:.$B$45]=[.$B29];[Thong_Tin_Ngay_Nghi_201603.$C$3:.$C$45]) + SUMPRODUCT([Thong_Tin_Ngay_Nghi_201604.$B$3:.$B$46]=[.$B29];[Thong_Tin_Ngay_Nghi_201604.$C$3:.$C$46]) + SUMPRODUCT([Thong_Tin_Ngay_Nghi_201605.$B$3:.$B$45]=[.$B29];[Thong_Tin_Ngay_Nghi_201605.$C$3:.$C$45]) + SUMPRODUCT([Thong_Tin_Ngay_Nghi_201606.$B$3:.$B$45]=[.$B29];[Thong_Tin_Ngay_Nghi_201606.$C$3:.$C$45])" office:value-type="float" office:value="5">
            <text:p>5</text:p>
          </table:table-cell>
          <table:table-cell table:style-name="ce45" table:formula="of:=IF(DATE(YEAR([.E29]);MONTH([.E29]);DAY([.E29]))&lt;=DATE(YEAR([.E29]);3;31); [.C29]-[.G29] + [.F29]; IF([.G29]-[.C29]&lt;0;[.G29] + [.F29] -[.H29];[.F29]+[.C29]-[.H29]))" office:value-type="float" office:value="4">
            <text:p>4</text:p>
          </table:table-cell>
          <table:table-cell table:number-columns-repeated="2" table:style-name="ce45"/>
          <table:table-cell table:style-name="ce45" table:formula="of:=[.I29]+[.K29] +[.J29]" office:value-type="float" office:value="4">
            <text:p>4</text:p>
          </table:table-cell>
          <table:table-cell table:style-name="ce53"/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2" office:value-type="string">
            <text:p>NguyenHTT</text:p>
          </table:table-cell>
          <table:table-cell table:style-name="ce45" office:value-type="float" office:value="7.5">
            <text:p>7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0]);DATE(YEAR([.D30]);12;31);NOW())" office:value-type="date" office:date-value="2016-06-13T13:35:38.7">
            <text:p>06/13/16</text:p>
          </table:table-cell>
          <table:table-cell table:style-name="ce47" table:formula="of:= IF(MONTH([.E30])=MONTH([.D30]) ; IF(NETWORKDAYS([.D30];[.D30]) &lt; NETWORKDAYS(DATE(YEAR([.D30]);MONTH([.D30]);1);EOMONTH([.D30];0)) / 2 ; 0 ; 1)  ;  IF( NETWORKDAYS([.D30];EOMONTH([.D30];0)) &lt; NETWORKDAYS(DATE(YEAR([.D30]);MONTH([.D30]);1);EOMONTH([.D30];0))/2  ; 0  ; 1) + IF(MONTH([.E30]) &gt; MONTH([.D30]) ; MONTH([.E30])-MONTH([.D30])-1 ; 0) + IF(NETWORKDAYS(DATE(YEAR([.E30]);MONTH([.E30]);1);[.E30]) &lt;  NETWORKDAYS(DATE(YEAR([.E30]);MONTH([.E30]);1);EOMONTH([.E30];0)) / 2 ; 0 ; 1))" office:value-type="float" office:value="5">
            <text:p>5</text:p>
          </table:table-cell>
          <table:table-cell table:style-name="ce50" table:formula="of:=SUMPRODUCT([Thong_Tin_Ngay_Nghi_201601.$B$3:.$B$42]=[.$B30];[Thong_Tin_Ngay_Nghi_201601.$C$3:.$C$42])+SUMPRODUCT([Thong_Tin_Ngay_Nghi_201602.$B$3:.$B$43]=[.$B30];[Thong_Tin_Ngay_Nghi_201602.$C$3:.$C$43]) + SUMPRODUCT([Thong_Tin_Ngay_Nghi_201603.$B$3:.$B$45]=[.$B30];[Thong_Tin_Ngay_Nghi_201603.$C$3:.$C$45])" office:value-type="float" office:value="11.5">
            <text:p>11.5</text:p>
          </table:table-cell>
          <table:table-cell table:style-name="ce50" table:formula="of:=SUMPRODUCT([Thong_Tin_Ngay_Nghi_201601.$B$3:.$B$42]=[.$B30];[Thong_Tin_Ngay_Nghi_201601.$C$3:.$C$42])+SUMPRODUCT([Thong_Tin_Ngay_Nghi_201602.$B$3:.$B$43]=[.$B30];[Thong_Tin_Ngay_Nghi_201602.$C$3:.$C$43]) + SUMPRODUCT([Thong_Tin_Ngay_Nghi_201603.$B$3:.$B$45]=[.$B30];[Thong_Tin_Ngay_Nghi_201603.$C$3:.$C$45]) + SUMPRODUCT([Thong_Tin_Ngay_Nghi_201604.$B$3:.$B$46]=[.$B30];[Thong_Tin_Ngay_Nghi_201604.$C$3:.$C$46]) + SUMPRODUCT([Thong_Tin_Ngay_Nghi_201605.$B$3:.$B$45]=[.$B30];[Thong_Tin_Ngay_Nghi_201605.$C$3:.$C$45]) + SUMPRODUCT([Thong_Tin_Ngay_Nghi_201606.$B$3:.$B$45]=[.$B30];[Thong_Tin_Ngay_Nghi_201606.$C$3:.$C$45])" office:value-type="float" office:value="15">
            <text:p>15</text:p>
          </table:table-cell>
          <table:table-cell table:style-name="ce45" table:formula="of:=IF(DATE(YEAR([.E30]);MONTH([.E30]);DAY([.E30]))&lt;=DATE(YEAR([.E30]);3;31); [.C30]-[.G30] + [.F30]; IF([.G30]-[.C30]&lt;0;[.G30] + [.F30] -[.H30];[.F30]+[.C30]-[.H30]))" office:value-type="float" office:value="-2.5">
            <text:p>-2.5</text:p>
          </table:table-cell>
          <table:table-cell table:number-columns-repeated="2" table:style-name="ce45"/>
          <table:table-cell table:style-name="ce45" table:formula="of:=[.I30]+[.K30] +[.J30]" office:value-type="float" office:value="-2.5">
            <text:p>-2.5</text:p>
          </table:table-cell>
          <table:table-cell table:style-name="ce53"/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2" office:value-type="string">
            <text:p>NhanNM</text:p>
          </table:table-cell>
          <table:table-cell table:style-name="ce45" office:value-type="float" office:value="6">
            <text:p>6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1]);DATE(YEAR([.D31]);12;31);NOW())" office:value-type="date" office:date-value="2016-06-13T13:35:38.7">
            <text:p>06/13/16</text:p>
          </table:table-cell>
          <table:table-cell table:style-name="ce47" table:formula="of:= IF(MONTH([.E31])=MONTH([.D31]) ; IF(NETWORKDAYS([.D31];[.D31]) &lt; NETWORKDAYS(DATE(YEAR([.D31]);MONTH([.D31]);1);EOMONTH([.D31];0)) / 2 ; 0 ; 1)  ;  IF( NETWORKDAYS([.D31];EOMONTH([.D31];0)) &lt; NETWORKDAYS(DATE(YEAR([.D31]);MONTH([.D31]);1);EOMONTH([.D31];0))/2  ; 0  ; 1) + IF(MONTH([.E31]) &gt; MONTH([.D31]) ; MONTH([.E31])-MONTH([.D31])-1 ; 0) + IF(NETWORKDAYS(DATE(YEAR([.E31]);MONTH([.E31]);1);[.E31]) &lt;  NETWORKDAYS(DATE(YEAR([.E31]);MONTH([.E31]);1);EOMONTH([.E31];0)) / 2 ; 0 ; 1))" office:value-type="float" office:value="5">
            <text:p>5</text:p>
          </table:table-cell>
          <table:table-cell table:style-name="ce50" table:formula="of:=SUMPRODUCT([Thong_Tin_Ngay_Nghi_201601.$B$3:.$B$42]=[.$B31];[Thong_Tin_Ngay_Nghi_201601.$C$3:.$C$42])+SUMPRODUCT([Thong_Tin_Ngay_Nghi_201602.$B$3:.$B$43]=[.$B31];[Thong_Tin_Ngay_Nghi_201602.$C$3:.$C$43]) + SUMPRODUCT([Thong_Tin_Ngay_Nghi_201603.$B$3:.$B$45]=[.$B31];[Thong_Tin_Ngay_Nghi_201603.$C$3:.$C$45])" office:value-type="float" office:value="6">
            <text:p>6</text:p>
          </table:table-cell>
          <table:table-cell table:style-name="ce50" table:formula="of:=SUMPRODUCT([Thong_Tin_Ngay_Nghi_201601.$B$3:.$B$42]=[.$B31];[Thong_Tin_Ngay_Nghi_201601.$C$3:.$C$42])+SUMPRODUCT([Thong_Tin_Ngay_Nghi_201602.$B$3:.$B$43]=[.$B31];[Thong_Tin_Ngay_Nghi_201602.$C$3:.$C$43]) + SUMPRODUCT([Thong_Tin_Ngay_Nghi_201603.$B$3:.$B$45]=[.$B31];[Thong_Tin_Ngay_Nghi_201603.$C$3:.$C$45]) + SUMPRODUCT([Thong_Tin_Ngay_Nghi_201604.$B$3:.$B$46]=[.$B31];[Thong_Tin_Ngay_Nghi_201604.$C$3:.$C$46]) + SUMPRODUCT([Thong_Tin_Ngay_Nghi_201605.$B$3:.$B$45]=[.$B31];[Thong_Tin_Ngay_Nghi_201605.$C$3:.$C$45]) + SUMPRODUCT([Thong_Tin_Ngay_Nghi_201606.$B$3:.$B$45]=[.$B31];[Thong_Tin_Ngay_Nghi_201606.$C$3:.$C$45])" office:value-type="float" office:value="7.5">
            <text:p>7.5</text:p>
          </table:table-cell>
          <table:table-cell table:style-name="ce45" table:formula="of:=IF(DATE(YEAR([.E31]);MONTH([.E31]);DAY([.E31]))&lt;=DATE(YEAR([.E31]);3;31); [.C31]-[.G31] + [.F31]; IF([.G31]-[.C31]&lt;0;[.G31] + [.F31] -[.H31];[.F31]+[.C31]-[.H31]))" office:value-type="float" office:value="3.5">
            <text:p>3.5</text:p>
          </table:table-cell>
          <table:table-cell table:number-columns-repeated="2" table:style-name="ce45"/>
          <table:table-cell table:style-name="ce45" table:formula="of:=[.I31]+[.K31] +[.J31]" office:value-type="float" office:value="3.5">
            <text:p>3.5</text:p>
          </table:table-cell>
          <table:table-cell table:style-name="ce53"/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2" office:value-type="string">
            <text:p>PhuongTH</text:p>
          </table:table-cell>
          <table:table-cell table:style-name="ce45" office:value-type="float" office:value="2.5">
            <text:p>2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2]);DATE(YEAR([.D32]);12;31);NOW())" office:value-type="date" office:date-value="2016-06-13T13:35:38.7">
            <text:p>06/13/16</text:p>
          </table:table-cell>
          <table:table-cell table:style-name="ce47" table:formula="of:= IF(MONTH([.E32])=MONTH([.D32]) ; IF(NETWORKDAYS([.D32];[.D32]) &lt; NETWORKDAYS(DATE(YEAR([.D32]);MONTH([.D32]);1);EOMONTH([.D32];0)) / 2 ; 0 ; 1)  ;  IF( NETWORKDAYS([.D32];EOMONTH([.D32];0)) &lt; NETWORKDAYS(DATE(YEAR([.D32]);MONTH([.D32]);1);EOMONTH([.D32];0))/2  ; 0  ; 1) + IF(MONTH([.E32]) &gt; MONTH([.D32]) ; MONTH([.E32])-MONTH([.D32])-1 ; 0) + IF(NETWORKDAYS(DATE(YEAR([.E32]);MONTH([.E32]);1);[.E32]) &lt;  NETWORKDAYS(DATE(YEAR([.E32]);MONTH([.E32]);1);EOMONTH([.E32];0)) / 2 ; 0 ; 1))" office:value-type="float" office:value="5">
            <text:p>5</text:p>
          </table:table-cell>
          <table:table-cell table:style-name="ce50" table:formula="of:=SUMPRODUCT([Thong_Tin_Ngay_Nghi_201601.$B$3:.$B$42]=[.$B32];[Thong_Tin_Ngay_Nghi_201601.$C$3:.$C$42])+SUMPRODUCT([Thong_Tin_Ngay_Nghi_201602.$B$3:.$B$43]=[.$B32];[Thong_Tin_Ngay_Nghi_201602.$C$3:.$C$43]) + SUMPRODUCT([Thong_Tin_Ngay_Nghi_201603.$B$3:.$B$45]=[.$B32];[Thong_Tin_Ngay_Nghi_201603.$C$3:.$C$45])" office:value-type="float" office:value="1">
            <text:p>1</text:p>
          </table:table-cell>
          <table:table-cell table:style-name="ce50" table:formula="of:=SUMPRODUCT([Thong_Tin_Ngay_Nghi_201601.$B$3:.$B$42]=[.$B32];[Thong_Tin_Ngay_Nghi_201601.$C$3:.$C$42])+SUMPRODUCT([Thong_Tin_Ngay_Nghi_201602.$B$3:.$B$43]=[.$B32];[Thong_Tin_Ngay_Nghi_201602.$C$3:.$C$43]) + SUMPRODUCT([Thong_Tin_Ngay_Nghi_201603.$B$3:.$B$45]=[.$B32];[Thong_Tin_Ngay_Nghi_201603.$C$3:.$C$45]) + SUMPRODUCT([Thong_Tin_Ngay_Nghi_201604.$B$3:.$B$46]=[.$B32];[Thong_Tin_Ngay_Nghi_201604.$C$3:.$C$46]) + SUMPRODUCT([Thong_Tin_Ngay_Nghi_201605.$B$3:.$B$45]=[.$B32];[Thong_Tin_Ngay_Nghi_201605.$C$3:.$C$45]) + SUMPRODUCT([Thong_Tin_Ngay_Nghi_201606.$B$3:.$B$45]=[.$B32];[Thong_Tin_Ngay_Nghi_201606.$C$3:.$C$45])" office:value-type="float" office:value="2.5">
            <text:p>2.5</text:p>
          </table:table-cell>
          <table:table-cell table:style-name="ce45" table:formula="of:=IF(DATE(YEAR([.E32]);MONTH([.E32]);DAY([.E32]))&lt;=DATE(YEAR([.E32]);3;31); [.C32]-[.G32] + [.F32]; IF([.G32]-[.C32]&lt;0;[.G32] + [.F32] -[.H32];[.F32]+[.C32]-[.H32]))" office:value-type="float" office:value="3.5">
            <text:p>3.5</text:p>
          </table:table-cell>
          <table:table-cell table:number-columns-repeated="2" table:style-name="ce45"/>
          <table:table-cell table:style-name="ce45" table:formula="of:=[.I32]+[.K32] +[.J32]" office:value-type="float" office:value="3.5">
            <text:p>3.5</text:p>
          </table:table-cell>
          <table:table-cell table:style-name="ce53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2" office:value-type="string">
            <text:p>QuanLD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6-06">
            <text:p>06/06/16</text:p>
          </table:table-cell>
          <table:table-cell table:style-name="ce46" table:formula="of:=IF(YEAR(NOW())&gt;YEAR([.D33]);DATE(YEAR([.D33]);12;31);NOW())" office:value-type="date" office:date-value="2016-06-13T13:35:38.7">
            <text:p>06/13/16</text:p>
          </table:table-cell>
          <table:table-cell table:style-name="ce47" table:formula="of:= IF(MONTH([.E33])=MONTH([.D33]) ; IF(NETWORKDAYS([.D33];[.D33]) &lt; NETWORKDAYS(DATE(YEAR([.D33]);MONTH([.D33]);1);EOMONTH([.D33];0)) / 2 ; 0 ; 1)  ;  IF( NETWORKDAYS([.D33];EOMONTH([.D33];0)) &lt; NETWORKDAYS(DATE(YEAR([.D33]);MONTH([.D33]);1);EOMONTH([.D33];0))/2  ; 0  ; 1) + IF(MONTH([.E33]) &gt; MONTH([.D33]) ; MONTH([.E33])-MONTH([.D33])-1 ; 0) + IF(NETWORKDAYS(DATE(YEAR([.E33]);MONTH([.E33]);1);[.E33]) &lt;  NETWORKDAYS(DATE(YEAR([.E33]);MONTH([.E33]);1);EOMONTH([.E33];0)) / 2 ; 0 ; 1))" office:value-type="float" office:value="0">
            <text:p>0</text:p>
          </table:table-cell>
          <table:table-cell table:style-name="ce50"/>
          <table:table-cell table:style-name="ce50" table:formula="of:=SUMPRODUCT([Thong_Tin_Ngay_Nghi_201601.$B$3:.$B$42]=[.$B33];[Thong_Tin_Ngay_Nghi_201601.$C$3:.$C$42])+SUMPRODUCT([Thong_Tin_Ngay_Nghi_201602.$B$3:.$B$43]=[.$B33];[Thong_Tin_Ngay_Nghi_201602.$C$3:.$C$43]) + SUMPRODUCT([Thong_Tin_Ngay_Nghi_201603.$B$3:.$B$45]=[.$B33];[Thong_Tin_Ngay_Nghi_201603.$C$3:.$C$45]) + SUMPRODUCT([Thong_Tin_Ngay_Nghi_201604.$B$3:.$B$46]=[.$B33];[Thong_Tin_Ngay_Nghi_201604.$C$3:.$C$46]) + SUMPRODUCT([Thong_Tin_Ngay_Nghi_201605.$B$3:.$B$45]=[.$B33];[Thong_Tin_Ngay_Nghi_201605.$C$3:.$C$45]) + SUMPRODUCT([Thong_Tin_Ngay_Nghi_201606.$B$3:.$B$45]=[.$B33];[Thong_Tin_Ngay_Nghi_201606.$C$3:.$C$45])" office:value-type="float" office:value="0">
            <text:p>0</text:p>
          </table:table-cell>
          <table:table-cell table:style-name="ce45" table:formula="of:=IF(DATE(YEAR([.E33]);MONTH([.E33]);DAY([.E33]))&lt;=DATE(YEAR([.E33]);3;31); [.C33]-[.G33] + [.F33]; IF([.G33]-[.C33]&lt;0;[.G33] + [.F33] -[.H33];[.F33]+[.C33]-[.H33]))" office:value-type="float" office:value="0">
            <text:p>0</text:p>
          </table:table-cell>
          <table:table-cell table:number-columns-repeated="2" table:style-name="ce45"/>
          <table:table-cell table:style-name="ce45" table:formula="of:=[.I33]+[.K33] +[.J33]" office:value-type="float" office:value="0">
            <text:p>0</text:p>
          </table:table-cell>
          <table:table-cell table:style-name="ce53"/>
        </table:table-row>
        <table:table-row table:style-name="ro1">
          <table:table-cell table:style-name="ce40" office:value-type="float" office:value="26">
            <text:p>26</text:p>
          </table:table-cell>
          <table:table-cell table:style-name="ce42" office:value-type="string">
            <text:p>SonPX</text:p>
          </table:table-cell>
          <table:table-cell table:style-name="ce45" office:value-type="float" office:value="3.5">
            <text:p>3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4]);DATE(YEAR([.D34]);12;31);NOW())" office:value-type="date" office:date-value="2016-06-13T13:35:38.7">
            <text:p>06/13/16</text:p>
          </table:table-cell>
          <table:table-cell table:style-name="ce47" table:formula="of:= IF(MONTH([.E34])=MONTH([.D34]) ; IF(NETWORKDAYS([.D34];[.D34]) &lt; NETWORKDAYS(DATE(YEAR([.D34]);MONTH([.D34]);1);EOMONTH([.D34];0)) / 2 ; 0 ; 1)  ;  IF( NETWORKDAYS([.D34];EOMONTH([.D34];0)) &lt; NETWORKDAYS(DATE(YEAR([.D34]);MONTH([.D34]);1);EOMONTH([.D34];0))/2  ; 0  ; 1) + IF(MONTH([.E34]) &gt; MONTH([.D34]) ; MONTH([.E34])-MONTH([.D34])-1 ; 0) + IF(NETWORKDAYS(DATE(YEAR([.E34]);MONTH([.E34]);1);[.E34]) &lt;  NETWORKDAYS(DATE(YEAR([.E34]);MONTH([.E34]);1);EOMONTH([.E34];0)) / 2 ; 0 ; 1))" office:value-type="float" office:value="5">
            <text:p>5</text:p>
          </table:table-cell>
          <table:table-cell table:style-name="ce50" table:formula="of:=SUMPRODUCT([Thong_Tin_Ngay_Nghi_201601.$B$3:.$B$42]=[.$B34];[Thong_Tin_Ngay_Nghi_201601.$C$3:.$C$42])+SUMPRODUCT([Thong_Tin_Ngay_Nghi_201602.$B$3:.$B$43]=[.$B34];[Thong_Tin_Ngay_Nghi_201602.$C$3:.$C$43]) + SUMPRODUCT([Thong_Tin_Ngay_Nghi_201603.$B$3:.$B$45]=[.$B34];[Thong_Tin_Ngay_Nghi_201603.$C$3:.$C$45])" office:value-type="float" office:value="2">
            <text:p>2</text:p>
          </table:table-cell>
          <table:table-cell table:style-name="ce50" table:formula="of:=SUMPRODUCT([Thong_Tin_Ngay_Nghi_201601.$B$3:.$B$42]=[.$B34];[Thong_Tin_Ngay_Nghi_201601.$C$3:.$C$42])+SUMPRODUCT([Thong_Tin_Ngay_Nghi_201602.$B$3:.$B$43]=[.$B34];[Thong_Tin_Ngay_Nghi_201602.$C$3:.$C$43]) + SUMPRODUCT([Thong_Tin_Ngay_Nghi_201603.$B$3:.$B$45]=[.$B34];[Thong_Tin_Ngay_Nghi_201603.$C$3:.$C$45]) + SUMPRODUCT([Thong_Tin_Ngay_Nghi_201604.$B$3:.$B$46]=[.$B34];[Thong_Tin_Ngay_Nghi_201604.$C$3:.$C$46]) + SUMPRODUCT([Thong_Tin_Ngay_Nghi_201605.$B$3:.$B$45]=[.$B34];[Thong_Tin_Ngay_Nghi_201605.$C$3:.$C$45]) + SUMPRODUCT([Thong_Tin_Ngay_Nghi_201606.$B$3:.$B$45]=[.$B34];[Thong_Tin_Ngay_Nghi_201606.$C$3:.$C$45])" office:value-type="float" office:value="6">
            <text:p>6</text:p>
          </table:table-cell>
          <table:table-cell table:style-name="ce45" table:formula="of:=IF(DATE(YEAR([.E34]);MONTH([.E34]);DAY([.E34]))&lt;=DATE(YEAR([.E34]);3;31); [.C34]-[.G34] + [.F34]; IF([.G34]-[.C34]&lt;0;[.G34] + [.F34] -[.H34];[.F34]+[.C34]-[.H34]))" office:value-type="float" office:value="1">
            <text:p>1</text:p>
          </table:table-cell>
          <table:table-cell table:style-name="ce45" office:value-type="float" office:value="1">
            <office:annotation draw:style-name="gr2" draw:text-style-name="P1" svg:width="1.1413in" svg:height="0.5457in" svg:x="9.1976in" svg:y="9.1457in" draw:caption-point-x="-0.2402in" draw:caption-point-y="0.5984in">
              <dc:date>2016-05-09T00:00:00</dc:date>
              <text:p text:style-name="P1"><text:span text:style-name="T1">Ngày phép được extend tới 01/04/2016</text:span></text:p>
            </office:annotation>
            <text:p>1</text:p>
          </table:table-cell>
          <table:table-cell table:style-name="ce45"/>
          <table:table-cell table:style-name="ce45" table:formula="of:=[.I34]+[.K34] +[.J34]" office:value-type="float" office:value="2">
            <text:p>2</text:p>
          </table:table-cell>
          <table:table-cell table:style-name="ce53" office:value-type="string">
            <text:p>- Extend 1 ngày phép của năm 2015 tới ngày 01/4/2016</text:p>
          </table:table-cell>
        </table:table-row>
        <table:table-row table:style-name="ro8">
          <table:table-cell table:style-name="ce40" office:value-type="float" office:value="27">
            <text:p>27</text:p>
          </table:table-cell>
          <table:table-cell table:style-name="ce42" office:value-type="string">
            <text:p>TienND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3-01">
            <text:p>03/01/16</text:p>
          </table:table-cell>
          <table:table-cell table:style-name="ce46" table:formula="of:=IF(YEAR(NOW())&gt;YEAR([.D35]);DATE(YEAR([.D35]);12;31);NOW())" office:value-type="date" office:date-value="2016-06-13T13:35:38.7">
            <text:p>06/13/16</text:p>
          </table:table-cell>
          <table:table-cell table:style-name="ce47" table:formula="of:= IF(MONTH([.E35])=MONTH([.D35]) ; IF(NETWORKDAYS([.D35];[.D35]) &lt; NETWORKDAYS(DATE(YEAR([.D35]);MONTH([.D35]);1);EOMONTH([.D35];0)) / 2 ; 0 ; 1)  ;  IF( NETWORKDAYS([.D35];EOMONTH([.D35];0)) &lt; NETWORKDAYS(DATE(YEAR([.D35]);MONTH([.D35]);1);EOMONTH([.D35];0))/2  ; 0  ; 1) + IF(MONTH([.E35]) &gt; MONTH([.D35]) ; MONTH([.E35])-MONTH([.D35])-1 ; 0) + IF(NETWORKDAYS(DATE(YEAR([.E35]);MONTH([.E35]);1);[.E35]) &lt;  NETWORKDAYS(DATE(YEAR([.E35]);MONTH([.E35]);1);EOMONTH([.E35];0)) / 2 ; 0 ; 1))" office:value-type="float" office:value="3">
            <text:p>3</text:p>
          </table:table-cell>
          <table:table-cell table:style-name="ce50" table:formula="of:=SUMPRODUCT([Thong_Tin_Ngay_Nghi_201601.$B$3:.$B$42]=[.$B35];[Thong_Tin_Ngay_Nghi_201601.$C$3:.$C$42])+SUMPRODUCT([Thong_Tin_Ngay_Nghi_201602.$B$3:.$B$43]=[.$B35];[Thong_Tin_Ngay_Nghi_201602.$C$3:.$C$43]) + SUMPRODUCT([Thong_Tin_Ngay_Nghi_201603.$B$3:.$B$45]=[.$B35];[Thong_Tin_Ngay_Nghi_201603.$C$3:.$C$45])" office:value-type="float" office:value="0">
            <text:p>0</text:p>
          </table:table-cell>
          <table:table-cell table:style-name="ce50" table:formula="of:=SUMPRODUCT([Thong_Tin_Ngay_Nghi_201601.$B$3:.$B$42]=[.$B35];[Thong_Tin_Ngay_Nghi_201601.$C$3:.$C$42])+SUMPRODUCT([Thong_Tin_Ngay_Nghi_201602.$B$3:.$B$43]=[.$B35];[Thong_Tin_Ngay_Nghi_201602.$C$3:.$C$43]) + SUMPRODUCT([Thong_Tin_Ngay_Nghi_201603.$B$3:.$B$45]=[.$B35];[Thong_Tin_Ngay_Nghi_201603.$C$3:.$C$45]) + SUMPRODUCT([Thong_Tin_Ngay_Nghi_201604.$B$3:.$B$46]=[.$B35];[Thong_Tin_Ngay_Nghi_201604.$C$3:.$C$46]) + SUMPRODUCT([Thong_Tin_Ngay_Nghi_201605.$B$3:.$B$45]=[.$B35];[Thong_Tin_Ngay_Nghi_201605.$C$3:.$C$45]) + SUMPRODUCT([Thong_Tin_Ngay_Nghi_201606.$B$3:.$B$45]=[.$B35];[Thong_Tin_Ngay_Nghi_201606.$C$3:.$C$45])" office:value-type="float" office:value="3">
            <text:p>3</text:p>
          </table:table-cell>
          <table:table-cell table:style-name="ce45" table:formula="of:=IF(DATE(YEAR([.E35]);MONTH([.E35]);DAY([.E35]))&lt;=DATE(YEAR([.E35]);3;31); [.C35]-[.G35] + [.F35]; IF([.G35]-[.C35]&lt;0;[.G35] + [.F35] -[.H35];[.F35]+[.C35]-[.H35]))" office:value-type="float" office:value="0">
            <text:p>0</text:p>
          </table:table-cell>
          <table:table-cell table:style-name="ce45"/>
          <table:table-cell table:style-name="ce45" office:value-type="float" office:value="2.5">
            <text:p>2.5</text:p>
          </table:table-cell>
          <table:table-cell table:style-name="ce45" table:formula="of:=[.I35]+[.K35] +[.J35]" office:value-type="float" office:value="2.5">
            <text:p>2.5</text:p>
          </table:table-cell>
          <table:table-cell table:style-name="ce53" office:value-type="string">
            <text:p>Những ngày nghỉ đã trừ vào lương:</text:p>
            <text:p>- Tháng 4, trừ 2,5 ngày</text:p>
          </table:table-cell>
        </table:table-row>
        <table:table-row table:style-name="ro12">
          <table:table-cell table:style-name="ce40" office:value-type="float" office:value="28">
            <text:p>28</text:p>
          </table:table-cell>
          <table:table-cell table:style-name="ce42" office:value-type="string">
            <text:p>ThachBK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6]);DATE(YEAR([.D36]);12;31);NOW())" office:value-type="date" office:date-value="2016-06-13T13:35:38.71">
            <text:p>06/13/16</text:p>
          </table:table-cell>
          <table:table-cell table:style-name="ce47" table:formula="of:= IF(MONTH([.E36])=MONTH([.D36]) ; IF(NETWORKDAYS([.D36];[.D36]) &lt; NETWORKDAYS(DATE(YEAR([.D36]);MONTH([.D36]);1);EOMONTH([.D36];0)) / 2 ; 0 ; 1)  ;  IF( NETWORKDAYS([.D36];EOMONTH([.D36];0)) &lt; NETWORKDAYS(DATE(YEAR([.D36]);MONTH([.D36]);1);EOMONTH([.D36];0))/2  ; 0  ; 1) + IF(MONTH([.E36]) &gt; MONTH([.D36]) ; MONTH([.E36])-MONTH([.D36])-1 ; 0) + IF(NETWORKDAYS(DATE(YEAR([.E36]);MONTH([.E36]);1);[.E36]) &lt;  NETWORKDAYS(DATE(YEAR([.E36]);MONTH([.E36]);1);EOMONTH([.E36];0)) / 2 ; 0 ; 1))" office:value-type="float" office:value="5">
            <text:p>5</text:p>
          </table:table-cell>
          <table:table-cell table:style-name="ce50" table:formula="of:=SUMPRODUCT([Thong_Tin_Ngay_Nghi_201601.$B$3:.$B$42]=[.$B36];[Thong_Tin_Ngay_Nghi_201601.$C$3:.$C$42])+SUMPRODUCT([Thong_Tin_Ngay_Nghi_201602.$B$3:.$B$43]=[.$B36];[Thong_Tin_Ngay_Nghi_201602.$C$3:.$C$43]) + SUMPRODUCT([Thong_Tin_Ngay_Nghi_201603.$B$3:.$B$45]=[.$B36];[Thong_Tin_Ngay_Nghi_201603.$C$3:.$C$45])" office:value-type="float" office:value="20.5">
            <text:p>20.5</text:p>
          </table:table-cell>
          <table:table-cell table:style-name="ce50" table:formula="of:=SUMPRODUCT([Thong_Tin_Ngay_Nghi_201601.$B$3:.$B$42]=[.$B36];[Thong_Tin_Ngay_Nghi_201601.$C$3:.$C$42])+SUMPRODUCT([Thong_Tin_Ngay_Nghi_201602.$B$3:.$B$43]=[.$B36];[Thong_Tin_Ngay_Nghi_201602.$C$3:.$C$43]) + SUMPRODUCT([Thong_Tin_Ngay_Nghi_201603.$B$3:.$B$45]=[.$B36];[Thong_Tin_Ngay_Nghi_201603.$C$3:.$C$45]) + SUMPRODUCT([Thong_Tin_Ngay_Nghi_201604.$B$3:.$B$46]=[.$B36];[Thong_Tin_Ngay_Nghi_201604.$C$3:.$C$46]) + SUMPRODUCT([Thong_Tin_Ngay_Nghi_201605.$B$3:.$B$45]=[.$B36];[Thong_Tin_Ngay_Nghi_201605.$C$3:.$C$45]) + SUMPRODUCT([Thong_Tin_Ngay_Nghi_201606.$B$3:.$B$45]=[.$B36];[Thong_Tin_Ngay_Nghi_201606.$C$3:.$C$45])" office:value-type="float" office:value="23">
            <text:p>23</text:p>
          </table:table-cell>
          <table:table-cell table:style-name="ce45" table:formula="of:=IF(DATE(YEAR([.E36]);MONTH([.E36]);DAY([.E36]))&lt;=DATE(YEAR([.E36]);3;31); [.C36]-[.G36] + [.F36]; IF([.G36]-[.C36]&lt;0;[.G36] + [.F36] -[.H36];[.F36]+[.C36]-[.H36]))" office:value-type="float" office:value="-18">
            <text:p>-18</text:p>
          </table:table-cell>
          <table:table-cell table:style-name="ce45"/>
          <table:table-cell table:style-name="ce45" table:formula="of:=5+3.5+9" office:value-type="float" office:value="17.5">
            <text:p>17.5</text:p>
          </table:table-cell>
          <table:table-cell table:style-name="ce45" table:formula="of:=[.I36]+[.K36] +[.J36]" office:value-type="float" office:value="-0.5">
            <text:p>-0.5</text:p>
          </table:table-cell>
          <table:table-cell table:style-name="ce53" office:value-type="string">
            <text:p>Những ngày nghỉ đã trừ vào lương:</text:p>
            <text:p>- Tháng 1, trừ 5 ngày</text:p>
            <text:p>- Tháng 2, trừ 3.5 ngày</text:p>
            <text:p>- Tháng 3, trừ 9 ngày</text:p>
            <text:p>=&gt; Ko trừ vào ngày phép nữa</text:p>
          </table:table-cell>
        </table:table-row>
        <table:table-row table:style-name="ro6">
          <table:table-cell table:style-name="ce40" office:value-type="float" office:value="29">
            <text:p>29</text:p>
          </table:table-cell>
          <table:table-cell table:style-name="ce42" office:value-type="string">
            <text:p>ThaoDTH</text:p>
          </table:table-cell>
          <table:table-cell table:style-name="ce45" office:value-type="float" office:value="1">
            <text:p>1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7]);DATE(YEAR([.D37]);12;31);NOW())" office:value-type="date" office:date-value="2016-06-13T13:35:38.71">
            <text:p>06/13/16</text:p>
          </table:table-cell>
          <table:table-cell table:style-name="ce47" table:formula="of:= IF(MONTH([.E37])=MONTH([.D37]) ; IF(NETWORKDAYS([.D37];[.D37]) &lt; NETWORKDAYS(DATE(YEAR([.D37]);MONTH([.D37]);1);EOMONTH([.D37];0)) / 2 ; 0 ; 1)  ;  IF( NETWORKDAYS([.D37];EOMONTH([.D37];0)) &lt; NETWORKDAYS(DATE(YEAR([.D37]);MONTH([.D37]);1);EOMONTH([.D37];0))/2  ; 0  ; 1) + IF(MONTH([.E37]) &gt; MONTH([.D37]) ; MONTH([.E37])-MONTH([.D37])-1 ; 0) + IF(NETWORKDAYS(DATE(YEAR([.E37]);MONTH([.E37]);1);[.E37]) &lt;  NETWORKDAYS(DATE(YEAR([.E37]);MONTH([.E37]);1);EOMONTH([.E37];0)) / 2 ; 0 ; 1))" office:value-type="float" office:value="5">
            <text:p>5</text:p>
          </table:table-cell>
          <table:table-cell table:style-name="ce50" table:formula="of:=SUMPRODUCT([Thong_Tin_Ngay_Nghi_201601.$B$3:.$B$42]=[.$B37];[Thong_Tin_Ngay_Nghi_201601.$C$3:.$C$42])+SUMPRODUCT([Thong_Tin_Ngay_Nghi_201602.$B$3:.$B$43]=[.$B37];[Thong_Tin_Ngay_Nghi_201602.$C$3:.$C$43]) + SUMPRODUCT([Thong_Tin_Ngay_Nghi_201603.$B$3:.$B$45]=[.$B37];[Thong_Tin_Ngay_Nghi_201603.$C$3:.$C$45])" office:value-type="float" office:value="0.5">
            <text:p>0.5</text:p>
          </table:table-cell>
          <table:table-cell table:style-name="ce50" table:formula="of:=SUMPRODUCT([Thong_Tin_Ngay_Nghi_201601.$B$3:.$B$42]=[.$B37];[Thong_Tin_Ngay_Nghi_201601.$C$3:.$C$42])+SUMPRODUCT([Thong_Tin_Ngay_Nghi_201602.$B$3:.$B$43]=[.$B37];[Thong_Tin_Ngay_Nghi_201602.$C$3:.$C$43]) + SUMPRODUCT([Thong_Tin_Ngay_Nghi_201603.$B$3:.$B$45]=[.$B37];[Thong_Tin_Ngay_Nghi_201603.$C$3:.$C$45]) + SUMPRODUCT([Thong_Tin_Ngay_Nghi_201604.$B$3:.$B$46]=[.$B37];[Thong_Tin_Ngay_Nghi_201604.$C$3:.$C$46]) + SUMPRODUCT([Thong_Tin_Ngay_Nghi_201605.$B$3:.$B$45]=[.$B37];[Thong_Tin_Ngay_Nghi_201605.$C$3:.$C$45]) + SUMPRODUCT([Thong_Tin_Ngay_Nghi_201606.$B$3:.$B$45]=[.$B37];[Thong_Tin_Ngay_Nghi_201606.$C$3:.$C$45])" office:value-type="float" office:value="2.5">
            <text:p>2.5</text:p>
          </table:table-cell>
          <table:table-cell table:style-name="ce45" table:formula="of:=IF(DATE(YEAR([.E37]);MONTH([.E37]);DAY([.E37]))&lt;=DATE(YEAR([.E37]);3;31); [.C37]-[.G37] + [.F37]; IF([.G37]-[.C37]&lt;0;[.G37] + [.F37] -[.H37];[.F37]+[.C37]-[.H37]))" office:value-type="float" office:value="3">
            <text:p>3</text:p>
          </table:table-cell>
          <table:table-cell table:number-columns-repeated="2" table:style-name="ce45"/>
          <table:table-cell table:style-name="ce45" table:formula="of:=[.I37]+[.K37] +[.J37]" office:value-type="float" office:value="3">
            <text:p>3</text:p>
          </table:table-cell>
          <table:table-cell table:style-name="ce53"/>
        </table:table-row>
        <table:table-row table:style-name="ro6">
          <table:table-cell table:style-name="ce40" office:value-type="float" office:value="30">
            <text:p>30</text:p>
          </table:table-cell>
          <table:table-cell table:style-name="ce42" office:value-type="string">
            <text:p>ThamDT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8]);DATE(YEAR([.D38]);12;31);NOW())" office:value-type="date" office:date-value="2016-06-13T13:36:01.5">
            <text:p>06/13/16</text:p>
          </table:table-cell>
          <table:table-cell table:style-name="ce47" table:formula="of:= IF(MONTH([.E38])=MONTH([.D38]) ; IF(NETWORKDAYS([.D38];[.D38]) &lt; NETWORKDAYS(DATE(YEAR([.D38]);MONTH([.D38]);1);EOMONTH([.D38];0)) / 2 ; 0 ; 1)  ;  IF( NETWORKDAYS([.D38];EOMONTH([.D38];0)) &lt; NETWORKDAYS(DATE(YEAR([.D38]);MONTH([.D38]);1);EOMONTH([.D38];0))/2  ; 0  ; 1) + IF(MONTH([.E38]) &gt; MONTH([.D38]) ; MONTH([.E38])-MONTH([.D38])-1 ; 0) + IF(NETWORKDAYS(DATE(YEAR([.E38]);MONTH([.E38]);1);[.E38]) &lt;  NETWORKDAYS(DATE(YEAR([.E38]);MONTH([.E38]);1);EOMONTH([.E38];0)) / 2 ; 0 ; 1))" office:value-type="float" office:value="5">
            <text:p>5</text:p>
          </table:table-cell>
          <table:table-cell table:style-name="ce50" table:formula="of:=SUMPRODUCT([Thong_Tin_Ngay_Nghi_201601.$B$3:.$B$42]=[.$B38];[Thong_Tin_Ngay_Nghi_201601.$C$3:.$C$42])+SUMPRODUCT([Thong_Tin_Ngay_Nghi_201602.$B$3:.$B$43]=[.$B38];[Thong_Tin_Ngay_Nghi_201602.$C$3:.$C$43]) + SUMPRODUCT([Thong_Tin_Ngay_Nghi_201603.$B$3:.$B$45]=[.$B38];[Thong_Tin_Ngay_Nghi_201603.$C$3:.$C$45])" office:value-type="float" office:value="9.5">
            <text:p>9.5</text:p>
          </table:table-cell>
          <table:table-cell table:style-name="ce50" table:formula="of:=SUMPRODUCT([Thong_Tin_Ngay_Nghi_201601.$B$3:.$B$42]=[.$B38];[Thong_Tin_Ngay_Nghi_201601.$C$3:.$C$42])+SUMPRODUCT([Thong_Tin_Ngay_Nghi_201602.$B$3:.$B$43]=[.$B38];[Thong_Tin_Ngay_Nghi_201602.$C$3:.$C$43]) + SUMPRODUCT([Thong_Tin_Ngay_Nghi_201603.$B$3:.$B$45]=[.$B38];[Thong_Tin_Ngay_Nghi_201603.$C$3:.$C$45]) + SUMPRODUCT([Thong_Tin_Ngay_Nghi_201604.$B$3:.$B$46]=[.$B38];[Thong_Tin_Ngay_Nghi_201604.$C$3:.$C$46]) + SUMPRODUCT([Thong_Tin_Ngay_Nghi_201605.$B$3:.$B$45]=[.$B38];[Thong_Tin_Ngay_Nghi_201605.$C$3:.$C$45]) + SUMPRODUCT([Thong_Tin_Ngay_Nghi_201606.$B$3:.$B$45]=[.$B38];[Thong_Tin_Ngay_Nghi_201606.$C$3:.$C$45])" office:value-type="float" office:value="9.5">
            <text:p>9.5</text:p>
          </table:table-cell>
          <table:table-cell table:style-name="ce45" table:formula="of:=IF(DATE(YEAR([.E38]);MONTH([.E38]);DAY([.E38]))&lt;=DATE(YEAR([.E38]);3;31); [.C38]-[.G38] + [.F38]; IF([.G38]-[.C38]&lt;0;[.G38] + [.F38] -[.H38];[.F38]+[.C38]-[.H38]))" office:value-type="float" office:value="-2.5">
            <text:p>-2.5</text:p>
          </table:table-cell>
          <table:table-cell table:number-columns-repeated="2" table:style-name="ce45"/>
          <table:table-cell table:style-name="ce45" table:formula="of:=[.I38]+[.K38] +[.J38]" office:value-type="float" office:value="-2.5">
            <text:p>-2.5</text:p>
          </table:table-cell>
          <table:table-cell table:style-name="ce53"/>
        </table:table-row>
        <table:table-row table:style-name="ro6">
          <table:table-cell table:style-name="ce40" office:value-type="float" office:value="31">
            <text:p>31</text:p>
          </table:table-cell>
          <table:table-cell table:style-name="ce42" office:value-type="string">
            <text:p>ThinhT</text:p>
          </table:table-cell>
          <table:table-cell table:style-name="ce45" office:value-type="float" office:value="4.5">
            <text:p>4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9]);DATE(YEAR([.D39]);12;31);NOW())" office:value-type="date" office:date-value="2016-06-13T13:36:01.5">
            <text:p>06/13/16</text:p>
          </table:table-cell>
          <table:table-cell table:style-name="ce47" table:formula="of:= IF(MONTH([.E39])=MONTH([.D39]) ; IF(NETWORKDAYS([.D39];[.D39]) &lt; NETWORKDAYS(DATE(YEAR([.D39]);MONTH([.D39]);1);EOMONTH([.D39];0)) / 2 ; 0 ; 1)  ;  IF( NETWORKDAYS([.D39];EOMONTH([.D39];0)) &lt; NETWORKDAYS(DATE(YEAR([.D39]);MONTH([.D39]);1);EOMONTH([.D39];0))/2  ; 0  ; 1) + IF(MONTH([.E39]) &gt; MONTH([.D39]) ; MONTH([.E39])-MONTH([.D39])-1 ; 0) + IF(NETWORKDAYS(DATE(YEAR([.E39]);MONTH([.E39]);1);[.E39]) &lt;  NETWORKDAYS(DATE(YEAR([.E39]);MONTH([.E39]);1);EOMONTH([.E39];0)) / 2 ; 0 ; 1))" office:value-type="float" office:value="5">
            <text:p>5</text:p>
          </table:table-cell>
          <table:table-cell table:style-name="ce50" table:formula="of:=SUMPRODUCT([Thong_Tin_Ngay_Nghi_201601.$B$3:.$B$42]=[.$B39];[Thong_Tin_Ngay_Nghi_201601.$C$3:.$C$42])+SUMPRODUCT([Thong_Tin_Ngay_Nghi_201602.$B$3:.$B$43]=[.$B39];[Thong_Tin_Ngay_Nghi_201602.$C$3:.$C$43]) + SUMPRODUCT([Thong_Tin_Ngay_Nghi_201603.$B$3:.$B$45]=[.$B39];[Thong_Tin_Ngay_Nghi_201603.$C$3:.$C$45])" office:value-type="float" office:value="5">
            <text:p>5</text:p>
          </table:table-cell>
          <table:table-cell table:style-name="ce50" table:formula="of:=SUMPRODUCT([Thong_Tin_Ngay_Nghi_201601.$B$3:.$B$42]=[.$B39];[Thong_Tin_Ngay_Nghi_201601.$C$3:.$C$42])+SUMPRODUCT([Thong_Tin_Ngay_Nghi_201602.$B$3:.$B$43]=[.$B39];[Thong_Tin_Ngay_Nghi_201602.$C$3:.$C$43]) + SUMPRODUCT([Thong_Tin_Ngay_Nghi_201603.$B$3:.$B$45]=[.$B39];[Thong_Tin_Ngay_Nghi_201603.$C$3:.$C$45]) + SUMPRODUCT([Thong_Tin_Ngay_Nghi_201604.$B$3:.$B$46]=[.$B39];[Thong_Tin_Ngay_Nghi_201604.$C$3:.$C$46]) + SUMPRODUCT([Thong_Tin_Ngay_Nghi_201605.$B$3:.$B$45]=[.$B39];[Thong_Tin_Ngay_Nghi_201605.$C$3:.$C$45]) + SUMPRODUCT([Thong_Tin_Ngay_Nghi_201606.$B$3:.$B$45]=[.$B39];[Thong_Tin_Ngay_Nghi_201606.$C$3:.$C$45])" office:value-type="float" office:value="7">
            <text:p>7</text:p>
          </table:table-cell>
          <table:table-cell table:style-name="ce45" table:formula="of:=IF(DATE(YEAR([.E39]);MONTH([.E39]);DAY([.E39]))&lt;=DATE(YEAR([.E39]);3;31); [.C39]-[.G39] + [.F39]; IF([.G39]-[.C39]&lt;0;[.G39] + [.F39] -[.H39];[.F39]+[.C39]-[.H39]))" office:value-type="float" office:value="2.5">
            <text:p>2.5</text:p>
          </table:table-cell>
          <table:table-cell table:number-columns-repeated="2" table:style-name="ce45"/>
          <table:table-cell table:style-name="ce45" table:formula="of:=[.I39]+[.K39] +[.J39]" office:value-type="float" office:value="2.5">
            <text:p>2.5</text:p>
          </table:table-cell>
          <table:table-cell table:style-name="ce53"/>
        </table:table-row>
        <table:table-row table:style-name="ro6">
          <table:table-cell table:style-name="ce40" office:value-type="float" office:value="32">
            <text:p>32</text:p>
          </table:table-cell>
          <table:table-cell table:style-name="ce42" office:value-type="string">
            <text:p>ThongDN</text:p>
          </table:table-cell>
          <table:table-cell table:style-name="ce45" office:value-type="float" office:value="1">
            <text:p>1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0]);DATE(YEAR([.D40]);12;31);NOW())" office:value-type="date" office:date-value="2016-06-13T13:36:01.5">
            <text:p>06/13/16</text:p>
          </table:table-cell>
          <table:table-cell table:style-name="ce47" table:formula="of:= IF(MONTH([.E40])=MONTH([.D40]) ; IF(NETWORKDAYS([.D40];[.D40]) &lt; NETWORKDAYS(DATE(YEAR([.D40]);MONTH([.D40]);1);EOMONTH([.D40];0)) / 2 ; 0 ; 1)  ;  IF( NETWORKDAYS([.D40];EOMONTH([.D40];0)) &lt; NETWORKDAYS(DATE(YEAR([.D40]);MONTH([.D40]);1);EOMONTH([.D40];0))/2  ; 0  ; 1) + IF(MONTH([.E40]) &gt; MONTH([.D40]) ; MONTH([.E40])-MONTH([.D40])-1 ; 0) + IF(NETWORKDAYS(DATE(YEAR([.E40]);MONTH([.E40]);1);[.E40]) &lt;  NETWORKDAYS(DATE(YEAR([.E40]);MONTH([.E40]);1);EOMONTH([.E40];0)) / 2 ; 0 ; 1))" office:value-type="float" office:value="5">
            <text:p>5</text:p>
          </table:table-cell>
          <table:table-cell table:style-name="ce50" table:formula="of:=SUMPRODUCT([Thong_Tin_Ngay_Nghi_201601.$B$3:.$B$42]=[.$B40];[Thong_Tin_Ngay_Nghi_201601.$C$3:.$C$42])+SUMPRODUCT([Thong_Tin_Ngay_Nghi_201602.$B$3:.$B$43]=[.$B40];[Thong_Tin_Ngay_Nghi_201602.$C$3:.$C$43]) + SUMPRODUCT([Thong_Tin_Ngay_Nghi_201603.$B$3:.$B$45]=[.$B40];[Thong_Tin_Ngay_Nghi_201603.$C$3:.$C$45])" office:value-type="float" office:value="4.5">
            <text:p>4.5</text:p>
          </table:table-cell>
          <table:table-cell table:style-name="ce50" table:formula="of:=SUMPRODUCT([Thong_Tin_Ngay_Nghi_201601.$B$3:.$B$42]=[.$B40];[Thong_Tin_Ngay_Nghi_201601.$C$3:.$C$42])+SUMPRODUCT([Thong_Tin_Ngay_Nghi_201602.$B$3:.$B$43]=[.$B40];[Thong_Tin_Ngay_Nghi_201602.$C$3:.$C$43]) + SUMPRODUCT([Thong_Tin_Ngay_Nghi_201603.$B$3:.$B$45]=[.$B40];[Thong_Tin_Ngay_Nghi_201603.$C$3:.$C$45]) + SUMPRODUCT([Thong_Tin_Ngay_Nghi_201604.$B$3:.$B$46]=[.$B40];[Thong_Tin_Ngay_Nghi_201604.$C$3:.$C$46]) + SUMPRODUCT([Thong_Tin_Ngay_Nghi_201605.$B$3:.$B$45]=[.$B40];[Thong_Tin_Ngay_Nghi_201605.$C$3:.$C$45]) + SUMPRODUCT([Thong_Tin_Ngay_Nghi_201606.$B$3:.$B$45]=[.$B40];[Thong_Tin_Ngay_Nghi_201606.$C$3:.$C$45])" office:value-type="float" office:value="5.5">
            <text:p>5.5</text:p>
          </table:table-cell>
          <table:table-cell table:style-name="ce45" table:formula="of:=IF(DATE(YEAR([.E40]);MONTH([.E40]);DAY([.E40]))&lt;=DATE(YEAR([.E40]);3;31); [.C40]-[.G40] + [.F40]; IF([.G40]-[.C40]&lt;0;[.G40] + [.F40] -[.H40];[.F40]+[.C40]-[.H40]))" office:value-type="float" office:value="0.5">
            <text:p>0.5</text:p>
          </table:table-cell>
          <table:table-cell table:number-columns-repeated="2" table:style-name="ce45"/>
          <table:table-cell table:style-name="ce45" table:formula="of:=[.I40]+[.K40] +[.J40]" office:value-type="float" office:value="0.5">
            <text:p>0.5</text:p>
          </table:table-cell>
          <table:table-cell table:style-name="ce53"/>
        </table:table-row>
        <table:table-row table:style-name="ro6">
          <table:table-cell table:style-name="ce40" office:value-type="float" office:value="33">
            <text:p>33</text:p>
          </table:table-cell>
          <table:table-cell table:style-name="ce42" office:value-type="string">
            <text:p>ThuyLTT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1]);DATE(YEAR([.D41]);12;31);NOW())" office:value-type="date" office:date-value="2016-06-13T13:36:01.5">
            <text:p>06/13/16</text:p>
          </table:table-cell>
          <table:table-cell table:style-name="ce47" table:formula="of:= IF(MONTH([.E41])=MONTH([.D41]) ; IF(NETWORKDAYS([.D41];[.D41]) &lt; NETWORKDAYS(DATE(YEAR([.D41]);MONTH([.D41]);1);EOMONTH([.D41];0)) / 2 ; 0 ; 1)  ;  IF( NETWORKDAYS([.D41];EOMONTH([.D41];0)) &lt; NETWORKDAYS(DATE(YEAR([.D41]);MONTH([.D41]);1);EOMONTH([.D41];0))/2  ; 0  ; 1) + IF(MONTH([.E41]) &gt; MONTH([.D41]) ; MONTH([.E41])-MONTH([.D41])-1 ; 0) + IF(NETWORKDAYS(DATE(YEAR([.E41]);MONTH([.E41]);1);[.E41]) &lt;  NETWORKDAYS(DATE(YEAR([.E41]);MONTH([.E41]);1);EOMONTH([.E41];0)) / 2 ; 0 ; 1))" office:value-type="float" office:value="5">
            <text:p>5</text:p>
          </table:table-cell>
          <table:table-cell table:style-name="ce50" table:formula="of:=SUMPRODUCT([Thong_Tin_Ngay_Nghi_201601.$B$3:.$B$42]=[.$B41];[Thong_Tin_Ngay_Nghi_201601.$C$3:.$C$42])+SUMPRODUCT([Thong_Tin_Ngay_Nghi_201602.$B$3:.$B$43]=[.$B41];[Thong_Tin_Ngay_Nghi_201602.$C$3:.$C$43]) + SUMPRODUCT([Thong_Tin_Ngay_Nghi_201603.$B$3:.$B$45]=[.$B41];[Thong_Tin_Ngay_Nghi_201603.$C$3:.$C$45])" office:value-type="float" office:value="3">
            <text:p>3</text:p>
          </table:table-cell>
          <table:table-cell table:style-name="ce50" table:formula="of:=SUMPRODUCT([Thong_Tin_Ngay_Nghi_201601.$B$3:.$B$42]=[.$B41];[Thong_Tin_Ngay_Nghi_201601.$C$3:.$C$42])+SUMPRODUCT([Thong_Tin_Ngay_Nghi_201602.$B$3:.$B$43]=[.$B41];[Thong_Tin_Ngay_Nghi_201602.$C$3:.$C$43]) + SUMPRODUCT([Thong_Tin_Ngay_Nghi_201603.$B$3:.$B$45]=[.$B41];[Thong_Tin_Ngay_Nghi_201603.$C$3:.$C$45]) + SUMPRODUCT([Thong_Tin_Ngay_Nghi_201604.$B$3:.$B$46]=[.$B41];[Thong_Tin_Ngay_Nghi_201604.$C$3:.$C$46]) + SUMPRODUCT([Thong_Tin_Ngay_Nghi_201605.$B$3:.$B$45]=[.$B41];[Thong_Tin_Ngay_Nghi_201605.$C$3:.$C$45]) + SUMPRODUCT([Thong_Tin_Ngay_Nghi_201606.$B$3:.$B$45]=[.$B41];[Thong_Tin_Ngay_Nghi_201606.$C$3:.$C$45])" office:value-type="float" office:value="5.5">
            <text:p>5.5</text:p>
          </table:table-cell>
          <table:table-cell table:style-name="ce45" table:formula="of:=IF(DATE(YEAR([.E41]);MONTH([.E41]);DAY([.E41]))&lt;=DATE(YEAR([.E41]);3;31); [.C41]-[.G41] + [.F41]; IF([.G41]-[.C41]&lt;0;[.G41] + [.F41] -[.H41];[.F41]+[.C41]-[.H41]))" office:value-type="float" office:value="-0.5">
            <text:p>-0.5</text:p>
          </table:table-cell>
          <table:table-cell table:number-columns-repeated="2" table:style-name="ce45"/>
          <table:table-cell table:style-name="ce45" table:formula="of:=[.I41]+[.K41] +[.J41]" office:value-type="float" office:value="-0.5">
            <text:p>-0.5</text:p>
          </table:table-cell>
          <table:table-cell table:style-name="ce53"/>
        </table:table-row>
        <table:table-row table:style-name="ro6">
          <table:table-cell table:style-name="ce40" office:value-type="float" office:value="34">
            <text:p>34</text:p>
          </table:table-cell>
          <table:table-cell table:style-name="ce42" office:value-type="string">
            <text:p>ToiDB</text:p>
          </table:table-cell>
          <table:table-cell table:style-name="ce45" office:value-type="float" office:value="3.5">
            <text:p>3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2]);DATE(YEAR([.D42]);12;31);NOW())" office:value-type="date" office:date-value="2016-06-13T13:36:01.51">
            <text:p>06/13/16</text:p>
          </table:table-cell>
          <table:table-cell table:style-name="ce47" table:formula="of:= IF(MONTH([.E42])=MONTH([.D42]) ; IF(NETWORKDAYS([.D42];[.D42]) &lt; NETWORKDAYS(DATE(YEAR([.D42]);MONTH([.D42]);1);EOMONTH([.D42];0)) / 2 ; 0 ; 1)  ;  IF( NETWORKDAYS([.D42];EOMONTH([.D42];0)) &lt; NETWORKDAYS(DATE(YEAR([.D42]);MONTH([.D42]);1);EOMONTH([.D42];0))/2  ; 0  ; 1) + IF(MONTH([.E42]) &gt; MONTH([.D42]) ; MONTH([.E42])-MONTH([.D42])-1 ; 0) + IF(NETWORKDAYS(DATE(YEAR([.E42]);MONTH([.E42]);1);[.E42]) &lt;  NETWORKDAYS(DATE(YEAR([.E42]);MONTH([.E42]);1);EOMONTH([.E42];0)) / 2 ; 0 ; 1))" office:value-type="float" office:value="5">
            <text:p>5</text:p>
          </table:table-cell>
          <table:table-cell table:style-name="ce50" table:formula="of:=SUMPRODUCT([Thong_Tin_Ngay_Nghi_201601.$B$3:.$B$42]=[.$B42];[Thong_Tin_Ngay_Nghi_201601.$C$3:.$C$42])+SUMPRODUCT([Thong_Tin_Ngay_Nghi_201602.$B$3:.$B$43]=[.$B42];[Thong_Tin_Ngay_Nghi_201602.$C$3:.$C$43]) + SUMPRODUCT([Thong_Tin_Ngay_Nghi_201603.$B$3:.$B$45]=[.$B42];[Thong_Tin_Ngay_Nghi_201603.$C$3:.$C$45])" office:value-type="float" office:value="4">
            <text:p>4</text:p>
          </table:table-cell>
          <table:table-cell table:style-name="ce50" table:formula="of:=SUMPRODUCT([Thong_Tin_Ngay_Nghi_201601.$B$3:.$B$42]=[.$B42];[Thong_Tin_Ngay_Nghi_201601.$C$3:.$C$42])+SUMPRODUCT([Thong_Tin_Ngay_Nghi_201602.$B$3:.$B$43]=[.$B42];[Thong_Tin_Ngay_Nghi_201602.$C$3:.$C$43]) + SUMPRODUCT([Thong_Tin_Ngay_Nghi_201603.$B$3:.$B$45]=[.$B42];[Thong_Tin_Ngay_Nghi_201603.$C$3:.$C$45]) + SUMPRODUCT([Thong_Tin_Ngay_Nghi_201604.$B$3:.$B$46]=[.$B42];[Thong_Tin_Ngay_Nghi_201604.$C$3:.$C$46]) + SUMPRODUCT([Thong_Tin_Ngay_Nghi_201605.$B$3:.$B$45]=[.$B42];[Thong_Tin_Ngay_Nghi_201605.$C$3:.$C$45]) + SUMPRODUCT([Thong_Tin_Ngay_Nghi_201606.$B$3:.$B$45]=[.$B42];[Thong_Tin_Ngay_Nghi_201606.$C$3:.$C$45])" office:value-type="float" office:value="7.5">
            <text:p>7.5</text:p>
          </table:table-cell>
          <table:table-cell table:style-name="ce45" table:formula="of:=IF(DATE(YEAR([.E42]);MONTH([.E42]);DAY([.E42]))&lt;=DATE(YEAR([.E42]);3;31); [.C42]-[.G42] + [.F42]; IF([.G42]-[.C42]&lt;0;[.G42] + [.F42] -[.H42];[.F42]+[.C42]-[.H42]))" office:value-type="float" office:value="1">
            <text:p>1</text:p>
          </table:table-cell>
          <table:table-cell table:number-columns-repeated="2" table:style-name="ce45"/>
          <table:table-cell table:style-name="ce45" table:formula="of:=[.I42]+[.K42] +[.J42]" office:value-type="float" office:value="1">
            <text:p>1</text:p>
          </table:table-cell>
          <table:table-cell table:style-name="ce53"/>
        </table:table-row>
        <table:table-row table:style-name="ro6">
          <table:table-cell table:style-name="ce40" office:value-type="float" office:value="35">
            <text:p>35</text:p>
          </table:table-cell>
          <table:table-cell table:style-name="ce42" office:value-type="string">
            <text:p>TruyenLVC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3]);DATE(YEAR([.D43]);12;31);NOW())" office:value-type="date" office:date-value="2016-06-13T13:36:01.51">
            <text:p>06/13/16</text:p>
          </table:table-cell>
          <table:table-cell table:style-name="ce47" table:formula="of:= IF(MONTH([.E43])=MONTH([.D43]) ; IF(NETWORKDAYS([.D43];[.D43]) &lt; NETWORKDAYS(DATE(YEAR([.D43]);MONTH([.D43]);1);EOMONTH([.D43];0)) / 2 ; 0 ; 1)  ;  IF( NETWORKDAYS([.D43];EOMONTH([.D43];0)) &lt; NETWORKDAYS(DATE(YEAR([.D43]);MONTH([.D43]);1);EOMONTH([.D43];0))/2  ; 0  ; 1) + IF(MONTH([.E43]) &gt; MONTH([.D43]) ; MONTH([.E43])-MONTH([.D43])-1 ; 0) + IF(NETWORKDAYS(DATE(YEAR([.E43]);MONTH([.E43]);1);[.E43]) &lt;  NETWORKDAYS(DATE(YEAR([.E43]);MONTH([.E43]);1);EOMONTH([.E43];0)) / 2 ; 0 ; 1))" office:value-type="float" office:value="5">
            <text:p>5</text:p>
          </table:table-cell>
          <table:table-cell table:style-name="ce50" table:formula="of:=SUMPRODUCT([Thong_Tin_Ngay_Nghi_201601.$B$3:.$B$42]=[.$B43];[Thong_Tin_Ngay_Nghi_201601.$C$3:.$C$42])+SUMPRODUCT([Thong_Tin_Ngay_Nghi_201602.$B$3:.$B$43]=[.$B43];[Thong_Tin_Ngay_Nghi_201602.$C$3:.$C$43]) + SUMPRODUCT([Thong_Tin_Ngay_Nghi_201603.$B$3:.$B$45]=[.$B43];[Thong_Tin_Ngay_Nghi_201603.$C$3:.$C$45])" office:value-type="float" office:value="1">
            <text:p>1</text:p>
          </table:table-cell>
          <table:table-cell table:style-name="ce50" table:formula="of:=SUMPRODUCT([Thong_Tin_Ngay_Nghi_201601.$B$3:.$B$42]=[.$B43];[Thong_Tin_Ngay_Nghi_201601.$C$3:.$C$42])+SUMPRODUCT([Thong_Tin_Ngay_Nghi_201602.$B$3:.$B$43]=[.$B43];[Thong_Tin_Ngay_Nghi_201602.$C$3:.$C$43]) + SUMPRODUCT([Thong_Tin_Ngay_Nghi_201603.$B$3:.$B$45]=[.$B43];[Thong_Tin_Ngay_Nghi_201603.$C$3:.$C$45]) + SUMPRODUCT([Thong_Tin_Ngay_Nghi_201604.$B$3:.$B$46]=[.$B43];[Thong_Tin_Ngay_Nghi_201604.$C$3:.$C$46]) + SUMPRODUCT([Thong_Tin_Ngay_Nghi_201605.$B$3:.$B$45]=[.$B43];[Thong_Tin_Ngay_Nghi_201605.$C$3:.$C$45]) + SUMPRODUCT([Thong_Tin_Ngay_Nghi_201606.$B$3:.$B$45]=[.$B43];[Thong_Tin_Ngay_Nghi_201606.$C$3:.$C$45])" office:value-type="float" office:value="4.5">
            <text:p>4.5</text:p>
          </table:table-cell>
          <table:table-cell table:style-name="ce45" table:formula="of:=IF(DATE(YEAR([.E43]);MONTH([.E43]);DAY([.E43]))&lt;=DATE(YEAR([.E43]);3;31); [.C43]-[.G43] + [.F43]; IF([.G43]-[.C43]&lt;0;[.G43] + [.F43] -[.H43];[.F43]+[.C43]-[.H43]))" office:value-type="float" office:value="1.5">
            <text:p>1.5</text:p>
          </table:table-cell>
          <table:table-cell table:number-columns-repeated="2" table:style-name="ce45"/>
          <table:table-cell table:style-name="ce45" table:formula="of:=[.I43]+[.K43] +[.J43]" office:value-type="float" office:value="1.5">
            <text:p>1.5</text:p>
          </table:table-cell>
          <table:table-cell table:style-name="ce53"/>
        </table:table-row>
        <table:table-row table:style-name="ro6">
          <table:table-cell table:style-name="ce40" office:value-type="float" office:value="36">
            <text:p>36</text:p>
          </table:table-cell>
          <table:table-cell table:style-name="ce42" office:value-type="string">
            <text:p>TuanND</text:p>
          </table:table-cell>
          <table:table-cell table:style-name="ce45" office:value-type="float" office:value="4.5">
            <text:p>4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4]);DATE(YEAR([.D44]);12;31);NOW())" office:value-type="date" office:date-value="2016-06-13T13:36:01.51">
            <text:p>06/13/16</text:p>
          </table:table-cell>
          <table:table-cell table:style-name="ce47" table:formula="of:= IF(MONTH([.E44])=MONTH([.D44]) ; IF(NETWORKDAYS([.D44];[.D44]) &lt; NETWORKDAYS(DATE(YEAR([.D44]);MONTH([.D44]);1);EOMONTH([.D44];0)) / 2 ; 0 ; 1)  ;  IF( NETWORKDAYS([.D44];EOMONTH([.D44];0)) &lt; NETWORKDAYS(DATE(YEAR([.D44]);MONTH([.D44]);1);EOMONTH([.D44];0))/2  ; 0  ; 1) + IF(MONTH([.E44]) &gt; MONTH([.D44]) ; MONTH([.E44])-MONTH([.D44])-1 ; 0) + IF(NETWORKDAYS(DATE(YEAR([.E44]);MONTH([.E44]);1);[.E44]) &lt;  NETWORKDAYS(DATE(YEAR([.E44]);MONTH([.E44]);1);EOMONTH([.E44];0)) / 2 ; 0 ; 1))" office:value-type="float" office:value="5">
            <text:p>5</text:p>
          </table:table-cell>
          <table:table-cell table:style-name="ce50" table:formula="of:=SUMPRODUCT([Thong_Tin_Ngay_Nghi_201601.$B$3:.$B$42]=[.$B44];[Thong_Tin_Ngay_Nghi_201601.$C$3:.$C$42])+SUMPRODUCT([Thong_Tin_Ngay_Nghi_201602.$B$3:.$B$43]=[.$B44];[Thong_Tin_Ngay_Nghi_201602.$C$3:.$C$43]) + SUMPRODUCT([Thong_Tin_Ngay_Nghi_201603.$B$3:.$B$45]=[.$B44];[Thong_Tin_Ngay_Nghi_201603.$C$3:.$C$45])" office:value-type="float" office:value="6.5">
            <text:p>6.5</text:p>
          </table:table-cell>
          <table:table-cell table:style-name="ce50" table:formula="of:=SUMPRODUCT([Thong_Tin_Ngay_Nghi_201601.$B$3:.$B$42]=[.$B44];[Thong_Tin_Ngay_Nghi_201601.$C$3:.$C$42])+SUMPRODUCT([Thong_Tin_Ngay_Nghi_201602.$B$3:.$B$43]=[.$B44];[Thong_Tin_Ngay_Nghi_201602.$C$3:.$C$43]) + SUMPRODUCT([Thong_Tin_Ngay_Nghi_201603.$B$3:.$B$45]=[.$B44];[Thong_Tin_Ngay_Nghi_201603.$C$3:.$C$45]) + SUMPRODUCT([Thong_Tin_Ngay_Nghi_201604.$B$3:.$B$46]=[.$B44];[Thong_Tin_Ngay_Nghi_201604.$C$3:.$C$46]) + SUMPRODUCT([Thong_Tin_Ngay_Nghi_201605.$B$3:.$B$45]=[.$B44];[Thong_Tin_Ngay_Nghi_201605.$C$3:.$C$45]) + SUMPRODUCT([Thong_Tin_Ngay_Nghi_201606.$B$3:.$B$45]=[.$B44];[Thong_Tin_Ngay_Nghi_201606.$C$3:.$C$45])" office:value-type="float" office:value="7">
            <text:p>7</text:p>
          </table:table-cell>
          <table:table-cell table:style-name="ce45" table:formula="of:=IF(DATE(YEAR([.E44]);MONTH([.E44]);DAY([.E44]))&lt;=DATE(YEAR([.E44]);3;31); [.C44]-[.G44] + [.F44]; IF([.G44]-[.C44]&lt;0;[.G44] + [.F44] -[.H44];[.F44]+[.C44]-[.H44]))" office:value-type="float" office:value="2.5">
            <text:p>2.5</text:p>
          </table:table-cell>
          <table:table-cell table:number-columns-repeated="2" table:style-name="ce45"/>
          <table:table-cell table:style-name="ce45" table:formula="of:=[.I44]+[.K44] +[.J44]" office:value-type="float" office:value="2.5">
            <text:p>2.5</text:p>
          </table:table-cell>
          <table:table-cell table:style-name="ce53"/>
        </table:table-row>
        <table:table-row table:style-name="ro6">
          <table:table-cell table:style-name="ce40" office:value-type="float" office:value="37">
            <text:p>37</text:p>
          </table:table-cell>
          <table:table-cell table:style-name="ce42" office:value-type="string">
            <text:p>VietBA</text:p>
          </table:table-cell>
          <table:table-cell table:style-name="ce45" office:value-type="float" office:value="1.5">
            <text:p>1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5]);DATE(YEAR([.D45]);12;31);NOW())" office:value-type="date" office:date-value="2016-06-13T13:36:01.51">
            <text:p>06/13/16</text:p>
          </table:table-cell>
          <table:table-cell table:style-name="ce47" table:formula="of:= IF(MONTH([.E45])=MONTH([.D45]) ; IF(NETWORKDAYS([.D45];[.D45]) &lt; NETWORKDAYS(DATE(YEAR([.D45]);MONTH([.D45]);1);EOMONTH([.D45];0)) / 2 ; 0 ; 1)  ;  IF( NETWORKDAYS([.D45];EOMONTH([.D45];0)) &lt; NETWORKDAYS(DATE(YEAR([.D45]);MONTH([.D45]);1);EOMONTH([.D45];0))/2  ; 0  ; 1) + IF(MONTH([.E45]) &gt; MONTH([.D45]) ; MONTH([.E45])-MONTH([.D45])-1 ; 0) + IF(NETWORKDAYS(DATE(YEAR([.E45]);MONTH([.E45]);1);[.E45]) &lt;  NETWORKDAYS(DATE(YEAR([.E45]);MONTH([.E45]);1);EOMONTH([.E45];0)) / 2 ; 0 ; 1))" office:value-type="float" office:value="5">
            <text:p>5</text:p>
          </table:table-cell>
          <table:table-cell table:style-name="ce50" table:formula="of:=SUMPRODUCT([Thong_Tin_Ngay_Nghi_201601.$B$3:.$B$42]=[.$B45];[Thong_Tin_Ngay_Nghi_201601.$C$3:.$C$42])+SUMPRODUCT([Thong_Tin_Ngay_Nghi_201602.$B$3:.$B$43]=[.$B45];[Thong_Tin_Ngay_Nghi_201602.$C$3:.$C$43]) + SUMPRODUCT([Thong_Tin_Ngay_Nghi_201603.$B$3:.$B$45]=[.$B45];[Thong_Tin_Ngay_Nghi_201603.$C$3:.$C$45])" office:value-type="float" office:value="0.5">
            <text:p>0.5</text:p>
          </table:table-cell>
          <table:table-cell table:style-name="ce50" table:formula="of:=SUMPRODUCT([Thong_Tin_Ngay_Nghi_201601.$B$3:.$B$42]=[.$B45];[Thong_Tin_Ngay_Nghi_201601.$C$3:.$C$42])+SUMPRODUCT([Thong_Tin_Ngay_Nghi_201602.$B$3:.$B$43]=[.$B45];[Thong_Tin_Ngay_Nghi_201602.$C$3:.$C$43]) + SUMPRODUCT([Thong_Tin_Ngay_Nghi_201603.$B$3:.$B$45]=[.$B45];[Thong_Tin_Ngay_Nghi_201603.$C$3:.$C$45]) + SUMPRODUCT([Thong_Tin_Ngay_Nghi_201604.$B$3:.$B$46]=[.$B45];[Thong_Tin_Ngay_Nghi_201604.$C$3:.$C$46]) + SUMPRODUCT([Thong_Tin_Ngay_Nghi_201605.$B$3:.$B$45]=[.$B45];[Thong_Tin_Ngay_Nghi_201605.$C$3:.$C$45]) + SUMPRODUCT([Thong_Tin_Ngay_Nghi_201606.$B$3:.$B$45]=[.$B45];[Thong_Tin_Ngay_Nghi_201606.$C$3:.$C$45])" office:value-type="float" office:value="1.5">
            <text:p>1.5</text:p>
          </table:table-cell>
          <table:table-cell table:style-name="ce45" table:formula="of:=IF(DATE(YEAR([.E45]);MONTH([.E45]);DAY([.E45]))&lt;=DATE(YEAR([.E45]);3;31); [.C45]-[.G45] + [.F45]; IF([.G45]-[.C45]&lt;0;[.G45] + [.F45] -[.H45];[.F45]+[.C45]-[.H45]))" office:value-type="float" office:value="4">
            <text:p>4</text:p>
          </table:table-cell>
          <table:table-cell table:number-columns-repeated="2" table:style-name="ce45"/>
          <table:table-cell table:style-name="ce45" table:formula="of:=[.I45]+[.K45] +[.J45]" office:value-type="float" office:value="4">
            <text:p>4</text:p>
          </table:table-cell>
          <table:table-cell table:style-name="ce53"/>
        </table:table-row>
        <table:table-row table:style-name="ro6">
          <table:table-cell table:style-name="ce40" office:value-type="float" office:value="38">
            <text:p>38</text:p>
          </table:table-cell>
          <table:table-cell table:style-name="ce43" office:value-type="string">
            <text:p>VinhP</text:p>
          </table:table-cell>
          <table:table-cell table:style-name="ce45" office:value-type="float" office:value="3">
            <text:p>3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6]);DATE(YEAR([.D46]);12;31);NOW())" office:value-type="date" office:date-value="2016-06-13T13:36:01.51">
            <text:p>06/13/16</text:p>
          </table:table-cell>
          <table:table-cell table:style-name="ce47" table:formula="of:= IF(MONTH([.E46])=MONTH([.D46]) ; IF(NETWORKDAYS([.D46];[.D46]) &lt; NETWORKDAYS(DATE(YEAR([.D46]);MONTH([.D46]);1);EOMONTH([.D46];0)) / 2 ; 0 ; 1)  ;  IF( NETWORKDAYS([.D46];EOMONTH([.D46];0)) &lt; NETWORKDAYS(DATE(YEAR([.D46]);MONTH([.D46]);1);EOMONTH([.D46];0))/2  ; 0  ; 1) + IF(MONTH([.E46]) &gt; MONTH([.D46]) ; MONTH([.E46])-MONTH([.D46])-1 ; 0) + IF(NETWORKDAYS(DATE(YEAR([.E46]);MONTH([.E46]);1);[.E46]) &lt;  NETWORKDAYS(DATE(YEAR([.E46]);MONTH([.E46]);1);EOMONTH([.E46];0)) / 2 ; 0 ; 1))" office:value-type="float" office:value="5">
            <text:p>5</text:p>
          </table:table-cell>
          <table:table-cell table:style-name="ce50" table:formula="of:=SUMPRODUCT([Thong_Tin_Ngay_Nghi_201601.$B$3:.$B$42]=[.$B46];[Thong_Tin_Ngay_Nghi_201601.$C$3:.$C$42])+SUMPRODUCT([Thong_Tin_Ngay_Nghi_201602.$B$3:.$B$43]=[.$B46];[Thong_Tin_Ngay_Nghi_201602.$C$3:.$C$43]) + SUMPRODUCT([Thong_Tin_Ngay_Nghi_201603.$B$3:.$B$45]=[.$B46];[Thong_Tin_Ngay_Nghi_201603.$C$3:.$C$45])" office:value-type="float" office:value="6.5">
            <text:p>6.5</text:p>
          </table:table-cell>
          <table:table-cell table:style-name="ce50" table:formula="of:=SUMPRODUCT([Thong_Tin_Ngay_Nghi_201601.$B$3:.$B$42]=[.$B46];[Thong_Tin_Ngay_Nghi_201601.$C$3:.$C$42])+SUMPRODUCT([Thong_Tin_Ngay_Nghi_201602.$B$3:.$B$43]=[.$B46];[Thong_Tin_Ngay_Nghi_201602.$C$3:.$C$43]) + SUMPRODUCT([Thong_Tin_Ngay_Nghi_201603.$B$3:.$B$45]=[.$B46];[Thong_Tin_Ngay_Nghi_201603.$C$3:.$C$45]) + SUMPRODUCT([Thong_Tin_Ngay_Nghi_201604.$B$3:.$B$46]=[.$B46];[Thong_Tin_Ngay_Nghi_201604.$C$3:.$C$46]) + SUMPRODUCT([Thong_Tin_Ngay_Nghi_201605.$B$3:.$B$45]=[.$B46];[Thong_Tin_Ngay_Nghi_201605.$C$3:.$C$45]) + SUMPRODUCT([Thong_Tin_Ngay_Nghi_201606.$B$3:.$B$45]=[.$B46];[Thong_Tin_Ngay_Nghi_201606.$C$3:.$C$45])" office:value-type="float" office:value="6.5">
            <text:p>6.5</text:p>
          </table:table-cell>
          <table:table-cell table:style-name="ce45" table:formula="of:=IF(DATE(YEAR([.E46]);MONTH([.E46]);DAY([.E46]))&lt;=DATE(YEAR([.E46]);3;31); [.C46]-[.G46] + [.F46]; IF([.G46]-[.C46]&lt;0;[.G46] + [.F46] -[.H46];[.F46]+[.C46]-[.H46]))" office:value-type="float" office:value="1.5">
            <text:p>1.5</text:p>
          </table:table-cell>
          <table:table-cell table:number-columns-repeated="2" table:style-name="ce45"/>
          <table:table-cell table:style-name="ce45" table:formula="of:=[.I46]+[.K46] +[.J46]" office:value-type="float" office:value="1.5">
            <text:p>1.5</text:p>
          </table:table-cell>
          <table:table-cell table:style-name="ce53"/>
        </table:table-row>
        <table:table-row table:style-name="ro6">
          <table:table-cell table:style-name="ce40" office:value-type="float" office:value="39">
            <text:p>39</text:p>
          </table:table-cell>
          <table:table-cell table:style-name="ce42" office:value-type="string">
            <text:p>VuNA</text:p>
          </table:table-cell>
          <table:table-cell table:style-name="ce45" office:value-type="float" office:value="6">
            <text:p>6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7]);DATE(YEAR([.D47]);12;31);NOW())" office:value-type="date" office:date-value="2016-06-13T13:36:01.51">
            <text:p>06/13/16</text:p>
          </table:table-cell>
          <table:table-cell table:style-name="ce47" table:formula="of:= IF(MONTH([.E47])=MONTH([.D47]) ; IF(NETWORKDAYS([.D47];[.D47]) &lt; NETWORKDAYS(DATE(YEAR([.D47]);MONTH([.D47]);1);EOMONTH([.D47];0)) / 2 ; 0 ; 1)  ;  IF( NETWORKDAYS([.D47];EOMONTH([.D47];0)) &lt; NETWORKDAYS(DATE(YEAR([.D47]);MONTH([.D47]);1);EOMONTH([.D47];0))/2  ; 0  ; 1) + IF(MONTH([.E47]) &gt; MONTH([.D47]) ; MONTH([.E47])-MONTH([.D47])-1 ; 0) + IF(NETWORKDAYS(DATE(YEAR([.E47]);MONTH([.E47]);1);[.E47]) &lt;  NETWORKDAYS(DATE(YEAR([.E47]);MONTH([.E47]);1);EOMONTH([.E47];0)) / 2 ; 0 ; 1))" office:value-type="float" office:value="5">
            <text:p>5</text:p>
          </table:table-cell>
          <table:table-cell table:style-name="ce50" table:formula="of:=SUMPRODUCT([Thong_Tin_Ngay_Nghi_201601.$B$3:.$B$42]=[.$B47];[Thong_Tin_Ngay_Nghi_201601.$C$3:.$C$42])+SUMPRODUCT([Thong_Tin_Ngay_Nghi_201602.$B$3:.$B$43]=[.$B47];[Thong_Tin_Ngay_Nghi_201602.$C$3:.$C$43]) + SUMPRODUCT([Thong_Tin_Ngay_Nghi_201603.$B$3:.$B$45]=[.$B47];[Thong_Tin_Ngay_Nghi_201603.$C$3:.$C$45])" office:value-type="float" office:value="7">
            <text:p>7</text:p>
          </table:table-cell>
          <table:table-cell table:style-name="ce50" table:formula="of:=SUMPRODUCT([Thong_Tin_Ngay_Nghi_201601.$B$3:.$B$42]=[.$B47];[Thong_Tin_Ngay_Nghi_201601.$C$3:.$C$42])+SUMPRODUCT([Thong_Tin_Ngay_Nghi_201602.$B$3:.$B$43]=[.$B47];[Thong_Tin_Ngay_Nghi_201602.$C$3:.$C$43]) + SUMPRODUCT([Thong_Tin_Ngay_Nghi_201603.$B$3:.$B$45]=[.$B47];[Thong_Tin_Ngay_Nghi_201603.$C$3:.$C$45]) + SUMPRODUCT([Thong_Tin_Ngay_Nghi_201604.$B$3:.$B$46]=[.$B47];[Thong_Tin_Ngay_Nghi_201604.$C$3:.$C$46]) + SUMPRODUCT([Thong_Tin_Ngay_Nghi_201605.$B$3:.$B$45]=[.$B47];[Thong_Tin_Ngay_Nghi_201605.$C$3:.$C$45]) + SUMPRODUCT([Thong_Tin_Ngay_Nghi_201606.$B$3:.$B$45]=[.$B47];[Thong_Tin_Ngay_Nghi_201606.$C$3:.$C$45])" office:value-type="float" office:value="9">
            <text:p>9</text:p>
          </table:table-cell>
          <table:table-cell table:style-name="ce45" table:formula="of:=IF(DATE(YEAR([.E47]);MONTH([.E47]);DAY([.E47]))&lt;=DATE(YEAR([.E47]);3;31); [.C47]-[.G47] + [.F47]; IF([.G47]-[.C47]&lt;0;[.G47] + [.F47] -[.H47];[.F47]+[.C47]-[.H47]))" office:value-type="float" office:value="2">
            <text:p>2</text:p>
          </table:table-cell>
          <table:table-cell table:number-columns-repeated="2" table:style-name="ce45"/>
          <table:table-cell table:style-name="ce45" table:formula="of:=[.I47]+[.K47] +[.J47]" office:value-type="float" office:value="2">
            <text:p>2</text:p>
          </table:table-cell>
          <table:table-cell table:style-name="ce53"/>
        </table:table-row>
        <table:table-row table:style-name="ro2" table:number-rows-repeated="3">
          <table:table-cell table:number-columns-repeated="13"/>
        </table:table-row>
        <table:table-row table:style-name="ro2">
          <table:table-cell table:number-columns-repeated="4"/>
          <table:table-cell office:value-type="string">
            <text:p><text:s/></text:p>
          </table:table-cell>
          <table:table-cell table:number-columns-repeated="8"/>
        </table:table-row>
        <table:table-row table:style-name="ro2" table:number-rows-repeated="10">
          <table:table-cell table:number-columns-repeated="13"/>
        </table:table-row>
        <table:table-row table:style-name="ro13">
          <table:table-cell table:number-columns-repeated="13"/>
        </table:table-row>
        <table:table-row table:style-name="ro2" table:number-rows-repeated="104851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Thong_Tin_Ngay_Nghi_201601" table:style-name="ta3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62"/>
        <table:table-column table:style-name="co22" table:number-columns-repeated="7" table:default-cell-style-name="ce62"/>
        <table:table-column table:style-name="co21" table:number-columns-repeated="14" table:default-cell-style-name="ce62"/>
        <table:table-column table:style-name="co23" table:number-columns-repeated="2" table:default-cell-style-name="ce62"/>
        <table:table-column table:style-name="co7" table:number-columns-repeated="933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57" table:number-columns-repeated="8"/>
          <table:table-cell table:style-name="ce65" office:value-type="string" table:number-columns-spanned="2" table:number-rows-spanned="1">
            <text:p>Month</text:p>
          </table:table-cell>
          <table:covered-table-cell table:style-name="ce66"/>
          <table:table-cell table:style-name="ce67" table:content-validation-name="val1" office:value-type="float" office:value="1" table:number-columns-spanned="2" table:number-rows-spanned="1">
            <text:p>1</text:p>
          </table:table-cell>
          <table:covered-table-cell table:style-name="ce66"/>
          <table:table-cell table:style-name="ce65" office:value-type="string" table:number-columns-spanned="2" table:number-rows-spanned="1">
            <text:p>Year</text:p>
          </table:table-cell>
          <table:covered-table-cell table:style-name="ce66"/>
          <table:table-cell table:style-name="ce65" office:value-type="float" office:value="2016" table:number-columns-spanned="2" table:number-rows-spanned="1">
            <text:p>2016</text:p>
          </table:table-cell>
          <table:covered-table-cell table:style-name="ce69"/>
          <table:table-cell table:style-name="ce57" table:number-columns-repeated="15"/>
          <table:table-cell table:style-name="ce70" table:number-columns-repeated="933"/>
        </table:table-row>
        <table:table-row table:style-name="ro2">
          <table:table-cell table:style-name="ce54" table:number-columns-repeated="3"/>
          <table:table-cell table:style-name="ce58" table:formula="of:=DATE([.$R$1];[.N1];1)" office:value-type="date" office:date-value="2016-01-01">
            <text:p>01</text:p>
          </table:table-cell>
          <table:table-cell table:style-name="ce58" table:formula="of:=[.D2]+1" office:value-type="date" office:date-value="2016-01-02">
            <text:p>02</text:p>
          </table:table-cell>
          <table:table-cell table:style-name="ce58" table:formula="of:=[.E2]+1" office:value-type="date" office:date-value="2016-01-03">
            <text:p>03</text:p>
          </table:table-cell>
          <table:table-cell table:style-name="ce58" table:formula="of:=[.F2]+1" office:value-type="date" office:date-value="2016-01-04">
            <text:p>04</text:p>
          </table:table-cell>
          <table:table-cell table:style-name="ce58" table:formula="of:=[.G2]+1" office:value-type="date" office:date-value="2016-01-05">
            <text:p>05</text:p>
          </table:table-cell>
          <table:table-cell table:style-name="ce58" table:formula="of:=[.H2]+1" office:value-type="date" office:date-value="2016-01-06">
            <text:p>06</text:p>
          </table:table-cell>
          <table:table-cell table:style-name="ce58" table:formula="of:=[.I2]+1" office:value-type="date" office:date-value="2016-01-07">
            <text:p>07</text:p>
          </table:table-cell>
          <table:table-cell table:style-name="ce58" table:formula="of:=[.J2]+1" office:value-type="date" office:date-value="2016-01-08">
            <text:p>08</text:p>
          </table:table-cell>
          <table:table-cell table:style-name="ce58" table:formula="of:=[.K2]+1" office:value-type="date" office:date-value="2016-01-09">
            <text:p>09</text:p>
          </table:table-cell>
          <table:table-cell table:style-name="ce58" table:formula="of:=[.L2]+1" office:value-type="date" office:date-value="2016-01-10">
            <text:p>10</text:p>
          </table:table-cell>
          <table:table-cell table:style-name="ce58" table:formula="of:=[.M2]+1" office:value-type="date" office:date-value="2016-01-11">
            <text:p>11</text:p>
          </table:table-cell>
          <table:table-cell table:style-name="ce58" table:formula="of:=[.N2]+1" office:value-type="date" office:date-value="2016-01-12">
            <text:p>12</text:p>
          </table:table-cell>
          <table:table-cell table:style-name="ce58" table:formula="of:=[.O2]+1" office:value-type="date" office:date-value="2016-01-13">
            <text:p>13</text:p>
          </table:table-cell>
          <table:table-cell table:style-name="ce58" table:formula="of:=[.P2]+1" office:value-type="date" office:date-value="2016-01-14">
            <text:p>14</text:p>
          </table:table-cell>
          <table:table-cell table:style-name="ce58" table:formula="of:=[.Q2]+1" office:value-type="date" office:date-value="2016-01-15">
            <text:p>15</text:p>
          </table:table-cell>
          <table:table-cell table:style-name="ce58" table:formula="of:=[.R2]+1" office:value-type="date" office:date-value="2016-01-16">
            <text:p>16</text:p>
          </table:table-cell>
          <table:table-cell table:style-name="ce58" table:formula="of:=[.S2]+1" office:value-type="date" office:date-value="2016-01-17">
            <text:p>17</text:p>
          </table:table-cell>
          <table:table-cell table:style-name="ce58" table:formula="of:=[.T2]+1" office:value-type="date" office:date-value="2016-01-18">
            <text:p>18</text:p>
          </table:table-cell>
          <table:table-cell table:style-name="ce58" table:formula="of:=[.U2]+1" office:value-type="date" office:date-value="2016-01-19">
            <text:p>19</text:p>
          </table:table-cell>
          <table:table-cell table:style-name="ce58" table:formula="of:=[.V2]+1" office:value-type="date" office:date-value="2016-01-20">
            <text:p>20</text:p>
          </table:table-cell>
          <table:table-cell table:style-name="ce58" table:formula="of:=[.W2]+1" office:value-type="date" office:date-value="2016-01-21">
            <text:p>21</text:p>
          </table:table-cell>
          <table:table-cell table:style-name="ce58" table:formula="of:=[.X2]+1" office:value-type="date" office:date-value="2016-01-22">
            <text:p>22</text:p>
          </table:table-cell>
          <table:table-cell table:style-name="ce58" table:formula="of:=[.Y2]+1" office:value-type="date" office:date-value="2016-01-23">
            <text:p>23</text:p>
          </table:table-cell>
          <table:table-cell table:style-name="ce58" table:formula="of:=[.Z2]+1" office:value-type="date" office:date-value="2016-01-24">
            <text:p>24</text:p>
          </table:table-cell>
          <table:table-cell table:style-name="ce58" table:formula="of:=[.AA2]+1" office:value-type="date" office:date-value="2016-01-25">
            <text:p>25</text:p>
          </table:table-cell>
          <table:table-cell table:style-name="ce58" table:formula="of:=[.AB2]+1" office:value-type="date" office:date-value="2016-01-26">
            <text:p>26</text:p>
          </table:table-cell>
          <table:table-cell table:style-name="ce58" table:formula="of:=[.AC2]+1" office:value-type="date" office:date-value="2016-01-27">
            <text:p>27</text:p>
          </table:table-cell>
          <table:table-cell table:style-name="ce58" table:formula="of:=[.AD2]+1" office:value-type="date" office:date-value="2016-01-28">
            <text:p>28</text:p>
          </table:table-cell>
          <table:table-cell table:style-name="ce58" table:formula="of:=[.AE2]+1" office:value-type="date" office:date-value="2016-01-29">
            <text:p>29</text:p>
          </table:table-cell>
          <table:table-cell table:style-name="ce58" table:formula="of:=[.AF2]+1" office:value-type="date" office:date-value="2016-01-30">
            <text:p>30</text:p>
          </table:table-cell>
          <table:table-cell table:style-name="ce58" table:formula="of:=[.AG2]+1" office:value-type="date" office:date-value="2016-01-31">
            <text:p>31</text:p>
          </table:table-cell>
          <table:table-cell table:style-name="ce70" table:number-columns-repeated="933"/>
        </table:table-row>
        <table:table-row table:style-name="ro6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59" table:formula="of:=CHOOSE(WEEKDAY([.D2]);&quot;Sun&quot;;&quot;Mon&quot;;&quot;Tue&quot;;&quot;Wed&quot;;&quot;Thur&quot;;&quot;Fri&quot;;&quot;Sat&quot;)" office:value-type="string" office:string-value="Fri">
            <office:annotation draw:style-name="gr4" draw:text-style-name="P1" svg:width="1.1413in" svg:height="0.3902in" svg:x="2.6457in" svg:y="0in" draw:caption-point-x="-0.2402in" draw:caption-point-y="0.4705in">
              <dc:date>2016-01-04T00:00:00</dc:date>
              <text:p text:style-name="P1"><text:span text:style-name="T1">Nghỉ Tết dương lịch</text:span></text:p>
            </office:annotation>
            <text:p>Fri</text:p>
          </table:table-cell>
          <table:table-cell table:style-name="ce59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9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9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9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9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9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9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9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9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9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9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9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9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9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9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9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9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9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9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9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9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9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9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9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9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9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9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9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9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9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0" table:number-columns-repeated="933"/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56" table:formula="of:=SUM([.D4:.AH4])" office:value-type="float" office:value="1">
            <text:p>1</text:p>
          </table:table-cell>
          <table:table-cell table:style-name="ce60" table:number-columns-repeated="3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3772in" svg:y="0.3618in" draw:caption-point-x="-0.2319in" draw:caption-point-y="0.3563in">
              <dc:date>1899-12-30T00:00:00</dc:date>
              <text:p text:style-name="P3"><text:span text:style-name="T3">Đi trễ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.5">
            <office:annotation draw:style-name="gr2" draw:text-style-name="P3" svg:width="1.1413in" svg:height="0.5457in" svg:x="11.5492in" svg:y="0.1122in" draw:caption-point-x="-0.2402in" draw:caption-point-y="0.6059in">
              <dc:date>2016-01-25T00:00:00</dc:date>
              <text:p text:style-name="P3"><text:span text:style-name="T3">Nghỉ buổi sáng, bận việc nhà đột xuất</text:span></text:p>
            </office:annotation>
            <text:p>0.5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.5">
            <office:annotation draw:style-name="gr4" draw:text-style-name="P3" svg:width="1.1413in" svg:height="0.3902in" svg:x="13.8323in" svg:y="0.1142in" draw:caption-point-x="-0.2402in" draw:caption-point-y="0.6039in">
              <dc:date>2016-01-25T00:00:00</dc:date>
              <text:p text:style-name="P3"><text:span text:style-name="T3">Bị ốm, xin nghỉ buổi sáng</text:span></text:p>
            </office:annotation>
            <text:p>0.5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56" table:formula="of:=SUM([.D5:.AH5])" office:value-type="float" office:value="1">
            <text:p>1</text:p>
          </table:table-cell>
          <table:table-cell table:style-name="ce60" table:number-columns-repeated="3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8354in" svg:y="0.6728in" draw:caption-point-x="-0.2335in" draw:caption-point-y="0.2929in">
              <dc:date>1899-12-30T00:00:00</dc:date>
              <text:p text:style-name="P3"><text:span text:style-name="T3">Vào trễ</text:span></text:p>
            </office:annotation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1">
            <office:annotation draw:style-name="gr6" draw:text-style-name="P3" svg:width="1.1354in" svg:height="0.2602in" svg:x="10.6472in" svg:y="0.6831in" draw:caption-point-x="-0.2516in" draw:caption-point-y="0.2827in">
              <dc:date>1899-12-30T00:00:00</dc:date>
              <text:p text:style-name="P3"><text:span text:style-name="T3">Bị đau đầu</text:span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">
            <office:annotation draw:style-name="gr7" draw:text-style-name="P1" svg:width="1.1413in" svg:height="0.2634in" svg:x="15.202in" svg:y="0.3638in" draw:caption-point-x="-0.2402in" draw:caption-point-y="0.602in">
              <dc:date>2016-01-28T00:00:00</dc:date>
              <text:p text:style-name="P1"><text:span text:style-name="T1">Bận việc vào trễ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2" office:value-type="string">
            <text:p>ChanNTT</text:p>
          </table:table-cell>
          <table:table-cell table:style-name="ce56" table:formula="of:=SUM([.D6:.AH6])" office:value-type="float" office:value="0">
            <text:p>0</text:p>
          </table:table-cell>
          <table:table-cell table:style-name="ce60" table:number-columns-repeated="11"/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2" office:value-type="string">
            <text:p>CuongNH</text:p>
          </table:table-cell>
          <table:table-cell table:style-name="ce56" table:formula="of:=SUM([.D7:.AH7])" office:value-type="float" office:value="0.5">
            <text:p>0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3854in" svg:x="7.7996in" svg:y="1.3047in" draw:caption-point-x="-0.2409in" draw:caption-point-y="0.1563in">
              <dc:date>1899-12-30T00:00:00</dc:date>
              <text:p text:style-name="P3"><text:span text:style-name="T3">Đi khám bệnh, nghỉ buổi sáng</text:span></text:p>
            </office:annotation>
            <text:p>0.5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2" office:value-type="string">
            <text:p>DuongDN</text:p>
          </table:table-cell>
          <table:table-cell table:style-name="ce56" table:formula="of:=SUM([.D8:.AH8])" office:value-type="float" office:value="1.5">
            <text:p>1.5</text:p>
          </table:table-cell>
          <table:table-cell table:style-name="ce60" table:number-columns-repeated="3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3854in" svg:x="5.3772in" svg:y="1.6157in" draw:caption-point-x="-0.2319in" draw:caption-point-y="0.0929in">
              <dc:date>2016-01-20T00:00:00</dc:date>
              <text:p text:style-name="P3"><text:span text:style-name="T3">Đi học, nghỉ buổi chiều nhưng có làm bù rồi nên ko tính nghỉ nữa</text:span></text:p>
            </office:annotation>
            <text:p>0</text:p>
          </table:table-cell>
          <table:table-cell table:style-name="ce60" office:value-type="float" office:value="0">
            <office:annotation draw:style-name="gr6" draw:text-style-name="P3" svg:width="1.1354in" svg:height="0.3854in" svg:x="5.8339in" svg:y="1.6157in" draw:caption-point-x="-0.2319in" draw:caption-point-y="0.0929in">
              <dc:date>2016-01-20T00:00:00</dc:date>
              <text:p text:style-name="P3"><text:span text:style-name="T3">Đi học, nghỉ buổi sáng nhưng có làm bù rồi nên ko tính nghỉ nữa</text:span></text:p>
            </office:annotation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3854in" svg:x="7.7996in" svg:y="1.626in" draw:caption-point-x="-0.2409in" draw:caption-point-y="0.0827in">
              <dc:date>1899-12-30T00:00:00</dc:date>
              <text:p text:style-name="P3"><text:span text:style-name="T3">Đi sửa máy tính, vào trễ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2" draw:text-style-name="P3" svg:width="1.1413in" svg:height="0.5457in" svg:x="8.7768in" svg:y="1.1047in" draw:caption-point-x="-0.2402in" draw:caption-point-y="0.6039in">
              <dc:date>2016-01-25T00:00:00</dc:date>
              <text:p text:style-name="P3"><text:span text:style-name="T3">Đi học buổi chiều, nhưng có làm bù rồi</text:span></text:p>
            </office:annotation>
            <text:p>0</text:p>
          </table:table-cell>
          <table:table-cell table:style-name="ce60" office:value-type="float" office:value="0.5">
            <office:annotation draw:style-name="gr8" draw:text-style-name="P3" svg:width="1.1413in" svg:height="1.0122in" svg:x="9.2661in" svg:y="1.1031in" draw:caption-point-x="-0.2402in" draw:caption-point-y="0.6055in">
              <dc:date>2016-01-20T00:00:00</dc:date>
              <text:p text:style-name="P3"><text:span text:style-name="T3">Nghỉ buổi sáng đi học, buổi chiều bị ốm. Làm bù cho buổi sáng <text:s/>rồi nên ko tính nghỉ nữa</text:span></text:p>
            </office:annotation>
            <text:p>0.5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.5">
            <office:annotation draw:style-name="gr4" draw:text-style-name="P3" svg:width="1.1413in" svg:height="0.3902in" svg:x="12.0059in" svg:y="1.1035in" draw:caption-point-x="-0.2402in" draw:caption-point-y="0.6051in">
              <dc:date>2016-01-21T00:00:00</dc:date>
              <text:p text:style-name="P3"><text:span text:style-name="T3">Đi học, nghỉ buổi chiều</text:span></text:p>
            </office:annotation>
            <text:p>0.5</text:p>
          </table:table-cell>
          <table:table-cell table:style-name="ce60" office:value-type="float" office:value="0.5">
            <office:annotation draw:style-name="gr4" draw:text-style-name="P3" svg:width="1.1413in" svg:height="0.3902in" svg:x="12.4622in" svg:y="1.1035in" draw:caption-point-x="-0.2402in" draw:caption-point-y="0.6051in">
              <dc:date>2016-01-22T00:00:00</dc:date>
              <text:p text:style-name="P3"><text:span text:style-name="T3">Đi học, nghỉ buổi sáng</text:span></text:p>
            </office:annotation>
            <text:p>0.5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">
            <office:annotation draw:style-name="gr4" draw:text-style-name="P1" svg:width="1.1413in" svg:height="0.3902in" svg:x="15.6587in" svg:y="1.1087in" draw:caption-point-x="-0.2402in" draw:caption-point-y="0.6in">
              <dc:date>2016-01-29T00:00:00</dc:date>
              <text:p text:style-name="P1"><text:span text:style-name="T1">Bận việc, đi trễ ~1h</text:span></text:p>
            </office:annotation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42" office:value-type="string">
            <text:p>DuyNM</text:p>
          </table:table-cell>
          <table:table-cell table:style-name="ce56" table:formula="of:=SUM([.D9:.AH9])" office:value-type="float" office:value="0.5">
            <text:p>0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.5">
            <office:annotation draw:style-name="gr4" draw:text-style-name="P3" svg:width="1.1413in" svg:height="0.3902in" svg:x="14.289in" svg:y="1.3531in" draw:caption-point-x="-0.2402in" draw:caption-point-y="0.6035in">
              <dc:date>2016-01-26T00:00:00</dc:date>
              <text:p text:style-name="P3"><text:span text:style-name="T3">Bị đau đầu, xin nghỉ buổi sáng</text:span></text:p>
            </office:annotation>
            <text:p>0.5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56" table:formula="of:=SUM([.D10:.AH10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56" table:formula="of:=SUM([.D11:.AH11])" office:value-type="float" office:value="0">
            <text:p>0</text:p>
          </table:table-cell>
          <table:table-cell table:style-name="ce60" table:number-columns-repeated="3"/>
          <table:table-cell table:style-name="ce60" office:value-type="float" office:value="0">
            <office:annotation draw:style-name="gr6" draw:text-style-name="P3" svg:width="1.1354in" svg:height="0.3854in" svg:x="4.0126in" svg:y="2.5795in" draw:caption-point-x="-0.237in" draw:caption-point-y="-0.1276in">
              <dc:date>1899-12-30T00:00:00</dc:date>
              <text:p text:style-name="P3"><text:span text:style-name="T3">Đi trễ, ~8h45 vào cty</text:span></text:p>
            </office:annotation>
            <text:p>0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7.7996in" svg:y="2.5795in" draw:caption-point-x="-0.2409in" draw:caption-point-y="-0.1276in">
              <dc:date>1899-12-30T00:00:00</dc:date>
              <text:p text:style-name="P3"><text:span text:style-name="T3">8h40 vào cty</text:span></text:p>
            </office:annotation>
            <text:p>0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56" table:formula="of:=SUM([.D12:.AH12])" office:value-type="float" office:value="3.5">
            <text:p>3.5</text:p>
          </table:table-cell>
          <table:table-cell table:style-name="ce60" table:number-columns-repeated="3"/>
          <table:table-cell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3854in" svg:x="4.4709in" svg:y="2.8902in" draw:caption-point-x="-0.239in" draw:caption-point-y="-0.1906in">
              <dc:date>1899-12-30T00:00:00</dc:date>
              <text:p text:style-name="P3"><text:span text:style-name="T3">Nghỉ buổi chiều đi coi thi</text:span></text:p>
            </office:annotation>
            <text:p>0.5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3772in" svg:y="2.9008in" draw:caption-point-x="-0.2319in" draw:caption-point-y="-0.2012in">
              <dc:date>1899-12-30T00:00:00</dc:date>
              <text:p text:style-name="P3"><text:span text:style-name="T3">Đi trễ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office:annotation draw:style-name="gr6" draw:text-style-name="P3" svg:width="1.1354in" svg:height="0.5417in" svg:x="7.3083in" svg:y="2.8902in" draw:caption-point-x="-0.239in" draw:caption-point-y="-0.1906in">
              <dc:date>1899-12-30T00:00:00</dc:date>
              <text:p text:style-name="P3"><text:span text:style-name="T3">Vào trễ, 9h vào cty (đi coi thi ở trường)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1">
            <office:annotation draw:style-name="gr6" draw:text-style-name="P3" svg:width="1.1354in" svg:height="0.3854in" svg:x="8.2902in" svg:y="2.8902in" draw:caption-point-x="-0.2425in" draw:caption-point-y="-0.1906in">
              <dc:date>1899-12-30T00:00:00</dc:date>
              <text:p text:style-name="P3"><text:span text:style-name="T3">Nghỉ buổi chiều, đi coi thi</text:span></text:p>
            </office:annotation>
            <text:p>1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2602in" svg:x="9.272in" svg:y="2.9008in" draw:caption-point-x="-0.2461in" draw:caption-point-y="-0.2012in">
              <dc:date>2016-01-25T00:00:00</dc:date>
              <text:p text:style-name="P3"><text:span text:style-name="T3">Bận việc nhà, nghỉ buồi sáng</text:span></text:p>
            </office:annotation>
            <text:p>0.5</text:p>
          </table:table-cell>
          <table:table-cell table:style-name="ce60" table:number-columns-repeated="2"/>
          <table:table-cell table:style-name="ce60" office:value-type="float" office:value="1">
            <office:annotation draw:style-name="gr6" draw:text-style-name="P3" svg:width="1.1354in" svg:height="0.5417in" svg:x="10.6472in" svg:y="2.9008in" draw:caption-point-x="-0.2516in" draw:caption-point-y="-0.2012in">
              <dc:date>1899-12-30T00:00:00</dc:date>
              <text:p text:style-name="P3"><text:span text:style-name="T3">Bận việc trên trường</text:span></text:p>
              <text:p text:style-name="P3"><text:span text:style-name="T3"/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.5">
            <office:annotation draw:style-name="gr2" draw:text-style-name="P1" svg:width="1.1413in" svg:height="0.5457in" svg:x="14.7457in" svg:y="2.0969in" draw:caption-point-x="-0.2402in" draw:caption-point-y="0.6028in">
              <dc:date>2016-01-27T00:00:00</dc:date>
              <text:p text:style-name="P1"><text:span text:style-name="T1">Bận việc ở trường, off buổi chiều</text:span></text:p>
            </office:annotation>
            <text:p>0.5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56" table:formula="of:=SUM([.D13:.AH13])" office:value-type="float" office:value="1.5">
            <text:p>1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1">
            <text:p>1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.5">
            <text:p>0.5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2" office:value-type="string">
            <text:p>HiepNH</text:p>
          </table:table-cell>
          <table:table-cell table:style-name="ce56" table:formula="of:=SUM([.D14:.AH14])" office:value-type="float" office:value="0">
            <text:p>0</text:p>
          </table:table-cell>
          <table:table-cell table:style-name="ce60" table:number-columns-repeated="3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8354in" svg:y="3.5327in" draw:caption-point-x="-0.2335in" draw:caption-point-y="-0.3378in">
              <dc:date>1899-12-30T00:00:00</dc:date>
              <text:p text:style-name="P3"><text:span text:style-name="T3">Vào trễ , 9h</text:span></text:p>
            </office:annotation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2" office:value-type="string">
            <text:p>HieuHT</text:p>
          </table:table-cell>
          <table:table-cell table:style-name="ce56" table:formula="of:=SUM([.D15:.AH15])" office:value-type="float" office:value="0.5">
            <text:p>0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.5">
            <office:annotation draw:style-name="gr6" draw:text-style-name="P3" svg:width="1.1354in" svg:height="0.3854in" svg:x="7.3083in" svg:y="3.8539in" draw:caption-point-x="-0.239in" draw:caption-point-y="-0.4114in">
              <dc:date>1899-12-30T00:00:00</dc:date>
              <text:p text:style-name="P3"><text:span text:style-name="T3">Nghỉ buổi chiều, bị ốm</text:span></text:p>
            </office:annotation>
            <text:p>0.5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2" office:value-type="string">
            <text:p>HieuPT</text:p>
          </table:table-cell>
          <table:table-cell table:style-name="ce56" table:formula="of:=SUM([.D16:.AH16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2" office:value-type="string">
            <text:p>HungPN</text:p>
          </table:table-cell>
          <table:table-cell table:style-name="ce56" table:formula="of:=SUM([.D17:.AH17])" office:value-type="float" office:value="0">
            <text:p>0</text:p>
          </table:table-cell>
          <table:table-cell table:style-name="ce60" table:number-columns-repeated="3"/>
          <table:table-cell table:style-name="ce60" office:value-type="float" office:value="0">
            <office:annotation draw:style-name="gr6" draw:text-style-name="P3" svg:width="1.1354in" svg:height="0.2602in" svg:x="4.0126in" svg:y="4.4866in" draw:caption-point-x="-0.237in" draw:caption-point-y="-0.5484in">
              <dc:date>1899-12-30T00:00:00</dc:date>
              <text:p text:style-name="P3"><text:span text:style-name="T3">8h30 vào cty</text:span></text:p>
            </office:annotation>
            <text:p>0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2" office:value-type="string">
            <text:p>HuyenHT</text:p>
          </table:table-cell>
          <table:table-cell table:style-name="ce56" table:formula="of:=SUM([.D18:.AH18])" office:value-type="float" office:value="2.5">
            <text:p>2.5</text:p>
          </table:table-cell>
          <table:table-cell table:style-name="ce60" table:number-columns-repeated="3"/>
          <table:table-cell table:style-name="ce60" office:value-type="float" office:value="0">
            <office:annotation draw:style-name="gr6" draw:text-style-name="P3" svg:width="1.1354in" svg:height="0.2602in" svg:x="4.0126in" svg:y="4.8075in" draw:caption-point-x="-0.237in" draw:caption-point-y="-0.6217in">
              <dc:date>1899-12-30T00:00:00</dc:date>
              <text:p text:style-name="P3"><text:span text:style-name="T3">8h30 vào cty</text:span></text:p>
            </office:annotation>
            <text:p>0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1">
            <office:annotation draw:style-name="gr6" draw:text-style-name="P3" svg:width="1.1354in" svg:height="0.2602in" svg:x="7.3083in" svg:y="4.8075in" draw:caption-point-x="-0.239in" draw:caption-point-y="-0.6217in">
              <dc:date>1899-12-30T00:00:00</dc:date>
              <text:p text:style-name="P3"><text:span text:style-name="T3">Bị ốm</text:span></text:p>
            </office:annotation>
            <text:p>1</text:p>
          </table:table-cell>
          <table:table-cell table:style-name="ce60" office:value-type="float" office:value="0.5">
            <office:annotation draw:style-name="gr6" draw:text-style-name="P3" svg:width="1.1354in" svg:height="0.3854in" svg:x="7.7996in" svg:y="4.8177in" draw:caption-point-x="-0.2409in" draw:caption-point-y="-0.6319in">
              <dc:date>1899-12-30T00:00:00</dc:date>
              <text:p text:style-name="P3"><text:span text:style-name="T3">Bận việc riêng, nghỉ buổi sáng</text:span></text:p>
            </office:annotation>
            <text:p>0.5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1">
            <office:annotation draw:style-name="gr6" draw:text-style-name="P3" svg:width="1.1354in" svg:height="0.3854in" svg:x="10.6472in" svg:y="4.8177in" draw:caption-point-x="-0.2516in" draw:caption-point-y="-0.6319in">
              <dc:date>1899-12-30T00:00:00</dc:date>
              <text:p text:style-name="P3"><text:span text:style-name="T3">Về quê đi đám cưới</text:span></text:p>
            </office:annotation>
            <text:p>1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">
            <office:annotation draw:style-name="gr4" draw:text-style-name="P3" svg:width="1.1413in" svg:height="0.3902in" svg:x="12.4622in" svg:y="3.5811in" draw:caption-point-x="-0.2402in" draw:caption-point-y="0.6047in">
              <dc:date>2016-01-22T00:00:00</dc:date>
              <text:p text:style-name="P3"><text:span text:style-name="T3">Làm về khuya nên xin vào trễ</text:span></text:p>
            </office:annotation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2" office:value-type="string">
            <text:p>KienPT</text:p>
          </table:table-cell>
          <table:table-cell table:style-name="ce56" table:formula="of:=SUM([.D19:.AH19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42" office:value-type="string">
            <text:p>LuanNN</text:p>
          </table:table-cell>
          <table:table-cell table:style-name="ce56" table:formula="of:=SUM([.D20:.AH20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2" office:value-type="string">
            <text:p>MaiNTT</text:p>
          </table:table-cell>
          <table:table-cell table:style-name="ce56" table:formula="of:=SUM([.D21:.AH21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2" office:value-type="string">
            <text:p>MinhTD</text:p>
          </table:table-cell>
          <table:table-cell table:style-name="ce56" table:formula="of:=SUM([.D22:.AH22])" office:value-type="float" office:value="4">
            <text:p>4</text:p>
          </table:table-cell>
          <table:table-cell table:style-name="ce60" table:number-columns-repeated="3"/>
          <table:table-cell table:style-name="ce60" office:value-type="float" office:value="1">
            <office:annotation draw:style-name="gr6" draw:text-style-name="P3" svg:width="1.1354in" svg:height="0.2602in" svg:x="4.0126in" svg:y="6.2291in" draw:caption-point-x="-0.237in" draw:caption-point-y="-1.0528in">
              <dc:date>1899-12-30T00:00:00</dc:date>
              <text:p text:style-name="P3"><text:span text:style-name="T3">Về quê</text:span></text:p>
            </office:annotation>
            <text:p>1</text:p>
          </table:table-cell>
          <table:table-cell table:style-name="ce60" office:value-type="float" office:value="1">
            <office:annotation draw:style-name="gr6" draw:text-style-name="P3" svg:width="1.1354in" svg:height="0.2602in" svg:x="4.4709in" svg:y="6.2291in" draw:caption-point-x="-0.239in" draw:caption-point-y="-1.0528in">
              <dc:date>1899-12-30T00:00:00</dc:date>
              <text:p text:style-name="P3"><text:span text:style-name="T3">Về quê</text:span></text:p>
            </office:annotation>
            <text:p>1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">
            <office:annotation draw:style-name="gr4" draw:text-style-name="P3" svg:width="1.1413in" svg:height="0.3902in" svg:x="11.5492in" svg:y="4.5713in" draw:caption-point-x="-0.2402in" draw:caption-point-y="0.6051in">
              <dc:date>2016-01-21T00:00:00</dc:date>
              <text:p text:style-name="P3"><text:span text:style-name="T3">Đi trễ 1h, mua vé xe Tết</text:span></text:p>
            </office:annotation>
            <text:p>0</text:p>
          </table:table-cell>
          <table:table-cell table:style-name="ce60" office:value-type="float" office:value="0">
            <office:annotation draw:style-name="gr4" draw:text-style-name="P3" svg:width="1.1413in" svg:height="0.3902in" svg:x="12.0059in" svg:y="4.5713in" draw:caption-point-x="-0.2402in" draw:caption-point-y="0.6051in">
              <dc:date>2016-01-21T00:00:00</dc:date>
              <text:p text:style-name="P3"><text:span text:style-name="T3">Đi trễ, đi mua vé xe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1">
            <office:annotation draw:style-name="gr4" draw:text-style-name="P3" svg:width="1.1413in" svg:height="0.3902in" svg:x="13.8323in" svg:y="4.572in" draw:caption-point-x="-0.2402in" draw:caption-point-y="0.6043in">
              <dc:date>2016-01-25T00:00:00</dc:date>
              <text:p text:style-name="P3"><text:span text:style-name="T3">Về quê, bận việc nhà đột xuất</text:span></text:p>
            </office:annotation>
            <text:p>1</text:p>
          </table:table-cell>
          <table:table-cell table:style-name="ce60" office:value-type="float" office:value="1">
            <office:annotation draw:style-name="gr4" draw:text-style-name="P3" svg:width="1.1413in" svg:height="0.3902in" svg:x="14.289in" svg:y="4.572in" draw:caption-point-x="-0.2402in" draw:caption-point-y="0.6043in">
              <dc:date>2016-01-25T00:00:00</dc:date>
              <text:p text:style-name="P3"><text:span text:style-name="T3">Về quê, bận việc nhà đột xuất</text:span></text:p>
            </office:annotation>
            <text:p>1</text:p>
          </table:table-cell>
          <table:table-cell table:style-name="ce60" office:value-type="float" office:value="0">
            <office:annotation draw:style-name="gr7" draw:text-style-name="P1" svg:width="1.1413in" svg:height="0.2634in" svg:x="14.7457in" svg:y="4.5736in" draw:caption-point-x="-0.2402in" draw:caption-point-y="0.6028in">
              <dc:date>2016-01-27T00:00:00</dc:date>
              <text:p text:style-name="P1"><text:span text:style-name="T1">Đi trễ ~1h</text:span></text:p>
            </office:annotation>
            <text:p>0</text:p>
          </table:table-cell>
          <table:table-cell table:style-name="Default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2" office:value-type="string">
            <text:p>NamTV</text:p>
          </table:table-cell>
          <table:table-cell table:style-name="ce56" table:formula="of:=SUM([.D23:.AH23])" office:value-type="float" office:value="2">
            <text:p>2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1">
            <office:annotation draw:style-name="gr6" draw:text-style-name="P3" svg:width="1.1354in" svg:height="0.3854in" svg:x="9.272in" svg:y="6.5504in" draw:caption-point-x="-0.2461in" draw:caption-point-y="-1.1264in">
              <dc:date>1899-12-30T00:00:00</dc:date>
              <text:p text:style-name="P3"><text:span text:style-name="T3">Về BR làm giáy tờ</text:span></text:p>
            </office:annotation>
            <text:p>1</text:p>
          </table:table-cell>
          <table:table-cell table:style-name="ce60" table:number-columns-repeated="2"/>
          <table:table-cell table:style-name="ce60" office:value-type="float" office:value="1">
            <office:annotation draw:style-name="gr7" draw:text-style-name="P3" svg:width="1.1413in" svg:height="0.2634in" svg:x="10.6358in" svg:y="4.8193in" draw:caption-point-x="-0.2402in" draw:caption-point-y="0.6047in">
              <dc:date>2016-01-22T00:00:00</dc:date>
              <text:p text:style-name="P3"><text:span text:style-name="T3">Chuyển nhà</text:span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2" office:value-type="string">
            <text:p>NguyenHTT</text:p>
          </table:table-cell>
          <table:table-cell table:style-name="ce56" table:formula="of:=SUM([.D24:.AH24])" office:value-type="float" office:value="0">
            <text:p>0</text:p>
          </table:table-cell>
          <table:table-cell table:style-name="ce60" table:number-columns-repeated="17"/>
          <table:table-cell table:style-name="ce60">
            <office:annotation draw:style-name="gr6" draw:text-style-name="P3" svg:width="1.1354in" svg:height="0.2602in" svg:x="10.6472in" svg:y="6.8717in" draw:caption-point-x="-0.2516in" draw:caption-point-y="-1.2in">
              <dc:date>1899-12-30T00:00:00</dc:date>
              <text:p text:style-name="P3"><text:span text:style-name="T3">Chuyển nhà</text:span></text:p>
            </office:annotation>
          </table:table-cell>
          <table:table-cell table:style-name="ce60" table:number-columns-repeated="13"/>
          <table:table-cell table:style-name="ce41" table:number-columns-repeated="933"/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2" office:value-type="string">
            <text:p>NhanNM</text:p>
          </table:table-cell>
          <table:table-cell table:style-name="ce56" table:formula="of:=SUM([.D25:.AH25])" office:value-type="float" office:value="1">
            <text:p>1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1">
            <office:annotation draw:style-name="gr6" draw:text-style-name="P3" svg:width="1.1354in" svg:height="0.2602in" svg:x="7.3083in" svg:y="7.1823in" draw:caption-point-x="-0.239in" draw:caption-point-y="-1.263in">
              <dc:date>1899-12-30T00:00:00</dc:date>
              <text:p text:style-name="P3"><text:span text:style-name="T3">Bận việc nhà</text:span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2" office:value-type="string">
            <text:p>PhuongTH</text:p>
          </table:table-cell>
          <table:table-cell table:style-name="ce56" table:formula="of:=SUM([.D26:.AH26])" office:value-type="float" office:value="0">
            <text:p>0</text:p>
          </table:table-cell>
          <table:table-cell table:style-name="ce60" table:number-columns-repeated="3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8354in" svg:y="7.5039in" draw:caption-point-x="-0.2335in" draw:caption-point-y="-1.3366in">
              <dc:date>1899-12-30T00:00:00</dc:date>
              <text:p text:style-name="P3"><text:span text:style-name="T3">Vào trễ</text:span></text:p>
            </office:annotation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2" office:value-type="string">
            <text:p>SonPX</text:p>
          </table:table-cell>
          <table:table-cell table:style-name="ce56" table:formula="of:=SUM([.D27:.AH27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2" office:value-type="string">
            <text:p>ThachBK</text:p>
          </table:table-cell>
          <table:table-cell table:style-name="ce56" table:formula="of:=SUM([.D28:.AH28])" office:value-type="float" office:value="6.5">
            <text:p>6.5</text:p>
          </table:table-cell>
          <table:table-cell table:style-name="ce60" table:number-columns-repeated="3"/>
          <table:table-cell table:style-name="ce60" office:value-type="float" office:value="1">
            <office:annotation draw:style-name="gr6" draw:text-style-name="P3" svg:width="1.1354in" svg:height="0.2602in" svg:x="4.0126in" svg:y="8.1358in" draw:caption-point-x="-0.237in" draw:caption-point-y="-1.4732in">
              <dc:date>1899-12-30T00:00:00</dc:date>
              <text:p text:style-name="P3"><text:span text:style-name="T3">Vợ con ốm</text:span></text:p>
            </office:annotation>
            <text:p>1</text:p>
          </table:table-cell>
          <table:table-cell table:style-name="ce60" office:value-type="float" office:value="1">
            <office:annotation draw:style-name="gr6" draw:text-style-name="P3" svg:width="1.1354in" svg:height="0.2602in" svg:x="4.4709in" svg:y="8.1358in" draw:caption-point-x="-0.239in" draw:caption-point-y="-1.4732in">
              <dc:date>1899-12-30T00:00:00</dc:date>
              <text:p text:style-name="P3"><text:span text:style-name="T3">Vợ con ốm</text:span></text:p>
            </office:annotation>
            <text:p>1</text:p>
          </table:table-cell>
          <table:table-cell table:style-name="ce60" office:value-type="float" office:value="1">
            <office:annotation draw:style-name="gr6" draw:text-style-name="P3" svg:width="1.1354in" svg:height="0.2602in" svg:x="4.9291in" svg:y="8.1358in" draw:caption-point-x="-0.2406in" draw:caption-point-y="-1.4732in">
              <dc:date>1899-12-30T00:00:00</dc:date>
              <text:p text:style-name="P3"><text:span text:style-name="T3">Vợ con ốm</text:span></text:p>
            </office:annotation>
            <text:p>1</text:p>
          </table:table-cell>
          <table:table-cell table:style-name="ce60" office:value-type="float" office:value="1">
            <office:annotation draw:style-name="gr6" draw:text-style-name="P3" svg:width="1.1354in" svg:height="0.2602in" svg:x="5.3772in" svg:y="8.1358in" draw:caption-point-x="-0.2319in" draw:caption-point-y="-1.4732in">
              <dc:date>1899-12-30T00:00:00</dc:date>
              <text:p text:style-name="P3"><text:span text:style-name="T3">Vợ con ốm</text:span></text:p>
            </office:annotation>
            <text:p>1</text:p>
          </table:table-cell>
          <table:table-cell table:style-name="ce60" office:value-type="float" office:value="1">
            <office:annotation draw:style-name="gr6" draw:text-style-name="P3" svg:width="1.1354in" svg:height="0.2602in" svg:x="5.8354in" svg:y="8.1358in" draw:caption-point-x="-0.2335in" draw:caption-point-y="-1.4732in">
              <dc:date>1899-12-30T00:00:00</dc:date>
              <text:p text:style-name="P3"><text:span text:style-name="T3">Vợ con ốm</text:span></text:p>
            </office:annotation>
            <text:p>1</text:p>
          </table:table-cell>
          <table:table-cell table:style-name="ce60" table:number-columns-repeated="2"/>
          <table:table-cell table:style-name="ce60" office:value-type="float" office:value="1">
            <office:annotation draw:style-name="gr6" draw:text-style-name="P3" svg:width="1.1354in" svg:height="0.2602in" svg:x="7.3083in" svg:y="8.1358in" draw:caption-point-x="-0.239in" draw:caption-point-y="-1.4732in">
              <dc:date>1899-12-30T00:00:00</dc:date>
              <text:p text:style-name="P3"><text:span text:style-name="T3">Vợ con ốm</text:span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.5">
            <office:annotation draw:style-name="gr2" draw:text-style-name="P1" svg:width="1.1413in" svg:height="0.5457in" svg:x="15.202in" svg:y="6.0606in" draw:caption-point-x="-0.2402in" draw:caption-point-y="0.602in">
              <dc:date>2016-03-02T00:00:00</dc:date>
              <text:p text:style-name="P1"><text:span text:style-name="T1">Nghỉ buổi chiều, đưa con đi chích ngừa</text:span></text:p>
            </office:annotation>
            <text:p>0.5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2" office:value-type="string">
            <text:p>ThaoDTH</text:p>
          </table:table-cell>
          <table:table-cell table:style-name="ce56" table:formula="of:=SUM([.D29:.AH29])" office:value-type="float" office:value="0.5">
            <text:p>0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2602in" svg:x="9.272in" svg:y="8.5413in" draw:caption-point-x="-0.2461in" draw:caption-point-y="-1.6311in">
              <dc:date>1899-12-30T00:00:00</dc:date>
              <text:p text:style-name="P3"><text:span text:style-name="T3">Bị đau bụng</text:span></text:p>
            </office:annotation>
            <text:p>0.5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7">
            <text:p>27</text:p>
          </table:table-cell>
          <table:table-cell table:style-name="ce42" office:value-type="string">
            <text:p>ThamDT</text:p>
          </table:table-cell>
          <table:table-cell table:style-name="ce56" table:formula="of:=SUM([.D30:.AH30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8">
            <text:p>28</text:p>
          </table:table-cell>
          <table:table-cell table:style-name="ce42" office:value-type="string">
            <text:p>ThinhT</text:p>
          </table:table-cell>
          <table:table-cell table:style-name="ce56" table:formula="of:=SUM([.D31:.AH31])" office:value-type="float" office:value="0.5">
            <text:p>0.5</text:p>
          </table:table-cell>
          <table:table-cell table:style-name="ce60" table:number-columns-repeated="3"/>
          <table:table-cell table:style-name="ce60" office:value-type="float" office:value="0.5">
            <office:annotation draw:style-name="gr6" draw:text-style-name="P3" svg:width="1.1354in" svg:height="0.2602in" svg:x="4.0126in" svg:y="9.0996in" draw:caption-point-x="-0.237in" draw:caption-point-y="-1.6941in">
              <dc:date>1899-12-30T00:00:00</dc:date>
              <text:p text:style-name="P3"><text:span text:style-name="T3">Vế quê</text:span></text:p>
            </office:annotation>
            <text:p>0.5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9">
            <text:p>29</text:p>
          </table:table-cell>
          <table:table-cell table:style-name="ce42" office:value-type="string">
            <text:p>ThongDN</text:p>
          </table:table-cell>
          <table:table-cell table:style-name="ce56" table:formula="of:=SUM([.D32:.AH32])" office:value-type="float" office:value="1.5">
            <text:p>1.5</text:p>
          </table:table-cell>
          <table:table-cell table:style-name="ce60" table:number-columns-repeated="3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3854in" svg:x="5.3772in" svg:y="9.4945in" draw:caption-point-x="-0.2319in" draw:caption-point-y="-1.8413in">
              <dc:date>1899-12-30T00:00:00</dc:date>
              <text:p text:style-name="P3"><text:span text:style-name="T3">Bị ốm, nghỉ buổi chiều</text:span></text:p>
            </office:annotation>
            <text:p>0.5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1">
            <office:annotation draw:style-name="gr6" draw:text-style-name="P3" svg:width="1.1354in" svg:height="1.0102in" svg:x="8.2902in" svg:y="9.4945in" draw:caption-point-x="-0.2425in" draw:caption-point-y="-1.8413in">
              <dc:date>1899-12-30T00:00:00</dc:date>
              <text:p text:style-name="P3"><text:span text:style-name="T3">Bị nổi mẩn đỏ, Off buổi sáng, nhưng nếú ko đỡ phải off nguyên ngày</text:span></text:p>
              <text:p text:style-name="P3"><text:span text:style-name="T3"/></text:p>
            </office:annotation>
            <text:p>1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30">
            <text:p>30</text:p>
          </table:table-cell>
          <table:table-cell table:style-name="ce42" office:value-type="string">
            <text:p>ThuyLTT</text:p>
          </table:table-cell>
          <table:table-cell table:style-name="ce56" table:formula="of:=SUM([.D33:.AH33])" office:value-type="float" office:value="1">
            <text:p>1</text:p>
          </table:table-cell>
          <table:table-cell table:style-name="ce60" table:number-columns-repeated="3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3772in" svg:y="9.8051in" draw:caption-point-x="-0.2319in" draw:caption-point-y="-1.9043in">
              <dc:date>1899-12-30T00:00:00</dc:date>
              <text:p text:style-name="P3"><text:span text:style-name="T3">Đi trễ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1">
            <office:annotation draw:style-name="gr6" draw:text-style-name="P3" svg:width="1.1354in" svg:height="0.2602in" svg:x="9.272in" svg:y="9.8154in" draw:caption-point-x="-0.2461in" draw:caption-point-y="-1.9146in">
              <dc:date>1899-12-30T00:00:00</dc:date>
              <text:p text:style-name="P3"><text:span text:style-name="T3">Đi đám cưới</text:span></text:p>
            </office:annotation>
            <text:p>1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31">
            <text:p>31</text:p>
          </table:table-cell>
          <table:table-cell table:style-name="ce42" office:value-type="string">
            <text:p>ToiDB</text:p>
          </table:table-cell>
          <table:table-cell table:style-name="ce56" table:formula="of:=SUM([.D34:.AH34])" office:value-type="float" office:value="1">
            <text:p>1</text:p>
          </table:table-cell>
          <table:table-cell table:style-name="ce60" table:number-columns-repeated="3"/>
          <table:table-cell table:style-name="ce60" office:value-type="float" office:value="0">
            <text:p>0</text:p>
          </table:table-cell>
          <table:table-cell table:style-name="ce60" office:value-type="float" office:value="1">
            <office:annotation draw:style-name="gr6" draw:text-style-name="P3" svg:width="1.1354in" svg:height="0.2602in" svg:x="4.4709in" svg:y="10.1264in" draw:caption-point-x="-0.239in" draw:caption-point-y="-1.978in">
              <dc:date>1899-12-30T00:00:00</dc:date>
              <text:p text:style-name="P3"><text:span text:style-name="T3">Bị ốm</text:span></text:p>
            </office:annotation>
            <text:p>1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32">
            <text:p>32</text:p>
          </table:table-cell>
          <table:table-cell table:style-name="ce42" office:value-type="string">
            <text:p>TruyenLVC</text:p>
          </table:table-cell>
          <table:table-cell table:style-name="ce56" table:formula="of:=SUM([.D35:.AH35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33">
            <text:p>33</text:p>
          </table:table-cell>
          <table:table-cell table:style-name="ce42" office:value-type="string">
            <text:p>TuanND</text:p>
          </table:table-cell>
          <table:table-cell table:style-name="ce56" table:formula="of:=SUM([.D36:.AH36])" office:value-type="float" office:value="1.5">
            <text:p>1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.5">
            <office:annotation draw:style-name="gr7" draw:text-style-name="P3" svg:width="1.1413in" svg:height="0.2634in" svg:x="15.202in" svg:y="8.0398in" draw:caption-point-x="-0.2402in" draw:caption-point-y="0.6043in">
              <dc:date>2016-01-25T00:00:00</dc:date>
              <text:p text:style-name="P3"><text:span text:style-name="T3">Bận việc nhà</text:span></text:p>
            </office:annotation>
            <text:p>0.5</text:p>
          </table:table-cell>
          <table:table-cell table:style-name="ce60" office:value-type="float" office:value="1">
            <office:annotation draw:style-name="gr7" draw:text-style-name="P3" svg:width="1.1413in" svg:height="0.2634in" svg:x="15.6587in" svg:y="8.0398in" draw:caption-point-x="-0.2402in" draw:caption-point-y="0.6043in">
              <dc:date>2016-01-25T00:00:00</dc:date>
              <text:p text:style-name="P3"><text:span text:style-name="T3">Bận việc nhà</text:span></text:p>
            </office:annotation>
            <text:p>1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34">
            <text:p>34</text:p>
          </table:table-cell>
          <table:table-cell table:style-name="ce42" office:value-type="string">
            <text:p>VietBA</text:p>
          </table:table-cell>
          <table:table-cell table:style-name="ce56" table:formula="of:=SUM([.D37:.AH37])" office:value-type="float" office:value="0.5">
            <text:p>0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3854in" svg:x="8.7811in" svg:y="11.0169in" draw:caption-point-x="-0.2445in" draw:caption-point-y="-2.1252in">
              <dc:date>1899-12-30T00:00:00</dc:date>
              <text:p text:style-name="P3"><text:span text:style-name="T3">Bị mệt, nghỉ buổi chiều</text:span></text:p>
            </office:annotation>
            <text:p>0.5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35">
            <text:p>35</text:p>
          </table:table-cell>
          <table:table-cell table:style-name="ce42" office:value-type="string">
            <text:p>VinhP</text:p>
          </table:table-cell>
          <table:table-cell table:style-name="ce56" table:formula="of:=SUM([.D38:.AH38])" office:value-type="float" office:value="1">
            <text:p>1</text:p>
          </table:table-cell>
          <table:table-cell table:style-name="ce60" table:number-columns-repeated="3"/>
          <table:table-cell table:style-name="ce60" office:value-type="float" office:value="1">
            <office:annotation draw:style-name="gr6" draw:text-style-name="P3" svg:width="1.1354in" svg:height="0.5417in" svg:x="4.0126in" svg:y="11.4012in" draw:caption-point-x="-0.237in" draw:caption-point-y="-2.2618in">
              <dc:date>1899-12-30T00:00:00</dc:date>
              <text:p text:style-name="P3"><text:span text:style-name="T3">Về quê khám nghĩa vụ quân sự</text:span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36">
            <text:p>36</text:p>
          </table:table-cell>
          <table:table-cell table:style-name="ce42" office:value-type="string">
            <text:p>VuNA</text:p>
          </table:table-cell>
          <table:table-cell table:style-name="ce56" table:formula="of:=SUM([.D39:.AH39])" office:value-type="float" office:value="1">
            <text:p>1</text:p>
          </table:table-cell>
          <table:table-cell table:style-name="ce60" table:number-columns-repeated="3"/>
          <table:table-cell table:style-name="ce60" office:value-type="float" office:value="1">
            <office:annotation draw:style-name="gr6" draw:text-style-name="P3" svg:width="1.1354in" svg:height="0.5417in" svg:x="4.0126in" svg:y="11.6484in" draw:caption-point-x="-0.237in" draw:caption-point-y="-2.2614in">
              <dc:date>1899-12-30T00:00:00</dc:date>
              <text:p text:style-name="P3"><text:span text:style-name="T3">Về quê khám nghĩa vụ quân sự</text:span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2" table:number-rows-repeated="5">
          <table:table-cell table:style-name="ce41" table:number-columns-repeated="3"/>
          <table:table-cell table:style-name="ce61" table:number-columns-repeated="31"/>
          <table:table-cell table:style-name="ce41" table:number-columns-repeated="933"/>
        </table:table-row>
        <table:table-row table:style-name="ro2">
          <table:table-cell table:style-name="ce41" table:number-columns-repeated="3"/>
          <table:table-cell table:style-name="ce61" table:number-columns-repeated="4"/>
          <table:table-cell table:style-name="ce63"/>
          <table:table-cell table:style-name="ce61" table:number-columns-repeated="26"/>
          <table:table-cell table:style-name="ce41" table:number-columns-repeated="933"/>
        </table:table-row>
        <table:table-row table:style-name="ro2" table:number-rows-repeated="4">
          <table:table-cell table:style-name="ce41" table:number-columns-repeated="3"/>
          <table:table-cell table:style-name="ce61" table:number-columns-repeated="31"/>
          <table:table-cell table:style-name="ce41" table:number-columns-repeated="933"/>
        </table:table-row>
        <table:table-row table:style-name="ro2">
          <table:table-cell table:style-name="ce41" table:number-columns-repeated="3"/>
          <table:table-cell table:style-name="ce61" table:number-columns-repeated="4"/>
          <table:table-cell table:style-name="ce64" table:number-columns-repeated="7"/>
          <table:table-cell table:style-name="ce61" table:number-columns-repeated="20"/>
          <table:table-cell table:style-name="ce41" table:number-columns-repeated="933"/>
        </table:table-row>
        <table:table-row table:style-name="ro2" table:number-rows-repeated="65393">
          <table:table-cell table:style-name="ce41" table:number-columns-repeated="3"/>
          <table:table-cell table:style-name="ce61" table:number-columns-repeated="31"/>
          <table:table-cell table:style-name="ce41" table:number-columns-repeated="933"/>
        </table:table-row>
        <table:table-row table:style-name="ro2" table:number-rows-repeated="983132">
          <table:table-cell table:number-columns-repeated="967"/>
        </table:table-row>
        <table:table-row table:style-name="ro2">
          <table:table-cell table:number-columns-repeated="967"/>
        </table:table-row>
      </table:table>
      <table:table table:name="Thong_Tin_Ngay_Nghi_201602" table:style-name="ta3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77"/>
        <table:table-column table:style-name="co22" table:number-columns-repeated="7" table:default-cell-style-name="ce77"/>
        <table:table-column table:style-name="co21" table:number-columns-repeated="14" table:default-cell-style-name="ce77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72" table:number-columns-repeated="8"/>
          <table:table-cell table:style-name="ce80" office:value-type="string" table:number-columns-spanned="2" table:number-rows-spanned="1">
            <text:p>Month</text:p>
          </table:table-cell>
          <table:covered-table-cell table:style-name="ce81"/>
          <table:table-cell table:style-name="ce82" table:content-validation-name="val1" office:value-type="float" office:value="2" table:number-columns-spanned="2" table:number-rows-spanned="1">
            <text:p>2</text:p>
          </table:table-cell>
          <table:covered-table-cell table:style-name="ce81"/>
          <table:table-cell table:style-name="ce80" office:value-type="string" table:number-columns-spanned="2" table:number-rows-spanned="1">
            <text:p>Year</text:p>
          </table:table-cell>
          <table:covered-table-cell table:style-name="ce81"/>
          <table:table-cell table:style-name="ce80" office:value-type="float" office:value="2016" table:number-columns-spanned="2" table:number-rows-spanned="1">
            <text:p>2016</text:p>
          </table:table-cell>
          <table:covered-table-cell table:style-name="ce83"/>
          <table:table-cell table:style-name="ce72" table:number-columns-repeated="13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73" table:formula="of:=DATE([.$R$1];[.N1];1)" office:value-type="date" office:date-value="2016-02-01">
            <text:p>01</text:p>
          </table:table-cell>
          <table:table-cell table:style-name="ce73" table:formula="of:=[.D2]+1" office:value-type="date" office:date-value="2016-02-02">
            <text:p>02</text:p>
          </table:table-cell>
          <table:table-cell table:style-name="ce73" table:formula="of:=[.E2]+1" office:value-type="date" office:date-value="2016-02-03">
            <text:p>03</text:p>
          </table:table-cell>
          <table:table-cell table:style-name="ce73" table:formula="of:=[.F2]+1" office:value-type="date" office:date-value="2016-02-04">
            <text:p>04</text:p>
          </table:table-cell>
          <table:table-cell table:style-name="ce73" table:formula="of:=[.G2]+1" office:value-type="date" office:date-value="2016-02-05">
            <text:p>05</text:p>
          </table:table-cell>
          <table:table-cell table:style-name="ce73" table:formula="of:=[.H2]+1" office:value-type="date" office:date-value="2016-02-06">
            <text:p>06</text:p>
          </table:table-cell>
          <table:table-cell table:style-name="ce73" table:formula="of:=[.I2]+1" office:value-type="date" office:date-value="2016-02-07">
            <text:p>07</text:p>
          </table:table-cell>
          <table:table-cell table:style-name="ce73" table:formula="of:=[.J2]+1" office:value-type="date" office:date-value="2016-02-08">
            <text:p>08</text:p>
          </table:table-cell>
          <table:table-cell table:style-name="ce73" table:formula="of:=[.K2]+1" office:value-type="date" office:date-value="2016-02-09">
            <text:p>09</text:p>
          </table:table-cell>
          <table:table-cell table:style-name="ce73" table:formula="of:=[.L2]+1" office:value-type="date" office:date-value="2016-02-10">
            <text:p>10</text:p>
          </table:table-cell>
          <table:table-cell table:style-name="ce73" table:formula="of:=[.M2]+1" office:value-type="date" office:date-value="2016-02-11">
            <text:p>11</text:p>
          </table:table-cell>
          <table:table-cell table:style-name="ce73" table:formula="of:=[.N2]+1" office:value-type="date" office:date-value="2016-02-12">
            <text:p>12</text:p>
          </table:table-cell>
          <table:table-cell table:style-name="ce73" table:formula="of:=[.O2]+1" office:value-type="date" office:date-value="2016-02-13">
            <text:p>13</text:p>
          </table:table-cell>
          <table:table-cell table:style-name="ce73" table:formula="of:=[.P2]+1" office:value-type="date" office:date-value="2016-02-14">
            <text:p>14</text:p>
          </table:table-cell>
          <table:table-cell table:style-name="ce73" table:formula="of:=[.Q2]+1" office:value-type="date" office:date-value="2016-02-15">
            <text:p>15</text:p>
          </table:table-cell>
          <table:table-cell table:style-name="ce73" table:formula="of:=[.R2]+1" office:value-type="date" office:date-value="2016-02-16">
            <text:p>16</text:p>
          </table:table-cell>
          <table:table-cell table:style-name="ce73" table:formula="of:=[.S2]+1" office:value-type="date" office:date-value="2016-02-17">
            <text:p>17</text:p>
          </table:table-cell>
          <table:table-cell table:style-name="ce73" table:formula="of:=[.T2]+1" office:value-type="date" office:date-value="2016-02-18">
            <text:p>18</text:p>
          </table:table-cell>
          <table:table-cell table:style-name="ce73" table:formula="of:=[.U2]+1" office:value-type="date" office:date-value="2016-02-19">
            <text:p>19</text:p>
          </table:table-cell>
          <table:table-cell table:style-name="ce73" table:formula="of:=[.V2]+1" office:value-type="date" office:date-value="2016-02-20">
            <text:p>20</text:p>
          </table:table-cell>
          <table:table-cell table:style-name="ce73" table:formula="of:=[.W2]+1" office:value-type="date" office:date-value="2016-02-21">
            <text:p>21</text:p>
          </table:table-cell>
          <table:table-cell table:style-name="ce73" table:formula="of:=[.X2]+1" office:value-type="date" office:date-value="2016-02-22">
            <text:p>22</text:p>
          </table:table-cell>
          <table:table-cell table:style-name="ce73" table:formula="of:=[.Y2]+1" office:value-type="date" office:date-value="2016-02-23">
            <text:p>23</text:p>
          </table:table-cell>
          <table:table-cell table:style-name="ce73" table:formula="of:=[.Z2]+1" office:value-type="date" office:date-value="2016-02-24">
            <text:p>24</text:p>
          </table:table-cell>
          <table:table-cell table:style-name="ce73" table:formula="of:=[.AA2]+1" office:value-type="date" office:date-value="2016-02-25">
            <text:p>25</text:p>
          </table:table-cell>
          <table:table-cell table:style-name="ce73" table:formula="of:=[.AB2]+1" office:value-type="date" office:date-value="2016-02-26">
            <text:p>26</text:p>
          </table:table-cell>
          <table:table-cell table:style-name="ce73" table:formula="of:=[.AC2]+1" office:value-type="date" office:date-value="2016-02-27">
            <text:p>27</text:p>
          </table:table-cell>
          <table:table-cell table:style-name="ce73" table:formula="of:=[.AD2]+1" office:value-type="date" office:date-value="2016-02-28">
            <text:p>28</text:p>
          </table:table-cell>
          <table:table-cell table:style-name="ce73" table:formula="of:=[.AE2]+1" office:value-type="date" office:date-value="2016-02-29">
            <text:p>29</text:p>
          </table:table-cell>
          <table:table-cell table:style-name="ce70" table:number-columns-repeated="952"/>
        </table:table-row>
        <table:table-row table:style-name="ro6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74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4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4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4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4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K2]);&quot;Sun&quot;;&quot;Mon&quot;;&quot;Tue&quot;;&quot;Wed&quot;;&quot;Thur&quot;;&quot;Fri&quot;;&quot;Sat&quot;)" office:value-type="string" office:string-value="Mon">
            <office:annotation draw:style-name="gr7" draw:text-style-name="P1" svg:width="1.1413in" svg:height="0.2634in" svg:x="5.8421in" svg:y="0in" draw:caption-point-x="-0.2402in" draw:caption-point-y="0.4705in">
              <dc:date>2016-01-28T00:00:00</dc:date>
              <text:p text:style-name="P1"><text:span text:style-name="T1">Nghỉ Tết Âm lịch</text:span></text:p>
            </office:annotation>
            <text:p>Mon</text:p>
          </table:table-cell>
          <table:table-cell table:style-name="ce74" table:formula="of:=CHOOSE(WEEKDAY([.L2]);&quot;Sun&quot;;&quot;Mon&quot;;&quot;Tue&quot;;&quot;Wed&quot;;&quot;Thur&quot;;&quot;Fri&quot;;&quot;Sat&quot;)" office:value-type="string" office:string-value="Tue">
            <office:annotation draw:style-name="gr7" draw:text-style-name="P1" svg:width="1.1413in" svg:height="0.2634in" svg:x="6.3311in" svg:y="0.0988in" draw:caption-point-x="-0.2402in" draw:caption-point-y="0.3717in">
              <dc:date>2016-01-28T00:00:00</dc:date>
              <text:p text:style-name="P1"><text:span text:style-name="T1">Nghỉ Tết Âm lịch</text:span></text:p>
            </office:annotation>
            <text:p>Tue</text:p>
          </table:table-cell>
          <table:table-cell table:style-name="ce74" table:formula="of:=CHOOSE(WEEKDAY([.M2]);&quot;Sun&quot;;&quot;Mon&quot;;&quot;Tue&quot;;&quot;Wed&quot;;&quot;Thur&quot;;&quot;Fri&quot;;&quot;Sat&quot;)" office:value-type="string" office:string-value="Wed">
            <office:annotation draw:style-name="gr7" draw:text-style-name="P1" svg:width="1.1413in" svg:height="0.2634in" svg:x="6.8205in" svg:y="0.0988in" draw:caption-point-x="-0.2402in" draw:caption-point-y="0.3717in">
              <dc:date>2016-01-28T00:00:00</dc:date>
              <text:p text:style-name="P1"><text:span text:style-name="T1">Nghỉ Tết Âm lịch</text:span></text:p>
            </office:annotation>
            <text:p>Wed</text:p>
          </table:table-cell>
          <table:table-cell table:style-name="ce74" table:formula="of:=CHOOSE(WEEKDAY([.N2]);&quot;Sun&quot;;&quot;Mon&quot;;&quot;Tue&quot;;&quot;Wed&quot;;&quot;Thur&quot;;&quot;Fri&quot;;&quot;Sat&quot;)" office:value-type="string" office:string-value="Thur">
            <office:annotation draw:style-name="gr7" draw:text-style-name="P1" svg:width="1.1413in" svg:height="0.2634in" svg:x="7.3094in" svg:y="0.0988in" draw:caption-point-x="-0.2402in" draw:caption-point-y="0.3717in">
              <dc:date>2016-01-28T00:00:00</dc:date>
              <text:p text:style-name="P1"><text:span text:style-name="T1">Nghỉ Tết Âm lịch</text:span></text:p>
            </office:annotation>
            <text:p>Thur</text:p>
          </table:table-cell>
          <table:table-cell table:style-name="ce74" table:formula="of:=CHOOSE(WEEKDAY([.O2]);&quot;Sun&quot;;&quot;Mon&quot;;&quot;Tue&quot;;&quot;Wed&quot;;&quot;Thur&quot;;&quot;Fri&quot;;&quot;Sat&quot;)" office:value-type="string" office:string-value="Fri">
            <office:annotation draw:style-name="gr7" draw:text-style-name="P1" svg:width="1.1413in" svg:height="0.2634in" svg:x="7.7988in" svg:y="0.0988in" draw:caption-point-x="-0.2402in" draw:caption-point-y="0.3717in">
              <dc:date>2016-01-28T00:00:00</dc:date>
              <text:p text:style-name="P1"><text:span text:style-name="T1">Nghỉ Tết Âm lịch</text:span></text:p>
            </office:annotation>
            <text:p>Fri</text:p>
          </table:table-cell>
          <table:table-cell table:style-name="ce74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4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4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4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4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4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4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4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4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0" table:number-columns-repeated="952"/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71" table:formula="of:=SUM([.D4:.AF4])" office:value-type="float" office:value="1"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5591in" svg:y="0.1118in" draw:caption-point-x="-0.2402in" draw:caption-point-y="0.6063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9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0.1791in" svg:y="0.1146in" draw:caption-point-x="-0.2402in" draw:caption-point-y="0.6035in">
              <dc:date>2016-02-17T00:00:00</dc:date>
              <text:p text:style-name="P1"><text:span text:style-name="T1">Đi làm trễ, tối làm trễ nên ngủ quên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13.3756in" svg:y="0.1173in" draw:caption-point-x="-0.2402in" draw:caption-point-y="0.6008in">
              <dc:date>2016-02-24T00:00:00</dc:date>
              <text:p text:style-name="P1"><text:span text:style-name="T1">Bị cảm, sốt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71" table:formula="of:=SUM([.D5:.AF5])" office:value-type="float" office:value="0">
            <text:p>0</text:p>
          </table:table-cell>
          <table:table-cell table:number-columns-repeated="5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0.3594in" draw:caption-point-x="-0.2402in" draw:caption-point-y="0.6063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2" office:value-type="string">
            <text:p>ChanNTT</text:p>
          </table:table-cell>
          <table:table-cell table:style-name="ce71" table:formula="of:=SUM([.D6:.AF6])" office:value-type="float" office:value="0">
            <text:p>0</text:p>
          </table:table-cell>
          <table:table-cell table:number-columns-repeated="5" table:style-name="ce75" office:value-type="float" office:value="0">
            <text:p>0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2" office:value-type="string">
            <text:p>CuongNH</text:p>
          </table:table-cell>
          <table:table-cell table:style-name="ce71" table:formula="of:=SUM([.D7:.AF7])" office:value-type="float" office:value="1.5">
            <text:p>1.5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0.8547in" draw:caption-point-x="-0.2402in" draw:caption-point-y="0.606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12.9189in" svg:y="0.8591in" draw:caption-point-x="-0.2402in" draw:caption-point-y="0.602in">
              <dc:date>2016-02-23T00:00:00</dc:date>
              <text:p text:style-name="P1"><text:span text:style-name="T1">Nghỉ buổi sáng, đi khám bệnh</text:span></text:p>
            </office:annotation>
            <text:p>0.5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2" office:value-type="string">
            <text:p>DuongDN</text:p>
          </table:table-cell>
          <table:table-cell table:style-name="ce71" table:formula="of:=SUM([.D8:.AF8])" office:value-type="float" office:value="1"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5591in" svg:y="1.1024in" draw:caption-point-x="-0.2402in" draw:caption-point-y="0.6063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4.0157in" svg:y="1.1024in" draw:caption-point-x="-0.2402in" draw:caption-point-y="0.6063in">
              <dc:creator>Tl</dc:creator>
              <dc:date>2016-02-04T00:00:00</dc:date>
              <text:p text:style-name="P1"><text:span text:style-name="T1">Có việc bận, nên vào trễ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9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10.6358in" svg:y="1.1059in" draw:caption-point-x="-0.2402in" draw:caption-point-y="0.6028in">
              <dc:date>2016-02-19T00:00:00</dc:date>
              <text:p text:style-name="P1"><text:span text:style-name="T1">Đi học buổi chiều</text:span></text:p>
            </office:annotation>
            <text:p>0.5</text:p>
          </table:table-cell>
          <table:table-cell table:style-name="ce75" office:value-type="float" office:value="0.5">
            <office:annotation draw:style-name="gr4" draw:text-style-name="P1" svg:width="1.1413in" svg:height="0.3902in" svg:x="11.0925in" svg:y="1.1059in" draw:caption-point-x="-0.2402in" draw:caption-point-y="0.6028in">
              <dc:date>2016-02-19T00:00:00</dc:date>
              <text:p text:style-name="P1"><text:span text:style-name="T1">Đi học buổi sáng</text:span></text:p>
            </office:annotation>
            <text:p>0.5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3.8323in" svg:y="1.1083in" draw:caption-point-x="-0.2402in" draw:caption-point-y="0.6004in">
              <dc:date>2016-02-25T00:00:00</dc:date>
              <text:p text:style-name="P1"><text:span text:style-name="T1">Đi trễ ~ 1h, ngủ quên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42" office:value-type="string">
            <text:p>DuyNM</text:p>
          </table:table-cell>
          <table:table-cell table:style-name="ce71" table:formula="of:=SUM([.D9:.AF9])" office:value-type="float" office:value="4">
            <text:p>4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1.3504in" draw:caption-point-x="-0.2402in" draw:caption-point-y="0.606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1.3504in" draw:caption-point-x="-0.2402in" draw:caption-point-y="0.606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1.3504in" draw:caption-point-x="-0.2402in" draw:caption-point-y="0.606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0">
            <office:annotation draw:style-name="gr9" draw:text-style-name="P1" svg:width="1.1413in" svg:height="0.8567in" svg:x="9.2661in" svg:y="1.3504in" draw:caption-point-x="-0.2402in" draw:caption-point-y="0.6063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9.7228in" svg:y="1.3504in" draw:caption-point-x="-0.2402in" draw:caption-point-y="0.6063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10.1791in" svg:y="1.3504in" draw:caption-point-x="-0.2402in" draw:caption-point-y="0.6063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10.6358in" svg:y="1.3504in" draw:caption-point-x="-0.2402in" draw:caption-point-y="0.6063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11.0925in" svg:y="1.3535in" draw:caption-point-x="-0.2402in" draw:caption-point-y="0.6031in">
              <dc:date>2016-02-18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2" office:value-type="string">
            <text:p>DuyenLT</text:p>
          </table:table-cell>
          <table:table-cell table:style-name="ce71" table:formula="of:=SUM([.D10:.AF10])" office:value-type="float" office:value="0">
            <text:p>0</text:p>
          </table:table-cell>
          <table:table-cell table:style-name="ce75" table:number-columns-repeated="28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2" office:value-type="string">
            <text:p>GiauNV</text:p>
          </table:table-cell>
          <table:table-cell table:style-name="ce71" table:formula="of:=SUM([.D11:.AF11])" office:value-type="float" office:value="2">
            <text:p>2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8" draw:text-style-name="P1" svg:width="1.1413in" svg:height="1.0122in" svg:x="3.1024in" svg:y="1.8465in" draw:caption-point-x="-0.2402in" draw:caption-point-y="0.6055in">
              <dc:creator>Tl</dc:creator>
              <dc:date>2016-02-03T00:00:00</dc:date>
              <text:p text:style-name="P1"><text:span text:style-name="T1">Có việc đột xuất, xin off chiều (nghì từ 2h) nhưng tối làm bù (để đủ giờ làm của dự án)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1.8457in" draw:caption-point-x="-0.2402in" draw:caption-point-y="0.606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1.8457in" draw:caption-point-x="-0.2402in" draw:caption-point-y="0.606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0">
            <office:annotation draw:style-name="gr4" draw:text-style-name="P1" svg:width="1.1413in" svg:height="0.3902in" svg:x="9.2661in" svg:y="1.8457in" draw:caption-point-x="-0.2402in" draw:caption-point-y="0.6063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1.8457in" draw:caption-point-x="-0.2402in" draw:caption-point-y="0.6063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2" draw:text-style-name="P1" svg:width="1.1413in" svg:height="0.5457in" svg:x="12.4622in" svg:y="1.8496in" draw:caption-point-x="-0.2402in" draw:caption-point-y="0.6024in">
              <dc:date>2016-02-22T00:00:00</dc:date>
              <text:p text:style-name="P1"><text:span text:style-name="T1">Bận việc trên trường nên vô trễ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2" office:value-type="string">
            <text:p>HaTH</text:p>
          </table:table-cell>
          <table:table-cell table:style-name="ce71" table:formula="of:=SUM([.D12:.AF12])" office:value-type="float" office:value="5">
            <text:p>5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2.0933in" draw:caption-point-x="-0.2402in" draw:caption-point-y="0.606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2.0933in" draw:caption-point-x="-0.2402in" draw:caption-point-y="0.606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2.0933in" draw:caption-point-x="-0.2402in" draw:caption-point-y="0.606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2.0933in" draw:caption-point-x="-0.2402in" draw:caption-point-y="0.606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2.0933in" draw:caption-point-x="-0.2402in" draw:caption-point-y="0.606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2" office:value-type="string">
            <text:p>HaiNM</text:p>
          </table:table-cell>
          <table:table-cell table:style-name="ce71" table:formula="of:=SUM([.D13:.AF13])" office:value-type="float" office:value="2">
            <text:p>2</text:p>
          </table:table-cell>
          <table:table-cell table:style-name="ce75" office:value-type="float" office:value="0">
            <office:annotation draw:style-name="gr4" draw:text-style-name="P1" svg:width="1.1413in" svg:height="0.3902in" svg:x="2.6457in" svg:y="2.3409in" draw:caption-point-x="-0.2402in" draw:caption-point-y="0.6063in">
              <dc:creator>Tl</dc:creator>
              <dc:date>2016-02-01T00:00:00</dc:date>
              <text:p text:style-name="P1"><text:span text:style-name="T1">Nhà có việc, vô trễ (~9h)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1">
            <office:annotation draw:style-name="gr2" draw:text-style-name="P1" svg:width="1.1413in" svg:height="0.5457in" svg:x="4.0157in" svg:y="2.3421in" draw:caption-point-x="-0.2402in" draw:caption-point-y="0.6051in">
              <dc:creator>Tl</dc:creator>
              <dc:date>2016-02-04T00:00:00</dc:date>
              <text:p text:style-name="P1"><text:span text:style-name="T1">Nghỉ phép, dọn dẹp nha cửa cho Tết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1">
            <office:annotation draw:style-name="gr2" draw:text-style-name="P1" svg:width="1.1413in" svg:height="0.5457in" svg:x="9.2661in" svg:y="2.3421in" draw:caption-point-x="-0.2402in" draw:caption-point-y="0.6051in">
              <dc:date>2016-02-15T00:00:00</dc:date>
              <text:p text:style-name="P1"><text:span text:style-name="T1">Nghỉ phép, có việc ở trường</text:span></text:p>
            </office:annotation>
            <text:p>1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2" office:value-type="string">
            <text:p>HienNV</text:p>
          </table:table-cell>
          <table:table-cell table:style-name="ce71" table:formula="of:=SUM([.D14:.AF14])" office:value-type="float" office:value="1">
            <text:p>1</text:p>
          </table:table-cell>
          <table:table-cell table:number-columns-repeated="5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1">
            <text:p>1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2" office:value-type="string">
            <text:p>HiepNH</text:p>
          </table:table-cell>
          <table:table-cell table:style-name="ce71" table:formula="of:=SUM([.D15:.AF15])" office:value-type="float" office:value="5">
            <text:p>5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2.8362in" draw:caption-point-x="-0.2402in" draw:caption-point-y="0.606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2.8362in" draw:caption-point-x="-0.2402in" draw:caption-point-y="0.606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2.8362in" draw:caption-point-x="-0.2402in" draw:caption-point-y="0.606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2.8362in" draw:caption-point-x="-0.2402in" draw:caption-point-y="0.606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2.8362in" draw:caption-point-x="-0.2402in" draw:caption-point-y="0.606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0">
            <office:annotation draw:style-name="gr9" draw:text-style-name="P1" svg:width="1.1413in" svg:height="0.8567in" svg:x="9.2661in" svg:y="2.8362in" draw:caption-point-x="-0.2402in" draw:caption-point-y="0.6063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9.7228in" svg:y="2.8362in" draw:caption-point-x="-0.2402in" draw:caption-point-y="0.6063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4" draw:text-style-name="P1" svg:width="1.1413in" svg:height="0.3902in" svg:x="15.6587in" svg:y="2.8437in" draw:caption-point-x="-0.2402in" draw:caption-point-y="0.5988in">
              <dc:date>2016-02-29T00:00:00</dc:date>
              <text:p text:style-name="P1"><text:span text:style-name="T1">Bận việc riêng, tới trễ ~1h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2" office:value-type="string">
            <text:p>HieuHT</text:p>
          </table:table-cell>
          <table:table-cell table:style-name="ce71" table:formula="of:=SUM([.D16:.AF16])" office:value-type="float" office:value="5">
            <text:p>5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3.0839in" draw:caption-point-x="-0.2402in" draw:caption-point-y="0.6063in">
              <dc:creator>Tl</dc:creator>
              <dc:date>2016-02-04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3.0839in" draw:caption-point-x="-0.2402in" draw:caption-point-y="0.6063in">
              <dc:creator>Tl</dc:creator>
              <dc:date>2016-02-04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3.1433in" draw:caption-point-x="-0.2402in" draw:caption-point-y="0.5469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3.1433in" draw:caption-point-x="-0.2402in" draw:caption-point-y="0.5469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0.1791in" svg:y="3.1433in" draw:caption-point-x="-0.2402in" draw:caption-point-y="0.5469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2" office:value-type="string">
            <text:p>HieuPT</text:p>
          </table:table-cell>
          <table:table-cell table:style-name="ce71" table:formula="of:=SUM([.D17:.AF17])" office:value-type="float" office:value="5">
            <text:p>5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3.3319in" draw:caption-point-x="-0.2402in" draw:caption-point-y="0.606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3.3319in" draw:caption-point-x="-0.2402in" draw:caption-point-y="0.606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3.3319in" draw:caption-point-x="-0.2402in" draw:caption-point-y="0.606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3.3319in" draw:caption-point-x="-0.2402in" draw:caption-point-y="0.606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3.3319in" draw:caption-point-x="-0.2402in" draw:caption-point-y="0.606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2" office:value-type="string">
            <text:p>HungPN</text:p>
          </table:table-cell>
          <table:table-cell table:style-name="ce71" table:formula="of:=SUM([.D18:.AF18])" office:value-type="float" office:value="4.5">
            <text:p>4.5</text:p>
          </table:table-cell>
          <table:table-cell table:style-name="ce75" office:value-type="float" office:value="0.5">
            <office:annotation draw:style-name="gr2" draw:text-style-name="P1" svg:width="1.1413in" svg:height="0.5457in" svg:x="2.6457in" svg:y="3.5799in" draw:caption-point-x="-0.2402in" draw:caption-point-y="0.6059in">
              <dc:creator>Tl</dc:creator>
              <dc:date>2016-02-01T00:00:00</dc:date>
              <text:p text:style-name="P1"><text:span text:style-name="T1">Nghỉ chiều, ra bến xe lấy đồ gửi về quê</text:span></text:p>
            </office:annotation>
            <text:p>0.5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4.0157in" svg:y="3.5811in" draw:caption-point-x="-0.2402in" draw:caption-point-y="0.6047in">
              <dc:creator>Tl</dc:creator>
              <dc:date>2016-02-05T00:00:00</dc:date>
              <text:p text:style-name="P1"><text:span text:style-name="T1">Về sớm (15h) vì xe về quê đổi giờ.</text:span></text:p>
            </office:annotation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3.5795in" draw:caption-point-x="-0.2402in" draw:caption-point-y="0.606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3.639in" draw:caption-point-x="-0.2402in" draw:caption-point-y="0.5469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3.639in" draw:caption-point-x="-0.2402in" draw:caption-point-y="0.5469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0.1791in" svg:y="3.639in" draw:caption-point-x="-0.2402in" draw:caption-point-y="0.5469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3.8323in" svg:y="3.5854in" draw:caption-point-x="-0.2402in" draw:caption-point-y="0.6004in">
              <dc:date>2016-02-25T00:00:00</dc:date>
              <text:p text:style-name="P1"><text:span text:style-name="T1">Đi trễ, ra bên xe đón ng nhà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2" office:value-type="string">
            <text:p>HuyenHT</text:p>
          </table:table-cell>
          <table:table-cell table:style-name="ce71" table:formula="of:=SUM([.D19:.AF19])" office:value-type="float" office:value="9">
            <text:p>9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3.8272in" draw:caption-point-x="-0.2402in" draw:caption-point-y="0.606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3.8272in" draw:caption-point-x="-0.2402in" draw:caption-point-y="0.606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3.8272in" draw:caption-point-x="-0.2402in" draw:caption-point-y="0.606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3.8272in" draw:caption-point-x="-0.2402in" draw:caption-point-y="0.606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3.8866in" draw:caption-point-x="-0.2402in" draw:caption-point-y="0.5469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3.8866in" draw:caption-point-x="-0.2402in" draw:caption-point-y="0.5469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0.1791in" svg:y="3.8866in" draw:caption-point-x="-0.2402in" draw:caption-point-y="0.5469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0.6358in" svg:y="3.8866in" draw:caption-point-x="-0.2402in" draw:caption-point-y="0.5469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1.0925in" svg:y="3.8866in" draw:caption-point-x="-0.2402in" draw:caption-point-y="0.5469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4.289in" svg:y="3.8339in" draw:caption-point-x="-0.2402in" draw:caption-point-y="0.5996in">
              <dc:date>2016-02-26T00:00:00</dc:date>
              <text:p text:style-name="P1"><text:span text:style-name="T1">Ra ngân hàng làm lại thẻ ATM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42" office:value-type="string">
            <text:p>KienPT</text:p>
          </table:table-cell>
          <table:table-cell table:style-name="ce71" table:formula="of:=SUM([.D20:.AF20])" office:value-type="float" office:value="5">
            <text:p>5</text:p>
          </table:table-cell>
          <table:table-cell table:style-name="ce75" office:value-type="float" office:value="0">
            <office:annotation draw:style-name="gr9" draw:text-style-name="P1" svg:width="1.1413in" svg:height="0.8567in" svg:x="2.6457in" svg:y="4.0748in" draw:caption-point-x="-0.2402in" draw:caption-point-y="0.6063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3.1024in" svg:y="4.0748in" draw:caption-point-x="-0.2402in" draw:caption-point-y="0.6063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3.5591in" svg:y="4.0748in" draw:caption-point-x="-0.2402in" draw:caption-point-y="0.6063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4.0157in" svg:y="4.0748in" draw:caption-point-x="-0.2402in" draw:caption-point-y="0.6063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4.472in" svg:y="4.0748in" draw:caption-point-x="-0.2402in" draw:caption-point-y="0.6063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4.1343in" draw:caption-point-x="-0.2402in" draw:caption-point-y="0.5469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4.1343in" draw:caption-point-x="-0.2402in" draw:caption-point-y="0.5469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0.1791in" svg:y="4.1343in" draw:caption-point-x="-0.2402in" draw:caption-point-y="0.5469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0.6358in" svg:y="4.1343in" draw:caption-point-x="-0.2402in" draw:caption-point-y="0.5469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1.0925in" svg:y="4.1343in" draw:caption-point-x="-0.2402in" draw:caption-point-y="0.5469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4.289in" svg:y="4.0815in" draw:caption-point-x="-0.2402in" draw:caption-point-y="0.5996in">
              <dc:date>2016-02-26T00:00:00</dc:date>
              <text:p text:style-name="P1"><text:span text:style-name="T1">Ra ngân hàng làm lại thẻ ATM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2" office:value-type="string">
            <text:p>LuanNN</text:p>
          </table:table-cell>
          <table:table-cell table:style-name="ce71" table:formula="of:=SUM([.D21:.AF21])" office:value-type="float" office:value="0"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5591in" svg:y="4.3224in" draw:caption-point-x="-0.2402in" draw:caption-point-y="0.6063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2" office:value-type="string">
            <text:p>MaiNTT</text:p>
          </table:table-cell>
          <table:table-cell table:style-name="ce71" table:formula="of:=SUM([.D22:.AF22])" office:value-type="float" office:value="6">
            <text:p>6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4.5701in" draw:caption-point-x="-0.2402in" draw:caption-point-y="0.606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4.5701in" draw:caption-point-x="-0.2402in" draw:caption-point-y="0.606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4.5701in" draw:caption-point-x="-0.2402in" draw:caption-point-y="0.606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4.5701in" draw:caption-point-x="-0.2402in" draw:caption-point-y="0.606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4.5701in" draw:caption-point-x="-0.2402in" draw:caption-point-y="0.606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4.6295in" draw:caption-point-x="-0.2402in" draw:caption-point-y="0.5469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2" office:value-type="string">
            <text:p>MinhTD</text:p>
          </table:table-cell>
          <table:table-cell table:style-name="ce71" table:formula="of:=SUM([.D23:.AF23])" office:value-type="float" office:value="3">
            <text:p>3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1024in" svg:y="4.8177in" draw:caption-point-x="-0.2402in" draw:caption-point-y="0.6063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4.8772in" draw:caption-point-x="-0.2402in" draw:caption-point-y="0.5469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4.8772in" draw:caption-point-x="-0.2402in" draw:caption-point-y="0.5469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7" draw:text-style-name="P1" svg:width="1.1413in" svg:height="0.2634in" svg:x="15.6587in" svg:y="4.8252in" draw:caption-point-x="-0.2402in" draw:caption-point-y="0.5988in">
              <dc:date>2016-02-29T00:00:00</dc:date>
              <text:p text:style-name="P1"><text:span text:style-name="T1">Bị ốm</text:span></text:p>
            </office:annotation>
            <text:p>1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2" office:value-type="string">
            <text:p>NamTV</text:p>
          </table:table-cell>
          <table:table-cell table:style-name="ce71" table:formula="of:=SUM([.D24:.AF24])" office:value-type="float" office:value="1.5">
            <text:p>1.5</text:p>
          </table:table-cell>
          <table:table-cell table:number-columns-repeated="5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5.0654in" draw:caption-point-x="-0.2402in" draw:caption-point-y="0.6063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0.6358in" svg:y="5.0685in" draw:caption-point-x="-0.2402in" draw:caption-point-y="0.6031in">
              <dc:date>2016-02-18T00:00:00</dc:date>
              <text:p text:style-name="P1"><text:span text:style-name="T1">Đi trễ, 8h30 vào công 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.5">
            <office:annotation draw:style-name="gr7" draw:text-style-name="P1" svg:width="1.1413in" svg:height="0.2634in" svg:x="13.8323in" svg:y="5.072in" draw:caption-point-x="-0.2402in" draw:caption-point-y="0.5996in">
              <dc:date>2016-02-25T00:00:00</dc:date>
              <text:p text:style-name="P1"><text:span text:style-name="T1">Bị đau đầu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4" draw:text-style-name="P1" svg:width="1.1413in" svg:height="0.3902in" svg:x="15.6587in" svg:y="5.0705in" draw:caption-point-x="-0.2402in" draw:caption-point-y="0.6012in">
              <dc:date>2016-02-23T00:00:00</dc:date>
              <text:p text:style-name="P1"><text:span text:style-name="T1">Xử lý việc cá nhân</text:span></text:p>
            </office:annotation>
            <text:p>1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2" office:value-type="string">
            <text:p>NguyenHTT</text:p>
          </table:table-cell>
          <table:table-cell table:style-name="ce71" table:formula="of:=SUM([.D25:.AF25])" office:value-type="float" office:value="6">
            <text:p>6</text:p>
          </table:table-cell>
          <table:table-cell table:style-name="ce75" table:number-columns-repeated="21"/>
          <table:table-cell table:style-name="ce75" office:value-type="float" office:value="1">
            <office:annotation draw:style-name="gr7" draw:text-style-name="P1" svg:width="1.1413in" svg:height="0.2634in" svg:x="12.4622in" svg:y="5.322in" draw:caption-point-x="-0.2402in" draw:caption-point-y="0.5972in">
              <dc:date>2016-03-28T00:00:00</dc:date>
              <text:p text:style-name="P1"><text:span text:style-name="T1">Nghỉ phép 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2.9189in" svg:y="5.322in" draw:caption-point-x="-0.2402in" draw:caption-point-y="0.5972in">
              <dc:date>2016-03-28T00:00:00</dc:date>
              <text:p text:style-name="P1"><text:span text:style-name="T1">Nghỉ phép 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3.3756in" svg:y="5.322in" draw:caption-point-x="-0.2402in" draw:caption-point-y="0.5972in">
              <dc:date>2016-03-28T00:00:00</dc:date>
              <text:p text:style-name="P1"><text:span text:style-name="T1">Nghỉ phép 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3.8323in" svg:y="5.322in" draw:caption-point-x="-0.2402in" draw:caption-point-y="0.5972in">
              <dc:date>2016-03-28T00:00:00</dc:date>
              <text:p text:style-name="P1"><text:span text:style-name="T1">Nghỉ phép 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4.289in" svg:y="5.322in" draw:caption-point-x="-0.2402in" draw:caption-point-y="0.5972in">
              <dc:date>2016-03-28T00:00:00</dc:date>
              <text:p text:style-name="P1"><text:span text:style-name="T1">Nghỉ phép </text:span></text:p>
            </office:annotation>
            <text:p>1</text:p>
          </table:table-cell>
          <table:table-cell table:style-name="ce75" table:number-columns-repeated="2"/>
          <table:table-cell table:style-name="ce75" office:value-type="float" office:value="1">
            <office:annotation draw:style-name="gr7" draw:text-style-name="P1" svg:width="1.1413in" svg:height="0.2634in" svg:x="15.6587in" svg:y="5.322in" draw:caption-point-x="-0.2402in" draw:caption-point-y="0.5972in">
              <dc:date>2016-03-28T00:00:00</dc:date>
              <text:p text:style-name="P1"><text:span text:style-name="T1">Nghỉ phép </text:span></text:p>
            </office:annotation>
            <text:p>1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2" office:value-type="string">
            <text:p>NhanNM</text:p>
          </table:table-cell>
          <table:table-cell table:style-name="ce71" table:formula="of:=SUM([.D26:.AF26])" office:value-type="float" office:value="2">
            <text:p>2</text:p>
          </table:table-cell>
          <table:table-cell table:style-name="ce75" office:value-type="float" office:value="0">
            <office:annotation draw:style-name="gr4" draw:text-style-name="P1" svg:width="1.1413in" svg:height="0.3902in" svg:x="2.6457in" svg:y="5.5614in" draw:caption-point-x="-0.2402in" draw:caption-point-y="0.6059in">
              <dc:creator>Tl</dc:creator>
              <dc:date>2016-02-01T00:00:00</dc:date>
              <text:p text:style-name="P1"><text:span text:style-name="T1">Ra ngoài ~ 1 hr (từ 10h30)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1024in" svg:y="5.5614in" draw:caption-point-x="-0.2402in" draw:caption-point-y="0.6059in">
              <dc:creator>Tl</dc:creator>
              <dc:date>2016-02-02T00:00:00</dc:date>
              <text:p text:style-name="P1"><text:span text:style-name="T1">Ra ngoài ~ 1 hr (từ 10h)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5.561in" draw:caption-point-x="-0.2402in" draw:caption-point-y="0.606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5.561in" draw:caption-point-x="-0.2402in" draw:caption-point-y="0.606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2" office:value-type="string">
            <text:p>PhuongTH</text:p>
          </table:table-cell>
          <table:table-cell table:style-name="ce71" table:formula="of:=SUM([.D27:.AF27])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2.6457in" svg:y="5.8087in" draw:caption-point-x="-0.2402in" draw:caption-point-y="0.6063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5591in" svg:y="5.8087in" draw:caption-point-x="-0.2402in" draw:caption-point-y="0.6063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0">
            <office:annotation draw:style-name="gr4" draw:text-style-name="P1" svg:width="1.1413in" svg:height="0.3902in" svg:x="9.2661in" svg:y="5.8087in" draw:caption-point-x="-0.2402in" draw:caption-point-y="0.6063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5.8087in" draw:caption-point-x="-0.2402in" draw:caption-point-y="0.6063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4" draw:text-style-name="P1" svg:width="1.1413in" svg:height="0.3902in" svg:x="12.4622in" svg:y="5.8126in" draw:caption-point-x="-0.2402in" draw:caption-point-y="0.6024in">
              <dc:date>2016-02-22T00:00:00</dc:date>
              <text:p text:style-name="P1"><text:span text:style-name="T1">Đi trễ, tối thức khuya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2" office:value-type="string">
            <text:p>SonPX</text:p>
          </table:table-cell>
          <table:table-cell table:style-name="ce71" table:formula="of:=SUM([.D28:.AF28])" office:value-type="float" office:value="2">
            <text:p>2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5591in" svg:y="6.0563in" draw:caption-point-x="-0.2402in" draw:caption-point-y="0.6063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1">
            <office:annotation draw:style-name="gr9" draw:text-style-name="P1" svg:width="1.1413in" svg:height="0.8567in" svg:x="4.0157in" svg:y="6.0575in" draw:caption-point-x="-0.2402in" draw:caption-point-y="0.6051in">
              <dc:creator>Tl</dc:creator>
              <dc:date>2016-02-04T00:00:00</dc:date>
              <text:p text:style-name="P1"><text:span text:style-name="T1">Nghỉ phép, nhà bị trốm phá cửa, mất xe. Nghỉ để giữ nhà + lên Công An báo</text:span></text:p>
            </office:annotation>
            <text:p>1</text:p>
          </table:table-cell>
          <table:table-cell table:style-name="ce75" office:value-type="float" office:value="1">
            <office:annotation draw:style-name="gr9" draw:text-style-name="P1" svg:width="1.1413in" svg:height="0.8567in" svg:x="4.472in" svg:y="6.0575in" draw:caption-point-x="-0.2402in" draw:caption-point-y="0.6051in">
              <dc:creator>Tl</dc:creator>
              <dc:date>2016-02-04T00:00:00</dc:date>
              <text:p text:style-name="P1"><text:span text:style-name="T1">Nghỉ phép, nhà bị trốm phá cửa, mất xe. Nghỉ để giữ nhà + lên Công An báo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2" office:value-type="string">
            <text:p>ThachBK</text:p>
          </table:table-cell>
          <table:table-cell table:style-name="ce71" table:formula="of:=SUM([.D29:.AF29])" office:value-type="float" office:value="4">
            <text:p>4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6.3039in" draw:caption-point-x="-0.2402in" draw:caption-point-y="0.606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6.3634in" draw:caption-point-x="-0.2402in" draw:caption-point-y="0.5469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6.3634in" draw:caption-point-x="-0.2402in" draw:caption-point-y="0.5469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0.1791in" svg:y="6.3634in" draw:caption-point-x="-0.2402in" draw:caption-point-y="0.5469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7" draw:text-style-name="P1" svg:width="1.1413in" svg:height="0.2634in" svg:x="12.9189in" svg:y="6.3094in" draw:caption-point-x="-0.2402in" draw:caption-point-y="0.6008in">
              <dc:date>2016-02-23T00:00:00</dc:date>
              <text:p text:style-name="P1"><text:span text:style-name="T1">Vợ bị ốm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7">
            <text:p>27</text:p>
          </table:table-cell>
          <table:table-cell table:style-name="ce42" office:value-type="string">
            <text:p>ThaoDTH</text:p>
          </table:table-cell>
          <table:table-cell table:style-name="ce71" table:formula="of:=SUM([.D30:.AF30])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2.6457in" svg:y="6.5516in" draw:caption-point-x="-0.2402in" draw:caption-point-y="0.6063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8">
            <text:p>28</text:p>
          </table:table-cell>
          <table:table-cell table:style-name="ce42" office:value-type="string">
            <text:p>ThamDT</text:p>
          </table:table-cell>
          <table:table-cell table:style-name="ce71" table:formula="of:=SUM([.D31:.AF31])" office:value-type="float" office:value="7.5">
            <text:p>7.5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6.7992in" draw:caption-point-x="-0.2402in" draw:caption-point-y="0.606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6.7992in" draw:caption-point-x="-0.2402in" draw:caption-point-y="0.606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6.7992in" draw:caption-point-x="-0.2402in" draw:caption-point-y="0.606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6.7992in" draw:caption-point-x="-0.2402in" draw:caption-point-y="0.606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6.7992in" draw:caption-point-x="-0.2402in" draw:caption-point-y="0.606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6.7992in" draw:caption-point-x="-0.2402in" draw:caption-point-y="0.606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6.7992in" draw:caption-point-x="-0.2402in" draw:caption-point-y="0.606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10.6358in" svg:y="6.8079in" draw:caption-point-x="-0.2402in" draw:caption-point-y="0.5976in">
              <dc:date>2016-03-02T00:00:00</dc:date>
              <text:p text:style-name="P1"><text:span text:style-name="T1">Bị đau bụng, nghỉ buổi chiều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9">
            <text:p>29</text:p>
          </table:table-cell>
          <table:table-cell table:style-name="ce42" office:value-type="string">
            <text:p>ThinhT</text:p>
          </table:table-cell>
          <table:table-cell table:style-name="ce71" table:formula="of:=SUM([.D32:.AF32])" office:value-type="float" office:value="3">
            <text:p>3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7.0469in" draw:caption-point-x="-0.2402in" draw:caption-point-y="0.606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7.1063in" draw:caption-point-x="-0.2402in" draw:caption-point-y="0.5469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7.1063in" draw:caption-point-x="-0.2402in" draw:caption-point-y="0.5469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0">
            <text:p>30</text:p>
          </table:table-cell>
          <table:table-cell table:style-name="ce42" office:value-type="string">
            <text:p>ThongDN</text:p>
          </table:table-cell>
          <table:table-cell table:style-name="ce71" table:formula="of:=SUM([.D33:.AF33])" office:value-type="float" office:value="2">
            <text:p>2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1024in" svg:y="7.2945in" draw:caption-point-x="-0.2402in" draw:caption-point-y="0.6063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1">
            <office:annotation draw:style-name="gr4" draw:text-style-name="P1" svg:width="1.1413in" svg:height="0.3902in" svg:x="3.5591in" svg:y="7.2953in" draw:caption-point-x="-0.2402in" draw:caption-point-y="0.6055in">
              <dc:creator>Tl</dc:creator>
              <dc:date>2016-02-03T00:00:00</dc:date>
              <text:p text:style-name="P1"><text:span text:style-name="T1">Xin nghỉ phép: có việc gia đình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9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1">
            <office:annotation draw:style-name="gr4" draw:text-style-name="P1" svg:width="1.1413in" svg:height="0.3902in" svg:x="10.6358in" svg:y="7.2976in" draw:caption-point-x="-0.2402in" draw:caption-point-y="0.6031in">
              <dc:date>2016-02-18T00:00:00</dc:date>
              <text:p text:style-name="P1"><text:span text:style-name="T1">Bị ngộ độc, đau bụng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1">
            <text:p>31</text:p>
          </table:table-cell>
          <table:table-cell table:style-name="ce42" office:value-type="string">
            <text:p>ThuyLTT</text:p>
          </table:table-cell>
          <table:table-cell table:style-name="ce71" table:formula="of:=SUM([.D34:.AF34])" office:value-type="float" office:value="0"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4.472in" svg:y="7.5437in" draw:caption-point-x="-0.2402in" draw:caption-point-y="0.6047in">
              <dc:creator>Tl</dc:creator>
              <dc:date>2016-02-05T00:00:00</dc:date>
              <text:p text:style-name="P1"><text:span text:style-name="T1">Nhà có việc, vô trễ</text:span></text:p>
            </office:annotation>
            <text:p>0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2">
            <text:p>32</text:p>
          </table:table-cell>
          <table:table-cell table:style-name="ce42" office:value-type="string">
            <text:p>ToiDB</text:p>
          </table:table-cell>
          <table:table-cell table:style-name="ce71" table:formula="of:=SUM([.D35:.AF35])" office:value-type="float" office:value="2">
            <text:p>2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7.7902in" draw:caption-point-x="-0.2402in" draw:caption-point-y="0.606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7.8496in" draw:caption-point-x="-0.2402in" draw:caption-point-y="0.5469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3">
            <text:p>33</text:p>
          </table:table-cell>
          <table:table-cell table:style-name="ce42" office:value-type="string">
            <text:p>TruyenLVC</text:p>
          </table:table-cell>
          <table:table-cell table:style-name="ce71" table:formula="of:=SUM([.D36:.AF36])" office:value-type="float" office:value="0">
            <text:p>0</text:p>
          </table:table-cell>
          <table:table-cell table:number-columns-repeated="5" table:style-name="ce75" office:value-type="float" office:value="0">
            <text:p>0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4">
            <text:p>34</text:p>
          </table:table-cell>
          <table:table-cell table:style-name="ce42" office:value-type="string">
            <text:p>TuanND</text:p>
          </table:table-cell>
          <table:table-cell table:style-name="ce71" table:formula="of:=SUM([.D37:.AF37])" office:value-type="float" office:value="4">
            <text:p>4</text:p>
          </table:table-cell>
          <table:table-cell table:style-name="ce75" office:value-type="float" office:value="0">
            <office:annotation draw:style-name="gr4" draw:text-style-name="P1" svg:width="1.1413in" svg:height="0.3902in" svg:x="2.6457in" svg:y="8.2854in" draw:caption-point-x="-0.2402in" draw:caption-point-y="0.6063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1024in" svg:y="8.2854in" draw:caption-point-x="-0.2402in" draw:caption-point-y="0.6063in">
              <dc:creator>Tl</dc:creator>
              <dc:date>2016-02-02T00:00:00</dc:date>
              <text:p text:style-name="P1"><text:span text:style-name="T1">Đi trễ, ~ 8h40 vào công 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5591in" svg:y="8.2854in" draw:caption-point-x="-0.2402in" draw:caption-point-y="0.6063in">
              <dc:creator>Tl</dc:creator>
              <dc:date>2016-02-03T00:00:00</dc:date>
              <text:p text:style-name="P1"><text:span text:style-name="T1">Đi trễ, ~ 8h50 vào công ty</text:span></text:p>
            </office:annotation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8.2854in" draw:caption-point-x="-0.2402in" draw:caption-point-y="0.606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8.2854in" draw:caption-point-x="-0.2402in" draw:caption-point-y="0.606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0">
            <office:annotation draw:style-name="gr4" draw:text-style-name="P1" svg:width="1.1413in" svg:height="0.3902in" svg:x="9.2661in" svg:y="8.2854in" draw:caption-point-x="-0.2402in" draw:caption-point-y="0.6063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8.2854in" draw:caption-point-x="-0.2402in" draw:caption-point-y="0.6063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13.8323in" svg:y="8.2882in" draw:caption-point-x="-0.2402in" draw:caption-point-y="0.6035in">
              <dc:date>2016-02-17T00:00:00</dc:date>
              <text:p text:style-name="P1"><text:span text:style-name="T1">Đi du lịch vs bạn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4.289in" svg:y="8.2882in" draw:caption-point-x="-0.2402in" draw:caption-point-y="0.6035in">
              <dc:date>2016-02-17T00:00:00</dc:date>
              <text:p text:style-name="P1"><text:span text:style-name="T1">Đi du lịch vs bạn</text:span></text:p>
            </office:annotation>
            <text:p>1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5">
            <text:p>35</text:p>
          </table:table-cell>
          <table:table-cell table:style-name="ce42" office:value-type="string">
            <text:p>VietBA</text:p>
          </table:table-cell>
          <table:table-cell table:style-name="ce71" table:formula="of:=SUM([.D38:.AF38])" office:value-type="float" office:value="0">
            <text:p>0</text:p>
          </table:table-cell>
          <table:table-cell table:number-columns-repeated="5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8.5331in" draw:caption-point-x="-0.2402in" draw:caption-point-y="0.6063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6">
            <text:p>36</text:p>
          </table:table-cell>
          <table:table-cell table:style-name="ce42" office:value-type="string">
            <text:p>VinhP</text:p>
          </table:table-cell>
          <table:table-cell table:style-name="ce71" table:formula="of:=SUM([.D39:.AF39])" office:value-type="float" office:value="5">
            <text:p>5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8.7807in" draw:caption-point-x="-0.2402in" draw:caption-point-y="0.606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8.7807in" draw:caption-point-x="-0.2402in" draw:caption-point-y="0.606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8.8402in" draw:caption-point-x="-0.2402in" draw:caption-point-y="0.5469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8.8402in" draw:caption-point-x="-0.2402in" draw:caption-point-y="0.5469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0.1791in" svg:y="8.8402in" draw:caption-point-x="-0.2402in" draw:caption-point-y="0.5469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7">
            <text:p>37</text:p>
          </table:table-cell>
          <table:table-cell table:style-name="ce42" office:value-type="string">
            <text:p>VuNA</text:p>
          </table:table-cell>
          <table:table-cell table:style-name="ce71" table:formula="of:=SUM([.D40:.AF40])" office:value-type="float" office:value="5">
            <text:p>5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9.0283in" draw:caption-point-x="-0.2402in" draw:caption-point-y="0.606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9.0283in" draw:caption-point-x="-0.2402in" draw:caption-point-y="0.606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9.0283in" draw:caption-point-x="-0.2402in" draw:caption-point-y="0.606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9.0283in" draw:caption-point-x="-0.2402in" draw:caption-point-y="0.606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9.0283in" draw:caption-point-x="-0.2402in" draw:caption-point-y="0.606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76" table:number-columns-repeated="29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76" table:number-columns-repeated="4"/>
          <table:table-cell table:style-name="ce78"/>
          <table:table-cell table:style-name="ce76" table:number-columns-repeated="24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76" table:number-columns-repeated="29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76" table:number-columns-repeated="4"/>
          <table:table-cell table:style-name="ce79" table:number-columns-repeated="7"/>
          <table:table-cell table:style-name="ce76" table:number-columns-repeated="18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76" table:number-columns-repeated="29"/>
          <table:table-cell table:style-name="ce41" table:number-columns-repeated="952"/>
        </table:table-row>
        <table:table-row table:style-name="ro2" table:number-rows-repeated="983131">
          <table:table-cell table:number-columns-repeated="984"/>
        </table:table-row>
        <table:table-row table:style-name="ro2">
          <table:table-cell table:number-columns-repeated="984"/>
        </table:table-row>
      </table:table>
      <table:table table:name="Thong_Tin_Ngay_Nghi_201603" table:style-name="ta3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90"/>
        <table:table-column table:style-name="co22" table:number-columns-repeated="7" table:default-cell-style-name="ce90"/>
        <table:table-column table:style-name="co21" table:number-columns-repeated="16" table:default-cell-style-name="ce90"/>
        <table:table-column table:style-name="co7" table:number-columns-repeated="951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85" table:number-columns-repeated="8"/>
          <table:table-cell table:style-name="ce93" office:value-type="string" table:number-columns-spanned="2" table:number-rows-spanned="1">
            <text:p>Month</text:p>
          </table:table-cell>
          <table:covered-table-cell table:style-name="ce94"/>
          <table:table-cell table:style-name="ce95" table:content-validation-name="val1" office:value-type="float" office:value="3" table:number-columns-spanned="2" table:number-rows-spanned="1">
            <text:p>3</text:p>
          </table:table-cell>
          <table:covered-table-cell table:style-name="ce94"/>
          <table:table-cell table:style-name="ce93" office:value-type="string" table:number-columns-spanned="2" table:number-rows-spanned="1">
            <text:p>Year</text:p>
          </table:table-cell>
          <table:covered-table-cell table:style-name="ce94"/>
          <table:table-cell table:style-name="ce93" office:value-type="float" office:value="2016" table:number-columns-spanned="2" table:number-rows-spanned="1">
            <text:p>2016</text:p>
          </table:table-cell>
          <table:covered-table-cell table:style-name="ce96"/>
          <table:table-cell table:style-name="ce85" table:number-columns-repeated="15"/>
          <table:table-cell table:style-name="ce70" table:number-columns-repeated="951"/>
        </table:table-row>
        <table:table-row table:style-name="ro2">
          <table:table-cell table:style-name="ce54" table:number-columns-repeated="3"/>
          <table:table-cell table:style-name="ce86" table:formula="of:=DATE([.$R$1];[.N1];1)" office:value-type="date" office:date-value="2016-03-01">
            <text:p>01</text:p>
          </table:table-cell>
          <table:table-cell table:style-name="ce86" table:formula="of:=[.D2]+1" office:value-type="date" office:date-value="2016-03-02">
            <text:p>02</text:p>
          </table:table-cell>
          <table:table-cell table:style-name="ce86" table:formula="of:=[.E2]+1" office:value-type="date" office:date-value="2016-03-03">
            <text:p>03</text:p>
          </table:table-cell>
          <table:table-cell table:style-name="ce86" table:formula="of:=[.F2]+1" office:value-type="date" office:date-value="2016-03-04">
            <text:p>04</text:p>
          </table:table-cell>
          <table:table-cell table:style-name="ce86" table:formula="of:=[.G2]+1" office:value-type="date" office:date-value="2016-03-05">
            <text:p>05</text:p>
          </table:table-cell>
          <table:table-cell table:style-name="ce86" table:formula="of:=[.H2]+1" office:value-type="date" office:date-value="2016-03-06">
            <text:p>06</text:p>
          </table:table-cell>
          <table:table-cell table:style-name="ce86" table:formula="of:=[.I2]+1" office:value-type="date" office:date-value="2016-03-07">
            <text:p>07</text:p>
          </table:table-cell>
          <table:table-cell table:style-name="ce86" table:formula="of:=[.J2]+1" office:value-type="date" office:date-value="2016-03-08">
            <text:p>08</text:p>
          </table:table-cell>
          <table:table-cell table:style-name="ce86" table:formula="of:=[.K2]+1" office:value-type="date" office:date-value="2016-03-09">
            <text:p>09</text:p>
          </table:table-cell>
          <table:table-cell table:style-name="ce86" table:formula="of:=[.L2]+1" office:value-type="date" office:date-value="2016-03-10">
            <text:p>10</text:p>
          </table:table-cell>
          <table:table-cell table:style-name="ce86" table:formula="of:=[.M2]+1" office:value-type="date" office:date-value="2016-03-11">
            <text:p>11</text:p>
          </table:table-cell>
          <table:table-cell table:style-name="ce86" table:formula="of:=[.N2]+1" office:value-type="date" office:date-value="2016-03-12">
            <text:p>12</text:p>
          </table:table-cell>
          <table:table-cell table:style-name="ce86" table:formula="of:=[.O2]+1" office:value-type="date" office:date-value="2016-03-13">
            <text:p>13</text:p>
          </table:table-cell>
          <table:table-cell table:style-name="ce86" table:formula="of:=[.P2]+1" office:value-type="date" office:date-value="2016-03-14">
            <text:p>14</text:p>
          </table:table-cell>
          <table:table-cell table:style-name="ce86" table:formula="of:=[.Q2]+1" office:value-type="date" office:date-value="2016-03-15">
            <text:p>15</text:p>
          </table:table-cell>
          <table:table-cell table:style-name="ce86" table:formula="of:=[.R2]+1" office:value-type="date" office:date-value="2016-03-16">
            <text:p>16</text:p>
          </table:table-cell>
          <table:table-cell table:style-name="ce86" table:formula="of:=[.S2]+1" office:value-type="date" office:date-value="2016-03-17">
            <text:p>17</text:p>
          </table:table-cell>
          <table:table-cell table:style-name="ce86" table:formula="of:=[.T2]+1" office:value-type="date" office:date-value="2016-03-18">
            <text:p>18</text:p>
          </table:table-cell>
          <table:table-cell table:style-name="ce86" table:formula="of:=[.U2]+1" office:value-type="date" office:date-value="2016-03-19">
            <text:p>19</text:p>
          </table:table-cell>
          <table:table-cell table:style-name="ce86" table:formula="of:=[.V2]+1" office:value-type="date" office:date-value="2016-03-20">
            <text:p>20</text:p>
          </table:table-cell>
          <table:table-cell table:style-name="ce86" table:formula="of:=[.W2]+1" office:value-type="date" office:date-value="2016-03-21">
            <text:p>21</text:p>
          </table:table-cell>
          <table:table-cell table:style-name="ce86" table:formula="of:=[.X2]+1" office:value-type="date" office:date-value="2016-03-22">
            <text:p>22</text:p>
          </table:table-cell>
          <table:table-cell table:style-name="ce86" table:formula="of:=[.Y2]+1" office:value-type="date" office:date-value="2016-03-23">
            <text:p>23</text:p>
          </table:table-cell>
          <table:table-cell table:style-name="ce86" table:formula="of:=[.Z2]+1" office:value-type="date" office:date-value="2016-03-24">
            <text:p>24</text:p>
          </table:table-cell>
          <table:table-cell table:style-name="ce86" table:formula="of:=[.AA2]+1" office:value-type="date" office:date-value="2016-03-25">
            <text:p>25</text:p>
          </table:table-cell>
          <table:table-cell table:style-name="ce86" table:formula="of:=[.AB2]+1" office:value-type="date" office:date-value="2016-03-26">
            <text:p>26</text:p>
          </table:table-cell>
          <table:table-cell table:style-name="ce86" table:formula="of:=[.AC2]+1" office:value-type="date" office:date-value="2016-03-27">
            <text:p>27</text:p>
          </table:table-cell>
          <table:table-cell table:style-name="ce86" table:formula="of:=[.AD2]+1" office:value-type="date" office:date-value="2016-03-28">
            <text:p>28</text:p>
          </table:table-cell>
          <table:table-cell table:style-name="ce86" table:formula="of:=[.AE2]+1" office:value-type="date" office:date-value="2016-03-29">
            <text:p>29</text:p>
          </table:table-cell>
          <table:table-cell table:style-name="ce86" table:formula="of:=[.AF2]+1" office:value-type="date" office:date-value="2016-03-30">
            <text:p>30</text:p>
          </table:table-cell>
          <table:table-cell table:style-name="ce86" table:formula="of:=[.AG2]+1" office:value-type="date" office:date-value="2016-03-31">
            <text:p>31</text:p>
          </table:table-cell>
          <table:table-cell table:style-name="ce70" table:number-columns-repeated="951"/>
        </table:table-row>
        <table:table-row table:style-name="ro6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87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A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0" table:number-columns-repeated="951"/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84" table:formula="of:=SUM([.D4:.AH4])" office:value-type="float" office:value="1">
            <text:p>1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3.5591in" svg:y="0.1047in" draw:caption-point-x="-0.2402in" draw:caption-point-y="0.6134in">
              <dc:date>2016-03-03T00:00:00</dc:date>
              <text:p text:style-name="P1"><text:span text:style-name="T1">Bận việc nhà, xin vào trễ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9.2661in" svg:y="0.1091in" draw:caption-point-x="-0.2402in" draw:caption-point-y="0.6091in">
              <dc:date>2016-03-15T00:00:00</dc:date>
              <text:p text:style-name="P1"><text:span text:style-name="T1">Nghỉ buổi sáng, nhà có việc bận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10.6358in" svg:y="0.1106in" draw:caption-point-x="-0.2402in" draw:caption-point-y="0.6075in">
              <dc:date>2016-03-18T00:00:00</dc:date>
              <text:p text:style-name="P1"><text:span text:style-name="T1">Trễ, 8h45 vô cty</text:span></text:p>
            </office:annotation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16.572in" svg:y="0.1169in" draw:caption-point-x="-0.2402in" draw:caption-point-y="0.6012in">
              <dc:date>2016-03-31T00:00:00</dc:date>
              <text:p text:style-name="P1"><text:span text:style-name="T1">Bị ngộ độc, nghỉ buổi sáng</text:span></text:p>
            </office:annotation>
            <text:p>0.5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84" table:formula="of:=SUM([.D5:.AH5])" office:value-type="float" office:value="1.5">
            <text:p>1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3.5591in" svg:y="0.352in" draw:caption-point-x="-0.2402in" draw:caption-point-y="0.6138in">
              <dc:date>2016-03-03T00:00:00</dc:date>
              <text:p text:style-name="P1"><text:span text:style-name="T1">Bận việc nhà</text:span></text:p>
            </office:annotation>
            <text:p>1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7" draw:text-style-name="P1" svg:width="1.1413in" svg:height="0.2634in" svg:x="13.3756in" svg:y="0.361in" draw:caption-point-x="-0.2402in" draw:caption-point-y="0.6047in">
              <dc:date>2016-03-23T00:00:00</dc:date>
              <text:p text:style-name="P1"><text:span text:style-name="T1">Bận việc nhà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2" office:value-type="string">
            <text:p>ChanNTT</text:p>
          </table:table-cell>
          <table:table-cell table:style-name="ce84" table:formula="of:=SUM([.D6:.AH6])" office:value-type="float" office:value="1"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1">
            <office:annotation draw:style-name="gr7" draw:text-style-name="P1" svg:width="1.1413in" svg:height="0.2634in" svg:x="8.7768in" svg:y="0.6043in" draw:caption-point-x="-0.2402in" draw:caption-point-y="0.6091in">
              <dc:date>2016-03-15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2" office:value-type="string">
            <text:p>CuongNH</text:p>
          </table:table-cell>
          <table:table-cell table:style-name="ce84" table:formula="of:=SUM([.D7:.AH7])" office:value-type="float" office:value="1">
            <text:p>1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4.0157in" svg:y="0.848in" draw:caption-point-x="-0.2402in" draw:caption-point-y="0.613in">
              <dc:date>2016-03-04T00:00:00</dc:date>
              <text:p text:style-name="P1"><text:span text:style-name="T1">Đi khám bệnh</text:span></text:p>
            </office:annotation>
            <text:p>1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2" draw:text-style-name="P1" svg:width="1.1413in" svg:height="0.5457in" svg:x="12.0059in" svg:y="0.8539in" draw:caption-point-x="-0.2402in" draw:caption-point-y="0.6071in">
              <dc:date>2016-04-04T00:00:00</dc:date>
              <text:p text:style-name="P1"><text:span text:style-name="T1">Chở e gái đi khám bệnh, vô trễ ~30 phút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2" office:value-type="string">
            <text:p>DuongDN</text:p>
          </table:table-cell>
          <table:table-cell table:style-name="ce84" table:formula="of:=SUM([.D8:.AH8])" office:value-type="float" office:value="1">
            <text:p>1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3.5591in" svg:y="1.0949in" draw:caption-point-x="-0.2402in" draw:caption-point-y="0.6138in">
              <dc:date>2016-03-03T00:00:00</dc:date>
              <text:p text:style-name="P1"><text:span text:style-name="T1">Ngủ quên, đi làm trễ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2" draw:text-style-name="P1" svg:width="1.1413in" svg:height="0.5457in" svg:x="5.8421in" svg:y="1.0965in" draw:caption-point-x="-0.2402in" draw:caption-point-y="0.6122in">
              <dc:date>2016-03-08T00:00:00</dc:date>
              <text:p text:style-name="P1"><text:span text:style-name="T1">Bận việc riêng đột xuất xin ra ngoài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6.8205in" svg:y="1.0976in" draw:caption-point-x="-0.2402in" draw:caption-point-y="0.611in">
              <dc:date>2016-03-10T00:00:00</dc:date>
              <text:p text:style-name="P1"><text:span text:style-name="T1">Đi trễ 45'</text:span></text:p>
            </office:annotation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7.3094in" svg:y="1.098in" draw:caption-point-x="-0.2402in" draw:caption-point-y="0.6106in">
              <dc:date>2016-03-11T00:00:00</dc:date>
              <text:p text:style-name="P1"><text:span text:style-name="T1">Đi làm trễ</text:span></text:p>
            </office:annotation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1">
            <office:annotation draw:style-name="gr3" draw:text-style-name="P1" svg:width="1.1413in" svg:height="0.7012in" svg:x="10.6358in" svg:y="1.1571in" draw:caption-point-x="-0.2402in" draw:caption-point-y="0.5516in">
              <dc:date>2016-03-18T00:00:00</dc:date>
              <text:p text:style-name="P1"><text:span text:style-name="T1">Buổi sáng đi thi</text:span></text:p>
              <text:p text:style-name="P1"><text:span text:style-name="T1">Chiều đi làm giấy tờ + hơi mệt.</text:span></text:p>
            </office:annotation>
            <text:p>1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12.0059in" svg:y="1.1016in" draw:caption-point-x="-0.2402in" draw:caption-point-y="0.6071in">
              <dc:date>2016-03-21T00:00:00</dc:date>
              <text:p text:style-name="P1"><text:span text:style-name="T1">Qua trường có chút việc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2" draw:text-style-name="P1" svg:width="1.1413in" svg:height="0.5457in" svg:x="16.1154in" svg:y="1.1098in" draw:caption-point-x="-0.2402in" draw:caption-point-y="0.5988in">
              <dc:date>2016-04-19T00:00:00</dc:date>
              <text:p text:style-name="P1"><text:span text:style-name="T1">Đi học buổi chiều nhưng có làm bù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42" office:value-type="string">
            <text:p>DuyNM</text:p>
          </table:table-cell>
          <table:table-cell table:style-name="ce84" table:formula="of:=SUM([.D9:.AH9])" office:value-type="float" office:value="0.5">
            <text:p>0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.5">
            <office:annotation draw:style-name="gr2" draw:text-style-name="P1" svg:width="1.1413in" svg:height="0.5457in" svg:x="6.3311in" svg:y="1.3457in" draw:caption-point-x="-0.2402in" draw:caption-point-y="0.611in">
              <dc:date>2016-03-10T00:00:00</dc:date>
              <text:p text:style-name="P1"><text:span text:style-name="T1">Nghỉ buổi chiều, lên trường có việc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2" office:value-type="string">
            <text:p>DuyenLT</text:p>
          </table:table-cell>
          <table:table-cell table:style-name="ce84" table:formula="of:=SUM([.D10:.AH10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2" office:value-type="string">
            <text:p>GiauNV</text:p>
          </table:table-cell>
          <table:table-cell table:style-name="ce84" table:formula="of:=SUM([.D11:.AH11])" office:value-type="float" office:value="1">
            <text:p>1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3.1024in" svg:y="1.8378in" draw:caption-point-x="-0.2402in" draw:caption-point-y="0.6142in">
              <dc:date>2016-03-02T00:00:00</dc:date>
              <text:p text:style-name="P1"><text:span text:style-name="T1">Nghỉ buổi chiều, bị cảm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9.7228in" svg:y="1.8437in" draw:caption-point-x="-0.2402in" draw:caption-point-y="0.6083in">
              <dc:date>2016-03-17T00:00:00</dc:date>
              <text:p text:style-name="P1"><text:span text:style-name="T1">Bị ngộ độc, nghỉ buổi chiều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2" office:value-type="string">
            <text:p>HaTH</text:p>
          </table:table-cell>
          <table:table-cell table:style-name="ce84" table:formula="of:=SUM([.D12:.AH12])" office:value-type="float" office:value="0.5">
            <text:p>0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13.3756in" svg:y="2.0953in" draw:caption-point-x="-0.2402in" draw:caption-point-y="0.6043in">
              <dc:date>2016-03-24T00:00:00</dc:date>
              <text:p text:style-name="P1"><text:span text:style-name="T1">Bận việc riêng, nghỉ buổi chiều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2" office:value-type="string">
            <text:p>HaiNM</text:p>
          </table:table-cell>
          <table:table-cell table:style-name="ce84" table:formula="of:=SUM([.D13:.AH13])" office:value-type="float" office:value="0.5">
            <text:p>0.5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3.1024in" svg:y="2.3331in" draw:caption-point-x="-0.2402in" draw:caption-point-y="0.6142in">
              <dc:date>2016-03-02T00:00:00</dc:date>
              <text:p text:style-name="P1"><text:span text:style-name="T1">Nghỉ buổi chiều, bận việc nhà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6.8205in" svg:y="2.3362in" draw:caption-point-x="-0.2402in" draw:caption-point-y="0.611in">
              <dc:date>2016-03-10T00:00:00</dc:date>
              <text:p text:style-name="P1"><text:span text:style-name="T1">Bận việc nhà, đi trễ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3" draw:text-style-name="P1" svg:width="1.1413in" svg:height="0.7012in" svg:x="10.6358in" svg:y="2.3402in" draw:caption-point-x="-0.2402in" draw:caption-point-y="0.6071in">
              <dc:date>2016-03-18T00:00:00</dc:date>
              <text:p text:style-name="P1"><text:span text:style-name="T1">Có việc gấp ở trường. Xin ra ngoài ~ 1 giờ (từ 3h30)</text:span></text:p>
            </office:annotation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2" office:value-type="string">
            <text:p>HienNV</text:p>
          </table:table-cell>
          <table:table-cell table:style-name="ce84" table:formula="of:=SUM([.D14:.AH14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2" office:value-type="string">
            <text:p>HiepNH</text:p>
          </table:table-cell>
          <table:table-cell table:style-name="ce84" table:formula="of:=SUM([.D15:.AH15])" office:value-type="float" office:value="1.5">
            <text:p>1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5.3854in" svg:y="2.8299in" draw:caption-point-x="-0.2402in" draw:caption-point-y="0.6126in">
              <dc:date>2016-03-07T00:00:00</dc:date>
              <text:p text:style-name="P1"><text:span text:style-name="T1">Về quê nhưng có làm ở nhà</text:span></text:p>
            </office:annotation>
            <text:p>0</text:p>
          </table:table-cell>
          <table:table-cell table:style-name="ce88" office:value-type="float" office:value="0">
            <office:annotation draw:style-name="gr2" draw:text-style-name="P1" svg:width="1.1413in" svg:height="0.5457in" svg:x="5.8421in" svg:y="2.8303in" draw:caption-point-x="-0.2402in" draw:caption-point-y="0.6122in">
              <dc:date>2016-04-05T00:00:00</dc:date>
              <text:p text:style-name="P1"><text:span text:style-name="T1">Về quê nhưng có làm <text:s/>ở nhà </text:span></text:p>
            </office:annotation>
            <text:p>0</text:p>
          </table:table-cell>
          <table:table-cell table:style-name="ce88" office:value-type="float" office:value="0.5">
            <office:annotation draw:style-name="gr2" draw:text-style-name="P1" svg:width="1.1413in" svg:height="0.5457in" svg:x="6.3311in" svg:y="2.8315in" draw:caption-point-x="-0.2402in" draw:caption-point-y="0.611in">
              <dc:date>2016-03-10T00:00:00</dc:date>
              <text:p text:style-name="P1"><text:span text:style-name="T1">Nghỉ buổi chiều, bị mệt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1">
            <office:annotation draw:style-name="gr4" draw:text-style-name="P1" svg:width="1.1413in" svg:height="0.3902in" svg:x="12.0059in" svg:y="2.8354in" draw:caption-point-x="-0.2402in" draw:caption-point-y="0.6071in">
              <dc:date>2016-03-21T00:00:00</dc:date>
              <text:p text:style-name="P1"><text:span text:style-name="T1">Xuống Biền Hòa có việc</text:span></text:p>
            </office:annotation>
            <text:p>1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3.3756in" svg:y="2.8378in" draw:caption-point-x="-0.2402in" draw:caption-point-y="0.6047in">
              <dc:date>2016-03-24T00:00:00</dc:date>
              <text:p text:style-name="P1"><text:span text:style-name="T1">Bận việc riêng, ra ga lấy xe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5.6587in" svg:y="2.8406in" draw:caption-point-x="-0.2402in" draw:caption-point-y="0.602in">
              <dc:date>2016-03-29T00:00:00</dc:date>
              <text:p text:style-name="P1"><text:span text:style-name="T1">Bận việc riêng, vào trễ ~1h</text:span></text:p>
            </office:annotation>
            <text:p>0</text:p>
          </table:table-cell>
          <table:table-cell table:number-columns-repeated="2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2" office:value-type="string">
            <text:p>HieuHT</text:p>
          </table:table-cell>
          <table:table-cell table:style-name="ce84" table:formula="of:=SUM([.D16:.AH16])" office:value-type="float" office:value="0.5">
            <text:p>0.5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4.0157in" svg:y="3.0898in" draw:caption-point-x="-0.2402in" draw:caption-point-y="0.6004in">
              <dc:date>2016-04-04T00:00:00</dc:date>
              <text:p text:style-name="P1"><text:span text:style-name="T1">Nghỉ buổi chiều, bận việc riêng</text:span></text:p>
            </office:annotation>
            <text:p>0.5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10.1791in" svg:y="3.0819in" draw:caption-point-x="-0.2402in" draw:caption-point-y="0.6083in">
              <dc:date>2016-03-17T00:00:00</dc:date>
              <text:p text:style-name="P1"><text:span text:style-name="T1">8h30 vào cty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2" office:value-type="string">
            <text:p>HieuPT</text:p>
          </table:table-cell>
          <table:table-cell table:style-name="ce84" table:formula="of:=SUM([.D17:.AH17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10.6358in" svg:y="3.3307in" draw:caption-point-x="-0.2402in" draw:caption-point-y="0.6075in">
              <dc:date>2016-03-18T00:00:00</dc:date>
              <text:p text:style-name="P1"><text:span text:style-name="T1">8h45 vô cty</text:span></text:p>
            </office:annotation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13.3756in" svg:y="3.3335in" draw:caption-point-x="-0.2402in" draw:caption-point-y="0.6047in">
              <dc:date>2016-03-24T00:00:00</dc:date>
              <text:p text:style-name="P1"><text:span text:style-name="T1">8h30 vào cty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2" office:value-type="string">
            <text:p>HungPN</text:p>
          </table:table-cell>
          <table:table-cell table:style-name="ce84" table:formula="of:=SUM([.D18:.AH18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12.0059in" svg:y="3.5787in" draw:caption-point-x="-0.2402in" draw:caption-point-y="0.6071in">
              <dc:date>2016-03-21T00:00:00</dc:date>
              <text:p text:style-name="P1"><text:span text:style-name="T1">Đi trễ, 8h40 vào cty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2" office:value-type="string">
            <text:p>HuyenHT</text:p>
          </table:table-cell>
          <table:table-cell table:style-name="ce84" table:formula="of:=SUM([.D19:.AH19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42" office:value-type="string">
            <text:p>KienPT</text:p>
          </table:table-cell>
          <table:table-cell table:style-name="ce84" table:formula="of:=SUM([.D20:.AH20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2" office:value-type="string">
            <text:p>LuanNN</text:p>
          </table:table-cell>
          <table:table-cell table:style-name="ce84" table:formula="of:=SUM([.D21:.AH21])" office:value-type="float" office:value="3">
            <text:p>3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6.8205in" svg:y="4.3177in" draw:caption-point-x="-0.2402in" draw:caption-point-y="0.611in">
              <dc:date>2016-03-10T00:00:00</dc:date>
              <text:p text:style-name="P1"><text:span text:style-name="T1">Đi du lịch</text:span></text:p>
            </office:annotation>
            <text:p>1</text:p>
          </table:table-cell>
          <table:table-cell table:style-name="ce88" office:value-type="float" office:value="1">
            <office:annotation draw:style-name="gr7" draw:text-style-name="P1" svg:width="1.1413in" svg:height="0.2634in" svg:x="7.3094in" svg:y="4.3177in" draw:caption-point-x="-0.2402in" draw:caption-point-y="0.611in">
              <dc:date>2016-03-10T00:00:00</dc:date>
              <text:p text:style-name="P1"><text:span text:style-name="T1">Đi du lịch</text:span></text:p>
            </office:annotation>
            <text:p>1</text:p>
          </table:table-cell>
          <table:table-cell table:style-name="ce88" table:number-columns-repeated="2"/>
          <table:table-cell table:style-name="ce88" office:value-type="float" office:value="1">
            <office:annotation draw:style-name="gr7" draw:text-style-name="P1" svg:width="1.1413in" svg:height="0.2634in" svg:x="8.7768in" svg:y="4.3197in" draw:caption-point-x="-0.2402in" draw:caption-point-y="0.6091in">
              <dc:date>2016-03-15T00:00:00</dc:date>
              <text:p text:style-name="P1"><text:span text:style-name="T1">Đi du lịch</text:span></text:p>
            </office:annotation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2" office:value-type="string">
            <text:p>MaiNTT</text:p>
          </table:table-cell>
          <table:table-cell table:style-name="ce84" table:formula="of:=SUM([.D22:.AH22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7.3094in" svg:y="4.5657in" draw:caption-point-x="-0.2402in" draw:caption-point-y="0.6106in">
              <dc:date>2016-03-11T00:00:00</dc:date>
              <text:p text:style-name="P1"><text:span text:style-name="T1">Đi làm trễ</text:span></text:p>
            </office:annotation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2" office:value-type="string">
            <text:p>MinhTD</text:p>
          </table:table-cell>
          <table:table-cell table:style-name="ce84" table:formula="of:=SUM([.D23:.AH23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12.0059in" svg:y="4.8169in" draw:caption-point-x="-0.2402in" draw:caption-point-y="0.6071in">
              <dc:date>2016-03-21T00:00:00</dc:date>
              <text:p text:style-name="P1"><text:span text:style-name="T1">Bận việc riêng xin vào trễ 1h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2" office:value-type="string">
            <text:p>NamTV</text:p>
          </table:table-cell>
          <table:table-cell table:style-name="ce84" table:formula="of:=SUM([.D24:.AH24])" office:value-type="float" office:value="0.5">
            <text:p>0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.5">
            <office:annotation draw:style-name="gr4" draw:text-style-name="P1" svg:width="1.1413in" svg:height="0.3902in" svg:x="8.7768in" svg:y="5.0626in" draw:caption-point-x="-0.2402in" draw:caption-point-y="0.6091in">
              <dc:date>2016-03-15T00:00:00</dc:date>
              <text:p text:style-name="P1"><text:span text:style-name="T1">Nghỉ buổi sáng, vợ bị ngộ độc</text:span></text:p>
            </office:annotation>
            <text:p>0.5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0.6358in" svg:y="5.0642in" draw:caption-point-x="-0.2402in" draw:caption-point-y="0.6075in">
              <dc:date>2016-03-18T00:00:00</dc:date>
              <text:p text:style-name="P1"><text:span text:style-name="T1">Đi trễ, 8h30 vô cty</text:span></text:p>
            </office:annotation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15.202in" svg:y="5.0685in" draw:caption-point-x="-0.2402in" draw:caption-point-y="0.6031in">
              <dc:date>2016-03-28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2" office:value-type="string">
            <text:p>NguyenHTT</text:p>
          </table:table-cell>
          <table:table-cell table:style-name="ce84" table:formula="of:=SUM([.D25:.AH25])" office:value-type="float" office:value="5.5">
            <text:p>5.5</text:p>
          </table:table-cell>
          <table:table-cell table:style-name="ce88" office:value-type="float" office:value="1">
            <office:annotation draw:style-name="gr7" draw:text-style-name="P1" svg:width="1.1413in" svg:height="0.2634in" svg:x="2.6457in" svg:y="5.3165in" draw:caption-point-x="-0.2402in" draw:caption-point-y="0.6028in">
              <dc:date>2016-03-28T00:00:00</dc:date>
              <text:p text:style-name="P1"><text:span text:style-name="T1">Nghỉ phép </text:span></text:p>
            </office:annotation>
            <text:p>1</text:p>
          </table:table-cell>
          <table:table-cell table:style-name="ce88" office:value-type="float" office:value="1">
            <office:annotation draw:style-name="gr7" draw:text-style-name="P1" svg:width="1.1413in" svg:height="0.2634in" svg:x="3.1024in" svg:y="5.3165in" draw:caption-point-x="-0.2402in" draw:caption-point-y="0.6028in">
              <dc:date>2016-03-28T00:00:00</dc:date>
              <text:p text:style-name="P1"><text:span text:style-name="T1">Nghỉ phép </text:span></text:p>
            </office:annotation>
            <text:p>1</text:p>
          </table:table-cell>
          <table:table-cell table:style-name="ce88" office:value-type="float" office:value="1">
            <office:annotation draw:style-name="gr7" draw:text-style-name="P1" svg:width="1.1413in" svg:height="0.2634in" svg:x="3.5591in" svg:y="5.3165in" draw:caption-point-x="-0.2402in" draw:caption-point-y="0.6028in">
              <dc:date>2016-03-28T00:00:00</dc:date>
              <text:p text:style-name="P1"><text:span text:style-name="T1">Nghỉ phép </text:span></text:p>
            </office:annotation>
            <text:p>1</text:p>
          </table:table-cell>
          <table:table-cell table:style-name="ce88" office:value-type="float" office:value="1">
            <office:annotation draw:style-name="gr7" draw:text-style-name="P1" svg:width="1.1413in" svg:height="0.2634in" svg:x="4.0157in" svg:y="5.3165in" draw:caption-point-x="-0.2402in" draw:caption-point-y="0.6028in">
              <dc:date>2016-03-28T00:00:00</dc:date>
              <text:p text:style-name="P1"><text:span text:style-name="T1">Nghỉ phép </text:span></text:p>
            </office:annotation>
            <text:p>1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.5">
            <office:annotation draw:style-name="gr4" draw:text-style-name="P1" svg:width="1.1413in" svg:height="0.3902in" svg:x="8.7768in" svg:y="5.3102in" draw:caption-point-x="-0.2402in" draw:caption-point-y="0.6091in">
              <dc:date>2016-03-15T00:00:00</dc:date>
              <text:p text:style-name="P1"><text:span text:style-name="T1">Nghỉ buổi chiều đi khám bệnh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1">
            <office:annotation draw:style-name="gr4" draw:text-style-name="P1" svg:width="1.1413in" svg:height="0.3902in" svg:x="10.1791in" svg:y="5.311in" draw:caption-point-x="-0.2402in" draw:caption-point-y="0.6083in">
              <dc:date>2016-03-17T00:00:00</dc:date>
              <text:p text:style-name="P1"><text:span text:style-name="T1">Đưa chồng đi khám bệnh</text:span></text:p>
            </office:annotation>
            <text:p>1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2" office:value-type="string">
            <text:p>NhanNM</text:p>
          </table:table-cell>
          <table:table-cell table:style-name="ce84" table:formula="of:=SUM([.D26:.AH26])" office:value-type="float" office:value="3">
            <text:p>3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1">
            <office:annotation draw:style-name="gr7" draw:text-style-name="P1" svg:width="1.1413in" svg:height="0.2634in" svg:x="5.3854in" svg:y="5.5547in" draw:caption-point-x="-0.2402in" draw:caption-point-y="0.6126in">
              <dc:date>2016-03-07T00:00:00</dc:date>
              <text:p text:style-name="P1"><text:span text:style-name="T1">Đi tham bạn ốm</text:span></text:p>
            </office:annotation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9.2661in" svg:y="5.5618in" draw:caption-point-x="-0.2402in" draw:caption-point-y="0.6055in">
              <dc:date>2016-03-23T00:00:00</dc:date>
              <text:p text:style-name="P1"><text:span text:style-name="T1">Bị mệt, nghỉ buổi chiều</text:span></text:p>
            </office:annotation>
            <text:p>0.5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2.4622in" svg:y="5.561in" draw:caption-point-x="-0.2402in" draw:caption-point-y="0.6063in">
              <dc:date>2016-03-22T00:00:00</dc:date>
              <text:p text:style-name="P1"><text:span text:style-name="T1">Bận công chuyện vô trễ</text:span></text:p>
            </office:annotation>
            <text:p>0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1">
            <office:annotation draw:style-name="gr2" draw:text-style-name="P1" svg:width="1.1413in" svg:height="0.5457in" svg:x="13.8323in" svg:y="5.5622in" draw:caption-point-x="-0.2402in" draw:caption-point-y="0.6051in">
              <dc:date>2016-03-25T00:00:00</dc:date>
              <text:p text:style-name="P1"><text:span text:style-name="T1">Xin nghỉ vì sắp hết hạn reset phép</text:span></text:p>
            </office:annotation>
            <text:p>1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.5">
            <office:annotation draw:style-name="gr2" draw:text-style-name="P1" svg:width="1.1413in" svg:height="0.5457in" svg:x="16.1154in" svg:y="5.5657in" draw:caption-point-x="-0.2402in" draw:caption-point-y="0.6016in">
              <dc:date>2016-03-30T00:00:00</dc:date>
              <text:p text:style-name="P1"><text:span text:style-name="T1">Đi gặp giáo viên hướng dẫn, nghỉ buổi chiều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2" office:value-type="string">
            <text:p>PhuongTH</text:p>
          </table:table-cell>
          <table:table-cell table:style-name="ce84" table:formula="of:=SUM([.D27:.AH27])" office:value-type="float" office:value="1"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1">
            <office:annotation draw:style-name="gr7" draw:text-style-name="P1" svg:width="1.1413in" svg:height="0.2634in" svg:x="15.202in" svg:y="5.8118in" draw:caption-point-x="-0.2402in" draw:caption-point-y="0.6031in">
              <dc:date>2016-03-28T00:00:00</dc:date>
              <text:p text:style-name="P1"><text:span text:style-name="T1">Bị cảm</text:span></text:p>
            </office:annotation>
            <text:p>1</text:p>
          </table:table-cell>
          <table:table-cell table:number-columns-repeated="3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2" office:value-type="string">
            <text:p>SonPX</text:p>
          </table:table-cell>
          <table:table-cell table:style-name="ce84" table:formula="of:=SUM([.D28:.AH28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12.0059in" svg:y="6.0555in" draw:caption-point-x="-0.2402in" draw:caption-point-y="0.6071in">
              <dc:date>2016-03-21T00:00:00</dc:date>
              <text:p text:style-name="P1"><text:span text:style-name="T1">Đi trễ, 8h35 vào cty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2" office:value-type="string">
            <text:p>TienND</text:p>
          </table:table-cell>
          <table:table-cell table:style-name="ce84" table:formula="of:=SUM([.D29:.AH29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7">
            <text:p>27</text:p>
          </table:table-cell>
          <table:table-cell table:style-name="ce42" office:value-type="string">
            <text:p>ThachBK</text:p>
          </table:table-cell>
          <table:table-cell table:style-name="ce84" table:formula="of:=SUM([.D30:.AH30])" office:value-type="float" office:value="10">
            <text:p>10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1">
            <office:annotation draw:style-name="gr4" draw:text-style-name="P1" svg:width="1.1413in" svg:height="0.3902in" svg:x="3.5591in" svg:y="6.5441in" draw:caption-point-x="-0.2402in" draw:caption-point-y="0.6138in">
              <dc:date>2016-03-03T00:00:00</dc:date>
              <text:p text:style-name="P1"><text:span text:style-name="T1">Đưa con đi chích ngừa</text:span></text:p>
            </office:annotation>
            <text:p>1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1">
            <office:annotation draw:style-name="gr4" draw:text-style-name="P1" svg:width="1.1413in" svg:height="0.3902in" svg:x="12.0059in" svg:y="6.5512in" draw:caption-point-x="-0.2402in" draw:caption-point-y="0.6067in">
              <dc:date>2016-03-21T00:00:00</dc:date>
              <text:p text:style-name="P1"><text:span text:style-name="T1">Xin nghỉ xử lý việc gia đình</text:span></text:p>
            </office:annotation>
            <text:p>1</text:p>
          </table:table-cell>
          <table:table-cell table:style-name="ce88" office:value-type="float" office:value="1">
            <office:annotation draw:style-name="gr4" draw:text-style-name="P1" svg:width="1.1413in" svg:height="0.3902in" svg:x="12.4622in" svg:y="6.5512in" draw:caption-point-x="-0.2402in" draw:caption-point-y="0.6067in">
              <dc:date>2016-03-21T00:00:00</dc:date>
              <text:p text:style-name="P1"><text:span text:style-name="T1">Xin nghỉ xử lý việc gia đình</text:span></text:p>
            </office:annotation>
            <text:p>1</text:p>
          </table:table-cell>
          <table:table-cell table:style-name="ce88" office:value-type="float" office:value="1">
            <office:annotation draw:style-name="gr4" draw:text-style-name="P1" svg:width="1.1413in" svg:height="0.3902in" svg:x="12.9189in" svg:y="6.5512in" draw:caption-point-x="-0.2402in" draw:caption-point-y="0.6067in">
              <dc:date>2016-03-21T00:00:00</dc:date>
              <text:p text:style-name="P1"><text:span text:style-name="T1">Xin nghỉ xử lý việc gia đình</text:span></text:p>
            </office:annotation>
            <text:p>1</text:p>
          </table:table-cell>
          <table:table-cell table:style-name="ce88" office:value-type="float" office:value="1">
            <office:annotation draw:style-name="gr4" draw:text-style-name="P1" svg:width="1.1413in" svg:height="0.3902in" svg:x="13.3756in" svg:y="6.5512in" draw:caption-point-x="-0.2402in" draw:caption-point-y="0.6067in">
              <dc:date>2016-03-21T00:00:00</dc:date>
              <text:p text:style-name="P1"><text:span text:style-name="T1">Xin nghỉ xử lý việc gia đình</text:span></text:p>
            </office:annotation>
            <text:p>1</text:p>
          </table:table-cell>
          <table:table-cell table:style-name="ce88" office:value-type="float" office:value="1">
            <office:annotation draw:style-name="gr4" draw:text-style-name="P1" svg:width="1.1413in" svg:height="0.3902in" svg:x="13.8323in" svg:y="6.5512in" draw:caption-point-x="-0.2402in" draw:caption-point-y="0.6067in">
              <dc:date>2016-03-21T00:00:00</dc:date>
              <text:p text:style-name="P1"><text:span text:style-name="T1">Xin nghỉ xử lý việc gia đình</text:span></text:p>
            </office:annotation>
            <text:p>1</text:p>
          </table:table-cell>
          <table:table-cell table:style-name="ce88" table:number-columns-repeated="2"/>
          <table:table-cell table:style-name="ce88" office:value-type="float" office:value="1">
            <office:annotation draw:style-name="gr4" draw:text-style-name="P1" svg:width="1.1413in" svg:height="0.3902in" svg:x="15.202in" svg:y="6.5512in" draw:caption-point-x="-0.2402in" draw:caption-point-y="0.6067in">
              <dc:date>2016-03-21T00:00:00</dc:date>
              <text:p text:style-name="P1"><text:span text:style-name="T1">Xin nghỉ xử lý việc gia đình</text:span></text:p>
            </office:annotation>
            <text:p>1</text:p>
          </table:table-cell>
          <table:table-cell table:style-name="ce88" office:value-type="float" office:value="1">
            <office:annotation draw:style-name="gr4" draw:text-style-name="P1" svg:width="1.1413in" svg:height="0.3902in" svg:x="15.6587in" svg:y="6.5512in" draw:caption-point-x="-0.2402in" draw:caption-point-y="0.6067in">
              <dc:date>2016-03-21T00:00:00</dc:date>
              <text:p text:style-name="P1"><text:span text:style-name="T1">Xin nghỉ xử lý việc gia đình</text:span></text:p>
            </office:annotation>
            <text:p>1</text:p>
          </table:table-cell>
          <table:table-cell table:style-name="ce88" office:value-type="float" office:value="1">
            <office:annotation draw:style-name="gr4" draw:text-style-name="P1" svg:width="1.1413in" svg:height="0.3902in" svg:x="16.1154in" svg:y="6.5512in" draw:caption-point-x="-0.2402in" draw:caption-point-y="0.6067in">
              <dc:date>2016-03-21T00:00:00</dc:date>
              <text:p text:style-name="P1"><text:span text:style-name="T1">Xin nghỉ xử lý việc gia đình</text:span></text:p>
            </office:annotation>
            <text:p>1</text:p>
          </table:table-cell>
          <table:table-cell table:style-name="ce88" office:value-type="float" office:value="1">
            <office:annotation draw:style-name="gr4" draw:text-style-name="P1" svg:width="1.1413in" svg:height="0.3902in" svg:x="16.572in" svg:y="6.5512in" draw:caption-point-x="-0.2402in" draw:caption-point-y="0.6067in">
              <dc:date>2016-03-21T00:00:00</dc:date>
              <text:p text:style-name="P1"><text:span text:style-name="T1">Xin nghỉ xử lý việc gia đình</text:span></text:p>
            </office:annotation>
            <text:p>1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8">
            <text:p>28</text:p>
          </table:table-cell>
          <table:table-cell table:style-name="ce42" office:value-type="string">
            <text:p>ThaoDTH</text:p>
          </table:table-cell>
          <table:table-cell table:style-name="ce84" table:formula="of:=SUM([.D31:.AH31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7.3094in" svg:y="6.7949in" draw:caption-point-x="-0.2402in" draw:caption-point-y="0.6106in">
              <dc:date>2016-03-11T00:00:00</dc:date>
              <text:p text:style-name="P1"><text:span text:style-name="T1">Đi làm trễ, ~8h30 vào cty</text:span></text:p>
            </office:annotation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9">
            <text:p>29</text:p>
          </table:table-cell>
          <table:table-cell table:style-name="ce42" office:value-type="string">
            <text:p>ThamDT</text:p>
          </table:table-cell>
          <table:table-cell table:style-name="ce84" table:formula="of:=SUM([.D32:.AH32])" office:value-type="float" office:value="2">
            <text:p>2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5.3854in" svg:y="7.0409in" draw:caption-point-x="-0.2402in" draw:caption-point-y="0.6122in">
              <dc:date>2016-03-07T00:00:00</dc:date>
              <text:p text:style-name="P1"><text:span text:style-name="T1">Bận việc riêng, vào trễ 50'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9.7228in" svg:y="7.0449in" draw:caption-point-x="-0.2402in" draw:caption-point-y="0.6083in">
              <dc:date>2016-03-17T00:00:00</dc:date>
              <text:p text:style-name="P1"><text:span text:style-name="T1">Bị ngộ độc</text:span></text:p>
            </office:annotation>
            <text:p>1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10.6358in" svg:y="7.0461in" draw:caption-point-x="-0.2402in" draw:caption-point-y="0.6071in">
              <dc:date>2016-03-21T00:00:00</dc:date>
              <text:p text:style-name="P1"><text:span text:style-name="T1">Bị đau bụng</text:span></text:p>
            </office:annotation>
            <text:p>1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30">
            <text:p>30</text:p>
          </table:table-cell>
          <table:table-cell table:style-name="ce42" office:value-type="string">
            <text:p>ThinhT</text:p>
          </table:table-cell>
          <table:table-cell table:style-name="ce84" table:formula="of:=SUM([.D33:.AH33])" office:value-type="float" office:value="1.5">
            <text:p>1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7.3094in" svg:y="7.2902in" draw:caption-point-x="-0.2402in" draw:caption-point-y="0.6106in">
              <dc:date>2016-03-11T00:00:00</dc:date>
              <text:p text:style-name="P1"><text:span text:style-name="T1">Đi khám bệnh</text:span></text:p>
            </office:annotation>
            <text:p>1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16.572in" svg:y="7.3004in" draw:caption-point-x="-0.2402in" draw:caption-point-y="0.6004in">
              <dc:date>2016-04-01T00:00:00</dc:date>
              <text:p text:style-name="P1"><text:span text:style-name="T1">Nghỉ buổi chiều, đi khám bệnh</text:span></text:p>
            </office:annotation>
            <text:p>0.5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31">
            <text:p>31</text:p>
          </table:table-cell>
          <table:table-cell table:style-name="ce42" office:value-type="string">
            <text:p>ThongDN</text:p>
          </table:table-cell>
          <table:table-cell table:style-name="ce84" table:formula="of:=SUM([.D34:.AH34])" office:value-type="float" office:value="1"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0.6358in" svg:y="7.5409in" draw:caption-point-x="-0.2402in" draw:caption-point-y="0.6075in">
              <dc:date>2016-03-18T00:00:00</dc:date>
              <text:p text:style-name="P1"><text:span text:style-name="T1">Đi trễ 8h40 vô cty</text:span></text:p>
            </office:annotation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13.8323in" svg:y="7.5433in" draw:caption-point-x="-0.2402in" draw:caption-point-y="0.6051in">
              <dc:date>2016-03-23T00:00:00</dc:date>
              <text:p text:style-name="P1"><text:span text:style-name="T1">Bận việc nhà</text:span></text:p>
            </office:annotation>
            <text:p>1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32">
            <text:p>32</text:p>
          </table:table-cell>
          <table:table-cell table:style-name="ce42" office:value-type="string">
            <text:p>ThuyLTT</text:p>
          </table:table-cell>
          <table:table-cell table:style-name="ce84" table:formula="of:=SUM([.D35:.AH35])" office:value-type="float" office:value="2">
            <text:p>2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3.5591in" svg:y="7.7827in" draw:caption-point-x="-0.2402in" draw:caption-point-y="0.6138in">
              <dc:date>2016-03-03T00:00:00</dc:date>
              <text:p text:style-name="P1"><text:span text:style-name="T1">Nghỉ buổi sáng, </text:span></text:p>
              <text:p text:style-name="P1"><text:span text:style-name="T1">Đi khám bệnh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.5">
            <office:annotation draw:style-name="gr2" draw:text-style-name="P1" svg:width="1.1413in" svg:height="0.5457in" svg:x="6.3311in" svg:y="7.7854in" draw:caption-point-x="-0.2402in" draw:caption-point-y="0.611in">
              <dc:date>2016-03-09T00:00:00</dc:date>
              <text:p text:style-name="P1"><text:span text:style-name="T1">Bận việc nhà, nghỉ buổi sáng</text:span></text:p>
              <text:p text:style-name="P1"><text:span text:style-name="T1"/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7.3094in" svg:y="7.7866in" draw:caption-point-x="-0.2402in" draw:caption-point-y="0.6098in">
              <dc:date>2016-03-11T00:00:00</dc:date>
              <text:p text:style-name="P1"><text:span text:style-name="T1">Bị chóng mặt , off buổi sáng</text:span></text:p>
            </office:annotation>
            <text:p>0.5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0.6358in" svg:y="7.789in" draw:caption-point-x="-0.2402in" draw:caption-point-y="0.6075in">
              <dc:date>2016-03-18T00:00:00</dc:date>
              <text:p text:style-name="P1"><text:span text:style-name="T1">Đi trễ 8h30 vô cty</text:span></text:p>
            </office:annotation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13.3756in" svg:y="7.7917in" draw:caption-point-x="-0.2402in" draw:caption-point-y="0.6047in">
              <dc:date>2016-03-24T00:00:00</dc:date>
              <text:p text:style-name="P1"><text:span text:style-name="T1">Bận việc nhà, off buổi sáng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33">
            <text:p>33</text:p>
          </table:table-cell>
          <table:table-cell table:style-name="ce42" office:value-type="string">
            <text:p>ToiDB</text:p>
          </table:table-cell>
          <table:table-cell table:style-name="ce84" table:formula="of:=SUM([.D36:.AH36])" office:value-type="float" office:value="1"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.5">
            <office:annotation draw:style-name="gr7" draw:text-style-name="P1" svg:width="1.1413in" svg:height="0.2634in" svg:x="5.3854in" svg:y="8.0319in" draw:caption-point-x="-0.2402in" draw:caption-point-y="0.6122in">
              <dc:date>2016-03-07T00:00:00</dc:date>
              <text:p text:style-name="P1"><text:span text:style-name="T1">Bị đau đâu</text:span></text:p>
            </office:annotation>
            <text:p>0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9.2661in" svg:y="8.035in" draw:caption-point-x="-0.2402in" draw:caption-point-y="0.6091in">
              <dc:date>2016-03-15T00:00:00</dc:date>
              <text:p text:style-name="P1"><text:span text:style-name="T1">Mệt xin nghỉ buổi sáng</text:span></text:p>
            </office:annotation>
            <text:p>0.5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16.572in" svg:y="8.0429in" draw:caption-point-x="-0.2402in" draw:caption-point-y="0.6012in">
              <dc:date>2016-03-31T00:00:00</dc:date>
              <text:p text:style-name="P1"><text:span text:style-name="T1">Xe bị hư</text:span></text:p>
            </office:annotation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34">
            <text:p>34</text:p>
          </table:table-cell>
          <table:table-cell table:style-name="ce42" office:value-type="string">
            <text:p>TruyenLVC</text:p>
          </table:table-cell>
          <table:table-cell table:style-name="ce84" table:formula="of:=SUM([.D37:.AH37])" office:value-type="float" office:value="1">
            <text:p>1</text:p>
          </table:table-cell>
          <table:table-cell table:style-name="ce88" office:value-type="float" office:value="1">
            <office:annotation draw:style-name="gr7" draw:text-style-name="P1" svg:width="1.1413in" svg:height="0.2634in" svg:x="2.6457in" svg:y="8.2768in" draw:caption-point-x="-0.2402in" draw:caption-point-y="0.615in">
              <dc:date>2016-03-01T00:00:00</dc:date>
              <text:p text:style-name="P1"><text:span text:style-name="T1">Bị ốm</text:span></text:p>
            </office:annotation>
            <text:p>1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16.572in" svg:y="8.2906in" draw:caption-point-x="-0.2402in" draw:caption-point-y="0.6012in">
              <dc:date>2016-03-31T00:00:00</dc:date>
              <text:p text:style-name="P1"><text:span text:style-name="T1">Tối release trễ</text:span></text:p>
            </office:annotation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35">
            <text:p>35</text:p>
          </table:table-cell>
          <table:table-cell table:style-name="ce42" office:value-type="string">
            <text:p>TuanND</text:p>
          </table:table-cell>
          <table:table-cell table:style-name="ce84" table:formula="of:=SUM([.D38:.AH38])" office:value-type="float" office:value="1"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1">
            <office:annotation draw:style-name="gr4" draw:text-style-name="P1" svg:width="1.1413in" svg:height="0.3902in" svg:x="10.6358in" svg:y="8.5311in" draw:caption-point-x="-0.2402in" draw:caption-point-y="0.6083in">
              <dc:date>2016-03-15T00:00:00</dc:date>
              <text:p text:style-name="P1"><text:span text:style-name="T1">Về quê đi đám cưới</text:span></text:p>
            </office:annotation>
            <text:p>1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36">
            <text:p>36</text:p>
          </table:table-cell>
          <table:table-cell table:style-name="ce42" office:value-type="string">
            <text:p>VietBA</text:p>
          </table:table-cell>
          <table:table-cell table:style-name="ce84" table:formula="of:=SUM([.D39:.AH39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6.572in" svg:y="8.7858in" draw:caption-point-x="-0.2402in" draw:caption-point-y="0.6012in">
              <dc:date>2016-03-31T00:00:00</dc:date>
              <text:p text:style-name="P1"><text:span text:style-name="T1">Đi trễ ~8h35 vào cty</text:span></text:p>
            </office:annotation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37">
            <text:p>37</text:p>
          </table:table-cell>
          <table:table-cell table:style-name="ce42" office:value-type="string">
            <text:p>VinhP</text:p>
          </table:table-cell>
          <table:table-cell table:style-name="ce84" table:formula="of:=SUM([.D40:.AH40])" office:value-type="float" office:value="0.5">
            <text:p>0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2" draw:text-style-name="P1" svg:width="1.1413in" svg:height="0.5457in" svg:x="13.3756in" svg:y="9.0307in" draw:caption-point-x="-0.2402in" draw:caption-point-y="0.6039in">
              <dc:date>2016-03-24T00:00:00</dc:date>
              <text:p text:style-name="P1"><text:span text:style-name="T1">Đi đón chị gái ở quê vô, xin nghỉ buổi chiều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38">
            <text:p>38</text:p>
          </table:table-cell>
          <table:table-cell table:style-name="ce42" office:value-type="string">
            <text:p>VuNA</text:p>
          </table:table-cell>
          <table:table-cell table:style-name="ce84" table:formula="of:=SUM([.D41:.AH41])" office:value-type="float" office:value="1"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1">
            <office:annotation draw:style-name="gr4" draw:text-style-name="P1" svg:width="1.1413in" svg:height="0.3902in" svg:x="15.202in" svg:y="9.2791in" draw:caption-point-x="-0.2402in" draw:caption-point-y="0.6031in">
              <dc:date>2016-03-28T00:00:00</dc:date>
              <text:p text:style-name="P1"><text:span text:style-name="T1">Về quê làm CMND</text:span></text:p>
            </office:annotation>
            <text:p>1</text:p>
          </table:table-cell>
          <table:table-cell table:number-columns-repeated="3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2" table:number-rows-repeated="5">
          <table:table-cell table:style-name="ce41" table:number-columns-repeated="3"/>
          <table:table-cell table:style-name="ce89" table:number-columns-repeated="31"/>
          <table:table-cell table:style-name="ce41" table:number-columns-repeated="951"/>
        </table:table-row>
        <table:table-row table:style-name="ro2">
          <table:table-cell table:style-name="ce41" table:number-columns-repeated="3"/>
          <table:table-cell table:style-name="ce89" table:number-columns-repeated="4"/>
          <table:table-cell table:style-name="ce91"/>
          <table:table-cell table:style-name="ce89" table:number-columns-repeated="26"/>
          <table:table-cell table:style-name="ce41" table:number-columns-repeated="951"/>
        </table:table-row>
        <table:table-row table:style-name="ro2" table:number-rows-repeated="4">
          <table:table-cell table:style-name="ce41" table:number-columns-repeated="3"/>
          <table:table-cell table:style-name="ce89" table:number-columns-repeated="31"/>
          <table:table-cell table:style-name="ce41" table:number-columns-repeated="951"/>
        </table:table-row>
        <table:table-row table:style-name="ro2">
          <table:table-cell table:style-name="ce41" table:number-columns-repeated="3"/>
          <table:table-cell table:style-name="ce89" table:number-columns-repeated="4"/>
          <table:table-cell table:style-name="ce92" table:number-columns-repeated="7"/>
          <table:table-cell table:style-name="ce89" table:number-columns-repeated="20"/>
          <table:table-cell table:style-name="ce41" table:number-columns-repeated="951"/>
        </table:table-row>
        <table:table-row table:style-name="ro2" table:number-rows-repeated="65393">
          <table:table-cell table:style-name="ce41" table:number-columns-repeated="3"/>
          <table:table-cell table:style-name="ce89" table:number-columns-repeated="31"/>
          <table:table-cell table:style-name="ce41" table:number-columns-repeated="951"/>
        </table:table-row>
        <table:table-row table:style-name="ro2" table:number-rows-repeated="983130">
          <table:table-cell table:number-columns-repeated="985"/>
        </table:table-row>
        <table:table-row table:style-name="ro2">
          <table:table-cell table:number-columns-repeated="985"/>
        </table:table-row>
      </table:table>
      <table:table table:name="Thong_Tin_Ngay_Nghi_201604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103"/>
        <table:table-column table:style-name="co22" table:number-columns-repeated="7" table:default-cell-style-name="ce103"/>
        <table:table-column table:style-name="co21" table:number-columns-repeated="15" table:default-cell-style-name="ce103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98" table:number-columns-repeated="8"/>
          <table:table-cell table:style-name="ce106" office:value-type="string" table:number-columns-spanned="2" table:number-rows-spanned="1">
            <text:p>Month</text:p>
          </table:table-cell>
          <table:covered-table-cell table:style-name="ce107"/>
          <table:table-cell table:style-name="ce108" table:content-validation-name="val1" office:value-type="float" office:value="4" table:number-columns-spanned="2" table:number-rows-spanned="1">
            <text:p>4</text:p>
          </table:table-cell>
          <table:covered-table-cell table:style-name="ce107"/>
          <table:table-cell table:style-name="ce106" office:value-type="string" table:number-columns-spanned="2" table:number-rows-spanned="1">
            <text:p>Year</text:p>
          </table:table-cell>
          <table:covered-table-cell table:style-name="ce107"/>
          <table:table-cell table:style-name="ce106" office:value-type="float" office:value="2016" table:number-columns-spanned="2" table:number-rows-spanned="1">
            <text:p>2016</text:p>
          </table:table-cell>
          <table:covered-table-cell table:style-name="ce109"/>
          <table:table-cell table:style-name="ce98" table:number-columns-repeated="14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99" table:formula="of:=DATE([.$R$1];[.N1];1)" office:value-type="date" office:date-value="2016-04-01">
            <text:p>01</text:p>
          </table:table-cell>
          <table:table-cell table:style-name="ce99" table:formula="of:=[.D2]+1" office:value-type="date" office:date-value="2016-04-02">
            <text:p>02</text:p>
          </table:table-cell>
          <table:table-cell table:style-name="ce99" table:formula="of:=[.E2]+1" office:value-type="date" office:date-value="2016-04-03">
            <text:p>03</text:p>
          </table:table-cell>
          <table:table-cell table:style-name="ce99" table:formula="of:=[.F2]+1" office:value-type="date" office:date-value="2016-04-04">
            <text:p>04</text:p>
          </table:table-cell>
          <table:table-cell table:style-name="ce99" table:formula="of:=[.G2]+1" office:value-type="date" office:date-value="2016-04-05">
            <text:p>05</text:p>
          </table:table-cell>
          <table:table-cell table:style-name="ce99" table:formula="of:=[.H2]+1" office:value-type="date" office:date-value="2016-04-06">
            <text:p>06</text:p>
          </table:table-cell>
          <table:table-cell table:style-name="ce99" table:formula="of:=[.I2]+1" office:value-type="date" office:date-value="2016-04-07">
            <text:p>07</text:p>
          </table:table-cell>
          <table:table-cell table:style-name="ce99" table:formula="of:=[.J2]+1" office:value-type="date" office:date-value="2016-04-08">
            <text:p>08</text:p>
          </table:table-cell>
          <table:table-cell table:style-name="ce99" table:formula="of:=[.K2]+1" office:value-type="date" office:date-value="2016-04-09">
            <text:p>09</text:p>
          </table:table-cell>
          <table:table-cell table:style-name="ce99" table:formula="of:=[.L2]+1" office:value-type="date" office:date-value="2016-04-10">
            <text:p>10</text:p>
          </table:table-cell>
          <table:table-cell table:style-name="ce99" table:formula="of:=[.M2]+1" office:value-type="date" office:date-value="2016-04-11">
            <text:p>11</text:p>
          </table:table-cell>
          <table:table-cell table:style-name="ce99" table:formula="of:=[.N2]+1" office:value-type="date" office:date-value="2016-04-12">
            <text:p>12</text:p>
          </table:table-cell>
          <table:table-cell table:style-name="ce99" table:formula="of:=[.O2]+1" office:value-type="date" office:date-value="2016-04-13">
            <text:p>13</text:p>
          </table:table-cell>
          <table:table-cell table:style-name="ce99" table:formula="of:=[.P2]+1" office:value-type="date" office:date-value="2016-04-14">
            <text:p>14</text:p>
          </table:table-cell>
          <table:table-cell table:style-name="ce99" table:formula="of:=[.Q2]+1" office:value-type="date" office:date-value="2016-04-15">
            <text:p>15</text:p>
          </table:table-cell>
          <table:table-cell table:style-name="ce99" table:formula="of:=[.R2]+1" office:value-type="date" office:date-value="2016-04-16">
            <text:p>16</text:p>
          </table:table-cell>
          <table:table-cell table:style-name="ce99" table:formula="of:=[.S2]+1" office:value-type="date" office:date-value="2016-04-17">
            <text:p>17</text:p>
          </table:table-cell>
          <table:table-cell table:style-name="ce99" table:formula="of:=[.T2]+1" office:value-type="date" office:date-value="2016-04-18">
            <office:annotation draw:style-name="gr4" draw:text-style-name="P1" svg:width="1.1413in" svg:height="0.3902in" svg:x="10.6358in" svg:y="0in" draw:caption-point-x="-0.2402in" draw:caption-point-y="0.2374in">
              <dc:date>2016-04-12T00:00:00</dc:date>
              <text:p text:style-name="P1"><text:span text:style-name="T1">Nghỉ bù lễ Giỗ tổ Hùng Vương</text:span></text:p>
            </office:annotation>
            <text:p>18</text:p>
          </table:table-cell>
          <table:table-cell table:style-name="ce99" table:formula="of:=[.U2]+1" office:value-type="date" office:date-value="2016-04-19">
            <text:p>19</text:p>
          </table:table-cell>
          <table:table-cell table:style-name="ce99" table:formula="of:=[.V2]+1" office:value-type="date" office:date-value="2016-04-20">
            <text:p>20</text:p>
          </table:table-cell>
          <table:table-cell table:style-name="ce99" table:formula="of:=[.W2]+1" office:value-type="date" office:date-value="2016-04-21">
            <text:p>21</text:p>
          </table:table-cell>
          <table:table-cell table:style-name="ce99" table:formula="of:=[.X2]+1" office:value-type="date" office:date-value="2016-04-22">
            <text:p>22</text:p>
          </table:table-cell>
          <table:table-cell table:style-name="ce99" table:formula="of:=[.Y2]+1" office:value-type="date" office:date-value="2016-04-23">
            <text:p>23</text:p>
          </table:table-cell>
          <table:table-cell table:style-name="ce99" table:formula="of:=[.Z2]+1" office:value-type="date" office:date-value="2016-04-24">
            <text:p>24</text:p>
          </table:table-cell>
          <table:table-cell table:style-name="ce99" table:formula="of:=[.AA2]+1" office:value-type="date" office:date-value="2016-04-25">
            <text:p>25</text:p>
          </table:table-cell>
          <table:table-cell table:style-name="ce99" table:formula="of:=[.AB2]+1" office:value-type="date" office:date-value="2016-04-26">
            <text:p>26</text:p>
          </table:table-cell>
          <table:table-cell table:style-name="ce99" table:formula="of:=[.AC2]+1" office:value-type="date" office:date-value="2016-04-27">
            <text:p>27</text:p>
          </table:table-cell>
          <table:table-cell table:style-name="ce99" table:formula="of:=[.AD2]+1" office:value-type="date" office:date-value="2016-04-28">
            <text:p>28</text:p>
          </table:table-cell>
          <table:table-cell table:style-name="ce99" table:formula="of:=[.AE2]+1" office:value-type="date" office:date-value="2016-04-29">
            <text:p>29</text:p>
          </table:table-cell>
          <table:table-cell table:style-name="ce99" table:formula="of:=[.AF2]+1" office:value-type="date" office:date-value="2016-04-30">
            <text:p>30</text:p>
          </table:table-cell>
          <table:table-cell table:style-name="ce70" table:number-columns-repeated="952"/>
        </table:table-row>
        <table:table-row table:style-name="ro6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100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0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0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0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0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0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0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0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0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0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0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0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0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0" table:number-columns-repeated="952"/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97" table:formula="of:=SUM([.D4:.AG4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4.0157in" svg:y="0.1071in" draw:caption-point-x="-0.2402in" draw:caption-point-y="0.611in">
              <dc:date>2016-04-19T00:00:00</dc:date>
              <text:p text:style-name="P1"><text:span text:style-name="T1">Đi trễ 30”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13.8323in" svg:y="0.1173in" draw:caption-point-x="-0.2402in" draw:caption-point-y="0.6008in">
              <dc:date>2016-04-25T00:00:00</dc:date>
              <text:p text:style-name="P1"><text:span text:style-name="T1">Đi trễ (8h30 vào cty)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4.7457in" svg:y="0.1185in" draw:caption-point-x="-0.2402in" draw:caption-point-y="0.5996in">
              <dc:date>2016-04-27T00:00:00</dc:date>
              <text:p text:style-name="P1"><text:span text:style-name="T1">Tối qua làm trễ nên ngủ quên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97" table:formula="of:=SUM([.D5:.AG5])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.5">
            <office:annotation draw:style-name="gr4" draw:text-style-name="P1" svg:width="1.1413in" svg:height="0.3902in" svg:x="7.3094in" svg:y="0.3583in" draw:caption-point-x="-0.2402in" draw:caption-point-y="0.6075in">
              <dc:date>2016-04-13T00:00:00</dc:date>
              <text:p text:style-name="P1"><text:span text:style-name="T1">Bận việc nhà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8.2878in" svg:y="0.3602in" draw:caption-point-x="-0.2402in" draw:caption-point-y="0.6055in">
              <dc:date>2016-04-13T00:00:00</dc:date>
              <text:p text:style-name="P1"><text:span text:style-name="T1">Đi trễ, ~8h30 vào cty</text:span></text:p>
            </office:annotation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8.7768in" svg:y="0.3583in" draw:caption-point-x="-0.2402in" draw:caption-point-y="0.6075in">
              <dc:date>2016-04-13T00:00:00</dc:date>
              <text:p text:style-name="P1"><text:span text:style-name="T1">Bận việc nhà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13.8323in" svg:y="0.4224in" draw:caption-point-x="-0.2402in" draw:caption-point-y="0.5433in">
              <dc:date>2016-04-25T00:00:00</dc:date>
              <text:p text:style-name="P1"><text:span text:style-name="T1">Đi trễ (8h30 vào cty)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2" office:value-type="string">
            <text:p>ChanNTT</text:p>
          </table:table-cell>
          <table:table-cell table:style-name="ce97" table:formula="of:=SUM([.D6:.AG6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2" office:value-type="string">
            <text:p>CuongNH</text:p>
          </table:table-cell>
          <table:table-cell table:style-name="ce97" table:formula="of:=SUM([.D7:.AG7])" office:value-type="float" office:value="0.5">
            <text:p>0.5</text:p>
          </table:table-cell>
          <table:table-cell table:style-name="ce101" office:value-type="float" office:value="0">
            <office:annotation draw:style-name="gr4" draw:text-style-name="P1" svg:width="1.1413in" svg:height="0.3902in" svg:x="2.6457in" svg:y="0.8496in" draw:caption-point-x="-0.2402in" draw:caption-point-y="0.6114in">
              <dc:date>2016-04-01T00:00:00</dc:date>
              <text:p text:style-name="P1"><text:span text:style-name="T1">Chuyển nhà nên vô trễ</text:span></text:p>
            </office:annotation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4.0157in" svg:y="0.85in" draw:caption-point-x="-0.2402in" draw:caption-point-y="0.611in">
              <dc:date>2016-04-19T00:00:00</dc:date>
              <text:p text:style-name="P1"><text:span text:style-name="T1">Đi trễ 20'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3" draw:text-style-name="P1" svg:width="1.1413in" svg:height="0.7012in" svg:x="12.4622in" svg:y="0.8598in" draw:caption-point-x="-0.2402in" draw:caption-point-y="0.6012in">
              <dc:date>2016-04-21T00:00:00</dc:date>
              <text:p text:style-name="P1"><text:span text:style-name="T1">Nghỉ buổi chiều đi tham gia chương trình BMHH</text:span></text:p>
            </office:annotation>
            <text:p>0.5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4.289in" svg:y="0.8606in" draw:caption-point-x="-0.2402in" draw:caption-point-y="0.6004in">
              <dc:date>2016-04-26T00:00:00</dc:date>
              <text:p text:style-name="P1"><text:span text:style-name="T1">Bận việc đột xuất xin vào trễ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2" office:value-type="string">
            <text:p>DuongDN</text:p>
          </table:table-cell>
          <table:table-cell table:style-name="ce97" table:formula="of:=SUM([.D8:.AG8])" office:value-type="float" office:value="1.5">
            <text:p>1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4.0157in" svg:y="1.0976in" draw:caption-point-x="-0.2402in" draw:caption-point-y="0.611in">
              <dc:date>2016-04-04T00:00:00</dc:date>
              <text:p text:style-name="P1"><text:span text:style-name="T1">Đi trễ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2" draw:text-style-name="P1" svg:width="1.1413in" svg:height="0.5457in" svg:x="4.9287in" svg:y="1.0988in" draw:caption-point-x="-0.2402in" draw:caption-point-y="0.6098in">
              <dc:date>2016-04-19T00:00:00</dc:date>
              <text:p text:style-name="P1"><text:span text:style-name="T1">Đi học buổi chiều nhưng có làm bù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8.2878in" svg:y="1.0988in" draw:caption-point-x="-0.2402in" draw:caption-point-y="0.6098in">
              <dc:date>2016-04-07T00:00:00</dc:date>
              <text:p text:style-name="P1"><text:span text:style-name="T1">Đi học buổi chiều</text:span></text:p>
            </office:annotation>
            <text:p>0.5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7" draw:text-style-name="P1" svg:width="1.1413in" svg:height="0.2634in" svg:x="12.0059in" svg:y="1.1071in" draw:caption-point-x="-0.2402in" draw:caption-point-y="0.6016in">
              <dc:date>2016-04-21T00:00:00</dc:date>
              <text:p text:style-name="P1"><text:span text:style-name="T1">Đi trễ 30'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14.7457in" svg:y="1.0988in" draw:caption-point-x="-0.2402in" draw:caption-point-y="0.6098in">
              <dc:date>2016-04-07T00:00:00</dc:date>
              <text:p text:style-name="P1"><text:span text:style-name="T1">Đi học buổi chiều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15.6587in" svg:y="1.1102in" draw:caption-point-x="-0.2402in" draw:caption-point-y="0.5984in">
              <dc:date>2016-04-29T00:00:00</dc:date>
              <text:p text:style-name="P1"><text:span text:style-name="T1">Nghỉ buổi sáng, bận việc đột xuất</text:span></text:p>
            </office:annotation>
            <text:p>0.5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42" office:value-type="string">
            <text:p>DuyNM</text:p>
          </table:table-cell>
          <table:table-cell table:style-name="ce97" table:formula="of:=SUM([.D9:.AG9])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.5">
            <office:annotation draw:style-name="gr2" draw:text-style-name="P1" svg:width="1.1413in" svg:height="0.5457in" svg:x="4.0157in" svg:y="1.3457in" draw:caption-point-x="-0.2402in" draw:caption-point-y="0.611in">
              <dc:date>2016-04-04T00:00:00</dc:date>
              <text:p text:style-name="P1"><text:span text:style-name="T1">Lên trường xin giấy tờ, nghỉ buổi sáng</text:span></text:p>
            </office:annotation>
            <text:p>0.5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7" draw:text-style-name="P1" svg:width="1.1413in" svg:height="0.2634in" svg:x="7.7988in" svg:y="1.35in" draw:caption-point-x="-0.2402in" draw:caption-point-y="0.6067in">
              <dc:date>2016-04-12T00:00:00</dc:date>
              <text:p text:style-name="P1"><text:span text:style-name="T1">Vào trẽ, 9h</text:span></text:p>
            </office:annotation>
            <text:p>0</text:p>
          </table:table-cell>
          <table:table-cell table:style-name="ce101" office:value-type="float" office:value="0.5">
            <office:annotation draw:style-name="gr2" draw:text-style-name="P1" svg:width="1.1413in" svg:height="0.5457in" svg:x="8.2878in" svg:y="1.3457in" draw:caption-point-x="-0.2402in" draw:caption-point-y="0.611in">
              <dc:date>2016-04-04T00:00:00</dc:date>
              <text:p text:style-name="P1"><text:span text:style-name="T1">Lên trường xin giấy tờ, nghỉ buổi sáng</text:span></text:p>
            </office:annotation>
            <text:p>0.5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1.5492in" svg:y="1.3547in" draw:caption-point-x="-0.2402in" draw:caption-point-y="0.602in">
              <dc:date>2016-04-20T00:00:00</dc:date>
              <text:p text:style-name="P1"><text:span text:style-name="T1">Tối qua release nên vô trễ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2" office:value-type="string">
            <text:p>DuyenLT</text:p>
          </table:table-cell>
          <table:table-cell table:style-name="ce97" table:formula="of:=SUM([.D10:.AG10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4.9287in" svg:y="1.5945in" draw:caption-point-x="-0.2402in" draw:caption-point-y="0.6098in">
              <dc:date>2016-04-06T00:00:00</dc:date>
              <text:p text:style-name="P1"><text:span text:style-name="T1">Bị mệt, nghỉ buổi sáng</text:span></text:p>
            </office:annotation>
            <text:p>0.5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2.4622in" svg:y="1.6035in" draw:caption-point-x="-0.2402in" draw:caption-point-y="0.6008in">
              <dc:date>2016-04-22T00:00:00</dc:date>
              <text:p text:style-name="P1"><text:span text:style-name="T1">Đi trễ, ~8h30 vào cty</text:span></text:p>
            </office:annotation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2" office:value-type="string">
            <text:p>GiauNV</text:p>
          </table:table-cell>
          <table:table-cell table:style-name="ce97" table:formula="of:=SUM([.D11:.AG11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2" office:value-type="string">
            <text:p>HaTH</text:p>
          </table:table-cell>
          <table:table-cell table:style-name="ce97" table:formula="of:=SUM([.D12:.AG12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4.0157in" svg:y="2.0886in" draw:caption-point-x="-0.2402in" draw:caption-point-y="0.611in">
              <dc:date>2016-04-04T00:00:00</dc:date>
              <text:p text:style-name="P1"><text:span text:style-name="T1">Đi trễ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7.3094in" svg:y="2.0929in" draw:caption-point-x="-0.2402in" draw:caption-point-y="0.6067in">
              <dc:date>2016-04-12T00:00:00</dc:date>
              <text:p text:style-name="P1"><text:span text:style-name="T1">Đi trễ, 8h 35 vào cty</text:span></text:p>
            </office:annotation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7.7988in" svg:y="2.0929in" draw:caption-point-x="-0.2402in" draw:caption-point-y="0.6067in">
              <dc:date>2016-04-12T00:00:00</dc:date>
              <text:p text:style-name="P1"><text:span text:style-name="T1">Đi trễ, 8h 35 vào cty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13.8323in" svg:y="2.0988in" draw:caption-point-x="-0.2402in" draw:caption-point-y="0.6008in">
              <dc:date>2016-04-25T00:00:00</dc:date>
              <text:p text:style-name="P1"><text:span text:style-name="T1">Đi trễ, 8h35 vào cty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2" office:value-type="string">
            <text:p>HaiNM</text:p>
          </table:table-cell>
          <table:table-cell table:style-name="ce97" table:formula="of:=SUM([.D13:.AG13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2" draw:text-style-name="P1" svg:width="1.1413in" svg:height="0.5457in" svg:x="5.3854in" svg:y="2.3437in" draw:caption-point-x="-0.2402in" draw:caption-point-y="0.6035in">
              <dc:date>2016-04-07T00:00:00</dc:date>
              <text:p text:style-name="P1"><text:span text:style-name="T1">Bận họp đột xuất trên trường, nghỉ buổi chiều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2" office:value-type="string">
            <text:p>HienNV</text:p>
          </table:table-cell>
          <table:table-cell table:style-name="ce97" table:formula="of:=SUM([.D14:.AG14])" office:value-type="float" office:value="2">
            <text:p>2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text:p>0</text:p>
          </table:table-cell>
          <table:table-cell table:style-name="ce101" office:value-type="float" office:value="1">
            <text:p>1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1">
            <text:p>1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2" office:value-type="string">
            <text:p>HiepNH</text:p>
          </table:table-cell>
          <table:table-cell table:style-name="ce97" table:formula="of:=SUM([.D15:.AG15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2" office:value-type="string">
            <text:p>HieuHT</text:p>
          </table:table-cell>
          <table:table-cell table:style-name="ce97" table:formula="of:=SUM([.D16:.AG16])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1">
            <office:annotation draw:style-name="gr7" draw:text-style-name="P1" svg:width="1.1413in" svg:height="0.2634in" svg:x="11.0925in" svg:y="3.0862in" draw:caption-point-x="-0.2402in" draw:caption-point-y="0.6039in">
              <dc:date>2016-04-13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4.7457in" svg:y="3.0906in" draw:caption-point-x="-0.2402in" draw:caption-point-y="0.5996in">
              <dc:date>2016-04-27T00:00:00</dc:date>
              <text:p text:style-name="P1"><text:span text:style-name="T1">Bận việc riêng, xin vào trễ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2" office:value-type="string">
            <text:p>HieuPT</text:p>
          </table:table-cell>
          <table:table-cell table:style-name="ce97" table:formula="of:=SUM([.D17:.AG17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7.3094in" svg:y="3.3307in" draw:caption-point-x="-0.2402in" draw:caption-point-y="0.6075in">
              <dc:date>2016-04-11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office:annotation draw:style-name="gr7" draw:text-style-name="P1" svg:width="1.1413in" svg:height="0.2634in" svg:x="11.0925in" svg:y="3.3358in" draw:caption-point-x="-0.2402in" draw:caption-point-y="0.6024in">
              <dc:date>2016-04-19T00:00:00</dc:date>
              <text:p text:style-name="P1"><text:span text:style-name="T1">Ngủ quên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2.0059in" svg:y="3.3366in" draw:caption-point-x="-0.2402in" draw:caption-point-y="0.6016in">
              <dc:date>2016-04-21T00:00:00</dc:date>
              <text:p text:style-name="P1"><text:span text:style-name="T1">Đi trễ ~8h30 vào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13.8323in" svg:y="3.3378in" draw:caption-point-x="-0.2402in" draw:caption-point-y="0.6004in">
              <dc:date>2016-04-25T00:00:00</dc:date>
              <text:p text:style-name="P1"><text:span text:style-name="T1">Đi trễ 40'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4.7457in" svg:y="3.3386in" draw:caption-point-x="-0.2402in" draw:caption-point-y="0.5996in">
              <dc:date>2016-04-27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2" office:value-type="string">
            <text:p>HungPN</text:p>
          </table:table-cell>
          <table:table-cell table:style-name="ce97" table:formula="of:=SUM([.D18:.AG18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2" draw:text-style-name="P1" svg:width="1.1413in" svg:height="0.5457in" svg:x="12.0059in" svg:y="3.5843in" draw:caption-point-x="-0.2402in" draw:caption-point-y="0.6016in">
              <dc:date>2016-04-21T00:00:00</dc:date>
              <text:p text:style-name="P1"><text:span text:style-name="T1">Tối qua làm về trễ nên sáng vào trễ (~2h)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2" draw:text-style-name="P1" svg:width="1.1413in" svg:height="0.5457in" svg:x="15.6587in" svg:y="3.5882in" draw:caption-point-x="-0.2402in" draw:caption-point-y="0.5976in">
              <dc:date>2016-05-04T00:00:00</dc:date>
              <text:p text:style-name="P1"><text:span text:style-name="T1">Về sớm &gt;2h, tính nghỉ buổi chiều</text:span></text:p>
            </office:annotation>
            <text:p>0.5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2" office:value-type="string">
            <text:p>HuyenHT</text:p>
          </table:table-cell>
          <table:table-cell table:style-name="ce97" table:formula="of:=SUM([.D19:.AG19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">
            <office:annotation draw:style-name="gr2" draw:text-style-name="P1" svg:width="1.1413in" svg:height="0.5457in" svg:x="5.3854in" svg:y="3.824in" draw:caption-point-x="-0.2402in" draw:caption-point-y="0.6094in">
              <dc:date>2016-04-07T00:00:00</dc:date>
              <text:p text:style-name="P1"><text:span text:style-name="T1">Đi trễ, 8h30 vào cty</text:span></text:p>
              <text:p text:style-name="P1"><text:span text:style-name="T1"/></text:p>
            </office:annotation>
            <text:p>0</text:p>
          </table:table-cell>
          <table:table-cell table:style-name="ce101" office:value-type="float" office:value="0">
            <office:annotation draw:style-name="gr2" draw:text-style-name="P1" svg:width="1.1413in" svg:height="0.5457in" svg:x="5.8421in" svg:y="3.824in" draw:caption-point-x="-0.2402in" draw:caption-point-y="0.6094in">
              <dc:date>2016-04-07T00:00:00</dc:date>
              <text:p text:style-name="P1"><text:span text:style-name="T1">Đi trễ, 8h30 vào cty</text:span></text:p>
              <text:p text:style-name="P1"><text:span text:style-name="T1"/></text:p>
            </office:annotation>
            <text:p>0</text:p>
          </table:table-cell>
          <table:table-cell table:style-name="ce101" table:number-columns-repeated="2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">
            <office:annotation draw:style-name="gr2" draw:text-style-name="P1" svg:width="1.1413in" svg:height="0.5457in" svg:x="8.7768in" svg:y="3.824in" draw:caption-point-x="-0.2402in" draw:caption-point-y="0.6094in">
              <dc:date>2016-04-07T00:00:00</dc:date>
              <text:p text:style-name="P1"><text:span text:style-name="T1">Đi trễ, 8h30 vào cty</text:span></text:p>
              <text:p text:style-name="P1"><text:span text:style-name="T1"/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3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7" draw:text-style-name="P1" svg:width="1.1413in" svg:height="0.2634in" svg:x="12.0059in" svg:y="3.8319in" draw:caption-point-x="-0.2402in" draw:caption-point-y="0.6016in">
              <dc:date>2016-04-21T00:00:00</dc:date>
              <text:p text:style-name="P1"><text:span text:style-name="T1">Đi trễ ` 30'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13.8323in" svg:y="3.8902in" draw:caption-point-x="-0.2402in" draw:caption-point-y="0.5433in">
              <dc:date>2016-04-25T00:00:00</dc:date>
              <text:p text:style-name="P1"><text:span text:style-name="T1">Đi trễ (8h30 vào cty)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4.7457in" svg:y="3.8339in" draw:caption-point-x="-0.2402in" draw:caption-point-y="0.5996in">
              <dc:date>2016-04-27T00:00:00</dc:date>
              <text:p text:style-name="P1"><text:span text:style-name="T1">Đi trễ, 8h35 vào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42" office:value-type="string">
            <text:p>KienPT</text:p>
          </table:table-cell>
          <table:table-cell table:style-name="ce97" table:formula="of:=SUM([.D20:.AG20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2" office:value-type="string">
            <text:p>LuanNN</text:p>
          </table:table-cell>
          <table:table-cell table:style-name="ce97" table:formula="of:=SUM([.D21:.AG21])" office:value-type="float" office:value="1.5">
            <text:p>1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1">
            <office:annotation draw:style-name="gr7" draw:text-style-name="P1" svg:width="1.1413in" svg:height="0.2634in" svg:x="7.3094in" svg:y="4.3213in" draw:caption-point-x="-0.2402in" draw:caption-point-y="0.6075in">
              <dc:date>2016-04-11T00:00:00</dc:date>
              <text:p text:style-name="P1"><text:span text:style-name="T1">Bị tai nạn </text:span></text:p>
            </office:annotation>
            <text:p>1</text:p>
          </table:table-cell>
          <table:table-cell table:style-name="ce101" office:value-type="float" office:value="0">
            <office:annotation draw:style-name="gr4" draw:text-style-name="P1" svg:width="1.1413in" svg:height="0.3902in" svg:x="7.7988in" svg:y="4.322in" draw:caption-point-x="-0.2402in" draw:caption-point-y="0.6067in">
              <dc:date>2016-04-12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15.6587in" svg:y="4.3307in" draw:caption-point-x="-0.2402in" draw:caption-point-y="0.598in">
              <dc:date>2016-05-04T00:00:00</dc:date>
              <text:p text:style-name="P1"><text:span text:style-name="T1">Nghỉ buổi chiều đi khám bệnh</text:span></text:p>
            </office:annotation>
            <text:p>0.5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2" office:value-type="string">
            <text:p>MaiNTT</text:p>
          </table:table-cell>
          <table:table-cell table:style-name="ce97" table:formula="of:=SUM([.D22:.AG22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1.5492in" svg:y="4.5744in" draw:caption-point-x="-0.2402in" draw:caption-point-y="0.602in">
              <dc:date>2016-04-20T00:00:00</dc:date>
              <text:p text:style-name="P1"><text:span text:style-name="T1">Tối qua release nên vô trễ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2" office:value-type="string">
            <text:p>MinhTD</text:p>
          </table:table-cell>
          <table:table-cell table:style-name="ce97" table:formula="of:=SUM([.D23:.AG23])" office:value-type="float" office:value="4">
            <text:p>4</text:p>
          </table:table-cell>
          <table:table-cell table:style-name="ce101" office:value-type="float" office:value="0">
            <office:annotation draw:style-name="gr2" draw:text-style-name="P1" svg:width="1.1413in" svg:height="0.5457in" svg:x="2.6457in" svg:y="4.8126in" draw:caption-point-x="-0.2402in" draw:caption-point-y="0.6114in">
              <dc:date>2016-04-01T00:00:00</dc:date>
              <text:p text:style-name="P1"><text:span text:style-name="T1">Qua cty cũ lấy giấy xác nhận thuế thu nhập</text:span></text:p>
            </office:annotation>
            <text:p>0</text:p>
          </table:table-cell>
          <table:table-cell table:style-name="ce101" table:number-columns-repeated="2"/>
          <table:table-cell table:style-name="ce101" office:value-type="float" office:value="1">
            <office:annotation draw:style-name="gr7" draw:text-style-name="P1" svg:width="1.1413in" svg:height="0.2634in" svg:x="4.0157in" svg:y="4.813in" draw:caption-point-x="-0.2402in" draw:caption-point-y="0.611in">
              <dc:date>2016-04-04T00:00:00</dc:date>
              <text:p text:style-name="P1"><text:span text:style-name="T1">Bị đau bụng</text:span></text:p>
            </office:annotation>
            <text:p>1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.5">
            <office:annotation draw:style-name="gr2" draw:text-style-name="P1" svg:width="1.1413in" svg:height="0.5457in" svg:x="7.3094in" svg:y="4.8173in" draw:caption-point-x="-0.2402in" draw:caption-point-y="0.6067in">
              <dc:date>2016-04-11T00:00:00</dc:date>
              <text:p text:style-name="P1"><text:span text:style-name="T1">Đi làm giấy tạm trú, nghỉ buổi chiều</text:span></text:p>
            </office:annotation>
            <text:p>0.5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9.2661in" svg:y="4.8193in" draw:caption-point-x="-0.2402in" draw:caption-point-y="0.6047in">
              <dc:date>2016-04-13T00:00:00</dc:date>
              <text:p text:style-name="P1"><text:span text:style-name="T1">Nghỉ buổi chiều làm thủ tục thuế</text:span></text:p>
            </office:annotation>
            <text:p>0.5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1">
            <office:annotation draw:style-name="gr7" draw:text-style-name="P1" svg:width="1.1413in" svg:height="0.2634in" svg:x="15.202in" svg:y="4.8248in" draw:caption-point-x="-0.2402in" draw:caption-point-y="0.5992in">
              <dc:date>2016-04-28T00:00:00</dc:date>
              <text:p text:style-name="P1"><text:span text:style-name="T1">Bị ốm</text:span></text:p>
            </office:annotation>
            <text:p>1</text:p>
          </table:table-cell>
          <table:table-cell table:style-name="ce101" office:value-type="float" office:value="1">
            <office:annotation draw:style-name="gr7" draw:text-style-name="P1" svg:width="1.1413in" svg:height="0.2634in" svg:x="15.6587in" svg:y="4.8256in" draw:caption-point-x="-0.2402in" draw:caption-point-y="0.5984in">
              <dc:date>2016-04-29T00:00:00</dc:date>
              <text:p text:style-name="P1"><text:span text:style-name="T1">Đi khám bệnh</text:span></text:p>
            </office:annotation>
            <text:p>1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2" office:value-type="string">
            <text:p>NamTV</text:p>
          </table:table-cell>
          <table:table-cell table:style-name="ce97" table:formula="of:=SUM([.D24:.AG24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2" draw:text-style-name="P1" svg:width="1.1413in" svg:height="0.5457in" svg:x="5.8421in" svg:y="5.0634in" draw:caption-point-x="-0.2402in" draw:caption-point-y="0.6083in">
              <dc:date>2016-04-08T00:00:00</dc:date>
              <text:p text:style-name="P1"><text:span text:style-name="T1">Bận việc cá nhân, nghỉ buổi chiều</text:span></text:p>
            </office:annotation>
            <text:p>0.5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2" office:value-type="string">
            <text:p>NguyenHTT</text:p>
          </table:table-cell>
          <table:table-cell table:style-name="ce97" table:formula="of:=SUM([.D25:.AG25])" office:value-type="float" office:value="2">
            <text:p>2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2" draw:text-style-name="P1" svg:width="1.1413in" svg:height="0.5457in" svg:x="5.8421in" svg:y="5.3106in" draw:caption-point-x="-0.2402in" draw:caption-point-y="0.6087in">
              <dc:date>2016-04-07T00:00:00</dc:date>
              <text:p text:style-name="P1"><text:span text:style-name="T1">Nghỉ buổi chiều đưa con đi chích ngừa</text:span></text:p>
            </office:annotation>
            <text:p>0.5</text:p>
          </table:table-cell>
          <table:table-cell table:style-name="ce101" table:number-columns-repeated="2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8.7768in" svg:y="5.3157in" draw:caption-point-x="-0.2402in" draw:caption-point-y="0.6035in">
              <dc:date>2016-04-14T00:00:00</dc:date>
              <text:p text:style-name="P1"><text:span text:style-name="T1">Con bị đau, nghỉ buổi sáng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1">
            <office:annotation draw:style-name="gr7" draw:text-style-name="P1" svg:width="1.1413in" svg:height="0.2634in" svg:x="11.0925in" svg:y="5.3165in" draw:caption-point-x="-0.2402in" draw:caption-point-y="0.6028in">
              <dc:date>2016-04-19T00:00:00</dc:date>
              <text:p text:style-name="P1"><text:span text:style-name="T1">BỊ đau</text:span></text:p>
            </office:annotation>
            <text:p>1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2" office:value-type="string">
            <text:p>NhanNM</text:p>
          </table:table-cell>
          <table:table-cell table:style-name="ce97" table:formula="of:=SUM([.D26:.AG26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2" draw:text-style-name="P1" svg:width="1.1413in" svg:height="0.5457in" svg:x="7.7988in" svg:y="5.5614in" draw:caption-point-x="-0.2402in" draw:caption-point-y="0.6059in">
              <dc:date>2016-04-12T00:00:00</dc:date>
              <text:p text:style-name="P1"><text:span text:style-name="T1">Qua trường có việc bận, nghỉ buổi chiều</text:span></text:p>
            </office:annotation>
            <text:p>0.5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1.5492in" svg:y="5.5654in" draw:caption-point-x="-0.2402in" draw:caption-point-y="0.602in">
              <dc:date>2016-04-20T00:00:00</dc:date>
              <text:p text:style-name="P1"><text:span text:style-name="T1">Tối qua release nên vô trễ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2" office:value-type="string">
            <text:p>PhuongTH</text:p>
          </table:table-cell>
          <table:table-cell table:style-name="ce97" table:formula="of:=SUM([.D27:.AG27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2" draw:text-style-name="P1" svg:width="1.1413in" svg:height="0.5457in" svg:x="12.0059in" svg:y="5.8134in" draw:caption-point-x="-0.2402in" draw:caption-point-y="0.6016in">
              <dc:date>2016-04-21T00:00:00</dc:date>
              <text:p text:style-name="P1"><text:span text:style-name="T1">Tối qua làm về trễ nên sáng vào trễ (~2h)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2" office:value-type="string">
            <text:p>SonPX</text:p>
          </table:table-cell>
          <table:table-cell table:style-name="ce97" table:formula="of:=SUM([.D28:.AG28])" office:value-type="float" office:value="4">
            <text:p>4</text:p>
          </table:table-cell>
          <table:table-cell table:style-name="ce101" office:value-type="float" office:value="1">
            <office:annotation draw:style-name="gr7" draw:text-style-name="P1" svg:width="1.1413in" svg:height="0.2634in" svg:x="2.6457in" svg:y="6.0512in" draw:caption-point-x="-0.2402in" draw:caption-point-y="0.6114in">
              <dc:date>2016-04-01T00:00:00</dc:date>
              <text:p text:style-name="P1"><text:span text:style-name="T1">Về quê</text:span></text:p>
            </office:annotation>
            <text:p>1</text:p>
          </table:table-cell>
          <table:table-cell table:style-name="ce101" table:number-columns-repeated="2"/>
          <table:table-cell table:style-name="ce101" office:value-type="float" office:value="1">
            <office:annotation draw:style-name="gr7" draw:text-style-name="P1" svg:width="1.1413in" svg:height="0.2634in" svg:x="4.0157in" svg:y="6.052in" draw:caption-point-x="-0.2402in" draw:caption-point-y="0.6106in">
              <dc:date>2016-04-04T00:00:00</dc:date>
              <text:p text:style-name="P1"><text:span text:style-name="T1">Về quê</text:span></text:p>
            </office:annotation>
            <text:p>1</text:p>
          </table:table-cell>
          <table:table-cell table:style-name="ce101" office:value-type="float" office:value="1">
            <office:annotation draw:style-name="gr7" draw:text-style-name="P1" svg:width="1.1413in" svg:height="0.2634in" svg:x="4.472in" svg:y="6.052in" draw:caption-point-x="-0.2402in" draw:caption-point-y="0.6106in">
              <dc:date>2016-04-04T00:00:00</dc:date>
              <text:p text:style-name="P1"><text:span text:style-name="T1">Về quê</text:span></text:p>
            </office:annotation>
            <text:p>1</text:p>
          </table:table-cell>
          <table:table-cell table:style-name="ce101" office:value-type="float" office:value="1">
            <office:annotation draw:style-name="gr7" draw:text-style-name="P1" svg:width="1.1413in" svg:height="0.2634in" svg:x="4.9287in" svg:y="6.052in" draw:caption-point-x="-0.2402in" draw:caption-point-y="0.6106in">
              <dc:date>2016-04-04T00:00:00</dc:date>
              <text:p text:style-name="P1"><text:span text:style-name="T1">Về quê</text:span></text:p>
            </office:annotation>
            <text:p>1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2" office:value-type="string">
            <text:p>TienND</text:p>
          </table:table-cell>
          <table:table-cell table:style-name="ce97" table:formula="of:=SUM([.D29:.AG29])" office:value-type="float" office:value="2.5">
            <text:p>2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7" draw:text-style-name="P1" svg:width="1.1413in" svg:height="0.2634in" svg:x="4.9287in" svg:y="6.3004in" draw:caption-point-x="-0.2402in" draw:caption-point-y="0.6098in">
              <dc:date>2016-04-05T00:00:00</dc:date>
              <text:p text:style-name="P1"><text:span text:style-name="T1">Đi du lịch</text:span></text:p>
            </office:annotation>
            <text:p>0.5</text:p>
          </table:table-cell>
          <table:table-cell table:style-name="ce101" office:value-type="float" office:value="1">
            <office:annotation draw:style-name="gr7" draw:text-style-name="P1" svg:width="1.1413in" svg:height="0.2634in" svg:x="5.3854in" svg:y="6.3in" draw:caption-point-x="-0.2402in" draw:caption-point-y="0.6102in">
              <dc:date>2016-04-05T00:00:00</dc:date>
              <text:p text:style-name="P1"><text:span text:style-name="T1">Đi du lịch</text:span></text:p>
            </office:annotation>
            <text:p>1</text:p>
          </table:table-cell>
          <table:table-cell table:style-name="ce101" office:value-type="float" office:value="1">
            <office:annotation draw:style-name="gr7" draw:text-style-name="P1" svg:width="1.1413in" svg:height="0.2634in" svg:x="5.8421in" svg:y="6.3in" draw:caption-point-x="-0.2402in" draw:caption-point-y="0.6102in">
              <dc:date>2016-04-05T00:00:00</dc:date>
              <text:p text:style-name="P1"><text:span text:style-name="T1">Đi du lịch</text:span></text:p>
            </office:annotation>
            <text:p>1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7">
            <text:p>27</text:p>
          </table:table-cell>
          <table:table-cell table:style-name="ce42" office:value-type="string">
            <text:p>ThachBK</text:p>
          </table:table-cell>
          <table:table-cell table:style-name="ce97" table:formula="of:=SUM([.D30:.AG30])" office:value-type="float" office:value="1">
            <text:p>1</text:p>
          </table:table-cell>
          <table:table-cell table:style-name="ce101" office:value-type="float" office:value="1">
            <office:annotation draw:style-name="gr4" draw:text-style-name="P1" svg:width="1.1413in" svg:height="0.3902in" svg:x="2.6457in" svg:y="6.5406in" draw:caption-point-x="-0.2402in" draw:caption-point-y="0.6173in">
              <dc:date>2016-03-21T00:00:00</dc:date>
              <text:p text:style-name="P1"><text:span text:style-name="T1">Xin nghỉ xử lý việc gia đình</text:span></text:p>
            </office:annotation>
            <text:p>1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8">
            <text:p>28</text:p>
          </table:table-cell>
          <table:table-cell table:style-name="ce42" office:value-type="string">
            <text:p>ThaoDTH</text:p>
          </table:table-cell>
          <table:table-cell table:style-name="ce97" table:formula="of:=SUM([.D31:.AG31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7.7988in" svg:y="6.7988in" draw:caption-point-x="-0.2402in" draw:caption-point-y="0.6067in">
              <dc:date>2016-04-12T00:00:00</dc:date>
              <text:p text:style-name="P1"><text:span text:style-name="T1">Vào trễ, 8h30 vào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9.2661in" svg:y="6.7988in" draw:caption-point-x="-0.2402in" draw:caption-point-y="0.6067in">
              <dc:date>2016-04-12T00:00:00</dc:date>
              <text:p text:style-name="P1"><text:span text:style-name="T1">Vào trễ, 8h30 vào cty</text:span></text:p>
            </office:annotation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9">
            <text:p>29</text:p>
          </table:table-cell>
          <table:table-cell table:style-name="ce42" office:value-type="string">
            <text:p>ThamDT</text:p>
          </table:table-cell>
          <table:table-cell table:style-name="ce97" table:formula="of:=SUM([.D32:.AG32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4.472in" svg:y="7.0429in" draw:caption-point-x="-0.2402in" draw:caption-point-y="0.6102in">
              <dc:date>2016-04-05T00:00:00</dc:date>
              <text:p text:style-name="P1"><text:span text:style-name="T1">Đi trễ 45”, ra bank có xíu việc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30">
            <text:p>30</text:p>
          </table:table-cell>
          <table:table-cell table:style-name="ce42" office:value-type="string">
            <text:p>ThinhT</text:p>
          </table:table-cell>
          <table:table-cell table:style-name="ce97" table:formula="of:=SUM([.D33:.AG33])" office:value-type="float" office:value="2">
            <text:p>2</text:p>
          </table:table-cell>
          <table:table-cell table:style-name="ce101" office:value-type="float" office:value="1">
            <office:annotation draw:style-name="gr7" draw:text-style-name="P1" svg:width="1.1413in" svg:height="0.2634in" svg:x="2.6457in" svg:y="7.2894in" draw:caption-point-x="-0.2402in" draw:caption-point-y="0.6114in">
              <dc:date>2016-04-01T00:00:00</dc:date>
              <text:p text:style-name="P1"><text:span text:style-name="T1">Đi khám bệnh</text:span></text:p>
            </office:annotation>
            <text:p>1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5.8421in" svg:y="7.2933in" draw:caption-point-x="-0.2402in" draw:caption-point-y="0.6075in">
              <dc:date>2016-04-08T00:00:00</dc:date>
              <text:p text:style-name="P1"><text:span text:style-name="T1">Bận việc nhà, nghỉ buổi chiều</text:span></text:p>
            </office:annotation>
            <text:p>0.5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14.289in" svg:y="7.3004in" draw:caption-point-x="-0.2402in" draw:caption-point-y="0.6004in">
              <dc:date>2016-04-26T00:00:00</dc:date>
              <text:p text:style-name="P1"><text:span text:style-name="T1">Bị ngộ độc, nghỉ buổi sáng</text:span></text:p>
            </office:annotation>
            <text:p>0.5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31">
            <text:p>31</text:p>
          </table:table-cell>
          <table:table-cell table:style-name="ce42" office:value-type="string">
            <text:p>ThongDN</text:p>
          </table:table-cell>
          <table:table-cell table:style-name="ce97" table:formula="of:=SUM([.D34:.AG34])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4.0157in" svg:y="7.5374in" draw:caption-point-x="-0.2402in" draw:caption-point-y="0.611in">
              <dc:date>2016-04-04T00:00:00</dc:date>
              <text:p text:style-name="P1"><text:span text:style-name="T1">Đi trễ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1">
            <office:annotation draw:style-name="gr7" draw:text-style-name="P1" svg:width="1.1413in" svg:height="0.2634in" svg:x="7.7988in" svg:y="7.5417in" draw:caption-point-x="-0.2402in" draw:caption-point-y="0.6067in">
              <dc:date>2016-04-12T00:00:00</dc:date>
              <text:p text:style-name="P1"><text:span text:style-name="T1">Bị đau bụng</text:span></text:p>
            </office:annotation>
            <text:p>1</text:p>
          </table:table-cell>
          <table:table-cell table:style-name="ce101" office:value-type="float" office:value="0">
            <office:annotation draw:style-name="gr4" draw:text-style-name="P1" svg:width="1.1413in" svg:height="0.3902in" svg:x="8.2878in" svg:y="7.5429in" draw:caption-point-x="-0.2402in" draw:caption-point-y="0.6055in">
              <dc:date>2016-04-13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8.7768in" svg:y="7.5417in" draw:caption-point-x="-0.2402in" draw:caption-point-y="0.6067in">
              <dc:date>2016-04-12T00:00:00</dc:date>
              <text:p text:style-name="P1"><text:span text:style-name="T1">Vào trễ, 8h30 vào cty</text:span></text:p>
            </office:annotation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9.2661in" svg:y="7.5417in" draw:caption-point-x="-0.2402in" draw:caption-point-y="0.6067in">
              <dc:date>2016-04-12T00:00:00</dc:date>
              <text:p text:style-name="P1"><text:span text:style-name="T1">Vào trễ, 8h30 vào cty</text:span></text:p>
            </office:annotation>
            <text:p>0</text:p>
          </table:table-cell>
          <table:table-cell table:style-name="ce101" table:number-columns-repeated="3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7" draw:text-style-name="P1" svg:width="1.1413in" svg:height="0.2634in" svg:x="12.0059in" svg:y="7.5469in" draw:caption-point-x="-0.2402in" draw:caption-point-y="0.6016in">
              <dc:date>2016-04-21T00:00:00</dc:date>
              <text:p text:style-name="P1"><text:span text:style-name="T1">Đi trễ ~30'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4.7457in" svg:y="7.5488in" draw:caption-point-x="-0.2402in" draw:caption-point-y="0.5996in">
              <dc:date>2016-04-27T00:00:00</dc:date>
              <text:p text:style-name="P1"><text:span text:style-name="T1">Đi trễ, 8h35 vào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32">
            <text:p>32</text:p>
          </table:table-cell>
          <table:table-cell table:style-name="ce42" office:value-type="string">
            <text:p>ThuyLTT</text:p>
          </table:table-cell>
          <table:table-cell table:style-name="ce97" table:formula="of:=SUM([.D35:.AG35])" office:value-type="float" office:value="1">
            <text:p>1</text:p>
          </table:table-cell>
          <table:table-cell table:style-name="ce101" office:value-type="float" office:value="0.5">
            <office:annotation draw:style-name="gr7" draw:text-style-name="P1" svg:width="1.1413in" svg:height="0.2634in" svg:x="2.6457in" svg:y="7.785in" draw:caption-point-x="-0.2402in" draw:caption-point-y="0.6114in">
              <dc:date>2016-04-01T00:00:00</dc:date>
              <text:p text:style-name="P1"><text:span text:style-name="T1">Bị chóng mặt</text:span></text:p>
            </office:annotation>
            <text:p>0.5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8.7768in" svg:y="7.7933in" draw:caption-point-x="-0.2402in" draw:caption-point-y="0.6031in">
              <dc:date>2016-04-14T00:00:00</dc:date>
              <text:p text:style-name="P1"><text:span text:style-name="T1">Chở mẹ đi cv, nghỉ buổi sáng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office:annotation draw:style-name="gr4" draw:text-style-name="P1" svg:width="1.1413in" svg:height="0.3902in" svg:x="11.0925in" svg:y="7.7937in" draw:caption-point-x="-0.2402in" draw:caption-point-y="0.6028in">
              <dc:date>2016-04-19T00:00:00</dc:date>
              <text:p text:style-name="P1"><text:span text:style-name="T1">Xe bị thủng xăm, vào trễ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13.8323in" svg:y="7.8531in" draw:caption-point-x="-0.2402in" draw:caption-point-y="0.5433in">
              <dc:date>2016-04-25T00:00:00</dc:date>
              <text:p text:style-name="P1"><text:span text:style-name="T1">Đi trễ (8h30 vào cty)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33">
            <text:p>33</text:p>
          </table:table-cell>
          <table:table-cell table:style-name="ce42" office:value-type="string">
            <text:p>ToiDB</text:p>
          </table:table-cell>
          <table:table-cell table:style-name="ce97" table:formula="of:=SUM([.D36:.AG36])" office:value-type="float" office:value="2.5">
            <text:p>2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.5">
            <office:annotation draw:style-name="gr7" draw:text-style-name="P1" svg:width="1.1413in" svg:height="0.2634in" svg:x="4.0157in" svg:y="8.0331in" draw:caption-point-x="-0.2402in" draw:caption-point-y="0.611in">
              <dc:date>2016-04-04T00:00:00</dc:date>
              <text:p text:style-name="P1"><text:span text:style-name="T1">Nghỉ buôi sáng</text:span></text:p>
            </office:annotation>
            <text:p>0.5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1">
            <office:annotation draw:style-name="gr7" draw:text-style-name="P1" svg:width="1.1413in" svg:height="0.2634in" svg:x="9.2661in" svg:y="8.0378in" draw:caption-point-x="-0.2402in" draw:caption-point-y="0.6063in">
              <dc:date>2016-04-12T00:00:00</dc:date>
              <text:p text:style-name="P1"><text:span text:style-name="T1">Đi khám bệnh</text:span></text:p>
            </office:annotation>
            <text:p>1</text:p>
          </table:table-cell>
          <table:table-cell table:style-name="ce101" table:number-columns-repeated="3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2.0059in" svg:y="8.0425in" draw:caption-point-x="-0.2402in" draw:caption-point-y="0.6016in">
              <dc:date>2016-04-21T00:00:00</dc:date>
              <text:p text:style-name="P1"><text:span text:style-name="T1">Đi trễ ~8h35 vào cty</text:span></text:p>
            </office:annotation>
            <text:p>0</text:p>
          </table:table-cell>
          <table:table-cell table:style-name="ce101" office:value-type="float" office:value="1">
            <text:p>1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13.8323in" svg:y="8.0433in" draw:caption-point-x="-0.2402in" draw:caption-point-y="0.6008in">
              <dc:date>2016-04-25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4.7457in" svg:y="8.0445in" draw:caption-point-x="-0.2402in" draw:caption-point-y="0.5996in">
              <dc:date>2016-04-27T00:00:00</dc:date>
              <text:p text:style-name="P1"><text:span text:style-name="T1">Đi trễ, 8h35 vào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34">
            <text:p>34</text:p>
          </table:table-cell>
          <table:table-cell table:style-name="ce42" office:value-type="string">
            <text:p>TruyenLVC</text:p>
          </table:table-cell>
          <table:table-cell table:style-name="ce97" table:formula="of:=SUM([.D37:.AG37])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1">
            <office:annotation draw:style-name="gr7" draw:text-style-name="P1" svg:width="1.1413in" svg:height="0.2634in" svg:x="4.472in" svg:y="8.2811in" draw:caption-point-x="-0.2402in" draw:caption-point-y="0.6106in">
              <dc:date>2016-04-05T00:00:00</dc:date>
              <text:p text:style-name="P1"><text:span text:style-name="T1">Bị cảm</text:span></text:p>
            </office:annotation>
            <text:p>1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7.7988in" svg:y="8.285in" draw:caption-point-x="-0.2402in" draw:caption-point-y="0.6067in">
              <dc:date>2016-04-12T00:00:00</dc:date>
              <text:p text:style-name="P1"><text:span text:style-name="T1">Vào trễ, 8h30 vào cty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35">
            <text:p>35</text:p>
          </table:table-cell>
          <table:table-cell table:style-name="ce42" office:value-type="string">
            <text:p>TuanND</text:p>
          </table:table-cell>
          <table:table-cell table:style-name="ce97" table:formula="of:=SUM([.D38:.AG38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4.9287in" svg:y="8.5299in" draw:caption-point-x="-0.2402in" draw:caption-point-y="0.6094in">
              <dc:date>2016-04-07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5.3854in" svg:y="8.5299in" draw:caption-point-x="-0.2402in" draw:caption-point-y="0.6094in">
              <dc:date>2016-04-07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8.2878in" svg:y="8.5339in" draw:caption-point-x="-0.2402in" draw:caption-point-y="0.6055in">
              <dc:date>2016-04-13T00:00:00</dc:date>
              <text:p text:style-name="P1"><text:span text:style-name="T1">Đi trễ, `8h30 vào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4.7457in" svg:y="8.5398in" draw:caption-point-x="-0.2402in" draw:caption-point-y="0.5996in">
              <dc:date>2016-04-27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36">
            <text:p>36</text:p>
          </table:table-cell>
          <table:table-cell table:style-name="ce42" office:value-type="string">
            <text:p>VietBA</text:p>
          </table:table-cell>
          <table:table-cell table:style-name="ce97" table:formula="of:=SUM([.D39:.AG39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2" draw:text-style-name="P1" svg:width="1.1413in" svg:height="0.5457in" svg:x="12.0059in" svg:y="8.7854in" draw:caption-point-x="-0.2402in" draw:caption-point-y="0.6016in">
              <dc:date>2016-04-21T00:00:00</dc:date>
              <text:p text:style-name="P1"><text:span text:style-name="T1">Tối qua làm về trễ nên sáng vào trễ (~2h)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37">
            <text:p>37</text:p>
          </table:table-cell>
          <table:table-cell table:style-name="ce42" office:value-type="string">
            <text:p>VinhP</text:p>
          </table:table-cell>
          <table:table-cell table:style-name="ce97" table:formula="of:=SUM([.D40:.AG40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38">
            <text:p>38</text:p>
          </table:table-cell>
          <table:table-cell table:style-name="ce42" office:value-type="string">
            <text:p>VuNA</text:p>
          </table:table-cell>
          <table:table-cell table:style-name="ce97" table:formula="of:=SUM([.D41:.AG41])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1">
            <office:annotation draw:style-name="gr4" draw:text-style-name="P1" svg:width="1.1413in" svg:height="0.3902in" svg:x="15.6587in" svg:y="9.2827in" draw:caption-point-x="-0.2402in" draw:caption-point-y="0.5996in">
              <dc:date>2016-04-26T00:00:00</dc:date>
              <text:p text:style-name="P1"><text:span text:style-name="T1">Đi du lịch</text:span></text:p>
              <text:p text:style-name="P1"><text:span text:style-name="T1"/></text:p>
            </office:annotation>
            <text:p>1</text:p>
          </table:table-cell>
          <table:table-cell table:style-name="ce101"/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102" table:number-columns-repeated="30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02" table:number-columns-repeated="4"/>
          <table:table-cell table:style-name="ce104"/>
          <table:table-cell table:style-name="ce102" table:number-columns-repeated="25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102" table:number-columns-repeated="30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02" table:number-columns-repeated="4"/>
          <table:table-cell table:style-name="ce105" table:number-columns-repeated="7"/>
          <table:table-cell table:style-name="ce102" table:number-columns-repeated="19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102" table:number-columns-repeated="30"/>
          <table:table-cell table:style-name="ce41" table:number-columns-repeated="952"/>
        </table:table-row>
        <table:table-row table:style-name="ro2" table:number-rows-repeated="983130">
          <table:table-cell table:number-columns-repeated="985"/>
        </table:table-row>
        <table:table-row table:style-name="ro2">
          <table:table-cell table:number-columns-repeated="985"/>
        </table:table-row>
      </table:table>
      <table:table table:name="Thong_Tin_Ngay_Nghi_201605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116"/>
        <table:table-column table:style-name="co22" table:number-columns-repeated="7" table:default-cell-style-name="ce116"/>
        <table:table-column table:style-name="co21" table:number-columns-repeated="16" table:default-cell-style-name="ce116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111" table:number-columns-repeated="8"/>
          <table:table-cell table:style-name="ce119" office:value-type="string" table:number-columns-spanned="2" table:number-rows-spanned="1">
            <text:p>Month</text:p>
          </table:table-cell>
          <table:covered-table-cell table:style-name="ce120"/>
          <table:table-cell table:style-name="ce121" table:content-validation-name="val1" office:value-type="float" office:value="5" table:number-columns-spanned="2" table:number-rows-spanned="1">
            <text:p>5</text:p>
          </table:table-cell>
          <table:covered-table-cell table:style-name="ce120"/>
          <table:table-cell table:style-name="ce119" office:value-type="string" table:number-columns-spanned="2" table:number-rows-spanned="1">
            <text:p>Year</text:p>
          </table:table-cell>
          <table:covered-table-cell table:style-name="ce120"/>
          <table:table-cell table:style-name="ce119" office:value-type="float" office:value="2016" table:number-columns-spanned="2" table:number-rows-spanned="1">
            <text:p>2016</text:p>
          </table:table-cell>
          <table:covered-table-cell table:style-name="ce122"/>
          <table:table-cell table:style-name="ce111" table:number-columns-repeated="15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112" table:formula="of:=DATE([.$R$1];[.N1];1)" office:value-type="date" office:date-value="2016-05-01">
            <text:p>01</text:p>
          </table:table-cell>
          <table:table-cell table:style-name="ce112" table:formula="of:=[.D2]+1" office:value-type="date" office:date-value="2016-05-02">
            <text:p>02</text:p>
          </table:table-cell>
          <table:table-cell table:style-name="ce112" table:formula="of:=[.E2]+1" office:value-type="date" office:date-value="2016-05-03">
            <text:p>03</text:p>
          </table:table-cell>
          <table:table-cell table:style-name="ce112" table:formula="of:=[.F2]+1" office:value-type="date" office:date-value="2016-05-04">
            <text:p>04</text:p>
          </table:table-cell>
          <table:table-cell table:style-name="ce112" table:formula="of:=[.G2]+1" office:value-type="date" office:date-value="2016-05-05">
            <text:p>05</text:p>
          </table:table-cell>
          <table:table-cell table:style-name="ce112" table:formula="of:=[.H2]+1" office:value-type="date" office:date-value="2016-05-06">
            <text:p>06</text:p>
          </table:table-cell>
          <table:table-cell table:style-name="ce112" table:formula="of:=[.I2]+1" office:value-type="date" office:date-value="2016-05-07">
            <text:p>07</text:p>
          </table:table-cell>
          <table:table-cell table:style-name="ce112" table:formula="of:=[.J2]+1" office:value-type="date" office:date-value="2016-05-08">
            <text:p>08</text:p>
          </table:table-cell>
          <table:table-cell table:style-name="ce112" table:formula="of:=[.K2]+1" office:value-type="date" office:date-value="2016-05-09">
            <text:p>09</text:p>
          </table:table-cell>
          <table:table-cell table:style-name="ce112" table:formula="of:=[.L2]+1" office:value-type="date" office:date-value="2016-05-10">
            <text:p>10</text:p>
          </table:table-cell>
          <table:table-cell table:style-name="ce112" table:formula="of:=[.M2]+1" office:value-type="date" office:date-value="2016-05-11">
            <text:p>11</text:p>
          </table:table-cell>
          <table:table-cell table:style-name="ce112" table:formula="of:=[.N2]+1" office:value-type="date" office:date-value="2016-05-12">
            <text:p>12</text:p>
          </table:table-cell>
          <table:table-cell table:style-name="ce112" table:formula="of:=[.O2]+1" office:value-type="date" office:date-value="2016-05-13">
            <text:p>13</text:p>
          </table:table-cell>
          <table:table-cell table:style-name="ce112" table:formula="of:=[.P2]+1" office:value-type="date" office:date-value="2016-05-14">
            <text:p>14</text:p>
          </table:table-cell>
          <table:table-cell table:style-name="ce112" table:formula="of:=[.Q2]+1" office:value-type="date" office:date-value="2016-05-15">
            <text:p>15</text:p>
          </table:table-cell>
          <table:table-cell table:style-name="ce112" table:formula="of:=[.R2]+1" office:value-type="date" office:date-value="2016-05-16">
            <text:p>16</text:p>
          </table:table-cell>
          <table:table-cell table:style-name="ce112" table:formula="of:=[.S2]+1" office:value-type="date" office:date-value="2016-05-17">
            <text:p>17</text:p>
          </table:table-cell>
          <table:table-cell table:style-name="ce112" table:formula="of:=[.T2]+1" office:value-type="date" office:date-value="2016-05-18">
            <text:p>18</text:p>
          </table:table-cell>
          <table:table-cell table:style-name="ce112" table:formula="of:=[.U2]+1" office:value-type="date" office:date-value="2016-05-19">
            <text:p>19</text:p>
          </table:table-cell>
          <table:table-cell table:style-name="ce112" table:formula="of:=[.V2]+1" office:value-type="date" office:date-value="2016-05-20">
            <text:p>20</text:p>
          </table:table-cell>
          <table:table-cell table:style-name="ce112" table:formula="of:=[.W2]+1" office:value-type="date" office:date-value="2016-05-21">
            <text:p>21</text:p>
          </table:table-cell>
          <table:table-cell table:style-name="ce112" table:formula="of:=[.X2]+1" office:value-type="date" office:date-value="2016-05-22">
            <text:p>22</text:p>
          </table:table-cell>
          <table:table-cell table:style-name="ce112" table:formula="of:=[.Y2]+1" office:value-type="date" office:date-value="2016-05-23">
            <text:p>23</text:p>
          </table:table-cell>
          <table:table-cell table:style-name="ce112" table:formula="of:=[.Z2]+1" office:value-type="date" office:date-value="2016-05-24">
            <text:p>24</text:p>
          </table:table-cell>
          <table:table-cell table:style-name="ce112" table:formula="of:=[.AA2]+1" office:value-type="date" office:date-value="2016-05-25">
            <text:p>25</text:p>
          </table:table-cell>
          <table:table-cell table:style-name="ce112" table:formula="of:=[.AB2]+1" office:value-type="date" office:date-value="2016-05-26">
            <text:p>26</text:p>
          </table:table-cell>
          <table:table-cell table:style-name="ce112" table:formula="of:=[.AC2]+1" office:value-type="date" office:date-value="2016-05-27">
            <text:p>27</text:p>
          </table:table-cell>
          <table:table-cell table:style-name="ce112" table:formula="of:=[.AD2]+1" office:value-type="date" office:date-value="2016-05-28">
            <text:p>28</text:p>
          </table:table-cell>
          <table:table-cell table:style-name="ce112" table:formula="of:=[.AE2]+1" office:value-type="date" office:date-value="2016-05-29">
            <text:p>29</text:p>
          </table:table-cell>
          <table:table-cell table:style-name="ce112" table:formula="of:=[.AF2]+1" office:value-type="date" office:date-value="2016-05-30">
            <text:p>30</text:p>
          </table:table-cell>
          <table:table-cell table:style-name="ce112" table:formula="of:=[.AG2]+1" office:value-type="date" office:date-value="2016-05-31">
            <text:p>31</text:p>
          </table:table-cell>
          <table:table-cell table:style-name="ce70" table:number-columns-repeated="952"/>
        </table:table-row>
        <table:table-row table:style-name="ro6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113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3" table:formula="of:=CHOOSE(WEEKDAY([.E2]);&quot;Sun&quot;;&quot;Mon&quot;;&quot;Tue&quot;;&quot;Wed&quot;;&quot;Thur&quot;;&quot;Fri&quot;;&quot;Sat&quot;)" office:value-type="string" office:string-value="Mon">
            <office:annotation draw:style-name="gr7" draw:text-style-name="P1" svg:width="1.1413in" svg:height="0.2634in" svg:x="3.1024in" svg:y="0in" draw:caption-point-x="-0.2402in" draw:caption-point-y="0.4705in">
              <dc:date>2016-04-29T00:00:00</dc:date>
              <text:p text:style-name="P1"><text:span text:style-name="T1">Nghỉ bù lễ 30/4</text:span></text:p>
            </office:annotation>
            <text:p>Mon</text:p>
          </table:table-cell>
          <table:table-cell table:style-name="ce113" table:formula="of:=CHOOSE(WEEKDAY([.F2]);&quot;Sun&quot;;&quot;Mon&quot;;&quot;Tue&quot;;&quot;Wed&quot;;&quot;Thur&quot;;&quot;Fri&quot;;&quot;Sat&quot;)" office:value-type="string" office:string-value="Tue">
            <office:annotation draw:style-name="gr7" draw:text-style-name="P1" svg:width="1.1413in" svg:height="0.2634in" svg:x="3.5591in" svg:y="0in" draw:caption-point-x="-0.2402in" draw:caption-point-y="0.4705in">
              <dc:date>2016-04-29T00:00:00</dc:date>
              <text:p text:style-name="P1"><text:span text:style-name="T1">Nghỉ bù lẽ 1/5</text:span></text:p>
            </office:annotation>
            <text:p>Tue</text:p>
          </table:table-cell>
          <table:table-cell table:style-name="ce113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3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3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3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3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3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3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3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3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3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3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3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3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3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3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3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3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3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3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3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3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3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3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3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3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3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3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3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0" table:number-columns-repeated="952"/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110" table:formula="of:=SUM([.D4:.AH4])" office:value-type="float" office:value="0.5">
            <text:p>0.5</text:p>
          </table:table-cell>
          <table:table-cell table:style-name="ce114" table:number-columns-repeated="3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4.9287in" svg:y="0.1071in" draw:caption-point-x="-0.2402in" draw:caption-point-y="0.611in">
              <dc:date>2016-05-06T00:00:00</dc:date>
              <text:p text:style-name="P1"><text:span text:style-name="T1">Đi trễ, 8h50 vào cty</text:span></text:p>
            </office:annotation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6.3311in" svg:y="0.1079in" draw:caption-point-x="-0.2402in" draw:caption-point-y="0.6102in">
              <dc:date>2016-05-09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6.8205in" svg:y="0.1087in" draw:caption-point-x="-0.2402in" draw:caption-point-y="0.6094in">
              <dc:date>2016-05-10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10.1791in" svg:y="0.1134in" draw:caption-point-x="-0.2402in" draw:caption-point-y="0.6047in">
              <dc:date>2016-05-17T00:00:00</dc:date>
              <text:p text:style-name="P1"><text:span text:style-name="T1">Bị sốt, nghỉ buổi sáng</text:span></text:p>
            </office:annotation>
            <text:p>0.5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110" table:formula="of:=SUM([.D5:.AH5])" office:value-type="float" office:value="2">
            <text:p>2</text:p>
          </table:table-cell>
          <table:table-cell table:style-name="ce114" table:number-columns-repeated="3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4.472in" svg:y="0.3543in" draw:caption-point-x="-0.2402in" draw:caption-point-y="0.6114in">
              <dc:date>2016-05-05T00:00:00</dc:date>
              <text:p text:style-name="P1"><text:span text:style-name="T1">8h30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7" draw:text-style-name="P1" svg:width="1.1413in" svg:height="0.2634in" svg:x="6.3311in" svg:y="0.3555in" draw:caption-point-x="-0.2402in" draw:caption-point-y="0.6102in">
              <dc:date>2016-05-09T00:00:00</dc:date>
              <text:p text:style-name="P1"><text:span text:style-name="T1">8h30 vào cty</text:span></text:p>
            </office:annotation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6.8205in" svg:y="0.3551in" draw:caption-point-x="-0.2402in" draw:caption-point-y="0.6106in">
              <dc:date>2016-05-06T00:00:00</dc:date>
              <text:p text:style-name="P1"><text:span text:style-name="T1">Đi làm giấy tờ</text:span></text:p>
            </office:annotation>
            <text:p>1</text:p>
          </table:table-cell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7988in" svg:y="0.3579in" draw:caption-point-x="-0.2402in" draw:caption-point-y="0.6079in">
              <dc:date>2016-05-12T00:00:00</dc:date>
              <text:p text:style-name="P1"><text:span text:style-name="T1">Đi trễ, `8h40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4" draw:text-style-name="P1" svg:width="1.1413in" svg:height="0.3902in" svg:x="16.1154in" svg:y="0.3681in" draw:caption-point-x="-0.2402in" draw:caption-point-y="0.5976in">
              <dc:date>2016-05-30T00:00:00</dc:date>
              <text:p text:style-name="P1"><text:span text:style-name="T1">Bị đau đầu</text:span></text:p>
              <text:p text:style-name="P1"><text:span text:style-name="T1"/></text:p>
            </office:annotation>
            <text:p>1</text:p>
          </table:table-cell>
          <table:table-cell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2" office:value-type="string">
            <text:p>ChanNTT</text:p>
          </table:table-cell>
          <table:table-cell table:style-name="ce110" table:formula="of:=SUM([.D6:.AH6])" office:value-type="float" office:value="2.5">
            <text:p>2.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6.8205in" svg:y="0.6039in" draw:caption-point-x="-0.2402in" draw:caption-point-y="0.6094in">
              <dc:date>2016-05-10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7.7988in" svg:y="0.6028in" draw:caption-point-x="-0.2402in" draw:caption-point-y="0.6106in">
              <dc:date>2016-05-06T00:00:00</dc:date>
              <text:p text:style-name="P1"><text:span text:style-name="T1">Bận việc riêng</text:span></text:p>
            </office:annotation>
            <text:p>1</text:p>
          </table:table-cell>
          <table:table-cell table:style-name="ce114" office:value-type="float" office:value="1">
            <office:annotation draw:style-name="gr7" draw:text-style-name="P1" svg:width="1.1413in" svg:height="0.2634in" svg:x="8.2878in" svg:y="0.6028in" draw:caption-point-x="-0.2402in" draw:caption-point-y="0.6106in">
              <dc:date>2016-05-06T00:00:00</dc:date>
              <text:p text:style-name="P1"><text:span text:style-name="T1">Bận việc riêng</text:span></text:p>
            </office:annotation>
            <text:p>1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289in" svg:y="0.6142in" draw:caption-point-x="-0.2402in" draw:caption-point-y="0.5992in">
              <dc:date>2016-05-26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16.572in" svg:y="0.6161in" draw:caption-point-x="-0.2402in" draw:caption-point-y="0.5972in">
              <dc:date>2016-05-30T00:00:00</dc:date>
              <text:p text:style-name="P1"><text:span text:style-name="T1">Bận việc riêng, nghỉ buổi chiều</text:span></text:p>
            </office:annotation>
            <text:p>0.5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2" office:value-type="string">
            <text:p>CuongNH</text:p>
          </table:table-cell>
          <table:table-cell table:style-name="ce110" table:formula="of:=SUM([.D7:.AH7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2" draw:text-style-name="P1" svg:width="1.1413in" svg:height="0.5457in" svg:x="16.572in" svg:y="0.8638in" draw:caption-point-x="-0.2402in" draw:caption-point-y="0.5972in">
              <dc:date>2016-05-31T00:00:00</dc:date>
              <text:p text:style-name="P1"><text:span text:style-name="T1">Bận việc riêng đột xuất nên vào trễ &gt;1h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2" office:value-type="string">
            <text:p>DuongDN</text:p>
          </table:table-cell>
          <table:table-cell table:style-name="ce110" table:formula="of:=SUM([.D8:.AH8])" office:value-type="float" office:value="1">
            <text:p>1</text:p>
          </table:table-cell>
          <table:table-cell table:style-name="ce114" table:number-columns-repeated="3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4.9287in" svg:y="1.098in" draw:caption-point-x="-0.2402in" draw:caption-point-y="0.6106in">
              <dc:date>2016-05-06T00:00:00</dc:date>
              <text:p text:style-name="P1"><text:span text:style-name="T1">Về quê</text:span></text:p>
            </office:annotation>
            <text:p>1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6.8205in" svg:y="1.0992in" draw:caption-point-x="-0.2402in" draw:caption-point-y="0.6094in">
              <dc:date>2016-05-10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7988in" svg:y="1.1008in" draw:caption-point-x="-0.2402in" draw:caption-point-y="0.6079in">
              <dc:date>2016-05-12T00:00:00</dc:date>
              <text:p text:style-name="P1"><text:span text:style-name="T1">Đi trễ, `8h40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42" office:value-type="string">
            <text:p>DuyNM</text:p>
          </table:table-cell>
          <table:table-cell table:style-name="ce110" table:formula="of:=SUM([.D9:.AH9])" office:value-type="float" office:value="3">
            <text:p>3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13.8323in" svg:y="1.3476in" draw:caption-point-x="-0.2402in" draw:caption-point-y="0.6091in">
              <dc:date>2016-05-10T00:00:00</dc:date>
              <text:p text:style-name="P1"><text:span text:style-name="T1">Về quê</text:span></text:p>
            </office:annotation>
            <text:p>1</text:p>
          </table:table-cell>
          <table:table-cell table:style-name="ce114" office:value-type="float" office:value="1">
            <office:annotation draw:style-name="gr7" draw:text-style-name="P1" svg:width="1.1413in" svg:height="0.2634in" svg:x="14.289in" svg:y="1.3476in" draw:caption-point-x="-0.2402in" draw:caption-point-y="0.6091in">
              <dc:date>2016-05-10T00:00:00</dc:date>
              <text:p text:style-name="P1"><text:span text:style-name="T1">Về quê</text:span></text:p>
            </office:annotation>
            <text:p>1</text:p>
          </table:table-cell>
          <table:table-cell table:style-name="ce114" office:value-type="float" office:value="1">
            <office:annotation draw:style-name="gr7" draw:text-style-name="P1" svg:width="1.1413in" svg:height="0.2634in" svg:x="14.7457in" svg:y="1.3476in" draw:caption-point-x="-0.2402in" draw:caption-point-y="0.6091in">
              <dc:date>2016-05-10T00:00:00</dc:date>
              <text:p text:style-name="P1"><text:span text:style-name="T1">Về quê</text:span></text:p>
            </office:annotation>
            <text:p>1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2" office:value-type="string">
            <text:p>DuyenLT</text:p>
          </table:table-cell>
          <table:table-cell table:style-name="ce110" table:formula="of:=SUM([.D10:.AH10])" office:value-type="float" office:value="0.5">
            <text:p>0.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3094in" svg:y="1.5957in" draw:caption-point-x="-0.2402in" draw:caption-point-y="0.6087in">
              <dc:date>2016-05-11T00:00:00</dc:date>
              <text:p text:style-name="P1"><text:span text:style-name="T1">Bị đau bụng, xin vào trễ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13.8323in" svg:y="1.6047in" draw:caption-point-x="-0.2402in" draw:caption-point-y="0.5996in">
              <dc:date>2016-05-25T00:00:00</dc:date>
              <text:p text:style-name="P1"><text:span text:style-name="T1">Nghỉ buổi sáng đi lấy bằng lái xe</text:span></text:p>
            </office:annotation>
            <text:p>0.5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2" office:value-type="string">
            <text:p>GiauNV</text:p>
          </table:table-cell>
          <table:table-cell table:style-name="ce110" table:formula="of:=SUM([.D11:.AH11])" office:value-type="float" office:value="2">
            <text:p>2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1">
            <office:annotation draw:style-name="gr2" draw:text-style-name="P1" svg:width="1.1413in" svg:height="0.5457in" svg:x="8.2878in" svg:y="1.8441in" draw:caption-point-x="-0.2402in" draw:caption-point-y="0.6079in">
              <dc:date>2016-05-12T00:00:00</dc:date>
              <text:p text:style-name="P1"><text:span text:style-name="T1">Nghỉ 1 ngày để ôn thi cao học</text:span></text:p>
              <text:p text:style-name="P1"><text:span text:style-name="T1"/></text:p>
            </office:annotation>
            <text:p>1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13.8323in" svg:y="1.8528in" draw:caption-point-x="-0.2402in" draw:caption-point-y="0.5992in">
              <dc:date>2016-05-25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2" office:value-type="string">
            <text:p>HaTH</text:p>
          </table:table-cell>
          <table:table-cell table:style-name="ce110" table:formula="of:=SUM([.D12:.AH12])" office:value-type="float" office:value="5">
            <text:p>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6.3311in" svg:y="2.0894in" draw:caption-point-x="-0.2402in" draw:caption-point-y="0.6102in">
              <dc:date>2016-05-09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6.8205in" svg:y="2.0902in" draw:caption-point-x="-0.2402in" draw:caption-point-y="0.6094in">
              <dc:date>2016-05-10T00:00:00</dc:date>
              <text:p text:style-name="P1"><text:span text:style-name="T1">Đi trễ, ~ 8h40 vào cty</text:span></text:p>
            </office:annotation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10.1791in" svg:y="2.0949in" draw:caption-point-x="-0.2402in" draw:caption-point-y="0.6047in">
              <dc:date>2016-05-17T00:00:00</dc:date>
              <text:p text:style-name="P1"><text:span text:style-name="T1">Nghỉ việc riêng</text:span></text:p>
            </office:annotation>
            <text:p>1</text:p>
          </table:table-cell>
          <table:table-cell table:style-name="ce114" office:value-type="float" office:value="1">
            <office:annotation draw:style-name="gr7" draw:text-style-name="P1" svg:width="1.1413in" svg:height="0.2634in" svg:x="10.6358in" svg:y="2.0949in" draw:caption-point-x="-0.2402in" draw:caption-point-y="0.6047in">
              <dc:date>2016-05-17T00:00:00</dc:date>
              <text:p text:style-name="P1"><text:span text:style-name="T1">Nghỉ việc riêng</text:span></text:p>
            </office:annotation>
            <text:p>1</text:p>
          </table:table-cell>
          <table:table-cell table:style-name="ce114" office:value-type="float" office:value="1">
            <office:annotation draw:style-name="gr7" draw:text-style-name="P1" svg:width="1.1413in" svg:height="0.2634in" svg:x="11.0925in" svg:y="2.0949in" draw:caption-point-x="-0.2402in" draw:caption-point-y="0.6047in">
              <dc:date>2016-05-17T00:00:00</dc:date>
              <text:p text:style-name="P1"><text:span text:style-name="T1">Nghỉ việc riêng</text:span></text:p>
            </office:annotation>
            <text:p>1</text:p>
          </table:table-cell>
          <table:table-cell table:style-name="ce114" office:value-type="float" office:value="1">
            <office:annotation draw:style-name="gr7" draw:text-style-name="P1" svg:width="1.1413in" svg:height="0.2634in" svg:x="11.5492in" svg:y="2.0949in" draw:caption-point-x="-0.2402in" draw:caption-point-y="0.6047in">
              <dc:date>2016-05-17T00:00:00</dc:date>
              <text:p text:style-name="P1"><text:span text:style-name="T1">Nghỉ việc riêng</text:span></text:p>
            </office:annotation>
            <text:p>1</text:p>
          </table:table-cell>
          <table:table-cell table:style-name="ce114" table:number-columns-repeated="2"/>
          <table:table-cell table:style-name="ce114" office:value-type="float" office:value="1">
            <office:annotation draw:style-name="gr7" draw:text-style-name="P1" svg:width="1.1413in" svg:height="0.2634in" svg:x="12.9189in" svg:y="2.0949in" draw:caption-point-x="-0.2402in" draw:caption-point-y="0.6047in">
              <dc:date>2016-05-17T00:00:00</dc:date>
              <text:p text:style-name="P1"><text:span text:style-name="T1">Nghỉ việc riêng</text:span></text:p>
            </office:annotation>
            <text:p>1</text:p>
          </table:table-cell>
          <table:table-cell table:style-name="ce114">
            <office:annotation draw:style-name="gr7" draw:text-style-name="P1" svg:width="1.1413in" svg:height="0.2634in" svg:x="13.3756in" svg:y="2.0992in" draw:caption-point-x="-0.2402in" draw:caption-point-y="0.6004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114">
            <office:annotation draw:style-name="gr7" draw:text-style-name="P1" svg:width="1.1413in" svg:height="0.2634in" svg:x="13.8323in" svg:y="2.0992in" draw:caption-point-x="-0.2402in" draw:caption-point-y="0.6004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114">
            <office:annotation draw:style-name="gr7" draw:text-style-name="P1" svg:width="1.1413in" svg:height="0.2634in" svg:x="14.289in" svg:y="2.0992in" draw:caption-point-x="-0.2402in" draw:caption-point-y="0.6004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114">
            <office:annotation draw:style-name="gr7" draw:text-style-name="P1" svg:width="1.1413in" svg:height="0.2634in" svg:x="14.7457in" svg:y="2.0992in" draw:caption-point-x="-0.2402in" draw:caption-point-y="0.6004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114" table:number-columns-repeated="2"/>
          <table:table-cell table:style-name="ce114">
            <office:annotation draw:style-name="gr7" draw:text-style-name="P1" svg:width="1.1413in" svg:height="0.2634in" svg:x="16.1154in" svg:y="2.0992in" draw:caption-point-x="-0.2402in" draw:caption-point-y="0.6004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114">
            <office:annotation draw:style-name="gr7" draw:text-style-name="P1" svg:width="1.1413in" svg:height="0.2634in" svg:x="16.572in" svg:y="2.0992in" draw:caption-point-x="-0.2402in" draw:caption-point-y="0.6004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2" office:value-type="string">
            <text:p>HaiNM</text:p>
          </table:table-cell>
          <table:table-cell table:style-name="ce110" table:formula="of:=SUM([.D13:.AH13])" office:value-type="float" office:value="1">
            <text:p>1</text:p>
          </table:table-cell>
          <table:table-cell table:style-name="ce114" table:number-columns-repeated="3"/>
          <table:table-cell table:style-name="ce114" office:value-type="float" office:value="0">
            <office:annotation draw:style-name="gr4" draw:text-style-name="P1" svg:width="1.1413in" svg:height="0.3902in" svg:x="4.0157in" svg:y="2.3354in" draw:caption-point-x="-0.2402in" draw:caption-point-y="0.6118in">
              <dc:date>2016-05-04T00:00:00</dc:date>
              <text:p text:style-name="P1"><text:span text:style-name="T1">Qua trường có việc đột xuất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2" draw:text-style-name="P1" svg:width="1.1413in" svg:height="0.5457in" svg:x="6.3311in" svg:y="2.337in" draw:caption-point-x="-0.2402in" draw:caption-point-y="0.6102in">
              <dc:date>2016-05-09T00:00:00</dc:date>
              <text:p text:style-name="P1"><text:span text:style-name="T1">Bận việc nhà đột xuất, x9h30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6.8205in" svg:y="2.3378in" draw:caption-point-x="-0.2402in" draw:caption-point-y="0.6094in">
              <dc:date>2016-05-10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3094in" svg:y="2.3386in" draw:caption-point-x="-0.2402in" draw:caption-point-y="0.6087in">
              <dc:date>2016-05-11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7.7988in" svg:y="2.3406in" draw:caption-point-x="-0.2402in" draw:caption-point-y="0.6067in">
              <dc:date>2016-05-12T00:00:00</dc:date>
              <text:p text:style-name="P1"><text:span text:style-name="T1">Đi họp bên trường</text:span></text:p>
            </office:annotation>
            <text:p>0.5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11.5492in" svg:y="2.3461in" draw:caption-point-x="-0.2402in" draw:caption-point-y="0.6012in">
              <dc:date>2016-05-20T00:00:00</dc:date>
              <text:p text:style-name="P1"><text:span text:style-name="T1">Bị mệt, nghỉ buổi chiều</text:span></text:p>
            </office:annotation>
            <text:p>0.5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7457in" svg:y="2.3484in" draw:caption-point-x="-0.2402in" draw:caption-point-y="0.5988in">
              <dc:date>2016-05-27T00:00:00</dc:date>
              <text:p text:style-name="P1"><text:span text:style-name="T1">Bận việc nhà, ~9h vào cty</text:span></text:p>
            </office:annotation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2" office:value-type="string">
            <text:p>HienNV</text:p>
          </table:table-cell>
          <table:table-cell table:style-name="ce110" table:formula="of:=SUM([.D14:.AH14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2" office:value-type="string">
            <text:p>HiepNH</text:p>
          </table:table-cell>
          <table:table-cell table:style-name="ce110" table:formula="of:=SUM([.D15:.AH15])" office:value-type="float" office:value="1">
            <text:p>1</text:p>
          </table:table-cell>
          <table:table-cell table:style-name="ce114" table:number-columns-repeated="3"/>
          <table:table-cell table:style-name="ce114" office:value-type="float" office:value="1">
            <office:annotation draw:style-name="gr2" draw:text-style-name="P1" svg:width="1.1413in" svg:height="0.5457in" svg:x="4.0157in" svg:y="2.8307in" draw:caption-point-x="-0.2402in" draw:caption-point-y="0.6118in">
              <dc:date>2016-05-04T00:00:00</dc:date>
              <text:p text:style-name="P1"><text:span text:style-name="T1">Nghỉ 1 ngày, chuyến bay bị hoãn</text:span></text:p>
            </office:annotation>
            <text:p>1</text:p>
          </table:table-cell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4.9287in" svg:y="2.8315in" draw:caption-point-x="-0.2402in" draw:caption-point-y="0.611in">
              <dc:date>2016-05-06T00:00:00</dc:date>
              <text:p text:style-name="P1"><text:span text:style-name="T1">7h30 vào cty</text:span></text:p>
            </office:annotation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8.2878in" svg:y="2.8366in" draw:caption-point-x="-0.2402in" draw:caption-point-y="0.6059in">
              <dc:date>2016-05-13T00:00:00</dc:date>
              <text:p text:style-name="P1"><text:span text:style-name="T1">Đi lấy thuốc đau chân</text:span></text:p>
            </office:annotation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9.7228in" svg:y="2.837in" draw:caption-point-x="-0.2402in" draw:caption-point-y="0.6055in">
              <dc:date>2016-05-16T00:00:00</dc:date>
              <text:p text:style-name="P1"><text:span text:style-name="T1">Ngủ quên, 9h vô cty</text:span></text:p>
            </office:annotation>
            <text:p>0</text:p>
          </table:table-cell>
          <table:table-cell table:number-columns-repeated="4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2" office:value-type="string">
            <text:p>HieuHT</text:p>
          </table:table-cell>
          <table:table-cell table:style-name="ce110" table:formula="of:=SUM([.D16:.AH16])" office:value-type="float" office:value="0.5">
            <text:p>0.5</text:p>
          </table:table-cell>
          <table:table-cell table:style-name="ce114" table:number-columns-repeated="3"/>
          <table:table-cell table:style-name="ce114" office:value-type="float" office:value="0">
            <office:annotation draw:style-name="gr4" draw:text-style-name="P1" svg:width="1.1413in" svg:height="0.3902in" svg:x="4.0157in" svg:y="3.0783in" draw:caption-point-x="-0.2402in" draw:caption-point-y="0.6118in">
              <dc:date>2016-05-04T00:00:00</dc:date>
              <text:p text:style-name="P1"><text:span text:style-name="T1">Đi trễ, 8h30 va cty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.5">
            <office:annotation draw:style-name="gr2" draw:text-style-name="P1" svg:width="1.1413in" svg:height="0.5457in" svg:x="6.3311in" svg:y="3.0803in" draw:caption-point-x="-0.2402in" draw:caption-point-y="0.6098in">
              <dc:date>2016-05-09T00:00:00</dc:date>
              <text:p text:style-name="P1"><text:span text:style-name="T1">Bị mệt, nghỉ buổi chiều</text:span></text:p>
              <text:p text:style-name="P1"><text:span text:style-name="T1"/></text:p>
            </office:annotation>
            <text:p>0.5</text:p>
          </table:table-cell>
          <table:table-cell table:number-columns-repeated="4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2" office:value-type="string">
            <text:p>HieuPT</text:p>
          </table:table-cell>
          <table:table-cell table:style-name="ce110" table:formula="of:=SUM([.D17:.AH17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6.3311in" svg:y="3.328in" draw:caption-point-x="-0.2402in" draw:caption-point-y="0.6102in">
              <dc:date>2016-05-09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6.8205in" svg:y="3.3287in" draw:caption-point-x="-0.2402in" draw:caption-point-y="0.6094in">
              <dc:date>2016-05-10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289in" svg:y="3.339in" draw:caption-point-x="-0.2402in" draw:caption-point-y="0.5992in">
              <dc:date>2016-05-26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14.7457in" svg:y="3.3394in" draw:caption-point-x="-0.2402in" draw:caption-point-y="0.5988in">
              <dc:date>2016-05-27T00:00:00</dc:date>
              <text:p text:style-name="P1"><text:span text:style-name="T1">8h40 vào cty</text:span></text:p>
            </office:annotation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16.572in" svg:y="3.3413in" draw:caption-point-x="-0.2402in" draw:caption-point-y="0.5969in">
              <dc:date>2016-05-31T00:00:00</dc:date>
              <text:p text:style-name="P1"><text:span text:style-name="T1">8h35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2" office:value-type="string">
            <text:p>HungPN</text:p>
          </table:table-cell>
          <table:table-cell table:style-name="ce110" table:formula="of:=SUM([.D18:.AH18])" office:value-type="float" office:value="0.5">
            <text:p>0.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2" draw:text-style-name="P1" svg:width="1.1413in" svg:height="0.5457in" svg:x="7.7988in" svg:y="3.5795in" draw:caption-point-x="-0.2402in" draw:caption-point-y="0.6063in">
              <dc:date>2016-05-12T00:00:00</dc:date>
              <text:p text:style-name="P1"><text:span text:style-name="T1">Nghỉ buổi chiều đi khám chân bị đau</text:span></text:p>
            </office:annotation>
            <text:p>0.5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2" office:value-type="string">
            <text:p>HuyenHT</text:p>
          </table:table-cell>
          <table:table-cell table:style-name="ce110" table:formula="of:=SUM([.D19:.AH19])" office:value-type="float" office:value="1">
            <text:p>1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2" draw:text-style-name="P1" svg:width="1.1413in" svg:height="0.5457in" svg:x="6.3311in" svg:y="3.8232in" draw:caption-point-x="-0.2402in" draw:caption-point-y="0.6102in">
              <dc:date>2016-05-09T00:00:00</dc:date>
              <text:p text:style-name="P1"><text:span text:style-name="T1">Đi trễ, 8h30 vào cty</text:span></text:p>
              <text:p text:style-name="P1"><text:span text:style-name="T1"/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office:value-type="float" office:value="1">
            <office:annotation draw:style-name="gr4" draw:text-style-name="P1" svg:width="1.1413in" svg:height="0.3902in" svg:x="7.3094in" svg:y="3.8244in" draw:caption-point-x="-0.2402in" draw:caption-point-y="0.6091in">
              <dc:date>2016-05-10T00:00:00</dc:date>
              <text:p text:style-name="P1"><text:span text:style-name="T1">Về quê đi đám cưới</text:span></text:p>
            </office:annotation>
            <text:p>1</text:p>
          </table:table-cell>
          <table:table-cell table:style-name="ce114" office:value-type="float" office:value="0">
            <office:annotation draw:style-name="gr2" draw:text-style-name="P1" svg:width="1.1413in" svg:height="0.5457in" svg:x="7.7988in" svg:y="3.8232in" draw:caption-point-x="-0.2402in" draw:caption-point-y="0.6102in">
              <dc:date>2016-05-09T00:00:00</dc:date>
              <text:p text:style-name="P1"><text:span text:style-name="T1">Đi trễ, 8h30 vào cty</text:span></text:p>
              <text:p text:style-name="P1"><text:span text:style-name="T1"/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11.0925in" svg:y="3.8299in" draw:caption-point-x="-0.2402in" draw:caption-point-y="0.6035in">
              <dc:date>2016-05-19T00:00:00</dc:date>
              <text:p text:style-name="P1"><text:span text:style-name="T1">Đi trễ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289in" svg:y="3.8343in" draw:caption-point-x="-0.2402in" draw:caption-point-y="0.5992in">
              <dc:date>2016-05-26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42" office:value-type="string">
            <text:p>KienPT</text:p>
          </table:table-cell>
          <table:table-cell table:style-name="ce110" table:formula="of:=SUM([.D20:.AH20])" office:value-type="float" office:value="1">
            <text:p>1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2" draw:text-style-name="P1" svg:width="1.1413in" svg:height="0.5457in" svg:x="9.7228in" svg:y="4.0756in" draw:caption-point-x="-0.2402in" draw:caption-point-y="0.6055in">
              <dc:date>2016-05-13T00:00:00</dc:date>
              <text:p text:style-name="P1"><text:span text:style-name="T1">Không dc khỏe, xin nghỉ 1 ngày để refresh</text:span></text:p>
            </office:annotation>
            <text:p>1</text:p>
          </table:table-cell>
          <table:table-cell table:number-columns-repeated="4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2" office:value-type="string">
            <text:p>LuanNN</text:p>
          </table:table-cell>
          <table:table-cell table:style-name="ce110" table:formula="of:=SUM([.D21:.AH21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10.6358in" svg:y="4.3244in" draw:caption-point-x="-0.2402in" draw:caption-point-y="0.6043in">
              <dc:date>2016-05-18T00:00:00</dc:date>
              <text:p text:style-name="P1"><text:span text:style-name="T1">Vào trễ, 8h30 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7457in" svg:y="4.3299in" draw:caption-point-x="-0.2402in" draw:caption-point-y="0.5988in">
              <dc:date>2016-05-27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2" office:value-type="string">
            <text:p>MaiNTT</text:p>
          </table:table-cell>
          <table:table-cell table:style-name="ce110" table:formula="of:=SUM([.D22:.AH22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0.6358in" svg:y="4.572in" draw:caption-point-x="-0.2402in" draw:caption-point-y="0.6043in">
              <dc:date>2016-05-18T00:00:00</dc:date>
              <text:p text:style-name="P1"><text:span text:style-name="T1">Xe bị hư nên vào trễ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7457in" svg:y="4.5776in" draw:caption-point-x="-0.2402in" draw:caption-point-y="0.5988in">
              <dc:date>2016-05-27T00:00:00</dc:date>
              <text:p text:style-name="P1"><text:span text:style-name="T1">Ra ngân hang nên vô trễ</text:span></text:p>
            </office:annotation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2" office:value-type="string">
            <text:p>MinhTD</text:p>
          </table:table-cell>
          <table:table-cell table:style-name="ce110" table:formula="of:=SUM([.D23:.AH23])" office:value-type="float" office:value="3">
            <text:p>3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7" draw:text-style-name="P1" svg:width="1.1413in" svg:height="0.2634in" svg:x="9.7228in" svg:y="4.8185in" draw:caption-point-x="-0.2402in" draw:caption-point-y="0.6055in">
              <dc:date>2016-05-16T00:00:00</dc:date>
              <text:p text:style-name="P1"><text:span text:style-name="T1">Bị ốm</text:span></text:p>
            </office:annotation>
            <text:p>1</text:p>
          </table:table-cell>
          <table:table-cell table:number-columns-repeated="4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4" draw:text-style-name="P1" svg:width="1.1413in" svg:height="0.3902in" svg:x="16.1154in" svg:y="4.826in" draw:caption-point-x="-0.2402in" draw:caption-point-y="0.598in">
              <dc:date>2016-05-30T00:00:00</dc:date>
              <text:p text:style-name="P1"><text:span text:style-name="T1">Về quê dự đám cưới</text:span></text:p>
            </office:annotation>
            <text:p>1</text:p>
          </table:table-cell>
          <table:table-cell table:style-name="ce114" office:value-type="float" office:value="1">
            <office:annotation draw:style-name="gr4" draw:text-style-name="P1" svg:width="1.1413in" svg:height="0.3902in" svg:x="16.572in" svg:y="4.826in" draw:caption-point-x="-0.2402in" draw:caption-point-y="0.598in">
              <dc:date>2016-05-30T00:00:00</dc:date>
              <text:p text:style-name="P1"><text:span text:style-name="T1">Về quê dự đám cưới</text:span></text:p>
            </office:annotation>
            <text:p>1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2" office:value-type="string">
            <text:p>NamTV</text:p>
          </table:table-cell>
          <table:table-cell table:style-name="ce110" table:formula="of:=SUM([.D24:.AH24])" office:value-type="float" office:value="0.5">
            <text:p>0.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6.8205in" svg:y="5.0622in" draw:caption-point-x="-0.2402in" draw:caption-point-y="0.6094in">
              <dc:date>2016-05-09T00:00:00</dc:date>
              <text:p text:style-name="P1"><text:span text:style-name="T1">Nghỉ buổi sáng, bận việc cá nhân</text:span></text:p>
            </office:annotation>
            <text:p>0.5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6.572in" svg:y="5.0744in" draw:caption-point-x="-0.2402in" draw:caption-point-y="0.5972in">
              <dc:date>2016-05-31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2" office:value-type="string">
            <text:p>NguyenHTT</text:p>
          </table:table-cell>
          <table:table-cell table:style-name="ce110" table:formula="of:=SUM([.D25:.AH25])" office:value-type="float" office:value="1.5">
            <text:p>1.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7" draw:text-style-name="P1" svg:width="1.1413in" svg:height="0.2634in" svg:x="9.7228in" svg:y="5.3138in" draw:caption-point-x="-0.2402in" draw:caption-point-y="0.6055in">
              <dc:date>2016-05-16T00:00:00</dc:date>
              <text:p text:style-name="P1"><text:span text:style-name="T1">Con bị ốm</text:span></text:p>
            </office:annotation>
            <text:p>1</text:p>
          </table:table-cell>
          <table:table-cell table:number-columns-repeated="4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3" draw:text-style-name="P1" svg:width="1.1413in" svg:height="0.7012in" svg:x="16.572in" svg:y="5.322in" draw:caption-point-x="-0.2402in" draw:caption-point-y="0.5972in">
              <dc:date>2016-05-31T00:00:00</dc:date>
              <text:p text:style-name="P1"><text:span text:style-name="T1">Bận việc riêng, vô trễ &gt; 2h nên tính nghỉ buổi sáng</text:span></text:p>
            </office:annotation>
            <text:p>0.5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2" office:value-type="string">
            <text:p>NhanNM</text:p>
          </table:table-cell>
          <table:table-cell table:style-name="ce110" table:formula="of:=SUM([.D26:.AH26])" office:value-type="float" office:value="1">
            <text:p>1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7988in" svg:y="5.5594in" draw:caption-point-x="-0.2402in" draw:caption-point-y="0.6079in">
              <dc:date>2016-05-12T00:00:00</dc:date>
              <text:p text:style-name="P1"><text:span text:style-name="T1">Lên trường có việc nên vào trễ</text:span></text:p>
            </office:annotation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8.2878in" svg:y="5.5567in" draw:caption-point-x="-0.2402in" draw:caption-point-y="0.6106in">
              <dc:date>2016-05-06T00:00:00</dc:date>
              <text:p text:style-name="P1"><text:span text:style-name="T1">Đi du lịch</text:span></text:p>
            </office:annotation>
            <text:p>1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3.8323in" svg:y="5.5677in" draw:caption-point-x="-0.2402in" draw:caption-point-y="0.5996in">
              <dc:date>2016-05-25T00:00:00</dc:date>
              <text:p text:style-name="P1"><text:span text:style-name="T1">Qua trường có việc nên vô trễ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2" office:value-type="string">
            <text:p>PhuongTH</text:p>
          </table:table-cell>
          <table:table-cell table:style-name="ce110" table:formula="of:=SUM([.D27:.AH27])" office:value-type="float" office:value="1.5">
            <text:p>1.5</text:p>
          </table:table-cell>
          <table:table-cell table:style-name="ce114" table:number-columns-repeated="3"/>
          <table:table-cell table:style-name="ce114" office:value-type="float" office:value="0">
            <office:annotation draw:style-name="gr7" draw:text-style-name="P1" svg:width="1.1413in" svg:height="0.2634in" svg:x="4.0157in" svg:y="5.8035in" draw:caption-point-x="-0.2402in" draw:caption-point-y="0.6114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4.472in" svg:y="5.8035in" draw:caption-point-x="-0.2402in" draw:caption-point-y="0.6114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4.9287in" svg:y="5.8035in" draw:caption-point-x="-0.2402in" draw:caption-point-y="0.6114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7" draw:text-style-name="P1" svg:width="1.1413in" svg:height="0.2634in" svg:x="6.3311in" svg:y="5.8035in" draw:caption-point-x="-0.2402in" draw:caption-point-y="0.6114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6.8205in" svg:y="5.8035in" draw:caption-point-x="-0.2402in" draw:caption-point-y="0.6114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7.3094in" svg:y="5.8035in" draw:caption-point-x="-0.2402in" draw:caption-point-y="0.6114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7.7988in" svg:y="5.8035in" draw:caption-point-x="-0.2402in" draw:caption-point-y="0.6114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8.2878in" svg:y="5.8035in" draw:caption-point-x="-0.2402in" draw:caption-point-y="0.6114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11.5492in" svg:y="5.8134in" draw:caption-point-x="-0.2402in" draw:caption-point-y="0.6016in">
              <dc:date>2016-05-20T00:00:00</dc:date>
              <text:p text:style-name="P1"><text:span text:style-name="T1">Bị đau răng</text:span></text:p>
            </office:annotation>
            <text:p>1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289in" svg:y="5.8157in" draw:caption-point-x="-0.2402in" draw:caption-point-y="0.5992in">
              <dc:date>2016-05-26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8" draw:text-style-name="P1" svg:width="1.1413in" svg:height="1.0122in" svg:x="16.572in" svg:y="5.8177in" draw:caption-point-x="-0.2402in" draw:caption-point-y="0.5972in">
              <dc:date>2016-05-31T00:00:00</dc:date>
              <text:p text:style-name="P1"><text:span text:style-name="T1">Ra ngân hàng vào trễ <text:s/>quá 50% giờ làm buổi sáng nên tính nghỉ buổi sáng</text:span></text:p>
              <text:p text:style-name="P1"><text:span text:style-name="T1"/></text:p>
            </office:annotation>
            <text:p>0.5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2" office:value-type="string">
            <text:p>SonPX</text:p>
          </table:table-cell>
          <table:table-cell table:style-name="ce110" table:formula="of:=SUM([.D28:.AH28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2" office:value-type="string">
            <text:p>TienND</text:p>
          </table:table-cell>
          <table:table-cell table:style-name="ce110" table:formula="of:=SUM([.D29:.AH29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7">
            <text:p>27</text:p>
          </table:table-cell>
          <table:table-cell table:style-name="ce42" office:value-type="string">
            <text:p>ThachBK</text:p>
          </table:table-cell>
          <table:table-cell table:style-name="ce110" table:formula="of:=SUM([.D30:.AH30])" office:value-type="float" office:value="0.5">
            <text:p>0.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6.8205in" svg:y="6.5488in" draw:caption-point-x="-0.2402in" draw:caption-point-y="0.6091in">
              <dc:date>2016-05-10T00:00:00</dc:date>
              <text:p text:style-name="P1"><text:span text:style-name="T1">Đi làm trễ, 8h50 vào cty</text:span></text:p>
            </office:annotation>
            <text:p>0</text:p>
          </table:table-cell>
          <table:table-cell table:style-name="ce114" office:value-type="float" office:value="0.5">
            <office:annotation draw:style-name="gr9" draw:text-style-name="P1" svg:width="1.1413in" svg:height="0.8567in" svg:x="7.3094in" svg:y="6.5492in" draw:caption-point-x="-0.2402in" draw:caption-point-y="0.6087in">
              <dc:date>2016-05-12T00:00:00</dc:date>
              <text:p text:style-name="P1"><text:span text:style-name="T1">Chở con đi chích ngừa, nhưng có làm việc ở nhà buổi chiều</text:span></text:p>
              <text:p text:style-name="P1"><text:span text:style-name="T1"/></text:p>
            </office:annotation>
            <text:p>0.5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2" draw:text-style-name="P1" svg:width="1.1413in" svg:height="0.5457in" svg:x="12.9189in" svg:y="6.5575in" draw:caption-point-x="-0.2402in" draw:caption-point-y="0.6004in">
              <dc:date>2016-05-23T00:00:00</dc:date>
              <text:p text:style-name="P1"><text:span text:style-name="T1">Ra ngân hàng có việc bận (~9h30 vào cty)</text:span></text:p>
            </office:annotation>
            <text:p>0</text:p>
          </table:table-cell>
          <table:table-cell table:number-columns-repeated="4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8">
            <text:p>28</text:p>
          </table:table-cell>
          <table:table-cell table:style-name="ce42" office:value-type="string">
            <text:p>ThaoDTH</text:p>
          </table:table-cell>
          <table:table-cell table:style-name="ce110" table:formula="of:=SUM([.D31:.AH31])" office:value-type="float" office:value="2">
            <text:p>2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1">
            <office:annotation draw:style-name="gr4" draw:text-style-name="P1" svg:width="1.1413in" svg:height="0.3902in" svg:x="11.5492in" svg:y="6.7965in" draw:caption-point-x="-0.2402in" draw:caption-point-y="0.6091in">
              <dc:date>2016-05-10T00:00:00</dc:date>
              <text:p text:style-name="P1"><text:span text:style-name="T1">Chở mẹ đi khám bệnh</text:span></text:p>
            </office:annotation>
            <text:p>1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289in" svg:y="6.8063in" draw:caption-point-x="-0.2402in" draw:caption-point-y="0.5992in">
              <dc:date>2016-05-26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14" office:value-type="float" office:value="1">
            <office:annotation draw:style-name="gr4" draw:text-style-name="P1" svg:width="1.1413in" svg:height="0.3902in" svg:x="14.7457in" svg:y="6.7965in" draw:caption-point-x="-0.2402in" draw:caption-point-y="0.6091in">
              <dc:date>2016-05-10T00:00:00</dc:date>
              <text:p text:style-name="P1"><text:span text:style-name="T1">Chở mẹ đi khám bệnh</text:span></text:p>
            </office:annotation>
            <text:p>1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6.572in" svg:y="6.8083in" draw:caption-point-x="-0.2402in" draw:caption-point-y="0.5972in">
              <dc:date>2016-05-31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9">
            <text:p>29</text:p>
          </table:table-cell>
          <table:table-cell table:style-name="ce42" office:value-type="string">
            <text:p>ThamDT</text:p>
          </table:table-cell>
          <table:table-cell table:style-name="ce110" table:formula="of:=SUM([.D32:.AH32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0">
            <text:p>30</text:p>
          </table:table-cell>
          <table:table-cell table:style-name="ce42" office:value-type="string">
            <text:p>ThinhT</text:p>
          </table:table-cell>
          <table:table-cell table:style-name="ce110" table:formula="of:=SUM([.D33:.AH33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1">
            <text:p>31</text:p>
          </table:table-cell>
          <table:table-cell table:style-name="ce42" office:value-type="string">
            <text:p>ThongDN</text:p>
          </table:table-cell>
          <table:table-cell table:style-name="ce110" table:formula="of:=SUM([.D34:.AH34])" office:value-type="float" office:value="0">
            <text:p>0</text:p>
          </table:table-cell>
          <table:table-cell table:style-name="ce114" table:number-columns-repeated="3"/>
          <table:table-cell table:style-name="ce114" office:value-type="float" office:value="0">
            <office:annotation draw:style-name="gr4" draw:text-style-name="P1" svg:width="1.1413in" svg:height="0.3902in" svg:x="4.0157in" svg:y="7.5366in" draw:caption-point-x="-0.2402in" draw:caption-point-y="0.6118in">
              <dc:date>2016-05-04T00:00:00</dc:date>
              <text:p text:style-name="P1"><text:span text:style-name="T1">Đi trễ, 8h30 va cty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6.3311in" svg:y="7.5366in" draw:caption-point-x="-0.2402in" draw:caption-point-y="0.6118in">
              <dc:date>2016-05-04T00:00:00</dc:date>
              <text:p text:style-name="P1"><text:span text:style-name="T1">Đi trễ, 8h30 va cty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7988in" svg:y="7.5366in" draw:caption-point-x="-0.2402in" draw:caption-point-y="0.6118in">
              <dc:date>2016-05-04T00:00:00</dc:date>
              <text:p text:style-name="P1"><text:span text:style-name="T1">Đi trễ, 8h30 va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2">
            <text:p>32</text:p>
          </table:table-cell>
          <table:table-cell table:style-name="ce42" office:value-type="string">
            <text:p>ThuyLTT</text:p>
          </table:table-cell>
          <table:table-cell table:style-name="ce110" table:formula="of:=SUM([.D35:.AH35])" office:value-type="float" office:value="1">
            <text:p>1</text:p>
          </table:table-cell>
          <table:table-cell table:style-name="ce114" table:number-columns-repeated="3"/>
          <table:table-cell table:style-name="ce114" office:value-type="float" office:value="0">
            <office:annotation draw:style-name="gr4" draw:text-style-name="P1" svg:width="1.1413in" svg:height="0.3902in" svg:x="4.0157in" svg:y="7.7846in" draw:caption-point-x="-0.2402in" draw:caption-point-y="0.6118in">
              <dc:date>2016-05-04T00:00:00</dc:date>
              <text:p text:style-name="P1"><text:span text:style-name="T1">Đi trễ, 8h30 va cty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6.3311in" svg:y="7.7862in" draw:caption-point-x="-0.2402in" draw:caption-point-y="0.6102in">
              <dc:date>2016-05-09T00:00:00</dc:date>
              <text:p text:style-name="P1"><text:span text:style-name="T1">Đi trễ, 8h45 vào cty</text:span></text:p>
            </office:annotation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8.2878in" svg:y="7.7858in" draw:caption-point-x="-0.2402in" draw:caption-point-y="0.6106in">
              <dc:date>2016-05-06T00:00:00</dc:date>
              <text:p text:style-name="P1"><text:span text:style-name="T1">Đi du lịch</text:span></text:p>
            </office:annotation>
            <text:p>1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1.0925in" svg:y="7.7929in" draw:caption-point-x="-0.2402in" draw:caption-point-y="0.6035in">
              <dc:date>2016-05-19T00:00:00</dc:date>
              <text:p text:style-name="P1"><text:span text:style-name="T1">Xe bị hư nên vô trễ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3">
            <text:p>33</text:p>
          </table:table-cell>
          <table:table-cell table:style-name="ce42" office:value-type="string">
            <text:p>ToiDB</text:p>
          </table:table-cell>
          <table:table-cell table:style-name="ce110" table:formula="of:=SUM([.D36:.AH36])" office:value-type="float" office:value="0.5">
            <text:p>0.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6.8205in" svg:y="8.0346in" draw:caption-point-x="-0.2402in" draw:caption-point-y="0.6094in">
              <dc:date>2016-05-10T00:00:00</dc:date>
              <text:p text:style-name="P1"><text:span text:style-name="T1">~8h35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3094in" svg:y="8.0354in" draw:caption-point-x="-0.2402in" draw:caption-point-y="0.6087in">
              <dc:date>2016-05-11T00:00:00</dc:date>
              <text:p text:style-name="P1"><text:span text:style-name="T1">Đi trễ, 8h40 vào cty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7" draw:text-style-name="P1" svg:width="1.1413in" svg:height="0.2634in" svg:x="9.7228in" svg:y="8.0386in" draw:caption-point-x="-0.2402in" draw:caption-point-y="0.6055in">
              <dc:date>2016-05-16T00:00:00</dc:date>
              <text:p text:style-name="P1"><text:span text:style-name="T1">Ngủ quên, tới trễ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11.0925in" svg:y="8.0406in" draw:caption-point-x="-0.2402in" draw:caption-point-y="0.6035in">
              <dc:date>2016-05-19T00:00:00</dc:date>
              <text:p text:style-name="P1"><text:span text:style-name="T1">Đau đầu, nghỉ buổi sáng</text:span></text:p>
            </office:annotation>
            <text:p>0.5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289in" svg:y="8.0449in" draw:caption-point-x="-0.2402in" draw:caption-point-y="0.5992in">
              <dc:date>2016-05-26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16.572in" svg:y="8.0472in" draw:caption-point-x="-0.2402in" draw:caption-point-y="0.5969in">
              <dc:date>2016-05-31T00:00:00</dc:date>
              <text:p text:style-name="P1"><text:span text:style-name="T1">8h35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4">
            <text:p>34</text:p>
          </table:table-cell>
          <table:table-cell table:style-name="ce42" office:value-type="string">
            <text:p>TruyenLVC</text:p>
          </table:table-cell>
          <table:table-cell table:style-name="ce110" table:formula="of:=SUM([.D37:.AH37])" office:value-type="float" office:value="2.5">
            <text:p>2.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7" draw:text-style-name="P1" svg:width="1.1413in" svg:height="0.2634in" svg:x="6.3311in" svg:y="8.2815in" draw:caption-point-x="-0.2402in" draw:caption-point-y="0.6102in">
              <dc:date>2016-05-09T00:00:00</dc:date>
              <text:p text:style-name="P1"><text:span text:style-name="T1">Đi khám bệnh</text:span></text:p>
            </office:annotation>
            <text:p>1</text:p>
          </table:table-cell>
          <table:table-cell table:style-name="ce114" office:value-type="float" office:value="0">
            <office:annotation draw:style-name="gr7" draw:text-style-name="P1" svg:width="1.1413in" svg:height="0.2634in" svg:x="6.8205in" svg:y="8.2831in" draw:caption-point-x="-0.2402in" draw:caption-point-y="0.6087in">
              <dc:date>2016-05-11T00:00:00</dc:date>
              <text:p text:style-name="P1"><text:span text:style-name="T1">Nghỉ buổi chiều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3094in" svg:y="8.2831in" draw:caption-point-x="-0.2402in" draw:caption-point-y="0.6087in">
              <dc:date>2016-05-11T00:00:00</dc:date>
              <text:p text:style-name="P1"><text:span text:style-name="T1">Nghỉ nhưng có làm việc ở nhà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7988in" svg:y="8.2831in" draw:caption-point-x="-0.2402in" draw:caption-point-y="0.6087in">
              <dc:date>2016-05-11T00:00:00</dc:date>
              <text:p text:style-name="P1"><text:span text:style-name="T1">Nghỉ nhưng có làm việc ở nhà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8.2878in" svg:y="8.2831in" draw:caption-point-x="-0.2402in" draw:caption-point-y="0.6087in">
              <dc:date>2016-05-11T00:00:00</dc:date>
              <text:p text:style-name="P1"><text:span text:style-name="T1">Nghỉ nhưng có làm việc ở nhà</text:span></text:p>
            </office:annotation>
            <text:p>0</text:p>
          </table:table-cell>
          <table:table-cell table:style-name="ce114" table:number-columns-repeated="2"/>
          <table:table-cell table:style-name="ce114" office:value-type="float" office:value="0.5">
            <office:annotation draw:style-name="gr7" draw:text-style-name="P1" svg:width="1.1413in" svg:height="0.2634in" svg:x="9.7228in" svg:y="8.287in" draw:caption-point-x="-0.2402in" draw:caption-point-y="0.6047in">
              <dc:date>2016-05-16T00:00:00</dc:date>
              <text:p text:style-name="P1"><text:span text:style-name="T1">Đi tái khám</text:span></text:p>
            </office:annotation>
            <text:p>0.5</text:p>
          </table:table-cell>
          <table:table-cell table:style-name="ce114" office:value-type="float" office:value="0">
            <office:annotation draw:style-name="gr7" draw:text-style-name="P1" svg:width="1.1413in" svg:height="0.2634in" svg:x="10.1791in" svg:y="8.2874in" draw:caption-point-x="-0.2402in" draw:caption-point-y="0.6043in">
              <dc:date>2016-05-18T00:00:00</dc:date>
              <text:p text:style-name="P1"><text:span text:style-name="T1">Làm việc ở nhà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10.6358in" svg:y="8.2874in" draw:caption-point-x="-0.2402in" draw:caption-point-y="0.6043in">
              <dc:date>2016-05-18T00:00:00</dc:date>
              <text:p text:style-name="P1"><text:span text:style-name="T1">Làm việc ở nhà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7" draw:text-style-name="P1" svg:width="1.1413in" svg:height="0.2634in" svg:x="12.9189in" svg:y="8.2913in" draw:caption-point-x="-0.2402in" draw:caption-point-y="0.6004in">
              <dc:date>2016-05-23T00:00:00</dc:date>
              <text:p text:style-name="P1"><text:span text:style-name="T1">Đi tái khám</text:span></text:p>
            </office:annotation>
            <text:p>1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3" draw:text-style-name="P1" svg:width="1.1413in" svg:height="0.7012in" svg:x="14.289in" svg:y="8.2925in" draw:caption-point-x="-0.2402in" draw:caption-point-y="0.5992in">
              <dc:date>2016-06-07T00:00:00</dc:date>
              <text:p text:style-name="P1"><text:span text:style-name="T1">Đi tái khám, nghỉ buổi sáng nhưng có làm bù =&gt; ko tính nghỉ nữa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3" draw:text-style-name="P1" svg:width="1.1413in" svg:height="0.7012in" svg:x="16.1154in" svg:y="8.2925in" draw:caption-point-x="-0.2402in" draw:caption-point-y="0.5992in">
              <dc:date>2016-06-07T00:00:00</dc:date>
              <text:p text:style-name="P1"><text:span text:style-name="T1">Đi tái khám, nghỉ buổi sáng nhưng có làm bù =&gt; ko tính nghỉ nữa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5">
            <text:p>35</text:p>
          </table:table-cell>
          <table:table-cell table:style-name="ce42" office:value-type="string">
            <text:p>TuanND</text:p>
          </table:table-cell>
          <table:table-cell table:style-name="ce110" table:formula="of:=SUM([.D38:.AH38])" office:value-type="float" office:value="0.5">
            <text:p>0.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3094in" svg:y="8.5307in" draw:caption-point-x="-0.2402in" draw:caption-point-y="0.6087in">
              <dc:date>2016-05-11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7" draw:text-style-name="P1" svg:width="1.1413in" svg:height="0.2634in" svg:x="9.7228in" svg:y="8.5343in" draw:caption-point-x="-0.2402in" draw:caption-point-y="0.6051in">
              <dc:date>2016-05-16T00:00:00</dc:date>
              <text:p text:style-name="P1"><text:span text:style-name="T1">Ngủ quên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2" draw:text-style-name="P1" svg:width="1.1413in" svg:height="0.5457in" svg:x="11.0925in" svg:y="8.537in" draw:caption-point-x="-0.2402in" draw:caption-point-y="0.6024in">
              <dc:date>2016-05-19T00:00:00</dc:date>
              <text:p text:style-name="P1"><text:span text:style-name="T1">Nghỉ sáng, đưa ng nhà đi khám bệnh</text:span></text:p>
            </office:annotation>
            <text:p>0.5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6.572in" svg:y="8.5421in" draw:caption-point-x="-0.2402in" draw:caption-point-y="0.5972in">
              <dc:date>2016-05-31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6">
            <text:p>36</text:p>
          </table:table-cell>
          <table:table-cell table:style-name="ce42" office:value-type="string">
            <text:p>VietBA</text:p>
          </table:table-cell>
          <table:table-cell table:style-name="ce110" table:formula="of:=SUM([.D39:.AH39])" office:value-type="float" office:value="1">
            <text:p>1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7" draw:text-style-name="P1" svg:width="1.1413in" svg:height="0.2634in" svg:x="9.7228in" svg:y="8.7815in" draw:caption-point-x="-0.2402in" draw:caption-point-y="0.6055in">
              <dc:date>2016-05-16T00:00:00</dc:date>
              <text:p text:style-name="P1"><text:span text:style-name="T1">Bị ốm</text:span></text:p>
            </office:annotation>
            <text:p>1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1.0925in" svg:y="8.7835in" draw:caption-point-x="-0.2402in" draw:caption-point-y="0.6035in">
              <dc:date>2016-05-19T00:00:00</dc:date>
              <text:p text:style-name="P1"><text:span text:style-name="T1">Xe bị hư nên vô trễ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289in" svg:y="8.7878in" draw:caption-point-x="-0.2402in" draw:caption-point-y="0.5992in">
              <dc:date>2016-05-26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6.572in" svg:y="8.7898in" draw:caption-point-x="-0.2402in" draw:caption-point-y="0.5972in">
              <dc:date>2016-05-31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7">
            <text:p>37</text:p>
          </table:table-cell>
          <table:table-cell table:style-name="ce42" office:value-type="string">
            <text:p>VinhP</text:p>
          </table:table-cell>
          <table:table-cell table:style-name="ce110" table:formula="of:=SUM([.D40:.AH40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8">
            <text:p>38</text:p>
          </table:table-cell>
          <table:table-cell table:style-name="ce42" office:value-type="string">
            <text:p>VuNA</text:p>
          </table:table-cell>
          <table:table-cell table:style-name="ce110" table:formula="of:=SUM([.D41:.AH41])" office:value-type="float" office:value="1">
            <text:p>1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1">
            <office:annotation draw:style-name="gr4" draw:text-style-name="P1" svg:width="1.1413in" svg:height="0.3902in" svg:x="11.5492in" svg:y="9.2803in" draw:caption-point-x="-0.2402in" draw:caption-point-y="0.602in">
              <dc:date>2016-05-19T00:00:00</dc:date>
              <text:p text:style-name="P1"><text:span text:style-name="T1">Về quê tham ba của bạn bị ốm</text:span></text:p>
            </office:annotation>
            <text:p>1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115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15" table:number-columns-repeated="4"/>
          <table:table-cell table:style-name="ce117"/>
          <table:table-cell table:style-name="ce115" table:number-columns-repeated="26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115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15" table:number-columns-repeated="4"/>
          <table:table-cell table:style-name="ce118" table:number-columns-repeated="7"/>
          <table:table-cell table:style-name="ce115" table:number-columns-repeated="20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115" table:number-columns-repeated="31"/>
          <table:table-cell table:style-name="ce41" table:number-columns-repeated="952"/>
        </table:table-row>
        <table:table-row table:style-name="ro2" table:number-rows-repeated="983130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606" table:style-name="ta3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129"/>
        <table:table-column table:style-name="co22" table:number-columns-repeated="7" table:default-cell-style-name="ce129"/>
        <table:table-column table:style-name="co21" table:number-columns-repeated="15" table:default-cell-style-name="ce129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124" table:number-columns-repeated="8"/>
          <table:table-cell table:style-name="ce132" office:value-type="string" table:number-columns-spanned="2" table:number-rows-spanned="1">
            <text:p>Month</text:p>
          </table:table-cell>
          <table:covered-table-cell table:style-name="ce133"/>
          <table:table-cell table:style-name="ce134" table:content-validation-name="val1" office:value-type="float" office:value="6" table:number-columns-spanned="2" table:number-rows-spanned="1">
            <text:p>6</text:p>
          </table:table-cell>
          <table:covered-table-cell table:style-name="ce133"/>
          <table:table-cell table:style-name="ce132" office:value-type="string" table:number-columns-spanned="2" table:number-rows-spanned="1">
            <text:p>Year</text:p>
          </table:table-cell>
          <table:covered-table-cell table:style-name="ce133"/>
          <table:table-cell table:style-name="ce132" office:value-type="float" office:value="2016" table:number-columns-spanned="2" table:number-rows-spanned="1">
            <text:p>2016</text:p>
          </table:table-cell>
          <table:covered-table-cell table:style-name="ce135"/>
          <table:table-cell table:style-name="ce124" table:number-columns-repeated="14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125" table:formula="of:=DATE([.$R$1];[.N1];1)" office:value-type="date" office:date-value="2016-06-01">
            <text:p>01</text:p>
          </table:table-cell>
          <table:table-cell table:style-name="ce125" table:formula="of:=[.D2]+1" office:value-type="date" office:date-value="2016-06-02">
            <text:p>02</text:p>
          </table:table-cell>
          <table:table-cell table:style-name="ce125" table:formula="of:=[.E2]+1" office:value-type="date" office:date-value="2016-06-03">
            <text:p>03</text:p>
          </table:table-cell>
          <table:table-cell table:style-name="ce125" table:formula="of:=[.F2]+1" office:value-type="date" office:date-value="2016-06-04">
            <text:p>04</text:p>
          </table:table-cell>
          <table:table-cell table:style-name="ce125" table:formula="of:=[.G2]+1" office:value-type="date" office:date-value="2016-06-05">
            <text:p>05</text:p>
          </table:table-cell>
          <table:table-cell table:style-name="ce125" table:formula="of:=[.H2]+1" office:value-type="date" office:date-value="2016-06-06">
            <text:p>06</text:p>
          </table:table-cell>
          <table:table-cell table:style-name="ce125" table:formula="of:=[.I2]+1" office:value-type="date" office:date-value="2016-06-07">
            <text:p>07</text:p>
          </table:table-cell>
          <table:table-cell table:style-name="ce125" table:formula="of:=[.J2]+1" office:value-type="date" office:date-value="2016-06-08">
            <text:p>08</text:p>
          </table:table-cell>
          <table:table-cell table:style-name="ce125" table:formula="of:=[.K2]+1" office:value-type="date" office:date-value="2016-06-09">
            <text:p>09</text:p>
          </table:table-cell>
          <table:table-cell table:style-name="ce125" table:formula="of:=[.L2]+1" office:value-type="date" office:date-value="2016-06-10">
            <text:p>10</text:p>
          </table:table-cell>
          <table:table-cell table:style-name="ce125" table:formula="of:=[.M2]+1" office:value-type="date" office:date-value="2016-06-11">
            <text:p>11</text:p>
          </table:table-cell>
          <table:table-cell table:style-name="ce125" table:formula="of:=[.N2]+1" office:value-type="date" office:date-value="2016-06-12">
            <text:p>12</text:p>
          </table:table-cell>
          <table:table-cell table:style-name="ce125" table:formula="of:=[.O2]+1" office:value-type="date" office:date-value="2016-06-13">
            <text:p>13</text:p>
          </table:table-cell>
          <table:table-cell table:style-name="ce125" table:formula="of:=[.P2]+1" office:value-type="date" office:date-value="2016-06-14">
            <text:p>14</text:p>
          </table:table-cell>
          <table:table-cell table:style-name="ce125" table:formula="of:=[.Q2]+1" office:value-type="date" office:date-value="2016-06-15">
            <text:p>15</text:p>
          </table:table-cell>
          <table:table-cell table:style-name="ce125" table:formula="of:=[.R2]+1" office:value-type="date" office:date-value="2016-06-16">
            <text:p>16</text:p>
          </table:table-cell>
          <table:table-cell table:style-name="ce125" table:formula="of:=[.S2]+1" office:value-type="date" office:date-value="2016-06-17">
            <text:p>17</text:p>
          </table:table-cell>
          <table:table-cell table:style-name="ce125" table:formula="of:=[.T2]+1" office:value-type="date" office:date-value="2016-06-18">
            <text:p>18</text:p>
          </table:table-cell>
          <table:table-cell table:style-name="ce125" table:formula="of:=[.U2]+1" office:value-type="date" office:date-value="2016-06-19">
            <text:p>19</text:p>
          </table:table-cell>
          <table:table-cell table:style-name="ce125" table:formula="of:=[.V2]+1" office:value-type="date" office:date-value="2016-06-20">
            <text:p>20</text:p>
          </table:table-cell>
          <table:table-cell table:style-name="ce125" table:formula="of:=[.W2]+1" office:value-type="date" office:date-value="2016-06-21">
            <text:p>21</text:p>
          </table:table-cell>
          <table:table-cell table:style-name="ce125" table:formula="of:=[.X2]+1" office:value-type="date" office:date-value="2016-06-22">
            <text:p>22</text:p>
          </table:table-cell>
          <table:table-cell table:style-name="ce125" table:formula="of:=[.Y2]+1" office:value-type="date" office:date-value="2016-06-23">
            <text:p>23</text:p>
          </table:table-cell>
          <table:table-cell table:style-name="ce125" table:formula="of:=[.Z2]+1" office:value-type="date" office:date-value="2016-06-24">
            <text:p>24</text:p>
          </table:table-cell>
          <table:table-cell table:style-name="ce125" table:formula="of:=[.AA2]+1" office:value-type="date" office:date-value="2016-06-25">
            <text:p>25</text:p>
          </table:table-cell>
          <table:table-cell table:style-name="ce125" table:formula="of:=[.AB2]+1" office:value-type="date" office:date-value="2016-06-26">
            <text:p>26</text:p>
          </table:table-cell>
          <table:table-cell table:style-name="ce125" table:formula="of:=[.AC2]+1" office:value-type="date" office:date-value="2016-06-27">
            <text:p>27</text:p>
          </table:table-cell>
          <table:table-cell table:style-name="ce125" table:formula="of:=[.AD2]+1" office:value-type="date" office:date-value="2016-06-28">
            <text:p>28</text:p>
          </table:table-cell>
          <table:table-cell table:style-name="ce125" table:formula="of:=[.AE2]+1" office:value-type="date" office:date-value="2016-06-29">
            <text:p>29</text:p>
          </table:table-cell>
          <table:table-cell table:style-name="ce125" table:formula="of:=[.AF2]+1" office:value-type="date" office:date-value="2016-06-30">
            <text:p>30</text:p>
          </table:table-cell>
          <table:table-cell table:style-name="ce70" table:number-columns-repeated="952"/>
        </table:table-row>
        <table:table-row table:style-name="ro6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126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6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6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6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6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6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6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6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6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6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6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6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6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6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6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6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6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6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6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6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6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6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6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6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6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0" table:number-columns-repeated="952"/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123" table:formula="of:=SUM([.D4:.AG4])" office:value-type="float" office:value="0"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3.5591in" svg:y="0.1193in" draw:caption-point-x="-0.2402in" draw:caption-point-y="0.5988in">
              <dc:date>2016-06-03T00:00:00</dc:date>
              <text:p text:style-name="P1"><text:span text:style-name="T1">Tối qua làm khuya nên sáng nay vô trễ </text:span></text:p>
            </office:annotation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3311in" svg:y="0.1217in" draw:caption-point-x="-0.2402in" draw:caption-point-y="0.5965in">
              <dc:date>2016-06-09T00:00:00</dc:date>
              <text:p text:style-name="P1"><text:span text:style-name="T1">Đi trễ, ~8h3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0"/>
          <table:table-cell table:style-name="ce41" table:number-columns-repeated="952"/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123" table:formula="of:=SUM([.D5:.AG5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2" draw:text-style-name="P1" svg:width="1.1413in" svg:height="0.5457in" svg:x="5.3854in" svg:y="0.3689in" draw:caption-point-x="-0.2402in" draw:caption-point-y="0.5969in">
              <dc:date>2016-06-07T00:00:00</dc:date>
              <text:p text:style-name="P1"><text:span text:style-name="T1">NGHỈ BUỔI SÁNG, bận việc nhà</text:span></text:p>
            </office:annotation>
            <text:p>0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8205in" svg:y="0.3697in" draw:caption-point-x="-0.2402in" draw:caption-point-y="0.5961in">
              <dc:date>2016-06-10T00:00:00</dc:date>
              <text:p text:style-name="P1"><text:span text:style-name="T1">~8h40 vào cty, đi trễ</text:span></text:p>
            </office:annotation>
            <text:p>0</text:p>
          </table:table-cell>
          <table:table-cell table:style-name="ce127" table:number-columns-repeated="20"/>
          <table:table-cell table:style-name="ce41" table:number-columns-repeated="952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2" office:value-type="string">
            <text:p>ChanNTT</text:p>
          </table:table-cell>
          <table:table-cell table:style-name="ce123" table:formula="of:=SUM([.D6:.AG6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6.8205in" svg:y="0.6181in" draw:caption-point-x="-0.2402in" draw:caption-point-y="0.5953in">
              <dc:date>2016-06-10T00:00:00</dc:date>
              <text:p text:style-name="P1"><text:span text:style-name="T1">Bị mệt, nghỉ buổi chiều</text:span></text:p>
            </office:annotation>
            <text:p>0.5</text:p>
          </table:table-cell>
          <table:table-cell table:style-name="ce127" table:number-columns-repeated="20"/>
          <table:table-cell table:style-name="ce41" table:number-columns-repeated="952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2" office:value-type="string">
            <text:p>CuongNH</text:p>
          </table:table-cell>
          <table:table-cell table:style-name="ce123" table:formula="of:=SUM([.D7:.AG7])" office:value-type="float" office:value="1"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1">
            <office:annotation draw:style-name="gr4" draw:text-style-name="P1" svg:width="1.1413in" svg:height="0.3902in" svg:x="3.5591in" svg:y="0.8622in" draw:caption-point-x="-0.2402in" draw:caption-point-y="0.5988in">
              <dc:date>2016-06-03T00:00:00</dc:date>
              <text:p text:style-name="P1"><text:span text:style-name="T1">Về quê thăm ng nhà ốm</text:span></text:p>
            </office:annotation>
            <text:p>1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0"/>
          <table:table-cell table:style-name="ce41" table:number-columns-repeated="952"/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2" office:value-type="string">
            <text:p>DuongDN</text:p>
          </table:table-cell>
          <table:table-cell table:style-name="ce123" table:formula="of:=SUM([.D8:.AG8])" office:value-type="float" office:value="3">
            <text:p>3</text:p>
          </table:table-cell>
          <table:table-cell table:style-name="ce127" office:value-type="float" office:value="1">
            <office:annotation draw:style-name="gr4" draw:text-style-name="P1" svg:width="1.1413in" svg:height="0.3902in" svg:x="2.6457in" svg:y="1.1091in" draw:caption-point-x="-0.2402in" draw:caption-point-y="0.5996in">
              <dc:date>2016-06-01T00:00:00</dc:date>
              <text:p text:style-name="P1"><text:span text:style-name="T1">Đi học <text:s/>và chở vợ đi khám thai</text:span></text:p>
            </office:annotation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1">
            <office:annotation draw:style-name="gr4" draw:text-style-name="P1" svg:width="1.1413in" svg:height="0.3902in" svg:x="5.8421in" svg:y="1.1118in" draw:caption-point-x="-0.2402in" draw:caption-point-y="0.5969in">
              <dc:date>2016-06-07T00:00:00</dc:date>
              <text:p text:style-name="P1"><text:span text:style-name="T1">Chở vợ đi khám thai và đi học</text:span></text:p>
            </office:annotation>
            <text:p>1</text:p>
          </table:table-cell>
          <table:table-cell table:style-name="ce127" office:value-type="float" office:value="1">
            <office:annotation draw:style-name="gr7" draw:text-style-name="P1" svg:width="1.1413in" svg:height="0.2634in" svg:x="6.3311in" svg:y="1.1122in" draw:caption-point-x="-0.2402in" draw:caption-point-y="0.5965in">
              <dc:date>2016-06-09T00:00:00</dc:date>
              <text:p text:style-name="P1"><text:span text:style-name="T1">Bận việc nhà</text:span></text:p>
            </office:annotation>
            <text:p>1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0"/>
          <table:table-cell table:style-name="ce41" table:number-columns-repeated="952"/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42" office:value-type="string">
            <text:p>DuyNM</text:p>
          </table:table-cell>
          <table:table-cell table:style-name="ce123" table:formula="of:=SUM([.D9:.AG9])" office:value-type="float" office:value="0"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3.5591in" svg:y="1.3579in" draw:caption-point-x="-0.2402in" draw:caption-point-y="0.5988in">
              <dc:date>2016-06-03T00:00:00</dc:date>
              <text:p text:style-name="P1"><text:span text:style-name="T1">Bận việc riêng nên vô trễ ~ 9h30</text:span></text:p>
            </office:annotation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0"/>
          <table:table-cell table:style-name="ce41" table:number-columns-repeated="952"/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2" office:value-type="string">
            <text:p>DuyenLT</text:p>
          </table:table-cell>
          <table:table-cell table:style-name="ce123" table:formula="of:=SUM([.D10:.AG10])" office:value-type="float" office:value="0"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3.5591in" svg:y="1.6055in" draw:caption-point-x="-0.2402in" draw:caption-point-y="0.5988in">
              <dc:date>2016-06-03T00:00:00</dc:date>
              <text:p text:style-name="P1"><text:span text:style-name="T1">Bận việc riêng nên vô trễ ~ 10h</text:span></text:p>
            </office:annotation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0"/>
          <table:table-cell table:style-name="ce41" table:number-columns-repeated="952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2" office:value-type="string">
            <text:p>GiauNV</text:p>
          </table:table-cell>
          <table:table-cell table:style-name="ce123" table:formula="of:=SUM([.D11:.AG11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0"/>
          <table:table-cell table:style-name="ce41" table:number-columns-repeated="952"/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2" office:value-type="string">
            <text:p>HaTH</text:p>
          </table:table-cell>
          <table:table-cell table:style-name="ce123" table:formula="of:=SUM([.D12:.AG12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0"/>
          <table:table-cell table:style-name="ce41" table:number-columns-repeated="952"/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2" office:value-type="string">
            <text:p>HaiNM</text:p>
          </table:table-cell>
          <table:table-cell table:style-name="ce123" table:formula="of:=SUM([.D13:.AG13])" office:value-type="float" office:value="0"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3.1024in" svg:y="2.348in" draw:caption-point-x="-0.2402in" draw:caption-point-y="0.5992in">
              <dc:date>2016-06-02T00:00:00</dc:date>
              <text:p text:style-name="P1"><text:span text:style-name="T1">Bận việc riêng nên và trễ, 8h35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5.8421in" svg:y="2.3504in" draw:caption-point-x="-0.2402in" draw:caption-point-y="0.5969in">
              <dc:date>2016-06-08T00:00:00</dc:date>
              <text:p text:style-name="P1"><text:span text:style-name="T1">Bận việc nhà (`9h vào cty)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3311in" svg:y="2.3508in" draw:caption-point-x="-0.2402in" draw:caption-point-y="0.5965in">
              <dc:date>2016-06-09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8205in" svg:y="2.3512in" draw:caption-point-x="-0.2402in" draw:caption-point-y="0.5961in">
              <dc:date>2016-06-10T00:00:00</dc:date>
              <text:p text:style-name="P1"><text:span text:style-name="T1">Bận việc nhà, ~8h50 vào cty</text:span></text:p>
            </office:annotation>
            <text:p>0</text:p>
          </table:table-cell>
          <table:table-cell table:style-name="ce127" table:number-columns-repeated="20"/>
          <table:table-cell table:style-name="ce41" table:number-columns-repeated="952"/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2" office:value-type="string">
            <text:p>HienNV</text:p>
          </table:table-cell>
          <table:table-cell table:style-name="ce123" table:formula="of:=SUM([.D14:.AG14])" office:value-type="float" office:value="1">
            <text:p>1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1">
            <text:p>1</text:p>
          </table:table-cell>
          <table:table-cell table:style-name="ce127" table:number-columns-repeated="20"/>
          <table:table-cell table:style-name="ce41" table:number-columns-repeated="952"/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2" office:value-type="string">
            <text:p>HiepNH</text:p>
          </table:table-cell>
          <table:table-cell table:style-name="ce123" table:formula="of:=SUM([.D15:.AG15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4.9287in" svg:y="2.8449in" draw:caption-point-x="-0.2402in" draw:caption-point-y="0.5976in">
              <dc:date>2016-06-06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3311in" svg:y="2.8461in" draw:caption-point-x="-0.2402in" draw:caption-point-y="0.5965in">
              <dc:date>2016-06-09T00:00:00</dc:date>
              <text:p text:style-name="P1"><text:span text:style-name="T1">Vào trễ, tối qua làm việc khuya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0"/>
          <table:table-cell table:style-name="ce41" table:number-columns-repeated="952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2" office:value-type="string">
            <text:p>HieuHT</text:p>
          </table:table-cell>
          <table:table-cell table:style-name="ce123" table:formula="of:=SUM([.D16:.AG16])" office:value-type="float" office:value="1">
            <text:p>1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1">
            <office:annotation draw:style-name="gr7" draw:text-style-name="P1" svg:width="1.1413in" svg:height="0.2634in" svg:x="6.3311in" svg:y="3.0937in" draw:caption-point-x="-0.2402in" draw:caption-point-y="0.5965in">
              <dc:date>2016-06-09T00:00:00</dc:date>
              <text:p text:style-name="P1"><text:span text:style-name="T1">Bị ốm</text:span></text:p>
            </office:annotation>
            <text:p>1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0"/>
          <table:table-cell table:style-name="ce41" table:number-columns-repeated="952"/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2" office:value-type="string">
            <text:p>HieuPT</text:p>
          </table:table-cell>
          <table:table-cell table:style-name="ce123" table:formula="of:=SUM([.D17:.AG17])" office:value-type="float" office:value="0"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3.1024in" svg:y="3.339in" draw:caption-point-x="-0.2402in" draw:caption-point-y="0.5992in">
              <dc:date>2016-06-02T00:00:00</dc:date>
              <text:p text:style-name="P1"><text:span text:style-name="T1">8h3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3311in" svg:y="3.3417in" draw:caption-point-x="-0.2402in" draw:caption-point-y="0.5965in">
              <dc:date>2016-06-09T00:00:00</dc:date>
              <text:p text:style-name="P1"><text:span text:style-name="T1">Đi làm trễ, 8h5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0"/>
          <table:table-cell table:style-name="ce41" table:number-columns-repeated="952"/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2" office:value-type="string">
            <text:p>HungPN</text:p>
          </table:table-cell>
          <table:table-cell table:style-name="ce123" table:formula="of:=SUM([.D18:.AG18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0"/>
          <table:table-cell table:style-name="ce41" table:number-columns-repeated="952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2" office:value-type="string">
            <text:p>HuyenHT</text:p>
          </table:table-cell>
          <table:table-cell table:style-name="ce123" table:formula="of:=SUM([.D19:.AG19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4.9287in" svg:y="3.8358in" draw:caption-point-x="-0.2402in" draw:caption-point-y="0.5976in">
              <dc:date>2016-06-06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0"/>
          <table:table-cell table:style-name="ce41" table:number-columns-repeated="952"/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42" office:value-type="string">
            <text:p>KhanhNN</text:p>
          </table:table-cell>
          <table:table-cell table:style-name="ce123" table:formula="of:=SUM([.D20:.AG20])" office:value-type="float" office:value="0">
            <text:p>0</text:p>
          </table:table-cell>
          <table:table-cell table:style-name="ce127" table:number-columns-repeated="8"/>
          <table:table-cell table:number-columns-repeated="2" table:style-name="ce127" office:value-type="float" office:value="0">
            <text:p>0</text:p>
          </table:table-cell>
          <table:table-cell table:style-name="ce127" table:number-columns-repeated="20"/>
          <table:table-cell table:style-name="ce41" table:number-columns-repeated="952"/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2" office:value-type="string">
            <text:p>KienPT</text:p>
          </table:table-cell>
          <table:table-cell table:style-name="ce123" table:formula="of:=SUM([.D21:.AG21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0"/>
          <table:table-cell table:style-name="ce41" table:number-columns-repeated="952"/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2" office:value-type="string">
            <text:p>LongPT</text:p>
          </table:table-cell>
          <table:table-cell table:style-name="ce123" table:formula="of:=SUM([.D22:.AG22])" office:value-type="float" office:value="0">
            <text:p>0</text:p>
          </table:table-cell>
          <table:table-cell table:style-name="ce127" table:number-columns-repeated="8"/>
          <table:table-cell table:number-columns-repeated="2" table:style-name="ce127" office:value-type="float" office:value="0">
            <text:p>0</text:p>
          </table:table-cell>
          <table:table-cell table:style-name="ce127" table:number-columns-repeated="20"/>
          <table:table-cell table:style-name="ce41" table:number-columns-repeated="952"/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2" office:value-type="string">
            <text:p>LuanNN</text:p>
          </table:table-cell>
          <table:table-cell table:style-name="ce123" table:formula="of:=SUM([.D23:.AG23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5.8421in" svg:y="4.8272in" draw:caption-point-x="-0.2402in" draw:caption-point-y="0.5969in">
              <dc:date>2016-06-08T00:00:00</dc:date>
              <text:p text:style-name="P1"><text:span text:style-name="T1">Đi trễ (8h35 vào cty)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0"/>
          <table:table-cell table:style-name="ce41" table:number-columns-repeated="952"/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2" office:value-type="string">
            <text:p>MaiNTT</text:p>
          </table:table-cell>
          <table:table-cell table:style-name="ce123" table:formula="of:=SUM([.D24:.AG24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0"/>
          <table:table-cell table:style-name="ce41" table:number-columns-repeated="952"/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2" office:value-type="string">
            <text:p>MinhTD</text:p>
          </table:table-cell>
          <table:table-cell table:style-name="ce123" table:formula="of:=SUM([.D25:.AG25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0"/>
          <table:table-cell table:style-name="ce41" table:number-columns-repeated="952"/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2" office:value-type="string">
            <text:p>NamTV</text:p>
          </table:table-cell>
          <table:table-cell table:style-name="ce123" table:formula="of:=SUM([.D26:.AG26])" office:value-type="float" office:value="0"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3.1024in" svg:y="5.5681in" draw:caption-point-x="-0.2402in" draw:caption-point-y="0.5992in">
              <dc:date>2016-06-02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4.9287in" svg:y="5.5697in" draw:caption-point-x="-0.2402in" draw:caption-point-y="0.5976in">
              <dc:date>2016-06-06T00:00:00</dc:date>
              <text:p text:style-name="P1"><text:span text:style-name="T1">Đi trễ, 8h35 vào cty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0"/>
          <table:table-cell table:style-name="ce41" table:number-columns-repeated="952"/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2" office:value-type="string">
            <text:p>NguyenHTT</text:p>
          </table:table-cell>
          <table:table-cell table:style-name="ce123" table:formula="of:=SUM([.D27:.AG27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0"/>
          <table:table-cell table:style-name="ce41" table:number-columns-repeated="952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2" office:value-type="string">
            <text:p>NhanNM</text:p>
          </table:table-cell>
          <table:table-cell table:style-name="ce123" table:formula="of:=SUM([.D28:.AG28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0"/>
          <table:table-cell table:style-name="ce41" table:number-columns-repeated="952"/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2" office:value-type="string">
            <text:p>PhuongTH</text:p>
          </table:table-cell>
          <table:table-cell table:style-name="ce123" table:formula="of:=SUM([.D29:.AG29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0"/>
          <table:table-cell table:style-name="ce41" table:number-columns-repeated="952"/>
        </table:table-row>
        <table:table-row table:style-name="ro6">
          <table:table-cell table:style-name="ce40" office:value-type="float" office:value="27">
            <text:p>27</text:p>
          </table:table-cell>
          <table:table-cell table:style-name="ce42" office:value-type="string">
            <text:p>QuanLD</text:p>
          </table:table-cell>
          <table:table-cell table:style-name="ce123" table:formula="of:=SUM([.D30:.AG30])" office:value-type="float" office:value="0">
            <text:p>0</text:p>
          </table:table-cell>
          <table:table-cell table:style-name="ce127" table:number-columns-repeated="5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5.3854in" svg:y="6.561in" draw:caption-point-x="-0.2402in" draw:caption-point-y="0.5969in">
              <dc:date>2016-06-08T00:00:00</dc:date>
              <text:p text:style-name="P1"><text:span text:style-name="T1">Đi trễ ~8h30 vào cty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0"/>
          <table:table-cell table:style-name="ce41" table:number-columns-repeated="952"/>
        </table:table-row>
        <table:table-row table:style-name="ro6">
          <table:table-cell table:style-name="ce40" office:value-type="float" office:value="28">
            <text:p>28</text:p>
          </table:table-cell>
          <table:table-cell table:style-name="ce42" office:value-type="string">
            <text:p>SonPX</text:p>
          </table:table-cell>
          <table:table-cell table:style-name="ce123" table:formula="of:=SUM([.D31:.AG31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0"/>
          <table:table-cell table:style-name="ce41" table:number-columns-repeated="952"/>
        </table:table-row>
        <table:table-row table:style-name="ro6">
          <table:table-cell table:style-name="ce40" office:value-type="float" office:value="29">
            <text:p>29</text:p>
          </table:table-cell>
          <table:table-cell table:style-name="ce42" office:value-type="string">
            <text:p>TienND</text:p>
          </table:table-cell>
          <table:table-cell table:style-name="ce123" table:formula="of:=SUM([.D32:.AG32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6.8205in" svg:y="7.0579in" draw:caption-point-x="-0.2402in" draw:caption-point-y="0.5953in">
              <dc:date>2016-06-10T00:00:00</dc:date>
              <text:p text:style-name="P1"><text:span text:style-name="T1">Bị mệt, nghỉ buổi chiều</text:span></text:p>
            </office:annotation>
            <text:p>0.5</text:p>
          </table:table-cell>
          <table:table-cell table:style-name="ce127" table:number-columns-repeated="20"/>
          <table:table-cell table:style-name="ce41" table:number-columns-repeated="952"/>
        </table:table-row>
        <table:table-row table:style-name="ro6">
          <table:table-cell table:style-name="ce40" office:value-type="float" office:value="30">
            <text:p>30</text:p>
          </table:table-cell>
          <table:table-cell table:style-name="ce42" office:value-type="string">
            <text:p>ThachBK</text:p>
          </table:table-cell>
          <table:table-cell table:style-name="ce123" table:formula="of:=SUM([.D33:.AG33])" office:value-type="float" office:value="1">
            <text:p>1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1">
            <office:annotation draw:style-name="gr7" draw:text-style-name="P1" svg:width="1.1413in" svg:height="0.2634in" svg:x="6.8205in" svg:y="7.3055in" draw:caption-point-x="-0.2402in" draw:caption-point-y="0.5953in">
              <dc:date>2016-06-10T00:00:00</dc:date>
              <text:p text:style-name="P1"><text:span text:style-name="T1">Bận việc riêng</text:span></text:p>
            </office:annotation>
            <text:p>1</text:p>
          </table:table-cell>
          <table:table-cell table:style-name="ce127" table:number-columns-repeated="20"/>
          <table:table-cell table:style-name="ce41" table:number-columns-repeated="952"/>
        </table:table-row>
        <table:table-row table:style-name="ro6">
          <table:table-cell table:style-name="ce40" office:value-type="float" office:value="31">
            <text:p>31</text:p>
          </table:table-cell>
          <table:table-cell table:style-name="ce42" office:value-type="string">
            <text:p>ThaoDTH</text:p>
          </table:table-cell>
          <table:table-cell table:style-name="ce123" table:formula="of:=SUM([.D34:.AG34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4.9287in" svg:y="7.5508in" draw:caption-point-x="-0.2402in" draw:caption-point-y="0.5976in">
              <dc:date>2016-06-06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0"/>
          <table:table-cell table:style-name="ce41" table:number-columns-repeated="952"/>
        </table:table-row>
        <table:table-row table:style-name="ro6">
          <table:table-cell table:style-name="ce40" office:value-type="float" office:value="32">
            <text:p>32</text:p>
          </table:table-cell>
          <table:table-cell table:style-name="ce42" office:value-type="string">
            <text:p>ThamDT</text:p>
          </table:table-cell>
          <table:table-cell table:style-name="ce123" table:formula="of:=SUM([.D35:.AG35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8205in" svg:y="7.8004in" draw:caption-point-x="-0.2402in" draw:caption-point-y="0.5961in">
              <dc:date>2016-06-10T00:00:00</dc:date>
              <text:p text:style-name="P1"><text:span text:style-name="T1">Bận vệc riêng, 8h50 vào cty</text:span></text:p>
            </office:annotation>
            <text:p>0</text:p>
          </table:table-cell>
          <table:table-cell table:style-name="ce127" table:number-columns-repeated="20"/>
          <table:table-cell table:style-name="ce41" table:number-columns-repeated="952"/>
        </table:table-row>
        <table:table-row table:style-name="ro6">
          <table:table-cell table:style-name="ce40" office:value-type="float" office:value="33">
            <text:p>33</text:p>
          </table:table-cell>
          <table:table-cell table:style-name="ce42" office:value-type="string">
            <text:p>ThinhT</text:p>
          </table:table-cell>
          <table:table-cell table:style-name="ce123" table:formula="of:=SUM([.D36:.AG36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0"/>
          <table:table-cell table:style-name="ce41" table:number-columns-repeated="952"/>
        </table:table-row>
        <table:table-row table:style-name="ro6">
          <table:table-cell table:style-name="ce40" office:value-type="float" office:value="34">
            <text:p>34</text:p>
          </table:table-cell>
          <table:table-cell table:style-name="ce42" office:value-type="string">
            <text:p>ThongDN</text:p>
          </table:table-cell>
          <table:table-cell table:style-name="ce123" table:formula="of:=SUM([.D37:.AG37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4.9287in" svg:y="8.2941in" draw:caption-point-x="-0.2402in" draw:caption-point-y="0.5976in">
              <dc:date>2016-06-06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5.8421in" svg:y="8.2949in" draw:caption-point-x="-0.2402in" draw:caption-point-y="0.5969in">
              <dc:date>2016-06-08T00:00:00</dc:date>
              <text:p text:style-name="P1"><text:span text:style-name="T1">Đi trễ, 8h4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0"/>
          <table:table-cell table:style-name="ce41" table:number-columns-repeated="952"/>
        </table:table-row>
        <table:table-row table:style-name="ro6">
          <table:table-cell table:style-name="ce40" office:value-type="float" office:value="35">
            <text:p>35</text:p>
          </table:table-cell>
          <table:table-cell table:style-name="ce42" office:value-type="string">
            <text:p>ThuyLTT</text:p>
          </table:table-cell>
          <table:table-cell table:style-name="ce123" table:formula="of:=SUM([.D38:.AG38])" office:value-type="float" office:value="0.5">
            <text:p>0.5</text:p>
          </table:table-cell>
          <table:table-cell table:style-name="ce127" office:value-type="float" office:value="0.5">
            <office:annotation draw:style-name="gr4" draw:text-style-name="P1" svg:width="1.1413in" svg:height="0.3902in" svg:x="2.6457in" svg:y="8.5402in" draw:caption-point-x="-0.2402in" draw:caption-point-y="0.5992in">
              <dc:date>2016-06-01T00:00:00</dc:date>
              <text:p text:style-name="P1"><text:span text:style-name="T1">Đưa bà ngoại đi khám bệnh</text:span></text:p>
            </office:annotation>
            <text:p>0.5</text:p>
          </table:table-cell>
          <table:table-cell table:style-name="ce127" office:value-type="float" office:value="0">
            <office:annotation draw:style-name="gr4" draw:text-style-name="P1" svg:width="1.1413in" svg:height="0.3902in" svg:x="3.1024in" svg:y="8.5402in" draw:caption-point-x="-0.2402in" draw:caption-point-y="0.5992in">
              <dc:date>2016-06-02T00:00:00</dc:date>
              <text:p text:style-name="P1"><text:span text:style-name="T1">Chở bà ra bến xe nên vô trễ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4.9287in" svg:y="8.5417in" draw:caption-point-x="-0.2402in" draw:caption-point-y="0.5976in">
              <dc:date>2016-06-06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5.8421in" svg:y="8.5425in" draw:caption-point-x="-0.2402in" draw:caption-point-y="0.5969in">
              <dc:date>2016-06-08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3311in" svg:y="8.5429in" draw:caption-point-x="-0.2402in" draw:caption-point-y="0.5965in">
              <dc:date>2016-06-09T00:00:00</dc:date>
              <text:p text:style-name="P1"><text:span text:style-name="T1">Bận việc nhà nên tới trễ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8205in" svg:y="8.5433in" draw:caption-point-x="-0.2402in" draw:caption-point-y="0.5961in">
              <dc:date>2016-06-10T00:00:00</dc:date>
              <text:p text:style-name="P1"><text:span text:style-name="T1">Bận việc nhà, ~8h30 vào cty</text:span></text:p>
            </office:annotation>
            <text:p>0</text:p>
          </table:table-cell>
          <table:table-cell table:style-name="ce127" table:number-columns-repeated="20"/>
          <table:table-cell table:style-name="ce41" table:number-columns-repeated="952"/>
        </table:table-row>
        <table:table-row table:style-name="ro6">
          <table:table-cell table:style-name="ce40" office:value-type="float" office:value="36">
            <text:p>36</text:p>
          </table:table-cell>
          <table:table-cell table:style-name="ce42" office:value-type="string">
            <text:p>ToiDB</text:p>
          </table:table-cell>
          <table:table-cell table:style-name="ce123" table:formula="of:=SUM([.D39:.AG39])" office:value-type="float" office:value="0.5">
            <text:p>0.5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3.1024in" svg:y="8.7878in" draw:caption-point-x="-0.2402in" draw:caption-point-y="0.5992in">
              <dc:date>2016-06-02T00:00:00</dc:date>
              <text:p text:style-name="P1"><text:span text:style-name="T1">anh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.5">
            <office:annotation draw:style-name="gr4" draw:text-style-name="P1" svg:width="1.1413in" svg:height="0.3902in" svg:x="4.9287in" svg:y="8.7894in" draw:caption-point-x="-0.2402in" draw:caption-point-y="0.5976in">
              <dc:date>2016-06-06T00:00:00</dc:date>
              <text:p text:style-name="P1"><text:span text:style-name="T1">Bị mệt, nghỉ buổi sáng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5.8421in" svg:y="8.7902in" draw:caption-point-x="-0.2402in" draw:caption-point-y="0.5969in">
              <dc:date>2016-06-08T00:00:00</dc:date>
              <text:p text:style-name="P1"><text:span text:style-name="T1">Đi trễ, 8h4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0"/>
          <table:table-cell table:style-name="ce41" table:number-columns-repeated="952"/>
        </table:table-row>
        <table:table-row table:style-name="ro6">
          <table:table-cell table:style-name="ce40" office:value-type="float" office:value="37">
            <text:p>37</text:p>
          </table:table-cell>
          <table:table-cell table:style-name="ce42" office:value-type="string">
            <text:p>TruyenLVC</text:p>
          </table:table-cell>
          <table:table-cell table:style-name="ce123" table:formula="of:=SUM([.D40:.AG40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0"/>
          <table:table-cell table:style-name="ce41" table:number-columns-repeated="952"/>
        </table:table-row>
        <table:table-row table:style-name="ro6">
          <table:table-cell table:style-name="ce40" office:value-type="float" office:value="38">
            <text:p>38</text:p>
          </table:table-cell>
          <table:table-cell table:style-name="ce42" office:value-type="string">
            <text:p>TuanND</text:p>
          </table:table-cell>
          <table:table-cell table:style-name="ce123" table:formula="of:=SUM([.D41:.AG41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4.9287in" svg:y="9.2846in" draw:caption-point-x="-0.2402in" draw:caption-point-y="0.5976in">
              <dc:date>2016-06-06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5.8421in" svg:y="9.2854in" draw:caption-point-x="-0.2402in" draw:caption-point-y="0.5969in">
              <dc:date>2016-06-08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3311in" svg:y="9.2858in" draw:caption-point-x="-0.2402in" draw:caption-point-y="0.5965in">
              <dc:date>2016-06-09T00:00:00</dc:date>
              <text:p text:style-name="P1"><text:span text:style-name="T1">Đi trễ,8h3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0"/>
          <table:table-cell table:style-name="ce41" table:number-columns-repeated="952"/>
        </table:table-row>
        <table:table-row table:style-name="ro6">
          <table:table-cell table:style-name="ce40" office:value-type="float" office:value="39">
            <text:p>39</text:p>
          </table:table-cell>
          <table:table-cell table:style-name="ce42" office:value-type="string">
            <text:p>VietBA</text:p>
          </table:table-cell>
          <table:table-cell table:style-name="ce123" table:formula="of:=SUM([.D42:.AG42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8205in" svg:y="9.5339in" draw:caption-point-x="-0.2402in" draw:caption-point-y="0.5961in">
              <dc:date>2016-06-10T00:00:00</dc:date>
              <text:p text:style-name="P1"><text:span text:style-name="T1">Bận vệc riêng, 8h50 vào cty</text:span></text:p>
            </office:annotation>
            <text:p>0</text:p>
          </table:table-cell>
          <table:table-cell table:style-name="ce127" table:number-columns-repeated="20"/>
          <table:table-cell table:style-name="ce41" table:number-columns-repeated="952"/>
        </table:table-row>
        <table:table-row table:style-name="ro6">
          <table:table-cell table:style-name="ce40" office:value-type="float" office:value="40">
            <text:p>40</text:p>
          </table:table-cell>
          <table:table-cell table:style-name="ce42" office:value-type="string">
            <text:p>VinhP</text:p>
          </table:table-cell>
          <table:table-cell table:style-name="ce123" table:formula="of:=SUM([.D43:.AG43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0"/>
          <table:table-cell table:style-name="ce41" table:number-columns-repeated="952"/>
        </table:table-row>
        <table:table-row table:style-name="ro6">
          <table:table-cell table:style-name="ce40" office:value-type="float" office:value="41">
            <text:p>41</text:p>
          </table:table-cell>
          <table:table-cell table:style-name="ce42" office:value-type="string">
            <text:p>VuNA</text:p>
          </table:table-cell>
          <table:table-cell table:style-name="ce123" table:formula="of:=SUM([.D44:.AG44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0"/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128" table:number-columns-repeated="30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28" table:number-columns-repeated="4"/>
          <table:table-cell table:style-name="ce130"/>
          <table:table-cell table:style-name="ce128" table:number-columns-repeated="25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128" table:number-columns-repeated="30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28" table:number-columns-repeated="4"/>
          <table:table-cell table:style-name="ce131" table:number-columns-repeated="7"/>
          <table:table-cell table:style-name="ce128" table:number-columns-repeated="19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128" table:number-columns-repeated="30"/>
          <table:table-cell table:style-name="ce41" table:number-columns-repeated="952"/>
        </table:table-row>
        <table:table-row table:style-name="ro2" table:number-rows-repeated="983127">
          <table:table-cell table:number-columns-repeated="985"/>
        </table:table-row>
        <table:table-row table:style-name="ro2">
          <table:table-cell table:number-columns-repeated="985"/>
        </table:table-row>
      </table:table>
      <table:database-ranges>
        <table:database-range table:name="__Anonymous_Sheet_DB__1" table:target-range-address="Tong_Hop_Ngay_Nghi_2016.A7:Tong_Hop_Ngay_Nghi_2016.M4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32106" number:language="vi" number:country="VN">
      <number:day number:style="long"/>
      <number:text>/</number:text>
      <number:month number:style="long"/>
    </number:date-style>
    <number:date-style style:name="N32107" number:language="vi" number:country="VN">
      <number:month number:style="long"/>
      <number:text>/</number:text>
      <number:day number:style="long"/>
    </number:date-style>
    <number:date-style style:name="N32108" number:language="vi" number:country="VN">
      <number:month number:style="long"/>
      <number:text>/</number:text>
      <number:year number:style="long"/>
    </number:date-style>
    <number:date-style style:name="N32109" number:language="vi" number:country="VN">
      <number:year number:style="long"/>
    </number:date-style>
    <number:date-style style:name="N40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0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4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48107" number:language="en" number:country="GB">
      <number:day number:style="long"/>
      <number:text>-</number:text>
      <number:month number:textual="true"/>
    </number:date-style>
    <number:date-style style:name="N48108" number:language="en" number:country="GB">
      <number:month number:textual="true"/>
      <number:text>-</number:text>
      <number:year/>
    </number:date-style>
    <number:time-style style:name="N48109" number:language="en" number:country="GB">
      <number:hours/>
      <number:text>:</number:text>
      <number:minutes number:style="long"/>
      <number:text> </number:text>
      <number:am-pm/>
    </number:time-style>
    <number:time-style style:name="N4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4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5" style:display-name="Không tên5" style:family="table-cell" style:parent-style-name="Default">
      <style:table-cell-properties fo:background-color="#336699"/>
    </style:style>
    <style:style style:name="Không_20_tên6" style:display-name="Không tên6" style:family="table-cell" style:parent-style-name="Default">
      <style:table-cell-properties fo:background-color="#006666"/>
    </style:style>
    <style:style style:name="Không_20_tên7" style:display-name="Không tên7" style:family="table-cell" style:parent-style-name="Default">
      <style:table-cell-properties fo:background-color="#007826"/>
    </style:style>
    <style:style style:name="Không_20_tên8" style:display-name="Không tên8" style:family="table-cell" style:parent-style-name="Default">
      <style:table-cell-properties fo:background-color="#cccccc"/>
    </style:style>
    <style:style style:name="Không_20_tên9" style:display-name="Không tên9" style:family="table-cell" style:parent-style-name="Default">
      <style:table-cell-properties fo:background-color="#b2b2b2"/>
    </style:style>
    <style:style style:name="Không_20_tên10" style:display-name="Không tên10" style:family="table-cell" style:parent-style-name="Default">
      <style:table-cell-properties fo:background-color="#b2b2b2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Untitled1" style:family="table-cell" style:parent-style-name="Default">
      <style:table-cell-properties fo:background-color="#e6e6ff"/>
    </style:style>
    <style:style style:name="cf5" style:family="table-cell" style:parent-style-name="Default">
      <style:table-cell-properties fo:background-color="#ffff99" fo:border="0.0008in solid #000000"/>
    </style:style>
    <style:style style:name="cf3" style:family="table-cell" style:parent-style-name="Default">
      <style:table-cell-properties fo:background-color="#cccccc" fo:border="0.0008in solid 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3">06/13/2016</text:date>, <text:time>13:36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6-06-13">06/13/2016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1894</meta:editing-cycles>
    <meta:editing-duration>P20DT3H26M34S</meta:editing-duration>
    <meta:generator>OpenOffice/4.1.2$Win32 OpenOffice.org_project/412m3$Build-9782</meta:generator>
    <dc:date>2016-06-13T13:35:57.50</dc:date>
    <meta:document-statistic meta:table-count="9" meta:cell-count="5608" meta:object-count="0"/>
    <meta:user-defined meta:name="Info 1"/>
    <meta:user-defined meta:name="Info 2"/>
    <meta:user-defined meta:name="Info 3"/>
    <meta:user-defined meta:name="Info 4"/>
  </office:meta>
</office:document-meta>
</file>